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1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mm"/>
    </style:style>
    <style:style style:name="co5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112">
      <style:table-cell-properties fo:background-color="#cccccc"/>
    </style:style>
    <style:style style:name="ce5" style:family="table-cell" style:parent-style-name="Default" style:data-style-name="N112">
      <style:table-cell-properties fo:background-color="transparent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/>
      <table:table table:name="Overall Results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NN accuracy – 1complement and entry1 (run 20 times)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SD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0.983992278575897" calcext:value-type="float">
            <text:p>0.9839922786</text:p>
          </table:table-cell>
          <table:table-cell office:value-type="float" office:value="0.978905558586121" calcext:value-type="float">
            <text:p>0.9789055586</text:p>
          </table:table-cell>
          <table:table-cell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0.986405491828918" calcext:value-type="float">
            <text:p>0.9864054918</text:p>
          </table:table-cell>
          <table:table-cell office:value-type="float" office:value="0.959849178791046" calcext:value-type="float">
            <text:p>0.9598491788</text:p>
          </table:table-cell>
          <table:table-cell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0.981176853179931" calcext:value-type="float">
            <text:p>0.9811768532</text:p>
          </table:table-cell>
          <table:table-cell office:value-type="float" office:value="0.960103929042816" calcext:value-type="float">
            <text:p>0.960103929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0.983268320560455" calcext:value-type="float">
            <text:p>0.9832683206</text:p>
          </table:table-cell>
          <table:table-cell office:value-type="float" office:value="0.978090286254883" calcext:value-type="float">
            <text:p>0.9780902863</text:p>
          </table:table-cell>
          <table:table-cell table:number-columns-repeated="5"/>
          <table:table-cell table:style-name="ce2" office:value-type="string" calcext:value-type="string">
            <text:p>Accuracy</text:p>
          </table:table-cell>
          <table:table-cell table:style-name="ce3" table:number-columns-repeated="7"/>
          <table:table-cell table:number-columns-repeated="100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0.985239088535309" calcext:value-type="float">
            <text:p>0.9852390885</text:p>
          </table:table-cell>
          <table:table-cell office:value-type="float" office:value="0.98007744550705" calcext:value-type="float">
            <text:p>0.9800774455</text:p>
          </table:table-cell>
          <table:table-cell table:number-columns-repeated="5"/>
          <table:table-cell table:style-name="ce2" office:value-type="string" calcext:value-type="string">
            <text:p>NN</text:p>
          </table:table-cell>
          <table:table-cell table:style-name="ce2"/>
          <table:table-cell table:style-name="ce2" office:value-type="string" calcext:value-type="string">
            <text:p>NB + K</text:p>
          </table:table-cell>
          <table:table-cell table:style-name="ce2"/>
          <table:table-cell table:style-name="ce2" office:value-type="string" calcext:value-type="string">
            <text:p>J48 full</text:p>
          </table:table-cell>
          <table:table-cell table:style-name="ce2"/>
          <table:table-cell table:style-name="ce2" office:value-type="string" calcext:value-type="string">
            <text:p>J48 reduced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0.978723406791687" calcext:value-type="float">
            <text:p>0.9787234068</text:p>
          </table:table-cell>
          <table:table-cell office:value-type="float" office:value="0.959645390510559" calcext:value-type="float">
            <text:p>0.9596453905</text:p>
          </table:table-cell>
          <table:table-cell table:number-columns-repeated="5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0.984233617782593" calcext:value-type="float">
            <text:p>0.9842336178</text:p>
          </table:table-cell>
          <table:table-cell office:value-type="float" office:value="0.978701710700989" calcext:value-type="float">
            <text:p>0.9787017107</text:p>
          </table:table-cell>
          <table:table-cell table:number-columns-repeated="5"/>
          <table:table-cell table:style-name="ce3" office:value-type="float" office:value="0.9901470382347" calcext:value-type="float">
            <text:p>0.9901470382</text:p>
          </table:table-cell>
          <table:table-cell table:style-name="ce4" office:value-type="float" office:value="0.966564762592316" calcext:value-type="float">
            <text:p>0.9666</text:p>
          </table:table-cell>
          <table:table-cell table:style-name="ce3" office:value-type="float" office:value="0.983116" calcext:value-type="float">
            <text:p>0.983116</text:p>
          </table:table-cell>
          <table:table-cell table:style-name="ce4" office:value-type="float" office:value="0.946652" calcext:value-type="float">
            <text:p>0.9467</text:p>
          </table:table-cell>
          <table:table-cell table:style-name="ce3" office:value-type="float" office:value="0.998358" calcext:value-type="float">
            <text:p>0.998358</text:p>
          </table:table-cell>
          <table:table-cell table:style-name="ce4" office:value-type="float" office:value="0.996026" calcext:value-type="float">
            <text:p>0.9960</text:p>
          </table:table-cell>
          <table:table-cell table:style-name="ce3" office:value-type="float" office:value="0.997711" calcext:value-type="float">
            <text:p>0.997711</text:p>
          </table:table-cell>
          <table:table-cell table:style-name="ce3" office:value-type="float" office:value="0.988434" calcext:value-type="float">
            <text:p>0.988434</text:p>
          </table:table-cell>
          <table:table-cell table:number-columns-repeated="100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0.991634130477905" calcext:value-type="float">
            <text:p>0.9916341305</text:p>
          </table:table-cell>
          <table:table-cell office:value-type="float" office:value="0.959798216819763" calcext:value-type="float">
            <text:p>0.9597982168</text:p>
          </table:table-cell>
          <table:table-cell table:number-columns-repeated="1021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0.990668892860413" calcext:value-type="float">
            <text:p>0.9906688929</text:p>
          </table:table-cell>
          <table:table-cell office:value-type="float" office:value="0.959543466567993" calcext:value-type="float">
            <text:p>0.9595434666</text:p>
          </table:table-cell>
          <table:table-cell table:number-columns-repeated="1021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0.985963106155396" calcext:value-type="float">
            <text:p>0.9859631062</text:p>
          </table:table-cell>
          <table:table-cell office:value-type="float" office:value="0.959645390510559" calcext:value-type="float">
            <text:p>0.9596453905</text:p>
          </table:table-cell>
          <table:table-cell table:number-columns-repeated="102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0.986526191234589" calcext:value-type="float">
            <text:p>0.9865261912</text:p>
          </table:table-cell>
          <table:table-cell office:value-type="float" office:value="0.959951102733612" calcext:value-type="float">
            <text:p>0.9599511027</text:p>
          </table:table-cell>
          <table:table-cell table:number-columns-repeated="5"/>
          <table:table-cell office:value-type="string" calcext:value-type="string">
            <text:p>Precision and Recall values for NN here not from crossvalidation – but running script 20 times </text:p>
          </table:table-cell>
          <table:table-cell table:number-columns-repeated="1015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0.987974107265472" calcext:value-type="float">
            <text:p>0.9879741073</text:p>
          </table:table-cell>
          <table:table-cell office:value-type="float" office:value="0.960562527179718" calcext:value-type="float">
            <text:p>0.9605625272</text:p>
          </table:table-cell>
          <table:table-cell table:number-columns-repeated="1021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0.984112918376923" calcext:value-type="float">
            <text:p>0.9841129184</text:p>
          </table:table-cell>
          <table:table-cell office:value-type="float" office:value="0.96723735332489" calcext:value-type="float">
            <text:p>0.9672373533</text:p>
          </table:table-cell>
          <table:table-cell table:number-columns-repeated="1021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0.980211555957794" calcext:value-type="float">
            <text:p>0.980211556</text:p>
          </table:table-cell>
          <table:table-cell office:value-type="float" office:value="0.959441542625427" calcext:value-type="float">
            <text:p>0.9594415426</text:p>
          </table:table-cell>
          <table:table-cell table:number-columns-repeated="1021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0.99046778678894" calcext:value-type="float">
            <text:p>0.9904677868</text:p>
          </table:table-cell>
          <table:table-cell office:value-type="float" office:value="0.977988362312317" calcext:value-type="float">
            <text:p>0.9779883623</text:p>
          </table:table-cell>
          <table:table-cell table:number-columns-repeated="1021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0.987209916114807" calcext:value-type="float">
            <text:p>0.9872099161</text:p>
          </table:table-cell>
          <table:table-cell office:value-type="float" office:value="0.95556914806366" calcext:value-type="float">
            <text:p>0.9555691481</text:p>
          </table:table-cell>
          <table:table-cell table:number-columns-repeated="1021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0.989140510559082" calcext:value-type="float">
            <text:p>0.9891405106</text:p>
          </table:table-cell>
          <table:table-cell office:value-type="float" office:value="0.963721573352814" calcext:value-type="float">
            <text:p>0.9637215734</text:p>
          </table:table-cell>
          <table:table-cell table:number-columns-repeated="1021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0.990266680717468" calcext:value-type="float">
            <text:p>0.9902666807</text:p>
          </table:table-cell>
          <table:table-cell office:value-type="float" office:value="0.97829407453537" calcext:value-type="float">
            <text:p>0.9782940745</text:p>
          </table:table-cell>
          <table:table-cell table:number-columns-repeated="1021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0.99046778678894" calcext:value-type="float">
            <text:p>0.9904677868</text:p>
          </table:table-cell>
          <table:table-cell office:value-type="float" office:value="0.962243974208832" calcext:value-type="float">
            <text:p>0.9622439742</text:p>
          </table:table-cell>
          <table:table-cell table:number-columns-repeated="102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0.979366958141327" calcext:value-type="float">
            <text:p>0.9793669581</text:p>
          </table:table-cell>
          <table:table-cell office:value-type="float" office:value="0.971925020217896" calcext:value-type="float">
            <text:p>0.9719250202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5:.B24])" office:value-type="float" office:value="0.985852479934692" calcext:value-type="float">
            <text:p>0.9858524799</text:p>
          </table:table-cell>
          <table:table-cell table:formula="of:=AVERAGE([.C5:.C24])" office:value-type="float" office:value="0.966564762592316" calcext:value-type="float">
            <text:p>0.9665647626</text:p>
          </table:table-cell>
          <table:table-cell table:number-columns-repeated="1021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B + K</text:p>
          </table:table-cell>
          <table:table-cell office:value-type="string" calcext:value-type="string">
            <text:p>CrossValidation</text:p>
          </table:table-cell>
          <table:table-cell table:number-columns-repeated="6"/>
          <table:table-cell office:value-type="string" calcext:value-type="string">
            <text:p>NN</text:p>
          </table:table-cell>
          <table:table-cell table:number-columns-repeated="6"/>
          <table:table-cell table:style-name="ce1"/>
          <table:table-cell table:number-columns-repeated="1007"/>
        </table:table-row>
        <table:table-row table:style-name="ro2">
          <table:table-cell table:number-columns-repeated="17"/>
          <table:table-cell office:value-type="string" calcext:value-type="string">
            <text:p>J48 – All attributes</text:p>
          </table:table-cell>
          <table:table-cell/>
          <table:table-cell office:value-type="string" calcext:value-type="string">
            <text:p>CrossValidation</text:p>
          </table:table-cell>
          <table:table-cell table:number-columns-repeated="4"/>
          <table:table-cell office:value-type="string" calcext:value-type="string">
            <text:p>J48 -Reduced</text:p>
          </table:table-cell>
          <table:table-cell/>
          <table:table-cell office:value-type="string" calcext:value-type="string">
            <text:p>CrossValidation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Single Da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isplaced</text:p>
          </table:table-cell>
          <table:table-cell table:number-columns-repeated="22"/>
          <table:table-cell office:value-type="string" calcext:value-type="string">
            <text:p>Single Day</text:p>
          </table:table-cell>
          <table:table-cell table:number-columns-repeated="999"/>
        </table:table-row>
        <table:table-row table:style-name="ro2">
          <table:table-cell table:number-columns-repeated="9"/>
          <table:table-cell office:value-type="string" calcext:value-type="string">
            <text:p>Single Day</text:p>
          </table:table-cell>
          <table:table-cell table:number-columns-repeated="2"/>
          <table:table-cell office:value-type="string" calcext:value-type="string">
            <text:p>Displaced</text:p>
          </table:table-cell>
          <table:table-cell table:number-columns-repeated="3"/>
          <table:table-cell table:style-name="ce1"/>
          <table:table-cell office:value-type="string" calcext:value-type="string">
            <text:p>Single Day</text:p>
          </table:table-cell>
          <table:table-cell table:number-columns-repeated="2"/>
          <table:table-cell office:value-type="string" calcext:value-type="string">
            <text:p>Displac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Single Day Precision</text:p>
          </table:table-cell>
          <table:table-cell table:number-columns-repeated="2"/>
          <table:table-cell office:value-type="string" calcext:value-type="string">
            <text:p>Displaced</text:p>
          </table:table-cell>
          <table:table-cell table:number-columns-repeated="11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995"/>
        </table:table-row>
        <table:table-row table:style-name="ro2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2"/>
          <table:table-cell table:style-name="ce1"/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table:number-columns-repeated="2"/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999" calcext:value-type="float">
            <text:p>0.99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0.996" calcext:value-type="float">
            <text:p>0.996</text:p>
          </table:table-cell>
          <table:table-cell office:value-type="float" office:value="0.994" calcext:value-type="float">
            <text:p>0.994</text:p>
          </table:table-cell>
          <table:table-cell/>
          <table:table-cell office:value-type="float" office:value="0.973" calcext:value-type="float">
            <text:p>0.973</text:p>
          </table:table-cell>
          <table:table-cell office:value-type="float" office:value="0.994" calcext:value-type="float">
            <text:p>0.994</text:p>
          </table:table-cell>
          <table:table-cell table:number-columns-repeated="3"/>
          <table:table-cell office:value-type="float" office:value="0.997526521189469" calcext:value-type="float">
            <text:p>0.9975265212</text:p>
          </table:table-cell>
          <table:table-cell office:value-type="float" office:value="0.996540552413376" calcext:value-type="float">
            <text:p>0.9965405524</text:p>
          </table:table-cell>
          <table:table-cell/>
          <table:table-cell office:value-type="float" office:value="0.99985890381088" calcext:value-type="float">
            <text:p>0.9998589038</text:p>
          </table:table-cell>
          <table:table-cell office:value-type="float" office:value="0.999551195742771" calcext:value-type="float">
            <text:p>0.9995511957</text:p>
          </table:table-cell>
          <table:table-cell table:number-columns-repeated="2"/>
          <table:table-cell table:style-name="ce1"/>
          <table:table-cell table:number-columns-repeated="2" office:value-type="float" office:value="0.999" calcext:value-type="float">
            <text:p>0.999</text:p>
          </table:table-cell>
          <table:table-cell/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0.966" calcext:value-type="float">
            <text:p>0.96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843" calcext:value-type="float">
            <text:p>0.843</text:p>
          </table:table-cell>
          <table:table-cell office:value-type="float" office:value="0.884" calcext:value-type="float">
            <text:p>0.884</text:p>
          </table:table-cell>
          <table:table-cell table:number-columns-repeated="3"/>
          <table:table-cell office:value-type="float" office:value="0.999397227245328" calcext:value-type="float">
            <text:p>0.9993972272</text:p>
          </table:table-cell>
          <table:table-cell office:value-type="float" office:value="0.999758803666185" calcext:value-type="float">
            <text:p>0.99975880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2" office:value-type="float" office:value="0.999" calcext:value-type="float">
            <text:p>0.999</text:p>
          </table:table-cell>
          <table:table-cell/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99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0.923" calcext:value-type="float">
            <text:p>0.923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0.933" calcext:value-type="float">
            <text:p>0.933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  <table:table-cell office:value-type="float" office:value="0.997990622906899" calcext:value-type="float">
            <text:p>0.997990622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/>
          <table:table-cell office:value-type="float" office:value="0.974" calcext:value-type="float">
            <text:p>0.974</text:p>
          </table:table-cell>
          <table:table-cell office:value-type="float" office:value="0.985" calcext:value-type="float">
            <text:p>0.98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965" calcext:value-type="float">
            <text:p>0.965</text:p>
          </table:table-cell>
          <table:table-cell table:number-columns-repeated="2"/>
          <table:table-cell office:value-type="float" office:value="0.953" calcext:value-type="float">
            <text:p>0.953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794" calcext:value-type="float">
            <text:p>0.794</text:p>
          </table:table-cell>
          <table:table-cell office:value-type="float" office:value="0.986" calcext:value-type="float">
            <text:p>0.986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0.875" calcext:value-type="float">
            <text:p>0.875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float" office:value="0.955" calcext:value-type="float">
            <text:p>0.955</text:p>
          </table:table-cell>
          <table:table-cell office:value-type="float" office:value="0.426" calcext:value-type="float">
            <text:p>0.426</text:p>
          </table:table-cell>
          <table:table-cell table:number-columns-repeated="3"/>
          <table:table-cell office:value-type="float" office:value="0.190155560715115" calcext:value-type="float">
            <text:p>0.1901555607</text:p>
          </table:table-cell>
          <table:table-cell office:value-type="float" office:value="0.952325581395349" calcext:value-type="float">
            <text:p>0.9523255814</text:p>
          </table:table-cell>
          <table:table-cell/>
          <table:table-cell office:value-type="float" office:value="0.928864569083447" calcext:value-type="float">
            <text:p>0.9288645691</text:p>
          </table:table-cell>
          <table:table-cell office:value-type="float" office:value="0.244244604316547" calcext:value-type="float">
            <text:p>0.2442446043</text:p>
          </table:table-cell>
          <table:table-cell table:number-columns-repeated="2"/>
          <table:table-cell table:style-name="ce1"/>
          <table:table-cell office:value-type="float" office:value="0.958" calcext:value-type="float">
            <text:p>0.958</text:p>
          </table:table-cell>
          <table:table-cell office:value-type="float" office:value="0.811" calcext:value-type="float">
            <text:p>0.8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973" calcext:value-type="float">
            <text:p>0.973</text:p>
          </table:table-cell>
          <table:table-cell office:value-type="float" office:value="0.713" calcext:value-type="float">
            <text:p>0.7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0.531" calcext:value-type="float">
            <text:p>0.531</text:p>
          </table:table-cell>
          <table:table-cell office:value-type="float" office:value="0.703" calcext:value-type="float">
            <text:p>0.7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991253644314869" calcext:value-type="float">
            <text:p>0.9912536443</text:p>
          </table:table-cell>
          <table:table-cell office:value-type="float" office:value="0.557377049180328" calcext:value-type="float">
            <text:p>0.5573770492</text:p>
          </table:table-cell>
          <table:table-cell/>
          <table:table-cell table:number-columns-repeated="2" office:value-type="string" calcext:value-type="string">
            <text:p>#DIV/0!</text:p>
          </table:table-cell>
          <table:table-cell table:number-columns-repeated="2"/>
          <table:table-cell table:style-name="ce1"/>
          <table:table-cell office:value-type="float" office:value="0.969" calcext:value-type="float">
            <text:p>0.969</text:p>
          </table:table-cell>
          <table:table-cell office:value-type="float" office:value="0.977" calcext:value-type="float">
            <text:p>0.977</text:p>
          </table:table-cell>
          <table:table-cell/>
          <table:table-cell office:value-type="float" office:value="0.967" calcext:value-type="float">
            <text:p>0.967</text:p>
          </table:table-cell>
          <table:table-cell office:value-type="float" office:value="0.879" calcext:value-type="float">
            <text:p>0.879</text:p>
          </table:table-cell>
          <table:table-cell table:number-columns-repeated="2"/>
          <table:table-cell office:value-type="float" office:value="0.962" calcext:value-type="float">
            <text:p>0.962</text:p>
          </table:table-cell>
          <table:table-cell office:value-type="float" office:value="0.973" calcext:value-type="float">
            <text:p>0.973</text:p>
          </table:table-cell>
          <table:table-cell/>
          <table:table-cell office:value-type="float" office:value="0.937" calcext:value-type="float">
            <text:p>0.937</text:p>
          </table:table-cell>
          <table:table-cell office:value-type="float" office:value="0.953" calcext:value-type="float">
            <text:p>0.953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0.754" calcext:value-type="float">
            <text:p>0.754</text:p>
          </table:table-cell>
          <table:table-cell office:value-type="float" office:value="0.662" calcext:value-type="float">
            <text:p>0.662</text:p>
          </table:table-cell>
          <table:table-cell/>
          <table:table-cell office:value-type="float" office:value="0.955" calcext:value-type="float">
            <text:p>0.955</text:p>
          </table:table-cell>
          <table:table-cell office:value-type="float" office:value="0.859" calcext:value-type="float">
            <text:p>0.859</text:p>
          </table:table-cell>
          <table:table-cell table:number-columns-repeated="3"/>
          <table:table-cell office:value-type="float" office:value="0.947236180904523" calcext:value-type="float">
            <text:p>0.9472361809</text:p>
          </table:table-cell>
          <table:table-cell office:value-type="float" office:value="0.500442477876106" calcext:value-type="float">
            <text:p>0.5004424779</text:p>
          </table:table-cell>
          <table:table-cell/>
          <table:table-cell office:value-type="float" office:value="0.410531063254031" calcext:value-type="float">
            <text:p>0.4105310633</text:p>
          </table:table-cell>
          <table:table-cell office:value-type="float" office:value="0.612962962962963" calcext:value-type="float">
            <text:p>0.612962963</text:p>
          </table:table-cell>
          <table:table-cell table:number-columns-repeated="2"/>
          <table:table-cell table:style-name="ce1"/>
          <table:table-cell table:number-columns-repeated="2" office:value-type="float" office:value="0.998" calcext:value-type="float">
            <text:p>0.998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999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/>
          <table:table-cell office:value-type="float" office:value="0.997" calcext:value-type="float">
            <text:p>0.997</text:p>
          </table:table-cell>
          <table:table-cell office:value-type="float" office:value="0.98" calcext:value-type="float">
            <text:p>0.98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0.908" calcext:value-type="float">
            <text:p>0.908</text:p>
          </table:table-cell>
          <table:table-cell office:value-type="float" office:value="0.988" calcext:value-type="float">
            <text:p>0.9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/>
          <table:table-cell office:value-type="float" office:value="0.98734702343912" calcext:value-type="float">
            <text:p>0.987347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9828796438966" calcext:value-type="float">
            <text:p>0.9998287964</text:p>
          </table:table-cell>
          <table:table-cell office:value-type="float" office:value="0.989830508474576" calcext:value-type="float">
            <text:p>0.9898305085</text:p>
          </table:table-cell>
          <table:table-cell table:number-columns-repeated="2"/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988" calcext:value-type="float">
            <text:p>0.988</text:p>
          </table:table-cell>
          <table:table-cell office:value-type="float" office:value="0.994" calcext:value-type="float">
            <text:p>0.994</text:p>
          </table:table-cell>
          <table:table-cell/>
          <table:table-cell office:value-type="float" office:value="0.969" calcext:value-type="float">
            <text:p>0.969</text:p>
          </table:table-cell>
          <table:table-cell office:value-type="float" office:value="0.658" calcext:value-type="float">
            <text:p>0.658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0.88" calcext:value-type="float">
            <text:p>0.88</text:p>
          </table:table-cell>
          <table:table-cell office:value-type="float" office:value="0.939" calcext:value-type="float">
            <text:p>0.939</text:p>
          </table:table-cell>
          <table:table-cell/>
          <table:table-cell office:value-type="float" office:value="0.985" calcext:value-type="float">
            <text:p>0.985</text:p>
          </table:table-cell>
          <table:table-cell office:value-type="float" office:value="0.964" calcext:value-type="float">
            <text:p>0.964</text:p>
          </table:table-cell>
          <table:table-cell table:number-columns-repeated="3"/>
          <table:table-cell office:value-type="float" office:value="0.918431979731156" calcext:value-type="float">
            <text:p>0.9184319797</text:p>
          </table:table-cell>
          <table:table-cell office:value-type="float" office:value="0.989385898407885" calcext:value-type="float">
            <text:p>0.9893858984</text:p>
          </table:table-cell>
          <table:table-cell/>
          <table:table-cell office:value-type="float" office:value="0.581786127486089" calcext:value-type="float">
            <text:p>0.5817861275</text:p>
          </table:table-cell>
          <table:table-cell office:value-type="float" office:value="0.998109640831758" calcext:value-type="float">
            <text:p>0.9981096408</text:p>
          </table:table-cell>
          <table:table-cell table:number-columns-repeated="2"/>
          <table:table-cell table:style-name="ce1"/>
          <table:table-cell office:value-type="float" office:value="0.981" calcext:value-type="float">
            <text:p>0.981</text:p>
          </table:table-cell>
          <table:table-cell office:value-type="float" office:value="0.969" calcext:value-type="float">
            <text:p>0.9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969" calcext:value-type="float">
            <text:p>0.969</text:p>
          </table:table-cell>
          <table:table-cell office:value-type="float" office:value="0.967" calcext:value-type="float">
            <text:p>0.9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0.832" calcext:value-type="float">
            <text:p>0.832</text:p>
          </table:table-cell>
          <table:table-cell office:value-type="float" office:value="0.481" calcext:value-type="float">
            <text:p>0.4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987556561085973" calcext:value-type="float">
            <text:p>0.9875565611</text:p>
          </table:table-cell>
          <table:table-cell office:value-type="float" office:value="0.501724137931034" calcext:value-type="float">
            <text:p>0.5017241379</text:p>
          </table:table-cell>
          <table:table-cell/>
          <table:table-cell table:number-columns-repeated="2" office:value-type="string" calcext:value-type="string">
            <text:p>#DIV/0!</text:p>
          </table:table-cell>
          <table:table-cell table:number-columns-repeated="2"/>
          <table:table-cell table:style-name="ce1"/>
          <table:table-cell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999" calcext:value-type="float">
            <text:p>0.999</text:p>
          </table:table-cell>
          <table:table-cell office:value-type="float" office:value="0.994" calcext:value-type="float">
            <text:p>0.994</text:p>
          </table:table-cell>
          <table:table-cell/>
          <table:table-cell office:value-type="float" office:value="0.984" calcext:value-type="float">
            <text:p>0.98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0.666" calcext:value-type="float">
            <text:p>0.666</text:p>
          </table:table-cell>
          <table:table-cell office:value-type="float" office:value="0.905" calcext:value-type="float">
            <text:p>0.905</text:p>
          </table:table-cell>
          <table:table-cell/>
          <table:table-cell office:value-type="float" office:value="0.346" calcext:value-type="float">
            <text:p>0.346</text:p>
          </table:table-cell>
          <table:table-cell office:value-type="float" office:value="0.992" calcext:value-type="float">
            <text:p>0.99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90291262135922" calcext:value-type="float">
            <text:p>0.99029126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1735537190083" calcext:value-type="float">
            <text:p>0.9917355372</text:p>
          </table:table-cell>
          <table:table-cell table:number-columns-repeated="2"/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0.943" calcext:value-type="float">
            <text:p>0.943</text:p>
          </table:table-cell>
          <table:table-cell office:value-type="float" office:value="0.455" calcext:value-type="float">
            <text:p>0.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875" calcext:value-type="float">
            <text:p>0.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#DIV/0!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2">
          <table:table-cell table:number-columns-repeated="16"/>
          <table:table-cell office:value-type="string" calcext:value-type="string">
            <text:p>Accuracy</text:p>
          </table:table-cell>
          <table:table-cell/>
          <table:table-cell office:value-type="float" office:value="0.998358" calcext:value-type="float">
            <text:p>0.998358</text:p>
          </table:table-cell>
          <table:table-cell table:number-columns-repeated="2"/>
          <table:table-cell office:value-type="float" office:value="0.996026" calcext:value-type="float">
            <text:p>0.996026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float" office:value="0.997711" calcext:value-type="float">
            <text:p>0.997711</text:p>
          </table:table-cell>
          <table:table-cell table:number-columns-repeated="2"/>
          <table:table-cell office:value-type="float" office:value="0.988434" calcext:value-type="float">
            <text:p>0.988434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Accuracy</text:p>
          </table:table-cell>
          <table:table-cell/>
          <table:table-cell office:value-type="float" office:value="98.3116" calcext:value-type="float">
            <text:p>98.3116</text:p>
          </table:table-cell>
          <table:table-cell table:number-columns-repeated="2"/>
          <table:table-cell office:value-type="float" office:value="94.6652" calcext:value-type="float">
            <text:p>94.6652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/>
          <table:table-cell office:value-type="float" office:value="0.9901470382347" calcext:value-type="float">
            <text:p>0.9901470382</text:p>
          </table:table-cell>
          <table:table-cell table:number-columns-repeated="2"/>
          <table:table-cell table:style-name="ce5" office:value-type="float" office:value="0.966564762592316" calcext:value-type="float">
            <text:p>0.9666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2" table:number-rows-repeated="1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N-Single Day" table:style-name="ta1">
        <table:table-column table:style-name="co3" table:number-columns-repeated="17" table:default-cell-style-name="Default"/>
        <table:table-row table:style-name="ro1">
          <table:table-cell table:number-columns-repeated="14"/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ing on = /home/ev298/Documents/Wekafiles/AttributeReduced/Attribute Sel/10isets/entry1reduced10i.csv </text:p>
          </table:table-cell>
          <table:table-cell table:number-columns-repeated="16"/>
        </table:table-row>
        <table:table-row table:style-name="ro1">
          <table:table-cell office:value-type="float" office:value="0.9858524799" calcext:value-type="float">
            <text:p>0.9858524799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9858524799" calcext:value-type="float">
            <text:p>0.9858524799</text:p>
          </table:table-cell>
          <table:table-cell office:value-type="float" office:value="24863" calcext:value-type="float">
            <text:p>24863</text:p>
          </table:table-cell>
          <table:table-cell table:formula="of:=[.P3]*[.O3]" office:value-type="float" office:value="24511.2502077537" calcext:value-type="float">
            <text:p>24511.2502077537</text:p>
          </table:table-cell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5546400547028" calcext:value-type="float">
            <text:p>0.9955464005</text:p>
          </table:table-cell>
          <table:table-cell office:value-type="float" office:value="23801" calcext:value-type="float">
            <text:p>23801</text:p>
          </table:table-cell>
          <table:table-cell table:formula="of:=[.P4]*[.O4]" office:value-type="float" office:value="23694.9998794198" calcext:value-type="float">
            <text:p>23694.9998794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5334029197693" calcext:value-type="float">
            <text:p>0.9953340292</text:p>
          </table:table-cell>
          <table:table-cell office:value-type="float" office:value="22932" calcext:value-type="float">
            <text:p>22932</text:p>
          </table:table-cell>
          <table:table-cell table:formula="of:=[.P5]*[.O5]" office:value-type="float" office:value="22824.9999575615" calcext:value-type="float">
            <text:p>22824.99995756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20574426651" calcext:value-type="float">
            <text:p>0.9920574427</text:p>
          </table:table-cell>
          <table:table-cell office:value-type="float" office:value="22285" calcext:value-type="float">
            <text:p>22285</text:p>
          </table:table-cell>
          <table:table-cell table:formula="of:=[.P6]*[.O6]" office:value-type="float" office:value="22108.0001097918" calcext:value-type="float">
            <text:p>22108.00010979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5057284832001" calcext:value-type="float">
            <text:p>0.9950572848</text:p>
          </table:table-cell>
          <table:table-cell office:value-type="float" office:value="21648" calcext:value-type="float">
            <text:p>21648</text:p>
          </table:table-cell>
          <table:table-cell table:formula="of:=[.P7]*[.O7]" office:value-type="float" office:value="21541.0001020432" calcext:value-type="float">
            <text:p>21541.00010204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5150625705719" calcext:value-type="float">
            <text:p>0.9951506257</text:p>
          </table:table-cell>
          <table:table-cell office:value-type="float" office:value="19384" calcext:value-type="float">
            <text:p>19384</text:p>
          </table:table-cell>
          <table:table-cell table:formula="of:=[.P8]*[.O8]" office:value-type="float" office:value="19289.9997286797" calcext:value-type="float">
            <text:p>19289.999728679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4430005550384" calcext:value-type="float">
            <text:p>0.9944300056</text:p>
          </table:table-cell>
          <table:table-cell office:value-type="float" office:value="55835" calcext:value-type="float">
            <text:p>55835</text:p>
          </table:table-cell>
          <table:table-cell table:formula="of:=[.P9]*[.O9]" office:value-type="float" office:value="55523.9993599057" calcext:value-type="float">
            <text:p>55523.999359905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2792010307312" calcext:value-type="float">
            <text:p>0.9927920103</text:p>
          </table:table-cell>
          <table:table-cell office:value-type="float" office:value="55494" calcext:value-type="float">
            <text:p>55494</text:p>
          </table:table-cell>
          <table:table-cell table:formula="of:=[.P10]*[.O10]" office:value-type="float" office:value="55093.999819994" calcext:value-type="float">
            <text:p>55093.99981999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78731453418732" calcext:value-type="float">
            <text:p>0.9787314534</text:p>
          </table:table-cell>
          <table:table-cell office:value-type="float" office:value="66248" calcext:value-type="float">
            <text:p>66248</text:p>
          </table:table-cell>
          <table:table-cell table:formula="of:=[.P11]*[.O11]" office:value-type="float" office:value="64839.0013260842" calcext:value-type="float">
            <text:p>64839.0013260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9897906780243" calcext:value-type="float">
            <text:p>0.9898979068</text:p>
          </table:table-cell>
          <table:table-cell office:value-type="float" office:value="65036" calcext:value-type="float">
            <text:p>65036</text:p>
          </table:table-cell>
          <table:table-cell table:formula="of:=[.P12]*[.O12]" office:value-type="float" office:value="64379.0002653599" calcext:value-type="float">
            <text:p>64379.000265359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SUM([.P3:.P12])" office:value-type="float" office:value="377526" calcext:value-type="float">
            <text:p>377526</text:p>
          </table:table-cell>
          <table:table-cell table:formula="of:=SUM([.Q3:.Q12])/[.P14]" office:value-type="float" office:value="0.9901470382347" calcext:value-type="float">
            <text:p>0.9901470382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esting on = /home/ev298/Documents/Wekafiles/AttributeReduced/Attribute Sel/10isets/entry2reduced10i.csv </text:p>
          </table:table-cell>
          <table:table-cell table:number-columns-repeated="16"/>
        </table:table-row>
        <table:table-row table:style-name="ro1">
          <table:table-cell office:value-type="float" office:value="0.995546400547028" calcext:value-type="float">
            <text:p>0.9955464005</text:p>
          </table:table-cell>
          <table:table-cell table:number-columns-repeated="16"/>
        </table:table-row>
        <table:table-row table:style-name="ro1">
          <table:table-cell office:value-type="float" office:value="18550" calcext:value-type="float">
            <text:p>18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ng on = /home/ev298/Documents/Wekafiles/AttributeReduced/Attribute Sel/10isets/entry3reduced10i.csv </text:p>
          </table:table-cell>
          <table:table-cell table:number-columns-repeated="16"/>
        </table:table-row>
        <table:table-row table:style-name="ro1">
          <table:table-cell office:value-type="float" office:value="0.995334029197693" calcext:value-type="float">
            <text:p>0.9953340292</text:p>
          </table:table-cell>
          <table:table-cell table:number-columns-repeated="16"/>
        </table:table-row>
        <table:table-row table:style-name="ro1">
          <table:table-cell office:value-type="float" office:value="18056" calcext:value-type="float">
            <text:p>18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ng on = /home/ev298/Documents/Wekafiles/AttributeReduced/Attribute Sel/10isets/entry4reduced10i.csv </text:p>
          </table:table-cell>
          <table:table-cell table:number-columns-repeated="16"/>
        </table:table-row>
        <table:table-row table:style-name="ro1">
          <table:table-cell office:value-type="float" office:value="0.9920574426651" calcext:value-type="float">
            <text:p>0.9920574427</text:p>
          </table:table-cell>
          <table:table-cell table:number-columns-repeated="16"/>
        </table:table-row>
        <table:table-row table:style-name="ro1">
          <table:table-cell office:value-type="float" office:value="19632" calcext:value-type="float">
            <text:p>19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ng on = /home/ev298/Documents/Wekafiles/AttributeReduced/Attribute Sel/10isets/entry5reduced10i.csv </text:p>
          </table:table-cell>
          <table:table-cell table:number-columns-repeated="16"/>
        </table:table-row>
        <table:table-row table:style-name="ro1">
          <table:table-cell office:value-type="float" office:value="0.995057284832001" calcext:value-type="float">
            <text:p>0.9950572848</text:p>
          </table:table-cell>
          <table:table-cell table:number-columns-repeated="16"/>
        </table:table-row>
        <table:table-row table:style-name="ro1">
          <table:table-cell office:value-type="float" office:value="18605" calcext:value-type="float">
            <text:p>18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ng on = /home/ev298/Documents/Wekafiles/AttributeReduced/Attribute Sel/10isets/entry6reduced10i.csv </text:p>
          </table:table-cell>
          <table:table-cell table:number-columns-repeated="16"/>
        </table:table-row>
        <table:table-row table:style-name="ro1">
          <table:table-cell office:value-type="float" office:value="0.995150625705719" calcext:value-type="float">
            <text:p>0.9951506257</text:p>
          </table:table-cell>
          <table:table-cell table:number-columns-repeated="16"/>
        </table:table-row>
        <table:table-row table:style-name="ro1">
          <table:table-cell office:value-type="float" office:value="16886" calcext:value-type="float">
            <text:p>168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ng on = /home/ev298/Documents/Wekafiles/AttributeReduced/Attribute Sel/10isets/entry7reduced10i.csv </text:p>
          </table:table-cell>
          <table:table-cell table:number-columns-repeated="16"/>
        </table:table-row>
        <table:table-row table:style-name="ro1">
          <table:table-cell office:value-type="float" office:value="0.994430005550384" calcext:value-type="float">
            <text:p>0.9944300056</text:p>
          </table:table-cell>
          <table:table-cell table:number-columns-repeated="16"/>
        </table:table-row>
        <table:table-row table:style-name="ro1">
          <table:table-cell office:value-type="float" office:value="51967" calcext:value-type="float">
            <text:p>51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69" calcext:value-type="float">
            <text:p>27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ng on = /home/ev298/Documents/Wekafiles/AttributeReduced/Attribute Sel/10isets/entry8reduced10i.csv </text:p>
          </table:table-cell>
          <table:table-cell table:number-columns-repeated="16"/>
        </table:table-row>
        <table:table-row table:style-name="ro1">
          <table:table-cell office:value-type="float" office:value="0.992792010307312" calcext:value-type="float">
            <text:p>0.9927920103</text:p>
          </table:table-cell>
          <table:table-cell table:number-columns-repeated="16"/>
        </table:table-row>
        <table:table-row table:style-name="ro1">
          <table:table-cell office:value-type="float" office:value="51685" calcext:value-type="float">
            <text:p>51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ng on = /home/ev298/Documents/Wekafiles/AttributeReduced/Attribute Sel/10isets/entry9reduced10i.csv </text:p>
          </table:table-cell>
          <table:table-cell table:number-columns-repeated="16"/>
        </table:table-row>
        <table:table-row table:style-name="ro1">
          <table:table-cell office:value-type="float" office:value="0.978731453418732" calcext:value-type="float">
            <text:p>0.9787314534</text:p>
          </table:table-cell>
          <table:table-cell table:number-columns-repeated="16"/>
        </table:table-row>
        <table:table-row table:style-name="ro1">
          <table:table-cell office:value-type="float" office:value="59797" calcext:value-type="float">
            <text:p>59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78" calcext:value-type="float">
            <text:p>36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VERAGE([.N123:.N14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ng on = /home/ev298/Documents/Wekafiles/AttributeReduced/Attribute Sel/10isets/entry10reduced10i.csv </text:p>
          </table:table-cell>
          <table:table-cell table:number-columns-repeated="16"/>
        </table:table-row>
        <table:table-row table:style-name="ro1">
          <table:table-cell office:value-type="float" office:value="0.989897906780243" calcext:value-type="float">
            <text:p>0.9898979068</text:p>
          </table:table-cell>
          <table:table-cell table:number-columns-repeated="16"/>
        </table:table-row>
        <table:table-row table:style-name="ro1">
          <table:table-cell office:value-type="float" office:value="54393" calcext:value-type="float">
            <text:p>5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91" calcext:value-type="float">
            <text:p>6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16"/>
        </table:table-row>
      </table:table>
      <table:table table:name=" NN - Displaced1" table:style-name="ta1">
        <table:table-column table:style-name="co4" table:number-columns-repeated="1024" table:default-cell-style-name="Default"/>
        <table:table-row table:style-name="ro1">
          <table:table-cell table:number-columns-repeated="14"/>
          <table:table-cell office:value-type="string" calcext:value-type="string">
            <text:p>Class precis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3]/SUM([' NN - Displaced1'.A3:.L3])" office:value-type="float" office:value="0.999551195742771" calcext:value-type="float">
            <text:p>0.9995511957</text:p>
          </table:table-cell>
          <table:table-cell table:number-columns-repeated="3"/>
          <table:table-cell table:formula="of:=SUM([' NN - Displaced1'.A16];[' NN - Displaced1'.A32];[' NN - Displaced1'.A48];[' NN - Displaced1'.A64];[' NN - Displaced1'.A80];[' NN - Displaced1'.A96];[' NN - Displaced1'.A112];[' NN - Displaced1'.A128];[' NN - Displaced1'.A144];[' NN - Displaced1'.A160];[' NN - Displaced1'.A176];[' NN - Displaced1'.A192];[' NN - Displaced1'.A208];[' NN - Displaced1'.A224];[' NN - Displaced1'.A240];[' NN - Displaced1'.A256];[' NN - Displaced1'.A272];[' NN - Displaced1'.A288];[' NN - Displaced1'.A304];[' NN - Displaced1'.A320])" office:value-type="float" office:value="311844" calcext:value-type="float">
            <text:p>311844</text:p>
          </table:table-cell>
          <table:table-cell table:formula="of:=SUM([' NN - Displaced1'.B16];[' NN - Displaced1'.B32];[' NN - Displaced1'.B48];[' NN - Displaced1'.B64];[' NN - Displaced1'.B80];[' NN - Displaced1'.B96];[' NN - Displaced1'.B112];[' NN - Displaced1'.B128];[' NN - Displaced1'.B144];[' NN - Displaced1'.B160];[' NN - Displaced1'.B176];[' NN - Displaced1'.B192];[' NN - Displaced1'.B208];[' NN - Displaced1'.B224];[' NN - Displaced1'.B240];[' NN - Displaced1'.B256];[' NN - Displaced1'.B272];[' NN - Displaced1'.B288];[' NN - Displaced1'.B304];[' NN - Displaced1'.B320])" office:value-type="float" office:value="35980" calcext:value-type="float">
            <text:p>35980</text:p>
          </table:table-cell>
          <table:table-cell table:formula="of:=SUM([' NN - Displaced1'.C16];[' NN - Displaced1'.C32];[' NN - Displaced1'.C48];[' NN - Displaced1'.C64];[' NN - Displaced1'.C80];[' NN - Displaced1'.C96];[' NN - Displaced1'.C112];[' NN - Displaced1'.C128];[' NN - Displaced1'.C144];[' NN - Displaced1'.C160];[' NN - Displaced1'.C176];[' NN - Displaced1'.C192];[' NN - Displaced1'.C208];[' NN - Displaced1'.C224];[' NN - Displaced1'.C240];[' NN - Displaced1'.C256];[' NN - Displaced1'.C272];[' NN - Displaced1'.C288];[' NN - Displaced1'.C304];[' NN - Displaced1'.C320])" office:value-type="float" office:value="5780" calcext:value-type="float">
            <text:p>5780</text:p>
          </table:table-cell>
          <table:table-cell table:formula="of:=SUM([' NN - Displaced1'.D16];[' NN - Displaced1'.D32];[' NN - Displaced1'.D48];[' NN - Displaced1'.D64];[' NN - Displaced1'.D80];[' NN - Displaced1'.D96];[' NN - Displaced1'.D112];[' NN - Displaced1'.D128];[' NN - Displaced1'.D144];[' NN - Displaced1'.D160];[' NN - Displaced1'.D176];[' NN - Displaced1'.D192];[' NN - Displaced1'.D208];[' NN - Displaced1'.D224];[' NN - Displaced1'.D240];[' NN - Displaced1'.D256];[' NN - Displaced1'.D272];[' NN - Displaced1'.D288];[' NN - Displaced1'.D304];[' NN - Displaced1'.D320])" office:value-type="float" office:value="3655" calcext:value-type="float">
            <text:p>3655</text:p>
          </table:table-cell>
          <table:table-cell table:formula="of:=SUM([' NN - Displaced1'.E16];[' NN - Displaced1'.E32];[' NN - Displaced1'.E48];[' NN - Displaced1'.E64];[' NN - Displaced1'.E80];[' NN - Displaced1'.E96];[' NN - Displaced1'.E112];[' NN - Displaced1'.E128];[' NN - Displaced1'.E144];[' NN - Displaced1'.E160];[' NN - Displaced1'.E176];[' NN - Displaced1'.E192];[' NN - Displaced1'.E208];[' NN - Displaced1'.E224];[' NN - Displaced1'.E240];[' NN - Displaced1'.E256];[' NN - Displaced1'.E272];[' NN - Displaced1'.E288];[' NN - Displaced1'.E304];[' NN - Displaced1'.E320])" office:value-type="float" office:value="0" calcext:value-type="float">
            <text:p>0</text:p>
          </table:table-cell>
          <table:table-cell table:formula="of:=SUM([' NN - Displaced1'.F16];[' NN - Displaced1'.F32];[' NN - Displaced1'.F48];[' NN - Displaced1'.F64];[' NN - Displaced1'.F80];[' NN - Displaced1'.F96];[' NN - Displaced1'.F112];[' NN - Displaced1'.F128];[' NN - Displaced1'.F144];[' NN - Displaced1'.F160];[' NN - Displaced1'.F176];[' NN - Displaced1'.F192];[' NN - Displaced1'.F208];[' NN - Displaced1'.F224];[' NN - Displaced1'.F240];[' NN - Displaced1'.F256];[' NN - Displaced1'.F272];[' NN - Displaced1'.F288];[' NN - Displaced1'.F304];[' NN - Displaced1'.F320])" office:value-type="float" office:value="8869" calcext:value-type="float">
            <text:p>8869</text:p>
          </table:table-cell>
          <table:table-cell table:formula="of:=SUM([' NN - Displaced1'.G16];[' NN - Displaced1'.G32];[' NN - Displaced1'.G48];[' NN - Displaced1'.G64];[' NN - Displaced1'.G80];[' NN - Displaced1'.G96];[' NN - Displaced1'.G112];[' NN - Displaced1'.G128];[' NN - Displaced1'.G144];[' NN - Displaced1'.G160];[' NN - Displaced1'.G176];[' NN - Displaced1'.G192];[' NN - Displaced1'.G208];[' NN - Displaced1'.G224];[' NN - Displaced1'.G240];[' NN - Displaced1'.G256];[' NN - Displaced1'.G272];[' NN - Displaced1'.G288];[' NN - Displaced1'.G304];[' NN - Displaced1'.G320])" office:value-type="float" office:value="5841" calcext:value-type="float">
            <text:p>5841</text:p>
          </table:table-cell>
          <table:table-cell table:formula="of:=SUM([' NN - Displaced1'.H16];[' NN - Displaced1'.H32];[' NN - Displaced1'.H48];[' NN - Displaced1'.H64];[' NN - Displaced1'.H80];[' NN - Displaced1'.H96];[' NN - Displaced1'.H112];[' NN - Displaced1'.H128];[' NN - Displaced1'.H144];[' NN - Displaced1'.H160];[' NN - Displaced1'.H176];[' NN - Displaced1'.H192];[' NN - Displaced1'.H208];[' NN - Displaced1'.H224];[' NN - Displaced1'.H240];[' NN - Displaced1'.H256];[' NN - Displaced1'.H272];[' NN - Displaced1'.H288];[' NN - Displaced1'.H304];[' NN - Displaced1'.H320])" office:value-type="float" office:value="18151" calcext:value-type="float">
            <text:p>18151</text:p>
          </table:table-cell>
          <table:table-cell table:formula="of:=SUM([' NN - Displaced1'.I16];[' NN - Displaced1'.I32];[' NN - Displaced1'.I48];[' NN - Displaced1'.I64];[' NN - Displaced1'.I80];[' NN - Displaced1'.I96];[' NN - Displaced1'.I112];[' NN - Displaced1'.I128];[' NN - Displaced1'.I144];[' NN - Displaced1'.I160];[' NN - Displaced1'.I176];[' NN - Displaced1'.I192];[' NN - Displaced1'.I208];[' NN - Displaced1'.I224];[' NN - Displaced1'.I240];[' NN - Displaced1'.I256];[' NN - Displaced1'.I272];[' NN - Displaced1'.I288];[' NN - Displaced1'.I304];[' NN - Displaced1'.I320])" office:value-type="float" office:value="0" calcext:value-type="float">
            <text:p>0</text:p>
          </table:table-cell>
          <table:table-cell table:formula="of:=SUM([' NN - Displaced1'.J16];[' NN - Displaced1'.J32];[' NN - Displaced1'.J48];[' NN - Displaced1'.J64];[' NN - Displaced1'.J80];[' NN - Displaced1'.J96];[' NN - Displaced1'.J112];[' NN - Displaced1'.J128];[' NN - Displaced1'.J144];[' NN - Displaced1'.J160];[' NN - Displaced1'.J176];[' NN - Displaced1'.J192];[' NN - Displaced1'.J208];[' NN - Displaced1'.J224];[' NN - Displaced1'.J240];[' NN - Displaced1'.J256];[' NN - Displaced1'.J272];[' NN - Displaced1'.J288];[' NN - Displaced1'.J304];[' NN - Displaced1'.J320])" office:value-type="float" office:value="2400" calcext:value-type="float">
            <text:p>2400</text:p>
          </table:table-cell>
          <table:table-cell table:formula="of:=SUM([' NN - Displaced1'.K16];[' NN - Displaced1'.K32];[' NN - Displaced1'.K48];[' NN - Displaced1'.K64];[' NN - Displaced1'.K80];[' NN - Displaced1'.K96];[' NN - Displaced1'.K112];[' NN - Displaced1'.K128];[' NN - Displaced1'.K144];[' NN - Displaced1'.K160];[' NN - Displaced1'.K176];[' NN - Displaced1'.K192];[' NN - Displaced1'.K208];[' NN - Displaced1'.K224];[' NN - Displaced1'.K240];[' NN - Displaced1'.K256];[' NN - Displaced1'.K272];[' NN - Displaced1'.K288];[' NN - Displaced1'.K304];[' NN - Displaced1'.K320])" office:value-type="float" office:value="0" calcext:value-type="float">
            <text:p>0</text:p>
          </table:table-cell>
          <table:table-cell table:formula="of:=SUM([' NN - Displaced1'.L16];[' NN - Displaced1'.L32];[' NN - Displaced1'.L48];[' NN - Displaced1'.L64];[' NN - Displaced1'.L80];[' NN - Displaced1'.L96];[' NN - Displaced1'.L112];[' NN - Displaced1'.L128];[' NN - Displaced1'.L144];[' NN - Displaced1'.L160];[' NN - Displaced1'.L176];[' NN - Displaced1'.L192];[' NN - Displaced1'.L208];[' NN - Displaced1'.L224];[' NN - Displaced1'.L240];[' NN - Displaced1'.L256];[' NN - Displaced1'.L272];[' NN - Displaced1'.L288];[' NN - Displaced1'.L304];[' NN - Displaced1'.L320]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4]/SUM([' NN - Displaced1'.A4:.L4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5]/SUM([' NN - Displaced1'.A5:.L5])" office:value-type="float" office:value="1" calcext:value-type="float">
            <text:p>1</text:p>
          </table:table-cell>
          <table:table-cell table:number-columns-repeated="3"/>
          <table:table-cell table:formula="of:=SUM([' NN - Displaced1'.A17];[' NN - Displaced1'.A33];[' NN - Displaced1'.A49];[' NN - Displaced1'.A65];[' NN - Displaced1'.A81];[' NN - Displaced1'.A97];[' NN - Displaced1'.A113];[' NN - Displaced1'.A129];[' NN - Displaced1'.A145];[' NN - Displaced1'.A161];[' NN - Displaced1'.A177];[' NN - Displaced1'.A193];[' NN - Displaced1'.A209];[' NN - Displaced1'.A225];[' NN - Displaced1'.A241];[' NN - Displaced1'.A257];[' NN - Displaced1'.A273];[' NN - Displaced1'.A289];[' NN - Displaced1'.A305];[' NN - Displaced1'.A321])" office:value-type="float" office:value="311800" calcext:value-type="float">
            <text:p>311800</text:p>
          </table:table-cell>
          <table:table-cell table:formula="of:=SUM([' NN - Displaced1'.B17];[' NN - Displaced1'.B33];[' NN - Displaced1'.B49];[' NN - Displaced1'.B65];[' NN - Displaced1'.B81];[' NN - Displaced1'.B97];[' NN - Displaced1'.B113];[' NN - Displaced1'.B129];[' NN - Displaced1'.B145];[' NN - Displaced1'.B161];[' NN - Displaced1'.B177];[' NN - Displaced1'.B193];[' NN - Displaced1'.B209];[' NN - Displaced1'.B225];[' NN - Displaced1'.B241];[' NN - Displaced1'.B257];[' NN - Displaced1'.B273];[' NN - Displaced1'.B289];[' NN - Displaced1'.B305];[' NN - Displaced1'.B321])" office:value-type="float" office:value="35980" calcext:value-type="float">
            <text:p>35980</text:p>
          </table:table-cell>
          <table:table-cell table:formula="of:=SUM([' NN - Displaced1'.C17];[' NN - Displaced1'.C33];[' NN - Displaced1'.C49];[' NN - Displaced1'.C65];[' NN - Displaced1'.C81];[' NN - Displaced1'.C97];[' NN - Displaced1'.C113];[' NN - Displaced1'.C129];[' NN - Displaced1'.C145];[' NN - Displaced1'.C161];[' NN - Displaced1'.C177];[' NN - Displaced1'.C193];[' NN - Displaced1'.C209];[' NN - Displaced1'.C225];[' NN - Displaced1'.C241];[' NN - Displaced1'.C257];[' NN - Displaced1'.C273];[' NN - Displaced1'.C289];[' NN - Displaced1'.C305];[' NN - Displaced1'.C321])" office:value-type="float" office:value="5780" calcext:value-type="float">
            <text:p>5780</text:p>
          </table:table-cell>
          <table:table-cell table:formula="of:=SUM([' NN - Displaced1'.D17];[' NN - Displaced1'.D33];[' NN - Displaced1'.D49];[' NN - Displaced1'.D65];[' NN - Displaced1'.D81];[' NN - Displaced1'.D97];[' NN - Displaced1'.D113];[' NN - Displaced1'.D129];[' NN - Displaced1'.D145];[' NN - Displaced1'.D161];[' NN - Displaced1'.D177];[' NN - Displaced1'.D193];[' NN - Displaced1'.D209];[' NN - Displaced1'.D225];[' NN - Displaced1'.D241];[' NN - Displaced1'.D257];[' NN - Displaced1'.D273];[' NN - Displaced1'.D289];[' NN - Displaced1'.D305];[' NN - Displaced1'.D321])" office:value-type="float" office:value="3395" calcext:value-type="float">
            <text:p>3395</text:p>
          </table:table-cell>
          <table:table-cell table:formula="of:=SUM([' NN - Displaced1'.E17];[' NN - Displaced1'.E33];[' NN - Displaced1'.E49];[' NN - Displaced1'.E65];[' NN - Displaced1'.E81];[' NN - Displaced1'.E97];[' NN - Displaced1'.E113];[' NN - Displaced1'.E129];[' NN - Displaced1'.E145];[' NN - Displaced1'.E161];[' NN - Displaced1'.E177];[' NN - Displaced1'.E193];[' NN - Displaced1'.E209];[' NN - Displaced1'.E225];[' NN - Displaced1'.E241];[' NN - Displaced1'.E257];[' NN - Displaced1'.E273];[' NN - Displaced1'.E289];[' NN - Displaced1'.E305];[' NN - Displaced1'.E321])" office:value-type="string" office:string-value="" calcext:value-type="error">
            <text:p>#DIV/0!</text:p>
          </table:table-cell>
          <table:table-cell table:formula="of:=SUM([' NN - Displaced1'.F17];[' NN - Displaced1'.F33];[' NN - Displaced1'.F49];[' NN - Displaced1'.F65];[' NN - Displaced1'.F81];[' NN - Displaced1'.F97];[' NN - Displaced1'.F113];[' NN - Displaced1'.F129];[' NN - Displaced1'.F145];[' NN - Displaced1'.F161];[' NN - Displaced1'.F177];[' NN - Displaced1'.F193];[' NN - Displaced1'.F209];[' NN - Displaced1'.F225];[' NN - Displaced1'.F241];[' NN - Displaced1'.F257];[' NN - Displaced1'.F273];[' NN - Displaced1'.F289];[' NN - Displaced1'.F305];[' NN - Displaced1'.F321])" office:value-type="float" office:value="3641" calcext:value-type="float">
            <text:p>3641</text:p>
          </table:table-cell>
          <table:table-cell table:formula="of:=SUM([' NN - Displaced1'.G17];[' NN - Displaced1'.G33];[' NN - Displaced1'.G49];[' NN - Displaced1'.G65];[' NN - Displaced1'.G81];[' NN - Displaced1'.G97];[' NN - Displaced1'.G113];[' NN - Displaced1'.G129];[' NN - Displaced1'.G145];[' NN - Displaced1'.G161];[' NN - Displaced1'.G177];[' NN - Displaced1'.G193];[' NN - Displaced1'.G209];[' NN - Displaced1'.G225];[' NN - Displaced1'.G241];[' NN - Displaced1'.G257];[' NN - Displaced1'.G273];[' NN - Displaced1'.G289];[' NN - Displaced1'.G305];[' NN - Displaced1'.G321])" office:value-type="float" office:value="5840" calcext:value-type="float">
            <text:p>5840</text:p>
          </table:table-cell>
          <table:table-cell table:formula="of:=SUM([' NN - Displaced1'.H17];[' NN - Displaced1'.H33];[' NN - Displaced1'.H49];[' NN - Displaced1'.H65];[' NN - Displaced1'.H81];[' NN - Displaced1'.H97];[' NN - Displaced1'.H113];[' NN - Displaced1'.H129];[' NN - Displaced1'.H145];[' NN - Displaced1'.H161];[' NN - Displaced1'.H177];[' NN - Displaced1'.H193];[' NN - Displaced1'.H209];[' NN - Displaced1'.H225];[' NN - Displaced1'.H241];[' NN - Displaced1'.H257];[' NN - Displaced1'.H273];[' NN - Displaced1'.H289];[' NN - Displaced1'.H305];[' NN - Displaced1'.H321])" office:value-type="float" office:value="10560" calcext:value-type="float">
            <text:p>10560</text:p>
          </table:table-cell>
          <table:table-cell table:formula="of:=SUM([' NN - Displaced1'.I17];[' NN - Displaced1'.I33];[' NN - Displaced1'.I49];[' NN - Displaced1'.I65];[' NN - Displaced1'.I81];[' NN - Displaced1'.I97];[' NN - Displaced1'.I113];[' NN - Displaced1'.I129];[' NN - Displaced1'.I145];[' NN - Displaced1'.I161];[' NN - Displaced1'.I177];[' NN - Displaced1'.I193];[' NN - Displaced1'.I209];[' NN - Displaced1'.I225];[' NN - Displaced1'.I241];[' NN - Displaced1'.I257];[' NN - Displaced1'.I273];[' NN - Displaced1'.I289];[' NN - Displaced1'.I305];[' NN - Displaced1'.I321])" office:value-type="string" office:string-value="" calcext:value-type="error">
            <text:p>#DIV/0!</text:p>
          </table:table-cell>
          <table:table-cell table:formula="of:=SUM([' NN - Displaced1'.J17];[' NN - Displaced1'.J33];[' NN - Displaced1'.J49];[' NN - Displaced1'.J65];[' NN - Displaced1'.J81];[' NN - Displaced1'.J97];[' NN - Displaced1'.J113];[' NN - Displaced1'.J129];[' NN - Displaced1'.J145];[' NN - Displaced1'.J161];[' NN - Displaced1'.J177];[' NN - Displaced1'.J193];[' NN - Displaced1'.J209];[' NN - Displaced1'.J225];[' NN - Displaced1'.J241];[' NN - Displaced1'.J257];[' NN - Displaced1'.J273];[' NN - Displaced1'.J289];[' NN - Displaced1'.J305];[' NN - Displaced1'.J321])" office:value-type="float" office:value="2400" calcext:value-type="float">
            <text:p>2400</text:p>
          </table:table-cell>
          <table:table-cell table:formula="of:=SUM([' NN - Displaced1'.K17];[' NN - Displaced1'.K33];[' NN - Displaced1'.K49];[' NN - Displaced1'.K65];[' NN - Displaced1'.K81];[' NN - Displaced1'.K97];[' NN - Displaced1'.K113];[' NN - Displaced1'.K129];[' NN - Displaced1'.K145];[' NN - Displaced1'.K161];[' NN - Displaced1'.K177];[' NN - Displaced1'.K193];[' NN - Displaced1'.K209];[' NN - Displaced1'.K225];[' NN - Displaced1'.K241];[' NN - Displaced1'.K257];[' NN - Displaced1'.K273];[' NN - Displaced1'.K289];[' NN - Displaced1'.K305];[' NN - Displaced1'.K321])" office:value-type="string" office:string-value="" calcext:value-type="error">
            <text:p>#DIV/0!</text:p>
          </table:table-cell>
          <table:table-cell table:formula="of:=SUM([' NN - Displaced1'.L17];[' NN - Displaced1'.L33];[' NN - Displaced1'.L49];[' NN - Displaced1'.L65];[' NN - Displaced1'.L81];[' NN - Displaced1'.L97];[' NN - Displaced1'.L113];[' NN - Displaced1'.L129];[' NN - Displaced1'.L145];[' NN - Displaced1'.L161];[' NN - Displaced1'.L177];[' NN - Displaced1'.L193];[' NN - Displaced1'.L209];[' NN - Displaced1'.L225];[' NN - Displaced1'.L241];[' NN - Displaced1'.L257];[' NN - Displaced1'.L273];[' NN - Displaced1'.L289];[' NN - Displaced1'.L305];[' NN - Displaced1'.L321])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6]/SUM([' NN - Displaced1'.A6:.L6])" office:value-type="float" office:value="0.589928057553957" calcext:value-type="float">
            <text:p>0.5899280576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7]/SUM([' NN - Displaced1'.A7:.L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table:formula="of:=[' NN - Displaced1'.Q5]/[' NN - Displaced1'.Q3]" office:value-type="float" office:value="0.99985890381088" calcext:value-type="float">
            <text:p>0.9998589038</text:p>
          </table:table-cell>
          <table:table-cell table:formula="of:=[' NN - Displaced1'.R5]/[' NN - Displaced1'.R3]" office:value-type="float" office:value="1" calcext:value-type="float">
            <text:p>1</text:p>
          </table:table-cell>
          <table:table-cell table:formula="of:=[' NN - Displaced1'.S5]/[' NN - Displaced1'.S3]" office:value-type="float" office:value="1" calcext:value-type="float">
            <text:p>1</text:p>
          </table:table-cell>
          <table:table-cell table:formula="of:=[' NN - Displaced1'.T5]/[' NN - Displaced1'.T3]" office:value-type="float" office:value="0.928864569083447" calcext:value-type="float">
            <text:p>0.9288645691</text:p>
          </table:table-cell>
          <table:table-cell table:formula="of:=[' NN - Displaced1'.U5]/[' NN - Displaced1'.U3]" office:value-type="string" office:string-value="" calcext:value-type="error">
            <text:p>#DIV/0!</text:p>
          </table:table-cell>
          <table:table-cell table:formula="of:=[' NN - Displaced1'.V5]/[' NN - Displaced1'.V3]" office:value-type="float" office:value="0.410531063254031" calcext:value-type="float">
            <text:p>0.4105310633</text:p>
          </table:table-cell>
          <table:table-cell table:formula="of:=[' NN - Displaced1'.W5]/[' NN - Displaced1'.W3]" office:value-type="float" office:value="0.999828796438966" calcext:value-type="float">
            <text:p>0.9998287964</text:p>
          </table:table-cell>
          <table:table-cell table:formula="of:=[' NN - Displaced1'.X5]/[' NN - Displaced1'.X3]" office:value-type="float" office:value="0.581786127486089" calcext:value-type="float">
            <text:p>0.5817861275</text:p>
          </table:table-cell>
          <table:table-cell table:formula="of:=[' NN - Displaced1'.Y5]/[' NN - Displaced1'.Y3]" office:value-type="string" office:string-value="" calcext:value-type="error">
            <text:p>#DIV/0!</text:p>
          </table:table-cell>
          <table:table-cell table:formula="of:=[' NN - Displaced1'.Z5]/[' NN - Displaced1'.Z3]" office:value-type="float" office:value="1" calcext:value-type="float">
            <text:p>1</text:p>
          </table:table-cell>
          <table:table-cell table:formula="of:=[' NN - Displaced1'.AA5]/[' NN - Displaced1'.AA3]" office:value-type="string" office:string-value="" calcext:value-type="error">
            <text:p>#DIV/0!</text:p>
          </table:table-cell>
          <table:table-cell table:formula="of:=[' NN - Displaced1'.AB5]/[' NN - Displaced1'.AB3]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8]/SUM([' NN - Displaced1'.A8:.L8])" office:value-type="float" office:value="0.619528619528619" calcext:value-type="float">
            <text:p>0.61952861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9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9]/SUM([' NN - Displaced1'.A9:.L9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10]/SUM([' NN - Displaced1'.A10:.L10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11]/SUM([' NN - Displaced1'.A11:.L11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12]/SUM([' NN - Displaced1'.A12:.L12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13]/SUM([' NN - Displaced1'.A13:.L1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14]/SUM([' NN - Displaced1'.A14:.L1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3]/SUM([' NN - Displaced1'.A3:.A14])" office:value-type="float" office:value="0.999935860432301" calcext:value-type="float">
            <text:p>0.9999358604</text:p>
          </table:table-cell>
          <table:table-cell table:formula="of:=[' NN - Displaced1'.B4]/SUM([' NN - Displaced1'.B3:.B14])" office:value-type="float" office:value="1" calcext:value-type="float">
            <text:p>1</text:p>
          </table:table-cell>
          <table:table-cell table:formula="of:=[' NN - Displaced1'.C5]/SUM([' NN - Displaced1'.C3:.C14])" office:value-type="float" office:value="1" calcext:value-type="float">
            <text:p>1</text:p>
          </table:table-cell>
          <table:table-cell table:formula="of:=[' NN - Displaced1'.D6]/SUM([' NN - Displaced1'.D3:.D14])" office:value-type="float" office:value="0.940366972477064" calcext:value-type="float">
            <text:p>0.9403669725</text:p>
          </table:table-cell>
          <table:table-cell table:formula="of:=[' NN - Displaced1'.E7]/SUM([' NN - Displaced1'.E3:.E14])" office:value-type="string" office:string-value="" calcext:value-type="error">
            <text:p>#DIV/0!</text:p>
          </table:table-cell>
          <table:table-cell table:formula="of:=[' NN - Displaced1'.F8]/SUM([' NN - Displaced1'.F3:.F14])" office:value-type="float" office:value="0.836363636363636" calcext:value-type="float">
            <text:p>0.8363636364</text:p>
          </table:table-cell>
          <table:table-cell table:formula="of:=[' NN - Displaced1'.G9]/SUM([' NN - Displaced1'.G3:.G14])" office:value-type="float" office:value="1" calcext:value-type="float">
            <text:p>1</text:p>
          </table:table-cell>
          <table:table-cell table:formula="of:=[' NN - Displaced1'.H10]/SUM([' NN - Displaced1'.H3:.H14])" office:value-type="float" office:value="0.600682593856655" calcext:value-type="float">
            <text:p>0.6006825939</text:p>
          </table:table-cell>
          <table:table-cell table:formula="of:=[' NN - Displaced1'.I11]/SUM([' NN - Displaced1'.I3:.I14])" office:value-type="string" office:string-value="" calcext:value-type="error">
            <text:p>#DIV/0!</text:p>
          </table:table-cell>
          <table:table-cell table:formula="of:=[' NN - Displaced1'.J12]/SUM([' NN - Displaced1'.J3:.J14])" office:value-type="float" office:value="1" calcext:value-type="float">
            <text:p>1</text:p>
          </table:table-cell>
          <table:table-cell table:formula="of:=[' NN - Displaced1'.K13]/SUM([' NN - Displaced1'.K3:.K14])" office:value-type="string" office:string-value="" calcext:value-type="error">
            <text:p>#DIV/0!</text:p>
          </table:table-cell>
          <table:table-cell table:formula="of:=[' NN - Displaced1'.L14]/SUM([' NN - Displaced1'.L3:.L14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3:.A14])" office:value-type="float" office:value="15591" calcext:value-type="float">
            <text:p>15591</text:p>
          </table:table-cell>
          <table:table-cell table:formula="of:=SUM([' NN - Displaced1'.B3:.B14])" office:value-type="float" office:value="1799" calcext:value-type="float">
            <text:p>1799</text:p>
          </table:table-cell>
          <table:table-cell table:formula="of:=SUM([' NN - Displaced1'.C3:.C14])" office:value-type="float" office:value="289" calcext:value-type="float">
            <text:p>289</text:p>
          </table:table-cell>
          <table:table-cell table:formula="of:=SUM([' NN - Displaced1'.D3:.D14])" office:value-type="float" office:value="436" calcext:value-type="float">
            <text:p>436</text:p>
          </table:table-cell>
          <table:table-cell table:formula="of:=SUM([' NN - Displaced1'.E3:.E14])" office:value-type="float" office:value="0" calcext:value-type="float">
            <text:p>0</text:p>
          </table:table-cell>
          <table:table-cell table:formula="of:=SUM([' NN - Displaced1'.F3:.F14])" office:value-type="float" office:value="220" calcext:value-type="float">
            <text:p>220</text:p>
          </table:table-cell>
          <table:table-cell table:formula="of:=SUM([' NN - Displaced1'.G3:.G14])" office:value-type="float" office:value="292" calcext:value-type="float">
            <text:p>292</text:p>
          </table:table-cell>
          <table:table-cell table:formula="of:=SUM([' NN - Displaced1'.H3:.H14])" office:value-type="float" office:value="879" calcext:value-type="float">
            <text:p>879</text:p>
          </table:table-cell>
          <table:table-cell table:formula="of:=SUM([' NN - Displaced1'.I3:.I14])" office:value-type="float" office:value="0" calcext:value-type="float">
            <text:p>0</text:p>
          </table:table-cell>
          <table:table-cell table:formula="of:=SUM([' NN - Displaced1'.J3:.J14])" office:value-type="float" office:value="120" calcext:value-type="float">
            <text:p>120</text:p>
          </table:table-cell>
          <table:table-cell table:formula="of:=SUM([' NN - Displaced1'.K3:.K14])" office:value-type="float" office:value="0" calcext:value-type="float">
            <text:p>0</text:p>
          </table:table-cell>
          <table:table-cell table:formula="of:=SUM([' NN - Displaced1'.L3:.L14])" office:value-type="float" office:value="0" calcext:value-type="float">
            <text:p>0</text:p>
          </table:table-cell>
          <table:table-cell table:formula="of:=SUM([' NN - Displaced1'.M3:.M1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5]*[' NN - Displaced1'.A16]" office:value-type="float" office:value="15590" calcext:value-type="float">
            <text:p>15590</text:p>
          </table:table-cell>
          <table:table-cell table:formula="of:=[' NN - Displaced1'.B15]*[' NN - Displaced1'.B16]" office:value-type="float" office:value="1799" calcext:value-type="float">
            <text:p>1799</text:p>
          </table:table-cell>
          <table:table-cell table:formula="of:=[' NN - Displaced1'.C15]*[' NN - Displaced1'.C16]" office:value-type="float" office:value="289" calcext:value-type="float">
            <text:p>289</text:p>
          </table:table-cell>
          <table:table-cell table:formula="of:=[' NN - Displaced1'.D15]*[' NN - Displaced1'.D16]" office:value-type="float" office:value="410" calcext:value-type="float">
            <text:p>410</text:p>
          </table:table-cell>
          <table:table-cell table:formula="of:=[' NN - Displaced1'.E15]*[' NN - Displaced1'.E16]" office:value-type="string" office:string-value="" calcext:value-type="error">
            <text:p>#DIV/0!</text:p>
          </table:table-cell>
          <table:table-cell table:formula="of:=[' NN - Displaced1'.F15]*[' NN - Displaced1'.F16]" office:value-type="float" office:value="184" calcext:value-type="float">
            <text:p>184</text:p>
          </table:table-cell>
          <table:table-cell table:formula="of:=[' NN - Displaced1'.G15]*[' NN - Displaced1'.G16]" office:value-type="float" office:value="292" calcext:value-type="float">
            <text:p>292</text:p>
          </table:table-cell>
          <table:table-cell table:formula="of:=[' NN - Displaced1'.H15]*[' NN - Displaced1'.H16]" office:value-type="float" office:value="528" calcext:value-type="float">
            <text:p>528</text:p>
          </table:table-cell>
          <table:table-cell table:formula="of:=[' NN - Displaced1'.I15]*[' NN - Displaced1'.I16]" office:value-type="string" office:string-value="" calcext:value-type="error">
            <text:p>#DIV/0!</text:p>
          </table:table-cell>
          <table:table-cell table:formula="of:=[' NN - Displaced1'.J15]*[' NN - Displaced1'.J16]" office:value-type="float" office:value="120" calcext:value-type="float">
            <text:p>120</text:p>
          </table:table-cell>
          <table:table-cell table:formula="of:=[' NN - Displaced1'.K15]*[' NN - Displaced1'.K16]" office:value-type="string" office:string-value="" calcext:value-type="error">
            <text:p>#DIV/0!</text:p>
          </table:table-cell>
          <table:table-cell table:formula="of:=[' NN - Displaced1'.L15]*[' NN - Displaced1'.L16]" office:value-type="string" office:string-value="" calcext:value-type="error">
            <text:p>#DIV/0!</text:p>
          </table:table-cell>
          <table:table-cell table:formula="of:=[' NN - Displaced1'.M15]*[' NN - Displaced1'.M1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19]/SUM([' NN - Displaced1'.A19:.L19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20]/SUM([' NN - Displaced1'.A20:.L20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21]/SUM([' NN - Displaced1'.A21:.L2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22]/SUM([' NN - Displaced1'.A22:.L22])" office:value-type="float" office:value="0.0402877697841727" calcext:value-type="float">
            <text:p>0.0402877698</text:p>
          </table:table-cell>
          <table:table-cell table:number-columns-repeated="5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00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23]/SUM([' NN - Displaced1'.A23:.L2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0.99985890381088" calcext:value-type="float">
            <text:p>0.9998589038</text:p>
          </table:table-cell>
          <table:table-cell table:formula="of:=AVERAGE([' NN - Displaced1'.M3];[' NN - Displaced1'.M19];[' NN - Displaced1'.M35];[' NN - Displaced1'.M51];[' NN - Displaced1'.M67];[' NN - Displaced1'.M83];[' NN - Displaced1'.M99];[' NN - Displaced1'.M115];[' NN - Displaced1'.M131];[' NN - Displaced1'.M147];[' NN - Displaced1'.M163];[' NN - Displaced1'.M179];[' NN - Displaced1'.M195];[' NN - Displaced1'.M211];[' NN - Displaced1'.M227];[' NN - Displaced1'.M243];[' NN - Displaced1'.M259];[' NN - Displaced1'.M275];[' NN - Displaced1'.M291];[' NN - Displaced1'.M307])" office:value-type="float" office:value="0.999551195742771" calcext:value-type="float">
            <text:p>0.9995511957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24]/SUM([' NN - Displaced1'.A24:.L24])" office:value-type="float" office:value="0.646464646464646" calcext:value-type="float">
            <text:p>0.646464646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AVERAGE([' NN - Displaced1'.M4];[' NN - Displaced1'.M20];[' NN - Displaced1'.M36];[' NN - Displaced1'.M52];[' NN - Displaced1'.M68];[' NN - Displaced1'.M84];[' NN - Displaced1'.M100];[' NN - Displaced1'.M116];[' NN - Displaced1'.M132];[' NN - Displaced1'.M148];[' NN - Displaced1'.M164];[' NN - Displaced1'.M180];[' NN - Displaced1'.M196];[' NN - Displaced1'.M212];[' NN - Displaced1'.M228];[' NN - Displaced1'.M244];[' NN - Displaced1'.M260];[' NN - Displaced1'.M276];[' NN - Displaced1'.M292];[' NN - Displaced1'.M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25]/SUM([' NN - Displaced1'.A25:.L25])" office:value-type="float" office:value="0.989830508474576" calcext:value-type="float">
            <text:p>0.989830508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AVERAGE([' NN - Displaced1'.M5];[' NN - Displaced1'.M21];[' NN - Displaced1'.M37];[' NN - Displaced1'.M53];[' NN - Displaced1'.M69];[' NN - Displaced1'.M85];[' NN - Displaced1'.M101];[' NN - Displaced1'.M117];[' NN - Displaced1'.M133];[' NN - Displaced1'.M149];[' NN - Displaced1'.M165];[' NN - Displaced1'.M181];[' NN - Displaced1'.M197];[' NN - Displaced1'.M213];[' NN - Displaced1'.M229];[' NN - Displaced1'.M245];[' NN - Displaced1'.M261];[' NN - Displaced1'.M277];[' NN - Displaced1'.M293];[' NN - Displaced1'.M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26]/SUM([' NN - Displaced1'.A26:.L26])" office:value-type="float" office:value="0.998109640831758" calcext:value-type="float">
            <text:p>0.9981096408</text:p>
          </table:table-cell>
          <table:table-cell table:number-columns-repeated="5"/>
          <table:table-cell office:value-type="float" office:value="0.928864569083447" calcext:value-type="float">
            <text:p>0.9288645691</text:p>
          </table:table-cell>
          <table:table-cell table:formula="of:=AVERAGE([' NN - Displaced1'.M6];[' NN - Displaced1'.M22];[' NN - Displaced1'.M38];[' NN - Displaced1'.M54];[' NN - Displaced1'.M70];[' NN - Displaced1'.M86];[' NN - Displaced1'.M102];[' NN - Displaced1'.M118];[' NN - Displaced1'.M134];[' NN - Displaced1'.M150];[' NN - Displaced1'.M166];[' NN - Displaced1'.M182];[' NN - Displaced1'.M198];[' NN - Displaced1'.M214];[' NN - Displaced1'.M230];[' NN - Displaced1'.M246];[' NN - Displaced1'.M262];[' NN - Displaced1'.M278];[' NN - Displaced1'.M294];[' NN - Displaced1'.M310])" office:value-type="float" office:value="0.244244604316547" calcext:value-type="float">
            <text:p>0.2442446043</text:p>
          </table:table-cell>
          <table:table-cell table:number-columns-repeated="100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27]/SUM([' NN - Displaced1'.A27:.L27])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#DIV/0!</text:p>
          </table:table-cell>
          <table:table-cell table:formula="of:=AVERAGE([' NN - Displaced1'.M7];[' NN - Displaced1'.M23];[' NN - Displaced1'.M39];[' NN - Displaced1'.M55];[' NN - Displaced1'.M71];[' NN - Displaced1'.M87];[' NN - Displaced1'.M103];[' NN - Displaced1'.M119];[' NN - Displaced1'.M135];[' NN - Displaced1'.M151];[' NN - Displaced1'.M167];[' NN - Displaced1'.M183];[' NN - Displaced1'.M199];[' NN - Displaced1'.M215];[' NN - Displaced1'.M231];[' NN - Displaced1'.M247];[' NN - Displaced1'.M263];[' NN - Displaced1'.M279];[' NN - Displaced1'.M295];[' NN - Displaced1'.M311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28]/SUM([' NN - Displaced1'.A28:.L28])" office:value-type="float" office:value="0.991735537190083" calcext:value-type="float">
            <text:p>0.9917355372</text:p>
          </table:table-cell>
          <table:table-cell table:number-columns-repeated="5"/>
          <table:table-cell office:value-type="float" office:value="0.410531063254031" calcext:value-type="float">
            <text:p>0.4105310633</text:p>
          </table:table-cell>
          <table:table-cell table:formula="of:=AVERAGE([' NN - Displaced1'.M8];[' NN - Displaced1'.M24];[' NN - Displaced1'.M40];[' NN - Displaced1'.M56];[' NN - Displaced1'.M72];[' NN - Displaced1'.M88];[' NN - Displaced1'.M104];[' NN - Displaced1'.M120];[' NN - Displaced1'.M136];[' NN - Displaced1'.M152];[' NN - Displaced1'.M168];[' NN - Displaced1'.M184];[' NN - Displaced1'.M200];[' NN - Displaced1'.M216];[' NN - Displaced1'.M232];[' NN - Displaced1'.M248];[' NN - Displaced1'.M264];[' NN - Displaced1'.M280];[' NN - Displaced1'.M296];[' NN - Displaced1'.M312])" office:value-type="float" office:value="0.612962962962963" calcext:value-type="float">
            <text:p>0.612962963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 NN - Displaced1'.K29]/SUM([' NN - Displaced1'.A29:.L29])" office:value-type="float" office:value="0" calcext:value-type="float">
            <text:p>0</text:p>
          </table:table-cell>
          <table:table-cell table:number-columns-repeated="5"/>
          <table:table-cell office:value-type="float" office:value="0.999828796438966" calcext:value-type="float">
            <text:p>0.9998287964</text:p>
          </table:table-cell>
          <table:table-cell table:formula="of:=AVERAGE([' NN - Displaced1'.M9];[' NN - Displaced1'.M25];[' NN - Displaced1'.M41];[' NN - Displaced1'.M57];[' NN - Displaced1'.M73];[' NN - Displaced1'.M89];[' NN - Displaced1'.M105];[' NN - Displaced1'.M121];[' NN - Displaced1'.M137];[' NN - Displaced1'.M153];[' NN - Displaced1'.M169];[' NN - Displaced1'.M185];[' NN - Displaced1'.M201];[' NN - Displaced1'.M217];[' NN - Displaced1'.M233];[' NN - Displaced1'.M249];[' NN - Displaced1'.M265];[' NN - Displaced1'.M281];[' NN - Displaced1'.M297];[' NN - Displaced1'.M313])" office:value-type="float" office:value="0.989830508474576" calcext:value-type="float">
            <text:p>0.9898305085</text:p>
          </table:table-cell>
          <table:table-cell table:number-columns-repeated="100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30]/SUM([' NN - Displaced1'.A30:.L30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0.581786127486089" calcext:value-type="float">
            <text:p>0.5817861275</text:p>
          </table:table-cell>
          <table:table-cell table:formula="of:=AVERAGE([' NN - Displaced1'.M10];[' NN - Displaced1'.M26];[' NN - Displaced1'.M42];[' NN - Displaced1'.M58];[' NN - Displaced1'.M74];[' NN - Displaced1'.M90];[' NN - Displaced1'.M106];[' NN - Displaced1'.M122];[' NN - Displaced1'.M138];[' NN - Displaced1'.M154];[' NN - Displaced1'.M170];[' NN - Displaced1'.M186];[' NN - Displaced1'.M202];[' NN - Displaced1'.M218];[' NN - Displaced1'.M234];[' NN - Displaced1'.M250];[' NN - Displaced1'.M266];[' NN - Displaced1'.M282];[' NN - Displaced1'.M298];[' NN - Displaced1'.M314])" office:value-type="float" office:value="0.998109640831758" calcext:value-type="float">
            <text:p>0.9981096408</text:p>
          </table:table-cell>
          <table:table-cell table:number-columns-repeated="1004"/>
        </table:table-row>
        <table:table-row table:style-name="ro1">
          <table:table-cell table:formula="of:=[' NN - Displaced1'.A19]/SUM([' NN - Displaced1'.A19:.A30])" office:value-type="float" office:value="0.999935860432301" calcext:value-type="float">
            <text:p>0.9999358604</text:p>
          </table:table-cell>
          <table:table-cell table:formula="of:=[' NN - Displaced1'.B20]/SUM([' NN - Displaced1'.B19:.B30])" office:value-type="float" office:value="1" calcext:value-type="float">
            <text:p>1</text:p>
          </table:table-cell>
          <table:table-cell table:formula="of:=[' NN - Displaced1'.C21]/SUM([' NN - Displaced1'.C19:.C30])" office:value-type="float" office:value="1" calcext:value-type="float">
            <text:p>1</text:p>
          </table:table-cell>
          <table:table-cell table:formula="of:=[' NN - Displaced1'.D22]/SUM([' NN - Displaced1'.D19:.D30])" office:value-type="float" office:value="0.651162790697674" calcext:value-type="float">
            <text:p>0.6511627907</text:p>
          </table:table-cell>
          <table:table-cell table:formula="of:=[' NN - Displaced1'.E23]/SUM([' NN - Displaced1'.E19:.E30])" office:value-type="string" office:string-value="" calcext:value-type="error">
            <text:p>#DIV/0!</text:p>
          </table:table-cell>
          <table:table-cell table:formula="of:=[' NN - Displaced1'.F24]/SUM([' NN - Displaced1'.F19:.F30])" office:value-type="float" office:value="0.314238952536825" calcext:value-type="float">
            <text:p>0.3142389525</text:p>
          </table:table-cell>
          <table:table-cell table:formula="of:=[' NN - Displaced1'.G25]/SUM([' NN - Displaced1'.G19:.G30])" office:value-type="float" office:value="1" calcext:value-type="float">
            <text:p>1</text:p>
          </table:table-cell>
          <table:table-cell table:formula="of:=[' NN - Displaced1'.H26]/SUM([' NN - Displaced1'.H19:.H30])" office:value-type="float" office:value="0.599318955732123" calcext:value-type="float">
            <text:p>0.5993189557</text:p>
          </table:table-cell>
          <table:table-cell table:formula="of:=[' NN - Displaced1'.I27]/SUM([' NN - Displaced1'.I19:.I30])" office:value-type="string" office:string-value="" calcext:value-type="error">
            <text:p>#DIV/0!</text:p>
          </table:table-cell>
          <table:table-cell table:formula="of:=[' NN - Displaced1'.J28]/SUM([' NN - Displaced1'.J19:.J30])" office:value-type="float" office:value="1" calcext:value-type="float">
            <text:p>1</text:p>
          </table:table-cell>
          <table:table-cell table:formula="of:=[' NN - Displaced1'.K29]/SUM([' NN - Displaced1'.K19:.K30])" office:value-type="string" office:string-value="" calcext:value-type="error">
            <text:p>#DIV/0!</text:p>
          </table:table-cell>
          <table:table-cell table:formula="of:=[' NN - Displaced1'.L30]/SUM([' NN - Displaced1'.L19:.L30])" office:value-type="string" office:string-value="" calcext:value-type="error">
            <text:p>#DIV/0!</text:p>
          </table:table-cell>
          <table:table-cell table:number-columns-repeated="6"/>
          <table:table-cell office:value-type="string" calcext:value-type="string">
            <text:p>#DIV/0!</text:p>
          </table:table-cell>
          <table:table-cell table:formula="of:=AVERAGE([' NN - Displaced1'.M11];[' NN - Displaced1'.M27];[' NN - Displaced1'.M43];[' NN - Displaced1'.M59];[' NN - Displaced1'.M75];[' NN - Displaced1'.M91];[' NN - Displaced1'.M107];[' NN - Displaced1'.M123];[' NN - Displaced1'.M139];[' NN - Displaced1'.M155];[' NN - Displaced1'.M171];[' NN - Displaced1'.M187];[' NN - Displaced1'.M203];[' NN - Displaced1'.M219];[' NN - Displaced1'.M235];[' NN - Displaced1'.M251];[' NN - Displaced1'.M267];[' NN - Displaced1'.M283];[' NN - Displaced1'.M299];[' NN - Displaced1'.M315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formula="of:=SUM([' NN - Displaced1'.A19:.A30])" office:value-type="float" office:value="15591" calcext:value-type="float">
            <text:p>15591</text:p>
          </table:table-cell>
          <table:table-cell table:formula="of:=SUM([' NN - Displaced1'.B19:.B30])" office:value-type="float" office:value="1799" calcext:value-type="float">
            <text:p>1799</text:p>
          </table:table-cell>
          <table:table-cell table:formula="of:=SUM([' NN - Displaced1'.C19:.C30])" office:value-type="float" office:value="289" calcext:value-type="float">
            <text:p>289</text:p>
          </table:table-cell>
          <table:table-cell table:formula="of:=SUM([' NN - Displaced1'.D19:.D30])" office:value-type="float" office:value="43" calcext:value-type="float">
            <text:p>43</text:p>
          </table:table-cell>
          <table:table-cell table:formula="of:=SUM([' NN - Displaced1'.E19:.E30])" office:value-type="float" office:value="0" calcext:value-type="float">
            <text:p>0</text:p>
          </table:table-cell>
          <table:table-cell table:formula="of:=SUM([' NN - Displaced1'.F19:.F30])" office:value-type="float" office:value="611" calcext:value-type="float">
            <text:p>611</text:p>
          </table:table-cell>
          <table:table-cell table:formula="of:=SUM([' NN - Displaced1'.G19:.G30])" office:value-type="float" office:value="292" calcext:value-type="float">
            <text:p>292</text:p>
          </table:table-cell>
          <table:table-cell table:formula="of:=SUM([' NN - Displaced1'.H19:.H30])" office:value-type="float" office:value="881" calcext:value-type="float">
            <text:p>881</text:p>
          </table:table-cell>
          <table:table-cell table:formula="of:=SUM([' NN - Displaced1'.I19:.I30])" office:value-type="float" office:value="0" calcext:value-type="float">
            <text:p>0</text:p>
          </table:table-cell>
          <table:table-cell table:formula="of:=SUM([' NN - Displaced1'.J19:.J30])" office:value-type="float" office:value="120" calcext:value-type="float">
            <text:p>120</text:p>
          </table:table-cell>
          <table:table-cell table:formula="of:=SUM([' NN - Displaced1'.K19:.K30])" office:value-type="float" office:value="0" calcext:value-type="float">
            <text:p>0</text:p>
          </table:table-cell>
          <table:table-cell table:formula="of:=SUM([' NN - Displaced1'.L19:.L30])" office:value-type="float" office:value="0" calcext:value-type="float">
            <text:p>0</text:p>
          </table:table-cell>
          <table:table-cell table:formula="of:=SUM([' NN - Displaced1'.M19:.M30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AVERAGE([' NN - Displaced1'.M12];[' NN - Displaced1'.M28];[' NN - Displaced1'.M44];[' NN - Displaced1'.M60];[' NN - Displaced1'.M76];[' NN - Displaced1'.M92];[' NN - Displaced1'.M108];[' NN - Displaced1'.M124];[' NN - Displaced1'.M140];[' NN - Displaced1'.M156];[' NN - Displaced1'.M172];[' NN - Displaced1'.M188];[' NN - Displaced1'.M204];[' NN - Displaced1'.M220];[' NN - Displaced1'.M236];[' NN - Displaced1'.M252];[' NN - Displaced1'.M268];[' NN - Displaced1'.M284];[' NN - Displaced1'.M300];[' NN - Displaced1'.M316])" office:value-type="float" office:value="0.991735537190083" calcext:value-type="float">
            <text:p>0.9917355372</text:p>
          </table:table-cell>
          <table:table-cell table:number-columns-repeated="1004"/>
        </table:table-row>
        <table:table-row table:style-name="ro1">
          <table:table-cell table:formula="of:=[' NN - Displaced1'.A31]*[' NN - Displaced1'.A32]" office:value-type="float" office:value="15590" calcext:value-type="float">
            <text:p>15590</text:p>
          </table:table-cell>
          <table:table-cell table:formula="of:=[' NN - Displaced1'.B31]*[' NN - Displaced1'.B32]" office:value-type="float" office:value="1799" calcext:value-type="float">
            <text:p>1799</text:p>
          </table:table-cell>
          <table:table-cell table:formula="of:=[' NN - Displaced1'.C31]*[' NN - Displaced1'.C32]" office:value-type="float" office:value="289" calcext:value-type="float">
            <text:p>289</text:p>
          </table:table-cell>
          <table:table-cell table:formula="of:=[' NN - Displaced1'.D31]*[' NN - Displaced1'.D32]" office:value-type="float" office:value="28" calcext:value-type="float">
            <text:p>28</text:p>
          </table:table-cell>
          <table:table-cell table:formula="of:=[' NN - Displaced1'.E31]*[' NN - Displaced1'.E32]" office:value-type="string" office:string-value="" calcext:value-type="error">
            <text:p>#DIV/0!</text:p>
          </table:table-cell>
          <table:table-cell table:formula="of:=[' NN - Displaced1'.F31]*[' NN - Displaced1'.F32]" office:value-type="float" office:value="192" calcext:value-type="float">
            <text:p>192</text:p>
          </table:table-cell>
          <table:table-cell table:formula="of:=[' NN - Displaced1'.G31]*[' NN - Displaced1'.G32]" office:value-type="float" office:value="292" calcext:value-type="float">
            <text:p>292</text:p>
          </table:table-cell>
          <table:table-cell table:formula="of:=[' NN - Displaced1'.H31]*[' NN - Displaced1'.H32]" office:value-type="float" office:value="528" calcext:value-type="float">
            <text:p>528</text:p>
          </table:table-cell>
          <table:table-cell table:formula="of:=[' NN - Displaced1'.I31]*[' NN - Displaced1'.I32]" office:value-type="string" office:string-value="" calcext:value-type="error">
            <text:p>#DIV/0!</text:p>
          </table:table-cell>
          <table:table-cell table:formula="of:=[' NN - Displaced1'.J31]*[' NN - Displaced1'.J32]" office:value-type="float" office:value="120" calcext:value-type="float">
            <text:p>120</text:p>
          </table:table-cell>
          <table:table-cell table:formula="of:=[' NN - Displaced1'.K31]*[' NN - Displaced1'.K32]" office:value-type="string" office:string-value="" calcext:value-type="error">
            <text:p>#DIV/0!</text:p>
          </table:table-cell>
          <table:table-cell table:formula="of:=[' NN - Displaced1'.L31]*[' NN - Displaced1'.L32]" office:value-type="string" office:string-value="" calcext:value-type="error">
            <text:p>#DIV/0!</text:p>
          </table:table-cell>
          <table:table-cell table:formula="of:=[' NN - Displaced1'.M31]*[' NN - Displaced1'.M32]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#DIV/0!</text:p>
          </table:table-cell>
          <table:table-cell table:formula="of:=AVERAGE([' NN - Displaced1'.M13];[' NN - Displaced1'.M29];[' NN - Displaced1'.M45];[' NN - Displaced1'.M61];[' NN - Displaced1'.M77];[' NN - Displaced1'.M93];[' NN - Displaced1'.M109];[' NN - Displaced1'.M125];[' NN - Displaced1'.M141];[' NN - Displaced1'.M157];[' NN - Displaced1'.M173];[' NN - Displaced1'.M189];[' NN - Displaced1'.M205];[' NN - Displaced1'.M221];[' NN - Displaced1'.M237];[' NN - Displaced1'.M253];[' NN - Displaced1'.M269];[' NN - Displaced1'.M285];[' NN - Displaced1'.M301];[' NN - Displaced1'.M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#DIV/0!</text:p>
          </table:table-cell>
          <table:table-cell table:formula="of:=AVERAGE([' NN - Displaced1'.M14];[' NN - Displaced1'.M30];[' NN - Displaced1'.M46];[' NN - Displaced1'.M62];[' NN - Displaced1'.M78];[' NN - Displaced1'.M94];[' NN - Displaced1'.M110];[' NN - Displaced1'.M126];[' NN - Displaced1'.M142];[' NN - Displaced1'.M158];[' NN - Displaced1'.M174];[' NN - Displaced1'.M190];[' NN - Displaced1'.M206];[' NN - Displaced1'.M222];[' NN - Displaced1'.M238];[' NN - Displaced1'.M254];[' NN - Displaced1'.M270];[' NN - Displaced1'.M286];[' NN - Displaced1'.M302];[' NN - Displaced1'.M318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35]/SUM([' NN - Displaced1'.A35:.L35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36]/SUM([' NN - Displaced1'.A36:.L36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37]/SUM([' NN - Displaced1'.A37:.L3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38]/SUM([' NN - Displaced1'.A38:.L38])" office:value-type="float" office:value="0.037410071942446" calcext:value-type="float">
            <text:p>0.0374100719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39]/SUM([' NN - Displaced1'.A39:.L39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40]/SUM([' NN - Displaced1'.A40:.L40])" office:value-type="float" office:value="0.67003367003367" calcext:value-type="float">
            <text:p>0.67003367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41]/SUM([' NN - Displaced1'.A41:.L41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42]/SUM([' NN - Displaced1'.A42:.L42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43]/SUM([' NN - Displaced1'.A43:.L43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44]/SUM([' NN - Displaced1'.A44:.L44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 NN - Displaced1'.K45]/SUM([' NN - Displaced1'.A45:.L4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46]/SUM([' NN - Displaced1'.A46:.L4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35]/SUM([' NN - Displaced1'.A35:.A46])" office:value-type="float" office:value="0.999871729091842" calcext:value-type="float">
            <text:p>0.9998717291</text:p>
          </table:table-cell>
          <table:table-cell table:formula="of:=[' NN - Displaced1'.B36]/SUM([' NN - Displaced1'.B35:.B46])" office:value-type="float" office:value="1" calcext:value-type="float">
            <text:p>1</text:p>
          </table:table-cell>
          <table:table-cell table:formula="of:=[' NN - Displaced1'.C37]/SUM([' NN - Displaced1'.C35:.C46])" office:value-type="float" office:value="1" calcext:value-type="float">
            <text:p>1</text:p>
          </table:table-cell>
          <table:table-cell table:formula="of:=[' NN - Displaced1'.D38]/SUM([' NN - Displaced1'.D35:.D46])" office:value-type="float" office:value="0.742857142857143" calcext:value-type="float">
            <text:p>0.7428571429</text:p>
          </table:table-cell>
          <table:table-cell table:formula="of:=[' NN - Displaced1'.E39]/SUM([' NN - Displaced1'.E35:.E46])" office:value-type="string" office:string-value="" calcext:value-type="error">
            <text:p>#DIV/0!</text:p>
          </table:table-cell>
          <table:table-cell table:formula="of:=[' NN - Displaced1'.F40]/SUM([' NN - Displaced1'.F35:.F46])" office:value-type="float" office:value="0.238609112709832" calcext:value-type="float">
            <text:p>0.2386091127</text:p>
          </table:table-cell>
          <table:table-cell table:formula="of:=[' NN - Displaced1'.G41]/SUM([' NN - Displaced1'.G35:.G46])" office:value-type="float" office:value="1" calcext:value-type="float">
            <text:p>1</text:p>
          </table:table-cell>
          <table:table-cell table:formula="of:=[' NN - Displaced1'.H42]/SUM([' NN - Displaced1'.H35:.H46])" office:value-type="float" office:value="0.793984962406015" calcext:value-type="float">
            <text:p>0.7939849624</text:p>
          </table:table-cell>
          <table:table-cell table:formula="of:=[' NN - Displaced1'.I43]/SUM([' NN - Displaced1'.I35:.I46])" office:value-type="string" office:string-value="" calcext:value-type="error">
            <text:p>#DIV/0!</text:p>
          </table:table-cell>
          <table:table-cell table:formula="of:=[' NN - Displaced1'.J44]/SUM([' NN - Displaced1'.J35:.J46])" office:value-type="float" office:value="1" calcext:value-type="float">
            <text:p>1</text:p>
          </table:table-cell>
          <table:table-cell table:formula="of:=[' NN - Displaced1'.K45]/SUM([' NN - Displaced1'.K35:.K46])" office:value-type="string" office:string-value="" calcext:value-type="error">
            <text:p>#DIV/0!</text:p>
          </table:table-cell>
          <table:table-cell table:formula="of:=[' NN - Displaced1'.L46]/SUM([' NN - Displaced1'.L35:.L46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35:.A46])" office:value-type="float" office:value="15592" calcext:value-type="float">
            <text:p>15592</text:p>
          </table:table-cell>
          <table:table-cell table:formula="of:=SUM([' NN - Displaced1'.B35:.B46])" office:value-type="float" office:value="1799" calcext:value-type="float">
            <text:p>1799</text:p>
          </table:table-cell>
          <table:table-cell table:formula="of:=SUM([' NN - Displaced1'.C35:.C46])" office:value-type="float" office:value="289" calcext:value-type="float">
            <text:p>289</text:p>
          </table:table-cell>
          <table:table-cell table:formula="of:=SUM([' NN - Displaced1'.D35:.D46])" office:value-type="float" office:value="35" calcext:value-type="float">
            <text:p>35</text:p>
          </table:table-cell>
          <table:table-cell table:formula="of:=SUM([' NN - Displaced1'.E35:.E46])" office:value-type="float" office:value="0" calcext:value-type="float">
            <text:p>0</text:p>
          </table:table-cell>
          <table:table-cell table:formula="of:=SUM([' NN - Displaced1'.F35:.F46])" office:value-type="float" office:value="834" calcext:value-type="float">
            <text:p>834</text:p>
          </table:table-cell>
          <table:table-cell table:formula="of:=SUM([' NN - Displaced1'.G35:.G46])" office:value-type="float" office:value="292" calcext:value-type="float">
            <text:p>292</text:p>
          </table:table-cell>
          <table:table-cell table:formula="of:=SUM([' NN - Displaced1'.H35:.H46])" office:value-type="float" office:value="665" calcext:value-type="float">
            <text:p>665</text:p>
          </table:table-cell>
          <table:table-cell table:formula="of:=SUM([' NN - Displaced1'.I35:.I46])" office:value-type="float" office:value="0" calcext:value-type="float">
            <text:p>0</text:p>
          </table:table-cell>
          <table:table-cell table:formula="of:=SUM([' NN - Displaced1'.J35:.J46])" office:value-type="float" office:value="120" calcext:value-type="float">
            <text:p>120</text:p>
          </table:table-cell>
          <table:table-cell table:formula="of:=SUM([' NN - Displaced1'.K35:.K46])" office:value-type="float" office:value="0" calcext:value-type="float">
            <text:p>0</text:p>
          </table:table-cell>
          <table:table-cell table:formula="of:=SUM([' NN - Displaced1'.L35:.L46])" office:value-type="float" office:value="0" calcext:value-type="float">
            <text:p>0</text:p>
          </table:table-cell>
          <table:table-cell table:formula="of:=SUM([' NN - Displaced1'.M35:.M4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47]*[' NN - Displaced1'.A48]" office:value-type="float" office:value="15590" calcext:value-type="float">
            <text:p>15590</text:p>
          </table:table-cell>
          <table:table-cell table:formula="of:=[' NN - Displaced1'.B47]*[' NN - Displaced1'.B48]" office:value-type="float" office:value="1799" calcext:value-type="float">
            <text:p>1799</text:p>
          </table:table-cell>
          <table:table-cell table:formula="of:=[' NN - Displaced1'.C47]*[' NN - Displaced1'.C48]" office:value-type="float" office:value="289" calcext:value-type="float">
            <text:p>289</text:p>
          </table:table-cell>
          <table:table-cell table:formula="of:=[' NN - Displaced1'.D47]*[' NN - Displaced1'.D48]" office:value-type="float" office:value="26" calcext:value-type="float">
            <text:p>26</text:p>
          </table:table-cell>
          <table:table-cell table:formula="of:=[' NN - Displaced1'.E47]*[' NN - Displaced1'.E48]" office:value-type="string" office:string-value="" calcext:value-type="error">
            <text:p>#DIV/0!</text:p>
          </table:table-cell>
          <table:table-cell table:formula="of:=[' NN - Displaced1'.F47]*[' NN - Displaced1'.F48]" office:value-type="float" office:value="199" calcext:value-type="float">
            <text:p>199</text:p>
          </table:table-cell>
          <table:table-cell table:formula="of:=[' NN - Displaced1'.G47]*[' NN - Displaced1'.G48]" office:value-type="float" office:value="292" calcext:value-type="float">
            <text:p>292</text:p>
          </table:table-cell>
          <table:table-cell table:formula="of:=[' NN - Displaced1'.H47]*[' NN - Displaced1'.H48]" office:value-type="float" office:value="528" calcext:value-type="float">
            <text:p>528</text:p>
          </table:table-cell>
          <table:table-cell table:formula="of:=[' NN - Displaced1'.I47]*[' NN - Displaced1'.I48]" office:value-type="string" office:string-value="" calcext:value-type="error">
            <text:p>#DIV/0!</text:p>
          </table:table-cell>
          <table:table-cell table:formula="of:=[' NN - Displaced1'.J47]*[' NN - Displaced1'.J48]" office:value-type="float" office:value="120" calcext:value-type="float">
            <text:p>120</text:p>
          </table:table-cell>
          <table:table-cell table:formula="of:=[' NN - Displaced1'.K47]*[' NN - Displaced1'.K48]" office:value-type="string" office:string-value="" calcext:value-type="error">
            <text:p>#DIV/0!</text:p>
          </table:table-cell>
          <table:table-cell table:formula="of:=[' NN - Displaced1'.L47]*[' NN - Displaced1'.L48]" office:value-type="string" office:string-value="" calcext:value-type="error">
            <text:p>#DIV/0!</text:p>
          </table:table-cell>
          <table:table-cell table:formula="of:=[' NN - Displaced1'.M47]*[' NN - Displaced1'.M4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51]/SUM([' NN - Displaced1'.A51:.L51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52]/SUM([' NN - Displaced1'.A52:.L5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53]/SUM([' NN - Displaced1'.A53:.L5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54]/SUM([' NN - Displaced1'.A54:.L54])" office:value-type="float" office:value="0.568345323741007" calcext:value-type="float">
            <text:p>0.5683453237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55]/SUM([' NN - Displaced1'.A55:.L55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56]/SUM([' NN - Displaced1'.A56:.L56])" office:value-type="float" office:value="0.616161616161616" calcext:value-type="float">
            <text:p>0.6161616162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57]/SUM([' NN - Displaced1'.A57:.L57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58]/SUM([' NN - Displaced1'.A58:.L58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59]/SUM([' NN - Displaced1'.A59:.L59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60]/SUM([' NN - Displaced1'.A60:.L60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61]/SUM([' NN - Displaced1'.A61:.L6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62]/SUM([' NN - Displaced1'.A62:.L6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51]/SUM([' NN - Displaced1'.A51:.A62])" office:value-type="float" office:value="0.999871729091842" calcext:value-type="float">
            <text:p>0.9998717291</text:p>
          </table:table-cell>
          <table:table-cell table:formula="of:=[' NN - Displaced1'.B52]/SUM([' NN - Displaced1'.B51:.B62])" office:value-type="float" office:value="1" calcext:value-type="float">
            <text:p>1</text:p>
          </table:table-cell>
          <table:table-cell table:formula="of:=[' NN - Displaced1'.C53]/SUM([' NN - Displaced1'.C51:.C62])" office:value-type="float" office:value="1" calcext:value-type="float">
            <text:p>1</text:p>
          </table:table-cell>
          <table:table-cell table:formula="of:=[' NN - Displaced1'.D54]/SUM([' NN - Displaced1'.D51:.D62])" office:value-type="float" office:value="0.956416464891041" calcext:value-type="float">
            <text:p>0.9564164649</text:p>
          </table:table-cell>
          <table:table-cell table:formula="of:=[' NN - Displaced1'.E55]/SUM([' NN - Displaced1'.E51:.E62])" office:value-type="string" office:string-value="" calcext:value-type="error">
            <text:p>#DIV/0!</text:p>
          </table:table-cell>
          <table:table-cell table:formula="of:=[' NN - Displaced1'.F56]/SUM([' NN - Displaced1'.F51:.F62])" office:value-type="float" office:value="0.983870967741935" calcext:value-type="float">
            <text:p>0.9838709677</text:p>
          </table:table-cell>
          <table:table-cell table:formula="of:=[' NN - Displaced1'.G57]/SUM([' NN - Displaced1'.G51:.G62])" office:value-type="float" office:value="1" calcext:value-type="float">
            <text:p>1</text:p>
          </table:table-cell>
          <table:table-cell table:formula="of:=[' NN - Displaced1'.H58]/SUM([' NN - Displaced1'.H51:.H62])" office:value-type="float" office:value="0.564705882352941" calcext:value-type="float">
            <text:p>0.5647058824</text:p>
          </table:table-cell>
          <table:table-cell table:formula="of:=[' NN - Displaced1'.I59]/SUM([' NN - Displaced1'.I51:.I62])" office:value-type="string" office:string-value="" calcext:value-type="error">
            <text:p>#DIV/0!</text:p>
          </table:table-cell>
          <table:table-cell table:formula="of:=[' NN - Displaced1'.J60]/SUM([' NN - Displaced1'.J51:.J62])" office:value-type="float" office:value="1" calcext:value-type="float">
            <text:p>1</text:p>
          </table:table-cell>
          <table:table-cell table:formula="of:=[' NN - Displaced1'.K61]/SUM([' NN - Displaced1'.K51:.K62])" office:value-type="string" office:string-value="" calcext:value-type="error">
            <text:p>#DIV/0!</text:p>
          </table:table-cell>
          <table:table-cell table:formula="of:=[' NN - Displaced1'.L62]/SUM([' NN - Displaced1'.L51:.L62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51:.A62])" office:value-type="float" office:value="15592" calcext:value-type="float">
            <text:p>15592</text:p>
          </table:table-cell>
          <table:table-cell table:formula="of:=SUM([' NN - Displaced1'.B51:.B62])" office:value-type="float" office:value="1799" calcext:value-type="float">
            <text:p>1799</text:p>
          </table:table-cell>
          <table:table-cell table:formula="of:=SUM([' NN - Displaced1'.C51:.C62])" office:value-type="float" office:value="289" calcext:value-type="float">
            <text:p>289</text:p>
          </table:table-cell>
          <table:table-cell table:formula="of:=SUM([' NN - Displaced1'.D51:.D62])" office:value-type="float" office:value="413" calcext:value-type="float">
            <text:p>413</text:p>
          </table:table-cell>
          <table:table-cell table:formula="of:=SUM([' NN - Displaced1'.E51:.E62])" office:value-type="float" office:value="0" calcext:value-type="float">
            <text:p>0</text:p>
          </table:table-cell>
          <table:table-cell table:formula="of:=SUM([' NN - Displaced1'.F51:.F62])" office:value-type="float" office:value="186" calcext:value-type="float">
            <text:p>186</text:p>
          </table:table-cell>
          <table:table-cell table:formula="of:=SUM([' NN - Displaced1'.G51:.G62])" office:value-type="float" office:value="292" calcext:value-type="float">
            <text:p>292</text:p>
          </table:table-cell>
          <table:table-cell table:formula="of:=SUM([' NN - Displaced1'.H51:.H62])" office:value-type="float" office:value="935" calcext:value-type="float">
            <text:p>935</text:p>
          </table:table-cell>
          <table:table-cell table:formula="of:=SUM([' NN - Displaced1'.I51:.I62])" office:value-type="float" office:value="0" calcext:value-type="float">
            <text:p>0</text:p>
          </table:table-cell>
          <table:table-cell table:formula="of:=SUM([' NN - Displaced1'.J51:.J62])" office:value-type="float" office:value="120" calcext:value-type="float">
            <text:p>120</text:p>
          </table:table-cell>
          <table:table-cell table:formula="of:=SUM([' NN - Displaced1'.K51:.K62])" office:value-type="float" office:value="0" calcext:value-type="float">
            <text:p>0</text:p>
          </table:table-cell>
          <table:table-cell table:formula="of:=SUM([' NN - Displaced1'.L51:.L62])" office:value-type="float" office:value="0" calcext:value-type="float">
            <text:p>0</text:p>
          </table:table-cell>
          <table:table-cell table:formula="of:=SUM([' NN - Displaced1'.M51:.M6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63]*[' NN - Displaced1'.A64]" office:value-type="float" office:value="15590" calcext:value-type="float">
            <text:p>15590</text:p>
          </table:table-cell>
          <table:table-cell table:formula="of:=[' NN - Displaced1'.B63]*[' NN - Displaced1'.B64]" office:value-type="float" office:value="1799" calcext:value-type="float">
            <text:p>1799</text:p>
          </table:table-cell>
          <table:table-cell table:formula="of:=[' NN - Displaced1'.C63]*[' NN - Displaced1'.C64]" office:value-type="float" office:value="289" calcext:value-type="float">
            <text:p>289</text:p>
          </table:table-cell>
          <table:table-cell table:formula="of:=[' NN - Displaced1'.D63]*[' NN - Displaced1'.D64]" office:value-type="float" office:value="395" calcext:value-type="float">
            <text:p>395</text:p>
          </table:table-cell>
          <table:table-cell table:formula="of:=[' NN - Displaced1'.E63]*[' NN - Displaced1'.E64]" office:value-type="string" office:string-value="" calcext:value-type="error">
            <text:p>#DIV/0!</text:p>
          </table:table-cell>
          <table:table-cell table:formula="of:=[' NN - Displaced1'.F63]*[' NN - Displaced1'.F64]" office:value-type="float" office:value="183" calcext:value-type="float">
            <text:p>183</text:p>
          </table:table-cell>
          <table:table-cell table:formula="of:=[' NN - Displaced1'.G63]*[' NN - Displaced1'.G64]" office:value-type="float" office:value="292" calcext:value-type="float">
            <text:p>292</text:p>
          </table:table-cell>
          <table:table-cell table:formula="of:=[' NN - Displaced1'.H63]*[' NN - Displaced1'.H64]" office:value-type="float" office:value="528" calcext:value-type="float">
            <text:p>528</text:p>
          </table:table-cell>
          <table:table-cell table:formula="of:=[' NN - Displaced1'.I63]*[' NN - Displaced1'.I64]" office:value-type="string" office:string-value="" calcext:value-type="error">
            <text:p>#DIV/0!</text:p>
          </table:table-cell>
          <table:table-cell table:formula="of:=[' NN - Displaced1'.J63]*[' NN - Displaced1'.J64]" office:value-type="float" office:value="120" calcext:value-type="float">
            <text:p>120</text:p>
          </table:table-cell>
          <table:table-cell table:formula="of:=[' NN - Displaced1'.K63]*[' NN - Displaced1'.K64]" office:value-type="string" office:string-value="" calcext:value-type="error">
            <text:p>#DIV/0!</text:p>
          </table:table-cell>
          <table:table-cell table:formula="of:=[' NN - Displaced1'.L63]*[' NN - Displaced1'.L64]" office:value-type="string" office:string-value="" calcext:value-type="error">
            <text:p>#DIV/0!</text:p>
          </table:table-cell>
          <table:table-cell table:formula="of:=[' NN - Displaced1'.M63]*[' NN - Displaced1'.M6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67]/SUM([' NN - Displaced1'.A67:.L67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68]/SUM([' NN - Displaced1'.A68:.L6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69]/SUM([' NN - Displaced1'.A69:.L6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70]/SUM([' NN - Displaced1'.A70:.L70])" office:value-type="float" office:value="0.627338129496403" calcext:value-type="float">
            <text:p>0.6273381295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71]/SUM([' NN - Displaced1'.A71:.L71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72]/SUM([' NN - Displaced1'.A72:.L72])" office:value-type="float" office:value="0.609427609427609" calcext:value-type="float">
            <text:p>0.6094276094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73]/SUM([' NN - Displaced1'.A73:.L73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74]/SUM([' NN - Displaced1'.A74:.L74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75]/SUM([' NN - Displaced1'.A75:.L75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76]/SUM([' NN - Displaced1'.A76:.L76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77]/SUM([' NN - Displaced1'.A77:.L7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78]/SUM([' NN - Displaced1'.A78:.L7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67]/SUM([' NN - Displaced1'.A67:.A78])" office:value-type="float" office:value="0.999871729091842" calcext:value-type="float">
            <text:p>0.9998717291</text:p>
          </table:table-cell>
          <table:table-cell table:formula="of:=[' NN - Displaced1'.B68]/SUM([' NN - Displaced1'.B67:.B78])" office:value-type="float" office:value="1" calcext:value-type="float">
            <text:p>1</text:p>
          </table:table-cell>
          <table:table-cell table:formula="of:=[' NN - Displaced1'.C69]/SUM([' NN - Displaced1'.C67:.C78])" office:value-type="float" office:value="1" calcext:value-type="float">
            <text:p>1</text:p>
          </table:table-cell>
          <table:table-cell table:formula="of:=[' NN - Displaced1'.D70]/SUM([' NN - Displaced1'.D67:.D78])" office:value-type="float" office:value="0.954048140043764" calcext:value-type="float">
            <text:p>0.95404814</text:p>
          </table:table-cell>
          <table:table-cell table:formula="of:=[' NN - Displaced1'.E71]/SUM([' NN - Displaced1'.E67:.E78])" office:value-type="string" office:string-value="" calcext:value-type="error">
            <text:p>#DIV/0!</text:p>
          </table:table-cell>
          <table:table-cell table:formula="of:=[' NN - Displaced1'.F72]/SUM([' NN - Displaced1'.F67:.F78])" office:value-type="float" office:value="1" calcext:value-type="float">
            <text:p>1</text:p>
          </table:table-cell>
          <table:table-cell table:formula="of:=[' NN - Displaced1'.G73]/SUM([' NN - Displaced1'.G67:.G78])" office:value-type="float" office:value="1" calcext:value-type="float">
            <text:p>1</text:p>
          </table:table-cell>
          <table:table-cell table:formula="of:=[' NN - Displaced1'.H74]/SUM([' NN - Displaced1'.H67:.H78])" office:value-type="float" office:value="0.589285714285714" calcext:value-type="float">
            <text:p>0.5892857143</text:p>
          </table:table-cell>
          <table:table-cell table:formula="of:=[' NN - Displaced1'.I75]/SUM([' NN - Displaced1'.I67:.I78])" office:value-type="string" office:string-value="" calcext:value-type="error">
            <text:p>#DIV/0!</text:p>
          </table:table-cell>
          <table:table-cell table:formula="of:=[' NN - Displaced1'.J76]/SUM([' NN - Displaced1'.J67:.J78])" office:value-type="float" office:value="1" calcext:value-type="float">
            <text:p>1</text:p>
          </table:table-cell>
          <table:table-cell table:formula="of:=[' NN - Displaced1'.K77]/SUM([' NN - Displaced1'.K67:.K78])" office:value-type="string" office:string-value="" calcext:value-type="error">
            <text:p>#DIV/0!</text:p>
          </table:table-cell>
          <table:table-cell table:formula="of:=[' NN - Displaced1'.L78]/SUM([' NN - Displaced1'.L67:.L78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67:.A78])" office:value-type="float" office:value="15592" calcext:value-type="float">
            <text:p>15592</text:p>
          </table:table-cell>
          <table:table-cell table:formula="of:=SUM([' NN - Displaced1'.B67:.B78])" office:value-type="float" office:value="1799" calcext:value-type="float">
            <text:p>1799</text:p>
          </table:table-cell>
          <table:table-cell table:formula="of:=SUM([' NN - Displaced1'.C67:.C78])" office:value-type="float" office:value="289" calcext:value-type="float">
            <text:p>289</text:p>
          </table:table-cell>
          <table:table-cell table:formula="of:=SUM([' NN - Displaced1'.D67:.D78])" office:value-type="float" office:value="457" calcext:value-type="float">
            <text:p>457</text:p>
          </table:table-cell>
          <table:table-cell table:formula="of:=SUM([' NN - Displaced1'.E67:.E78])" office:value-type="float" office:value="0" calcext:value-type="float">
            <text:p>0</text:p>
          </table:table-cell>
          <table:table-cell table:formula="of:=SUM([' NN - Displaced1'.F67:.F78])" office:value-type="float" office:value="181" calcext:value-type="float">
            <text:p>181</text:p>
          </table:table-cell>
          <table:table-cell table:formula="of:=SUM([' NN - Displaced1'.G67:.G78])" office:value-type="float" office:value="292" calcext:value-type="float">
            <text:p>292</text:p>
          </table:table-cell>
          <table:table-cell table:formula="of:=SUM([' NN - Displaced1'.H67:.H78])" office:value-type="float" office:value="896" calcext:value-type="float">
            <text:p>896</text:p>
          </table:table-cell>
          <table:table-cell table:formula="of:=SUM([' NN - Displaced1'.I67:.I78])" office:value-type="float" office:value="0" calcext:value-type="float">
            <text:p>0</text:p>
          </table:table-cell>
          <table:table-cell table:formula="of:=SUM([' NN - Displaced1'.J67:.J78])" office:value-type="float" office:value="120" calcext:value-type="float">
            <text:p>120</text:p>
          </table:table-cell>
          <table:table-cell table:formula="of:=SUM([' NN - Displaced1'.K67:.K78])" office:value-type="float" office:value="0" calcext:value-type="float">
            <text:p>0</text:p>
          </table:table-cell>
          <table:table-cell table:formula="of:=SUM([' NN - Displaced1'.L67:.L78])" office:value-type="float" office:value="0" calcext:value-type="float">
            <text:p>0</text:p>
          </table:table-cell>
          <table:table-cell table:formula="of:=SUM([' NN - Displaced1'.M67:.M7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79]*[' NN - Displaced1'.A80]" office:value-type="float" office:value="15590" calcext:value-type="float">
            <text:p>15590</text:p>
          </table:table-cell>
          <table:table-cell table:formula="of:=[' NN - Displaced1'.B79]*[' NN - Displaced1'.B80]" office:value-type="float" office:value="1799" calcext:value-type="float">
            <text:p>1799</text:p>
          </table:table-cell>
          <table:table-cell table:formula="of:=[' NN - Displaced1'.C79]*[' NN - Displaced1'.C80]" office:value-type="float" office:value="289" calcext:value-type="float">
            <text:p>289</text:p>
          </table:table-cell>
          <table:table-cell table:formula="of:=[' NN - Displaced1'.D79]*[' NN - Displaced1'.D80]" office:value-type="float" office:value="436" calcext:value-type="float">
            <text:p>436</text:p>
          </table:table-cell>
          <table:table-cell table:formula="of:=[' NN - Displaced1'.E79]*[' NN - Displaced1'.E80]" office:value-type="string" office:string-value="" calcext:value-type="error">
            <text:p>#DIV/0!</text:p>
          </table:table-cell>
          <table:table-cell table:formula="of:=[' NN - Displaced1'.F79]*[' NN - Displaced1'.F80]" office:value-type="float" office:value="181" calcext:value-type="float">
            <text:p>181</text:p>
          </table:table-cell>
          <table:table-cell table:formula="of:=[' NN - Displaced1'.G79]*[' NN - Displaced1'.G80]" office:value-type="float" office:value="292" calcext:value-type="float">
            <text:p>292</text:p>
          </table:table-cell>
          <table:table-cell table:formula="of:=[' NN - Displaced1'.H79]*[' NN - Displaced1'.H80]" office:value-type="float" office:value="528" calcext:value-type="float">
            <text:p>528</text:p>
          </table:table-cell>
          <table:table-cell table:formula="of:=[' NN - Displaced1'.I79]*[' NN - Displaced1'.I80]" office:value-type="string" office:string-value="" calcext:value-type="error">
            <text:p>#DIV/0!</text:p>
          </table:table-cell>
          <table:table-cell table:formula="of:=[' NN - Displaced1'.J79]*[' NN - Displaced1'.J80]" office:value-type="float" office:value="120" calcext:value-type="float">
            <text:p>120</text:p>
          </table:table-cell>
          <table:table-cell table:formula="of:=[' NN - Displaced1'.K79]*[' NN - Displaced1'.K80]" office:value-type="string" office:string-value="" calcext:value-type="error">
            <text:p>#DIV/0!</text:p>
          </table:table-cell>
          <table:table-cell table:formula="of:=[' NN - Displaced1'.L79]*[' NN - Displaced1'.L80]" office:value-type="string" office:string-value="" calcext:value-type="error">
            <text:p>#DIV/0!</text:p>
          </table:table-cell>
          <table:table-cell table:formula="of:=[' NN - Displaced1'.M79]*[' NN - Displaced1'.M8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83]/SUM([' NN - Displaced1'.A83:.L83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84]/SUM([' NN - Displaced1'.A84:.L84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85]/SUM([' NN - Displaced1'.A85:.L8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86]/SUM([' NN - Displaced1'.A86:.L86])" office:value-type="float" office:value="0.0402877697841727" calcext:value-type="float">
            <text:p>0.040287769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87]/SUM([' NN - Displaced1'.A87:.L87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88]/SUM([' NN - Displaced1'.A88:.L88])" office:value-type="float" office:value="0.632996632996633" calcext:value-type="float">
            <text:p>0.632996633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89]/SUM([' NN - Displaced1'.A89:.L89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90]/SUM([' NN - Displaced1'.A90:.L90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91]/SUM([' NN - Displaced1'.A91:.L91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92]/SUM([' NN - Displaced1'.A92:.L92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93]/SUM([' NN - Displaced1'.A93:.L9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94]/SUM([' NN - Displaced1'.A94:.L9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83]/SUM([' NN - Displaced1'.A83:.A94])" office:value-type="float" office:value="0.999871729091842" calcext:value-type="float">
            <text:p>0.9998717291</text:p>
          </table:table-cell>
          <table:table-cell table:formula="of:=[' NN - Displaced1'.B84]/SUM([' NN - Displaced1'.B83:.B94])" office:value-type="float" office:value="1" calcext:value-type="float">
            <text:p>1</text:p>
          </table:table-cell>
          <table:table-cell table:formula="of:=[' NN - Displaced1'.C85]/SUM([' NN - Displaced1'.C83:.C94])" office:value-type="float" office:value="1" calcext:value-type="float">
            <text:p>1</text:p>
          </table:table-cell>
          <table:table-cell table:formula="of:=[' NN - Displaced1'.D86]/SUM([' NN - Displaced1'.D83:.D94])" office:value-type="float" office:value="0.777777777777778" calcext:value-type="float">
            <text:p>0.7777777778</text:p>
          </table:table-cell>
          <table:table-cell table:formula="of:=[' NN - Displaced1'.E87]/SUM([' NN - Displaced1'.E83:.E94])" office:value-type="string" office:string-value="" calcext:value-type="error">
            <text:p>#DIV/0!</text:p>
          </table:table-cell>
          <table:table-cell table:formula="of:=[' NN - Displaced1'.F88]/SUM([' NN - Displaced1'.F83:.F94])" office:value-type="float" office:value="0.35673624288425" calcext:value-type="float">
            <text:p>0.3567362429</text:p>
          </table:table-cell>
          <table:table-cell table:formula="of:=[' NN - Displaced1'.G89]/SUM([' NN - Displaced1'.G83:.G94])" office:value-type="float" office:value="1" calcext:value-type="float">
            <text:p>1</text:p>
          </table:table-cell>
          <table:table-cell table:formula="of:=[' NN - Displaced1'.H90]/SUM([' NN - Displaced1'.H83:.H94])" office:value-type="float" office:value="0.543769309989701" calcext:value-type="float">
            <text:p>0.54376931</text:p>
          </table:table-cell>
          <table:table-cell table:formula="of:=[' NN - Displaced1'.I91]/SUM([' NN - Displaced1'.I83:.I94])" office:value-type="string" office:string-value="" calcext:value-type="error">
            <text:p>#DIV/0!</text:p>
          </table:table-cell>
          <table:table-cell table:formula="of:=[' NN - Displaced1'.J92]/SUM([' NN - Displaced1'.J83:.J94])" office:value-type="float" office:value="1" calcext:value-type="float">
            <text:p>1</text:p>
          </table:table-cell>
          <table:table-cell table:formula="of:=[' NN - Displaced1'.K93]/SUM([' NN - Displaced1'.K83:.K94])" office:value-type="string" office:string-value="" calcext:value-type="error">
            <text:p>#DIV/0!</text:p>
          </table:table-cell>
          <table:table-cell table:formula="of:=[' NN - Displaced1'.L94]/SUM([' NN - Displaced1'.L83:.L94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83:.A94])" office:value-type="float" office:value="15592" calcext:value-type="float">
            <text:p>15592</text:p>
          </table:table-cell>
          <table:table-cell table:formula="of:=SUM([' NN - Displaced1'.B83:.B94])" office:value-type="float" office:value="1799" calcext:value-type="float">
            <text:p>1799</text:p>
          </table:table-cell>
          <table:table-cell table:formula="of:=SUM([' NN - Displaced1'.C83:.C94])" office:value-type="float" office:value="289" calcext:value-type="float">
            <text:p>289</text:p>
          </table:table-cell>
          <table:table-cell table:formula="of:=SUM([' NN - Displaced1'.D83:.D94])" office:value-type="float" office:value="36" calcext:value-type="float">
            <text:p>36</text:p>
          </table:table-cell>
          <table:table-cell table:formula="of:=SUM([' NN - Displaced1'.E83:.E94])" office:value-type="float" office:value="0" calcext:value-type="float">
            <text:p>0</text:p>
          </table:table-cell>
          <table:table-cell table:formula="of:=SUM([' NN - Displaced1'.F83:.F94])" office:value-type="float" office:value="527" calcext:value-type="float">
            <text:p>527</text:p>
          </table:table-cell>
          <table:table-cell table:formula="of:=SUM([' NN - Displaced1'.G83:.G94])" office:value-type="float" office:value="292" calcext:value-type="float">
            <text:p>292</text:p>
          </table:table-cell>
          <table:table-cell table:formula="of:=SUM([' NN - Displaced1'.H83:.H94])" office:value-type="float" office:value="971" calcext:value-type="float">
            <text:p>971</text:p>
          </table:table-cell>
          <table:table-cell table:formula="of:=SUM([' NN - Displaced1'.I83:.I94])" office:value-type="float" office:value="0" calcext:value-type="float">
            <text:p>0</text:p>
          </table:table-cell>
          <table:table-cell table:formula="of:=SUM([' NN - Displaced1'.J83:.J94])" office:value-type="float" office:value="120" calcext:value-type="float">
            <text:p>120</text:p>
          </table:table-cell>
          <table:table-cell table:formula="of:=SUM([' NN - Displaced1'.K83:.K94])" office:value-type="float" office:value="0" calcext:value-type="float">
            <text:p>0</text:p>
          </table:table-cell>
          <table:table-cell table:formula="of:=SUM([' NN - Displaced1'.L83:.L94])" office:value-type="float" office:value="0" calcext:value-type="float">
            <text:p>0</text:p>
          </table:table-cell>
          <table:table-cell table:formula="of:=SUM([' NN - Displaced1'.M83:.M9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95]*[' NN - Displaced1'.A96]" office:value-type="float" office:value="15590" calcext:value-type="float">
            <text:p>15590</text:p>
          </table:table-cell>
          <table:table-cell table:formula="of:=[' NN - Displaced1'.B95]*[' NN - Displaced1'.B96]" office:value-type="float" office:value="1799" calcext:value-type="float">
            <text:p>1799</text:p>
          </table:table-cell>
          <table:table-cell table:formula="of:=[' NN - Displaced1'.C95]*[' NN - Displaced1'.C96]" office:value-type="float" office:value="289" calcext:value-type="float">
            <text:p>289</text:p>
          </table:table-cell>
          <table:table-cell table:formula="of:=[' NN - Displaced1'.D95]*[' NN - Displaced1'.D96]" office:value-type="float" office:value="28" calcext:value-type="float">
            <text:p>28</text:p>
          </table:table-cell>
          <table:table-cell table:formula="of:=[' NN - Displaced1'.E95]*[' NN - Displaced1'.E96]" office:value-type="string" office:string-value="" calcext:value-type="error">
            <text:p>#DIV/0!</text:p>
          </table:table-cell>
          <table:table-cell table:formula="of:=[' NN - Displaced1'.F95]*[' NN - Displaced1'.F96]" office:value-type="float" office:value="188" calcext:value-type="float">
            <text:p>188</text:p>
          </table:table-cell>
          <table:table-cell table:formula="of:=[' NN - Displaced1'.G95]*[' NN - Displaced1'.G96]" office:value-type="float" office:value="292" calcext:value-type="float">
            <text:p>292</text:p>
          </table:table-cell>
          <table:table-cell table:formula="of:=[' NN - Displaced1'.H95]*[' NN - Displaced1'.H96]" office:value-type="float" office:value="528" calcext:value-type="float">
            <text:p>528</text:p>
          </table:table-cell>
          <table:table-cell table:formula="of:=[' NN - Displaced1'.I95]*[' NN - Displaced1'.I96]" office:value-type="string" office:string-value="" calcext:value-type="error">
            <text:p>#DIV/0!</text:p>
          </table:table-cell>
          <table:table-cell table:formula="of:=[' NN - Displaced1'.J95]*[' NN - Displaced1'.J96]" office:value-type="float" office:value="120" calcext:value-type="float">
            <text:p>120</text:p>
          </table:table-cell>
          <table:table-cell table:formula="of:=[' NN - Displaced1'.K95]*[' NN - Displaced1'.K96]" office:value-type="string" office:string-value="" calcext:value-type="error">
            <text:p>#DIV/0!</text:p>
          </table:table-cell>
          <table:table-cell table:formula="of:=[' NN - Displaced1'.L95]*[' NN - Displaced1'.L96]" office:value-type="string" office:string-value="" calcext:value-type="error">
            <text:p>#DIV/0!</text:p>
          </table:table-cell>
          <table:table-cell table:formula="of:=[' NN - Displaced1'.M95]*[' NN - Displaced1'.M9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99]/SUM([' NN - Displaced1'.A99:.L99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100]/SUM([' NN - Displaced1'.A100:.L100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101]/SUM([' NN - Displaced1'.A101:.L10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102]/SUM([' NN - Displaced1'.A102:.L102])" office:value-type="float" office:value="0.561151079136691" calcext:value-type="float">
            <text:p>0.5611510791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103]/SUM([' NN - Displaced1'.A103:.L103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104]/SUM([' NN - Displaced1'.A104:.L104])" office:value-type="float" office:value="0.673400673400673" calcext:value-type="float">
            <text:p>0.6734006734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105]/SUM([' NN - Displaced1'.A105:.L105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106]/SUM([' NN - Displaced1'.A106:.L106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107]/SUM([' NN - Displaced1'.A107:.L107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108]/SUM([' NN - Displaced1'.A108:.L108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109]/SUM([' NN - Displaced1'.A109:.L109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110]/SUM([' NN - Displaced1'.A110:.L11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99]/SUM([' NN - Displaced1'.A99:.A110])" office:value-type="float" office:value="0.999935860432301" calcext:value-type="float">
            <text:p>0.9999358604</text:p>
          </table:table-cell>
          <table:table-cell table:formula="of:=[' NN - Displaced1'.B100]/SUM([' NN - Displaced1'.B99:.B110])" office:value-type="float" office:value="1" calcext:value-type="float">
            <text:p>1</text:p>
          </table:table-cell>
          <table:table-cell table:formula="of:=[' NN - Displaced1'.C101]/SUM([' NN - Displaced1'.C99:.C110])" office:value-type="float" office:value="1" calcext:value-type="float">
            <text:p>1</text:p>
          </table:table-cell>
          <table:table-cell table:formula="of:=[' NN - Displaced1'.D102]/SUM([' NN - Displaced1'.D99:.D110])" office:value-type="float" office:value="0.972568578553616" calcext:value-type="float">
            <text:p>0.9725685786</text:p>
          </table:table-cell>
          <table:table-cell table:formula="of:=[' NN - Displaced1'.E103]/SUM([' NN - Displaced1'.E99:.E110])" office:value-type="string" office:string-value="" calcext:value-type="error">
            <text:p>#DIV/0!</text:p>
          </table:table-cell>
          <table:table-cell table:formula="of:=[' NN - Displaced1'.F104]/SUM([' NN - Displaced1'.F99:.F110])" office:value-type="float" office:value="0.980392156862745" calcext:value-type="float">
            <text:p>0.9803921569</text:p>
          </table:table-cell>
          <table:table-cell table:formula="of:=[' NN - Displaced1'.G105]/SUM([' NN - Displaced1'.G99:.G110])" office:value-type="float" office:value="1" calcext:value-type="float">
            <text:p>1</text:p>
          </table:table-cell>
          <table:table-cell table:formula="of:=[' NN - Displaced1'.H106]/SUM([' NN - Displaced1'.H99:.H110])" office:value-type="float" office:value="0.567741935483871" calcext:value-type="float">
            <text:p>0.5677419355</text:p>
          </table:table-cell>
          <table:table-cell table:formula="of:=[' NN - Displaced1'.I107]/SUM([' NN - Displaced1'.I99:.I110])" office:value-type="string" office:string-value="" calcext:value-type="error">
            <text:p>#DIV/0!</text:p>
          </table:table-cell>
          <table:table-cell table:formula="of:=[' NN - Displaced1'.J108]/SUM([' NN - Displaced1'.J99:.J110])" office:value-type="float" office:value="1" calcext:value-type="float">
            <text:p>1</text:p>
          </table:table-cell>
          <table:table-cell table:formula="of:=[' NN - Displaced1'.K109]/SUM([' NN - Displaced1'.K99:.K110])" office:value-type="string" office:string-value="" calcext:value-type="error">
            <text:p>#DIV/0!</text:p>
          </table:table-cell>
          <table:table-cell table:formula="of:=[' NN - Displaced1'.L110]/SUM([' NN - Displaced1'.L99:.L110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99:.A110])" office:value-type="float" office:value="15591" calcext:value-type="float">
            <text:p>15591</text:p>
          </table:table-cell>
          <table:table-cell table:formula="of:=SUM([' NN - Displaced1'.B99:.B110])" office:value-type="float" office:value="1799" calcext:value-type="float">
            <text:p>1799</text:p>
          </table:table-cell>
          <table:table-cell table:formula="of:=SUM([' NN - Displaced1'.C99:.C110])" office:value-type="float" office:value="289" calcext:value-type="float">
            <text:p>289</text:p>
          </table:table-cell>
          <table:table-cell table:formula="of:=SUM([' NN - Displaced1'.D99:.D110])" office:value-type="float" office:value="401" calcext:value-type="float">
            <text:p>401</text:p>
          </table:table-cell>
          <table:table-cell table:formula="of:=SUM([' NN - Displaced1'.E99:.E110])" office:value-type="float" office:value="0" calcext:value-type="float">
            <text:p>0</text:p>
          </table:table-cell>
          <table:table-cell table:formula="of:=SUM([' NN - Displaced1'.F99:.F110])" office:value-type="float" office:value="204" calcext:value-type="float">
            <text:p>204</text:p>
          </table:table-cell>
          <table:table-cell table:formula="of:=SUM([' NN - Displaced1'.G99:.G110])" office:value-type="float" office:value="292" calcext:value-type="float">
            <text:p>292</text:p>
          </table:table-cell>
          <table:table-cell table:formula="of:=SUM([' NN - Displaced1'.H99:.H110])" office:value-type="float" office:value="930" calcext:value-type="float">
            <text:p>930</text:p>
          </table:table-cell>
          <table:table-cell table:formula="of:=SUM([' NN - Displaced1'.I99:.I110])" office:value-type="float" office:value="0" calcext:value-type="float">
            <text:p>0</text:p>
          </table:table-cell>
          <table:table-cell table:formula="of:=SUM([' NN - Displaced1'.J99:.J110])" office:value-type="float" office:value="120" calcext:value-type="float">
            <text:p>120</text:p>
          </table:table-cell>
          <table:table-cell table:formula="of:=SUM([' NN - Displaced1'.K99:.K110])" office:value-type="float" office:value="0" calcext:value-type="float">
            <text:p>0</text:p>
          </table:table-cell>
          <table:table-cell table:formula="of:=SUM([' NN - Displaced1'.L99:.L110])" office:value-type="float" office:value="0" calcext:value-type="float">
            <text:p>0</text:p>
          </table:table-cell>
          <table:table-cell table:formula="of:=SUM([' NN - Displaced1'.M99:.M11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11]*[' NN - Displaced1'.A112]" office:value-type="float" office:value="15590" calcext:value-type="float">
            <text:p>15590</text:p>
          </table:table-cell>
          <table:table-cell table:formula="of:=[' NN - Displaced1'.B111]*[' NN - Displaced1'.B112]" office:value-type="float" office:value="1799" calcext:value-type="float">
            <text:p>1799</text:p>
          </table:table-cell>
          <table:table-cell table:formula="of:=[' NN - Displaced1'.C111]*[' NN - Displaced1'.C112]" office:value-type="float" office:value="289" calcext:value-type="float">
            <text:p>289</text:p>
          </table:table-cell>
          <table:table-cell table:formula="of:=[' NN - Displaced1'.D111]*[' NN - Displaced1'.D112]" office:value-type="float" office:value="390" calcext:value-type="float">
            <text:p>390</text:p>
          </table:table-cell>
          <table:table-cell table:formula="of:=[' NN - Displaced1'.E111]*[' NN - Displaced1'.E112]" office:value-type="string" office:string-value="" calcext:value-type="error">
            <text:p>#DIV/0!</text:p>
          </table:table-cell>
          <table:table-cell table:formula="of:=[' NN - Displaced1'.F111]*[' NN - Displaced1'.F112]" office:value-type="float" office:value="200" calcext:value-type="float">
            <text:p>200</text:p>
          </table:table-cell>
          <table:table-cell table:formula="of:=[' NN - Displaced1'.G111]*[' NN - Displaced1'.G112]" office:value-type="float" office:value="292" calcext:value-type="float">
            <text:p>292</text:p>
          </table:table-cell>
          <table:table-cell table:formula="of:=[' NN - Displaced1'.H111]*[' NN - Displaced1'.H112]" office:value-type="float" office:value="528" calcext:value-type="float">
            <text:p>528</text:p>
          </table:table-cell>
          <table:table-cell table:formula="of:=[' NN - Displaced1'.I111]*[' NN - Displaced1'.I112]" office:value-type="string" office:string-value="" calcext:value-type="error">
            <text:p>#DIV/0!</text:p>
          </table:table-cell>
          <table:table-cell table:formula="of:=[' NN - Displaced1'.J111]*[' NN - Displaced1'.J112]" office:value-type="float" office:value="120" calcext:value-type="float">
            <text:p>120</text:p>
          </table:table-cell>
          <table:table-cell table:formula="of:=[' NN - Displaced1'.K111]*[' NN - Displaced1'.K112]" office:value-type="string" office:string-value="" calcext:value-type="error">
            <text:p>#DIV/0!</text:p>
          </table:table-cell>
          <table:table-cell table:formula="of:=[' NN - Displaced1'.L111]*[' NN - Displaced1'.L112]" office:value-type="string" office:string-value="" calcext:value-type="error">
            <text:p>#DIV/0!</text:p>
          </table:table-cell>
          <table:table-cell table:formula="of:=[' NN - Displaced1'.M111]*[' NN - Displaced1'.M11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115]/SUM([' NN - Displaced1'.A115:.L115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116]/SUM([' NN - Displaced1'.A116:.L116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117]/SUM([' NN - Displaced1'.A117:.L11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118]/SUM([' NN - Displaced1'.A118:.L118])" office:value-type="float" office:value="0.0402877697841727" calcext:value-type="float">
            <text:p>0.040287769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119]/SUM([' NN - Displaced1'.A119:.L119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120]/SUM([' NN - Displaced1'.A120:.L120])" office:value-type="float" office:value="0.643097643097643" calcext:value-type="float">
            <text:p>0.6430976431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121]/SUM([' NN - Displaced1'.A121:.L121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122]/SUM([' NN - Displaced1'.A122:.L122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123]/SUM([' NN - Displaced1'.A123:.L123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124]/SUM([' NN - Displaced1'.A124:.L124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125]/SUM([' NN - Displaced1'.A125:.L12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126]/SUM([' NN - Displaced1'.A126:.L12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15]/SUM([' NN - Displaced1'.A115:.A126])" office:value-type="float" office:value="0.999935860432301" calcext:value-type="float">
            <text:p>0.9999358604</text:p>
          </table:table-cell>
          <table:table-cell table:formula="of:=[' NN - Displaced1'.B116]/SUM([' NN - Displaced1'.B115:.B126])" office:value-type="float" office:value="1" calcext:value-type="float">
            <text:p>1</text:p>
          </table:table-cell>
          <table:table-cell table:formula="of:=[' NN - Displaced1'.C117]/SUM([' NN - Displaced1'.C115:.C126])" office:value-type="float" office:value="1" calcext:value-type="float">
            <text:p>1</text:p>
          </table:table-cell>
          <table:table-cell table:formula="of:=[' NN - Displaced1'.D118]/SUM([' NN - Displaced1'.D115:.D126])" office:value-type="float" office:value="0.7" calcext:value-type="float">
            <text:p>0.7</text:p>
          </table:table-cell>
          <table:table-cell table:formula="of:=[' NN - Displaced1'.E119]/SUM([' NN - Displaced1'.E115:.E126])" office:value-type="string" office:string-value="" calcext:value-type="error">
            <text:p>#DIV/0!</text:p>
          </table:table-cell>
          <table:table-cell table:formula="of:=[' NN - Displaced1'.F120]/SUM([' NN - Displaced1'.F115:.F126])" office:value-type="float" office:value="0.313114754098361" calcext:value-type="float">
            <text:p>0.3131147541</text:p>
          </table:table-cell>
          <table:table-cell table:formula="of:=[' NN - Displaced1'.G121]/SUM([' NN - Displaced1'.G115:.G126])" office:value-type="float" office:value="1" calcext:value-type="float">
            <text:p>1</text:p>
          </table:table-cell>
          <table:table-cell table:formula="of:=[' NN - Displaced1'.H122]/SUM([' NN - Displaced1'.H115:.H126])" office:value-type="float" office:value="0.596610169491525" calcext:value-type="float">
            <text:p>0.5966101695</text:p>
          </table:table-cell>
          <table:table-cell table:formula="of:=[' NN - Displaced1'.I123]/SUM([' NN - Displaced1'.I115:.I126])" office:value-type="string" office:string-value="" calcext:value-type="error">
            <text:p>#DIV/0!</text:p>
          </table:table-cell>
          <table:table-cell table:formula="of:=[' NN - Displaced1'.J124]/SUM([' NN - Displaced1'.J115:.J126])" office:value-type="float" office:value="1" calcext:value-type="float">
            <text:p>1</text:p>
          </table:table-cell>
          <table:table-cell table:formula="of:=[' NN - Displaced1'.K125]/SUM([' NN - Displaced1'.K115:.K126])" office:value-type="string" office:string-value="" calcext:value-type="error">
            <text:p>#DIV/0!</text:p>
          </table:table-cell>
          <table:table-cell table:formula="of:=[' NN - Displaced1'.L126]/SUM([' NN - Displaced1'.L115:.L126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115:.A126])" office:value-type="float" office:value="15591" calcext:value-type="float">
            <text:p>15591</text:p>
          </table:table-cell>
          <table:table-cell table:formula="of:=SUM([' NN - Displaced1'.B115:.B126])" office:value-type="float" office:value="1799" calcext:value-type="float">
            <text:p>1799</text:p>
          </table:table-cell>
          <table:table-cell table:formula="of:=SUM([' NN - Displaced1'.C115:.C126])" office:value-type="float" office:value="289" calcext:value-type="float">
            <text:p>289</text:p>
          </table:table-cell>
          <table:table-cell table:formula="of:=SUM([' NN - Displaced1'.D115:.D126])" office:value-type="float" office:value="40" calcext:value-type="float">
            <text:p>40</text:p>
          </table:table-cell>
          <table:table-cell table:formula="of:=SUM([' NN - Displaced1'.E115:.E126])" office:value-type="float" office:value="0" calcext:value-type="float">
            <text:p>0</text:p>
          </table:table-cell>
          <table:table-cell table:formula="of:=SUM([' NN - Displaced1'.F115:.F126])" office:value-type="float" office:value="610" calcext:value-type="float">
            <text:p>610</text:p>
          </table:table-cell>
          <table:table-cell table:formula="of:=SUM([' NN - Displaced1'.G115:.G126])" office:value-type="float" office:value="292" calcext:value-type="float">
            <text:p>292</text:p>
          </table:table-cell>
          <table:table-cell table:formula="of:=SUM([' NN - Displaced1'.H115:.H126])" office:value-type="float" office:value="885" calcext:value-type="float">
            <text:p>885</text:p>
          </table:table-cell>
          <table:table-cell table:formula="of:=SUM([' NN - Displaced1'.I115:.I126])" office:value-type="float" office:value="0" calcext:value-type="float">
            <text:p>0</text:p>
          </table:table-cell>
          <table:table-cell table:formula="of:=SUM([' NN - Displaced1'.J115:.J126])" office:value-type="float" office:value="120" calcext:value-type="float">
            <text:p>120</text:p>
          </table:table-cell>
          <table:table-cell table:formula="of:=SUM([' NN - Displaced1'.K115:.K126])" office:value-type="float" office:value="0" calcext:value-type="float">
            <text:p>0</text:p>
          </table:table-cell>
          <table:table-cell table:formula="of:=SUM([' NN - Displaced1'.L115:.L126])" office:value-type="float" office:value="0" calcext:value-type="float">
            <text:p>0</text:p>
          </table:table-cell>
          <table:table-cell table:formula="of:=SUM([' NN - Displaced1'.M115:.M12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27]*[' NN - Displaced1'.A128]" office:value-type="float" office:value="15590" calcext:value-type="float">
            <text:p>15590</text:p>
          </table:table-cell>
          <table:table-cell table:formula="of:=[' NN - Displaced1'.B127]*[' NN - Displaced1'.B128]" office:value-type="float" office:value="1799" calcext:value-type="float">
            <text:p>1799</text:p>
          </table:table-cell>
          <table:table-cell table:formula="of:=[' NN - Displaced1'.C127]*[' NN - Displaced1'.C128]" office:value-type="float" office:value="289" calcext:value-type="float">
            <text:p>289</text:p>
          </table:table-cell>
          <table:table-cell table:formula="of:=[' NN - Displaced1'.D127]*[' NN - Displaced1'.D128]" office:value-type="float" office:value="28" calcext:value-type="float">
            <text:p>28</text:p>
          </table:table-cell>
          <table:table-cell table:formula="of:=[' NN - Displaced1'.E127]*[' NN - Displaced1'.E128]" office:value-type="string" office:string-value="" calcext:value-type="error">
            <text:p>#DIV/0!</text:p>
          </table:table-cell>
          <table:table-cell table:formula="of:=[' NN - Displaced1'.F127]*[' NN - Displaced1'.F128]" office:value-type="float" office:value="191" calcext:value-type="float">
            <text:p>191</text:p>
          </table:table-cell>
          <table:table-cell table:formula="of:=[' NN - Displaced1'.G127]*[' NN - Displaced1'.G128]" office:value-type="float" office:value="292" calcext:value-type="float">
            <text:p>292</text:p>
          </table:table-cell>
          <table:table-cell table:formula="of:=[' NN - Displaced1'.H127]*[' NN - Displaced1'.H128]" office:value-type="float" office:value="528" calcext:value-type="float">
            <text:p>528</text:p>
          </table:table-cell>
          <table:table-cell table:formula="of:=[' NN - Displaced1'.I127]*[' NN - Displaced1'.I128]" office:value-type="string" office:string-value="" calcext:value-type="error">
            <text:p>#DIV/0!</text:p>
          </table:table-cell>
          <table:table-cell table:formula="of:=[' NN - Displaced1'.J127]*[' NN - Displaced1'.J128]" office:value-type="float" office:value="120" calcext:value-type="float">
            <text:p>120</text:p>
          </table:table-cell>
          <table:table-cell table:formula="of:=[' NN - Displaced1'.K127]*[' NN - Displaced1'.K128]" office:value-type="string" office:string-value="" calcext:value-type="error">
            <text:p>#DIV/0!</text:p>
          </table:table-cell>
          <table:table-cell table:formula="of:=[' NN - Displaced1'.L127]*[' NN - Displaced1'.L128]" office:value-type="string" office:string-value="" calcext:value-type="error">
            <text:p>#DIV/0!</text:p>
          </table:table-cell>
          <table:table-cell table:formula="of:=[' NN - Displaced1'.M127]*[' NN - Displaced1'.M12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131]/SUM([' NN - Displaced1'.A131:.L131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132]/SUM([' NN - Displaced1'.A132:.L13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133]/SUM([' NN - Displaced1'.A133:.L13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134]/SUM([' NN - Displaced1'.A134:.L134])" office:value-type="float" office:value="0.0402877697841727" calcext:value-type="float">
            <text:p>0.040287769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135]/SUM([' NN - Displaced1'.A135:.L135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136]/SUM([' NN - Displaced1'.A136:.L136])" office:value-type="float" office:value="0.626262626262626" calcext:value-type="float">
            <text:p>0.6262626263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137]/SUM([' NN - Displaced1'.A137:.L137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138]/SUM([' NN - Displaced1'.A138:.L138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139]/SUM([' NN - Displaced1'.A139:.L139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140]/SUM([' NN - Displaced1'.A140:.L140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141]/SUM([' NN - Displaced1'.A141:.L14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142]/SUM([' NN - Displaced1'.A142:.L14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31]/SUM([' NN - Displaced1'.A131:.A142])" office:value-type="float" office:value="0.999935860432301" calcext:value-type="float">
            <text:p>0.9999358604</text:p>
          </table:table-cell>
          <table:table-cell table:formula="of:=[' NN - Displaced1'.B132]/SUM([' NN - Displaced1'.B131:.B142])" office:value-type="float" office:value="1" calcext:value-type="float">
            <text:p>1</text:p>
          </table:table-cell>
          <table:table-cell table:formula="of:=[' NN - Displaced1'.C133]/SUM([' NN - Displaced1'.C131:.C142])" office:value-type="float" office:value="1" calcext:value-type="float">
            <text:p>1</text:p>
          </table:table-cell>
          <table:table-cell table:formula="of:=[' NN - Displaced1'.D134]/SUM([' NN - Displaced1'.D131:.D142])" office:value-type="float" office:value="0.777777777777778" calcext:value-type="float">
            <text:p>0.7777777778</text:p>
          </table:table-cell>
          <table:table-cell table:formula="of:=[' NN - Displaced1'.E135]/SUM([' NN - Displaced1'.E131:.E142])" office:value-type="string" office:string-value="" calcext:value-type="error">
            <text:p>#DIV/0!</text:p>
          </table:table-cell>
          <table:table-cell table:formula="of:=[' NN - Displaced1'.F136]/SUM([' NN - Displaced1'.F131:.F142])" office:value-type="float" office:value="0.984126984126984" calcext:value-type="float">
            <text:p>0.9841269841</text:p>
          </table:table-cell>
          <table:table-cell table:formula="of:=[' NN - Displaced1'.G137]/SUM([' NN - Displaced1'.G131:.G142])" office:value-type="float" office:value="1" calcext:value-type="float">
            <text:p>1</text:p>
          </table:table-cell>
          <table:table-cell table:formula="of:=[' NN - Displaced1'.H138]/SUM([' NN - Displaced1'.H131:.H142])" office:value-type="float" office:value="0.403053435114504" calcext:value-type="float">
            <text:p>0.4030534351</text:p>
          </table:table-cell>
          <table:table-cell table:formula="of:=[' NN - Displaced1'.I139]/SUM([' NN - Displaced1'.I131:.I142])" office:value-type="string" office:string-value="" calcext:value-type="error">
            <text:p>#DIV/0!</text:p>
          </table:table-cell>
          <table:table-cell table:formula="of:=[' NN - Displaced1'.J140]/SUM([' NN - Displaced1'.J131:.J142])" office:value-type="float" office:value="1" calcext:value-type="float">
            <text:p>1</text:p>
          </table:table-cell>
          <table:table-cell table:formula="of:=[' NN - Displaced1'.K141]/SUM([' NN - Displaced1'.K131:.K142])" office:value-type="string" office:string-value="" calcext:value-type="error">
            <text:p>#DIV/0!</text:p>
          </table:table-cell>
          <table:table-cell table:formula="of:=[' NN - Displaced1'.L142]/SUM([' NN - Displaced1'.L131:.L142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131:.A142])" office:value-type="float" office:value="15591" calcext:value-type="float">
            <text:p>15591</text:p>
          </table:table-cell>
          <table:table-cell table:formula="of:=SUM([' NN - Displaced1'.B131:.B142])" office:value-type="float" office:value="1799" calcext:value-type="float">
            <text:p>1799</text:p>
          </table:table-cell>
          <table:table-cell table:formula="of:=SUM([' NN - Displaced1'.C131:.C142])" office:value-type="float" office:value="289" calcext:value-type="float">
            <text:p>289</text:p>
          </table:table-cell>
          <table:table-cell table:formula="of:=SUM([' NN - Displaced1'.D131:.D142])" office:value-type="float" office:value="36" calcext:value-type="float">
            <text:p>36</text:p>
          </table:table-cell>
          <table:table-cell table:formula="of:=SUM([' NN - Displaced1'.E131:.E142])" office:value-type="float" office:value="0" calcext:value-type="float">
            <text:p>0</text:p>
          </table:table-cell>
          <table:table-cell table:formula="of:=SUM([' NN - Displaced1'.F131:.F142])" office:value-type="float" office:value="189" calcext:value-type="float">
            <text:p>189</text:p>
          </table:table-cell>
          <table:table-cell table:formula="of:=SUM([' NN - Displaced1'.G131:.G142])" office:value-type="float" office:value="292" calcext:value-type="float">
            <text:p>292</text:p>
          </table:table-cell>
          <table:table-cell table:formula="of:=SUM([' NN - Displaced1'.H131:.H142])" office:value-type="float" office:value="1310" calcext:value-type="float">
            <text:p>1310</text:p>
          </table:table-cell>
          <table:table-cell table:formula="of:=SUM([' NN - Displaced1'.I131:.I142])" office:value-type="float" office:value="0" calcext:value-type="float">
            <text:p>0</text:p>
          </table:table-cell>
          <table:table-cell table:formula="of:=SUM([' NN - Displaced1'.J131:.J142])" office:value-type="float" office:value="120" calcext:value-type="float">
            <text:p>120</text:p>
          </table:table-cell>
          <table:table-cell table:formula="of:=SUM([' NN - Displaced1'.K131:.K142])" office:value-type="float" office:value="0" calcext:value-type="float">
            <text:p>0</text:p>
          </table:table-cell>
          <table:table-cell table:formula="of:=SUM([' NN - Displaced1'.L131:.L142])" office:value-type="float" office:value="0" calcext:value-type="float">
            <text:p>0</text:p>
          </table:table-cell>
          <table:table-cell table:formula="of:=SUM([' NN - Displaced1'.M131:.M14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43]*[' NN - Displaced1'.A144]" office:value-type="float" office:value="15590" calcext:value-type="float">
            <text:p>15590</text:p>
          </table:table-cell>
          <table:table-cell table:formula="of:=[' NN - Displaced1'.B143]*[' NN - Displaced1'.B144]" office:value-type="float" office:value="1799" calcext:value-type="float">
            <text:p>1799</text:p>
          </table:table-cell>
          <table:table-cell table:formula="of:=[' NN - Displaced1'.C143]*[' NN - Displaced1'.C144]" office:value-type="float" office:value="289" calcext:value-type="float">
            <text:p>289</text:p>
          </table:table-cell>
          <table:table-cell table:formula="of:=[' NN - Displaced1'.D143]*[' NN - Displaced1'.D144]" office:value-type="float" office:value="28" calcext:value-type="float">
            <text:p>28</text:p>
          </table:table-cell>
          <table:table-cell table:formula="of:=[' NN - Displaced1'.E143]*[' NN - Displaced1'.E144]" office:value-type="string" office:string-value="" calcext:value-type="error">
            <text:p>#DIV/0!</text:p>
          </table:table-cell>
          <table:table-cell table:formula="of:=[' NN - Displaced1'.F143]*[' NN - Displaced1'.F144]" office:value-type="float" office:value="186" calcext:value-type="float">
            <text:p>186</text:p>
          </table:table-cell>
          <table:table-cell table:formula="of:=[' NN - Displaced1'.G143]*[' NN - Displaced1'.G144]" office:value-type="float" office:value="292" calcext:value-type="float">
            <text:p>292</text:p>
          </table:table-cell>
          <table:table-cell table:formula="of:=[' NN - Displaced1'.H143]*[' NN - Displaced1'.H144]" office:value-type="float" office:value="528" calcext:value-type="float">
            <text:p>528</text:p>
          </table:table-cell>
          <table:table-cell table:formula="of:=[' NN - Displaced1'.I143]*[' NN - Displaced1'.I144]" office:value-type="string" office:string-value="" calcext:value-type="error">
            <text:p>#DIV/0!</text:p>
          </table:table-cell>
          <table:table-cell table:formula="of:=[' NN - Displaced1'.J143]*[' NN - Displaced1'.J144]" office:value-type="float" office:value="120" calcext:value-type="float">
            <text:p>120</text:p>
          </table:table-cell>
          <table:table-cell table:formula="of:=[' NN - Displaced1'.K143]*[' NN - Displaced1'.K144]" office:value-type="string" office:string-value="" calcext:value-type="error">
            <text:p>#DIV/0!</text:p>
          </table:table-cell>
          <table:table-cell table:formula="of:=[' NN - Displaced1'.L143]*[' NN - Displaced1'.L144]" office:value-type="string" office:string-value="" calcext:value-type="error">
            <text:p>#DIV/0!</text:p>
          </table:table-cell>
          <table:table-cell table:formula="of:=[' NN - Displaced1'.M143]*[' NN - Displaced1'.M14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147]/SUM([' NN - Displaced1'.A147:.L147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148]/SUM([' NN - Displaced1'.A148:.L14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149]/SUM([' NN - Displaced1'.A149:.L14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150]/SUM([' NN - Displaced1'.A150:.L150])" office:value-type="float" office:value="0.0402877697841727" calcext:value-type="float">
            <text:p>0.040287769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151]/SUM([' NN - Displaced1'.A151:.L151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152]/SUM([' NN - Displaced1'.A152:.L152])" office:value-type="float" office:value="0.632996632996633" calcext:value-type="float">
            <text:p>0.632996633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153]/SUM([' NN - Displaced1'.A153:.L153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154]/SUM([' NN - Displaced1'.A154:.L154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155]/SUM([' NN - Displaced1'.A155:.L155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156]/SUM([' NN - Displaced1'.A156:.L156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 NN - Displaced1'.K157]/SUM([' NN - Displaced1'.A157:.L15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158]/SUM([' NN - Displaced1'.A158:.L15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47]/SUM([' NN - Displaced1'.A147:.A158])" office:value-type="float" office:value="0.999871729091842" calcext:value-type="float">
            <text:p>0.9998717291</text:p>
          </table:table-cell>
          <table:table-cell table:formula="of:=[' NN - Displaced1'.B148]/SUM([' NN - Displaced1'.B147:.B158])" office:value-type="float" office:value="1" calcext:value-type="float">
            <text:p>1</text:p>
          </table:table-cell>
          <table:table-cell table:formula="of:=[' NN - Displaced1'.C149]/SUM([' NN - Displaced1'.C147:.C158])" office:value-type="float" office:value="1" calcext:value-type="float">
            <text:p>1</text:p>
          </table:table-cell>
          <table:table-cell table:formula="of:=[' NN - Displaced1'.D150]/SUM([' NN - Displaced1'.D147:.D158])" office:value-type="float" office:value="0.777777777777778" calcext:value-type="float">
            <text:p>0.7777777778</text:p>
          </table:table-cell>
          <table:table-cell table:formula="of:=[' NN - Displaced1'.E151]/SUM([' NN - Displaced1'.E147:.E158])" office:value-type="string" office:string-value="" calcext:value-type="error">
            <text:p>#DIV/0!</text:p>
          </table:table-cell>
          <table:table-cell table:formula="of:=[' NN - Displaced1'.F152]/SUM([' NN - Displaced1'.F147:.F158])" office:value-type="float" office:value="0.284417549167927" calcext:value-type="float">
            <text:p>0.2844175492</text:p>
          </table:table-cell>
          <table:table-cell table:formula="of:=[' NN - Displaced1'.G153]/SUM([' NN - Displaced1'.G147:.G158])" office:value-type="float" office:value="1" calcext:value-type="float">
            <text:p>1</text:p>
          </table:table-cell>
          <table:table-cell table:formula="of:=[' NN - Displaced1'.H154]/SUM([' NN - Displaced1'.H147:.H158])" office:value-type="float" office:value="0.630824372759857" calcext:value-type="float">
            <text:p>0.6308243728</text:p>
          </table:table-cell>
          <table:table-cell table:formula="of:=[' NN - Displaced1'.I155]/SUM([' NN - Displaced1'.I147:.I158])" office:value-type="string" office:string-value="" calcext:value-type="error">
            <text:p>#DIV/0!</text:p>
          </table:table-cell>
          <table:table-cell table:formula="of:=[' NN - Displaced1'.J156]/SUM([' NN - Displaced1'.J147:.J158])" office:value-type="float" office:value="1" calcext:value-type="float">
            <text:p>1</text:p>
          </table:table-cell>
          <table:table-cell table:formula="of:=[' NN - Displaced1'.K157]/SUM([' NN - Displaced1'.K147:.K158])" office:value-type="string" office:string-value="" calcext:value-type="error">
            <text:p>#DIV/0!</text:p>
          </table:table-cell>
          <table:table-cell table:formula="of:=[' NN - Displaced1'.L158]/SUM([' NN - Displaced1'.L147:.L158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147:.A158])" office:value-type="float" office:value="15592" calcext:value-type="float">
            <text:p>15592</text:p>
          </table:table-cell>
          <table:table-cell table:formula="of:=SUM([' NN - Displaced1'.B147:.B158])" office:value-type="float" office:value="1799" calcext:value-type="float">
            <text:p>1799</text:p>
          </table:table-cell>
          <table:table-cell table:formula="of:=SUM([' NN - Displaced1'.C147:.C158])" office:value-type="float" office:value="289" calcext:value-type="float">
            <text:p>289</text:p>
          </table:table-cell>
          <table:table-cell table:formula="of:=SUM([' NN - Displaced1'.D147:.D158])" office:value-type="float" office:value="36" calcext:value-type="float">
            <text:p>36</text:p>
          </table:table-cell>
          <table:table-cell table:formula="of:=SUM([' NN - Displaced1'.E147:.E158])" office:value-type="float" office:value="0" calcext:value-type="float">
            <text:p>0</text:p>
          </table:table-cell>
          <table:table-cell table:formula="of:=SUM([' NN - Displaced1'.F147:.F158])" office:value-type="float" office:value="661" calcext:value-type="float">
            <text:p>661</text:p>
          </table:table-cell>
          <table:table-cell table:formula="of:=SUM([' NN - Displaced1'.G147:.G158])" office:value-type="float" office:value="292" calcext:value-type="float">
            <text:p>292</text:p>
          </table:table-cell>
          <table:table-cell table:formula="of:=SUM([' NN - Displaced1'.H147:.H158])" office:value-type="float" office:value="837" calcext:value-type="float">
            <text:p>837</text:p>
          </table:table-cell>
          <table:table-cell table:formula="of:=SUM([' NN - Displaced1'.I147:.I158])" office:value-type="float" office:value="0" calcext:value-type="float">
            <text:p>0</text:p>
          </table:table-cell>
          <table:table-cell table:formula="of:=SUM([' NN - Displaced1'.J147:.J158])" office:value-type="float" office:value="120" calcext:value-type="float">
            <text:p>120</text:p>
          </table:table-cell>
          <table:table-cell table:formula="of:=SUM([' NN - Displaced1'.K147:.K158])" office:value-type="float" office:value="0" calcext:value-type="float">
            <text:p>0</text:p>
          </table:table-cell>
          <table:table-cell table:formula="of:=SUM([' NN - Displaced1'.L147:.L158])" office:value-type="float" office:value="0" calcext:value-type="float">
            <text:p>0</text:p>
          </table:table-cell>
          <table:table-cell table:formula="of:=SUM([' NN - Displaced1'.M147:.M15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59]*[' NN - Displaced1'.A160]" office:value-type="float" office:value="15590" calcext:value-type="float">
            <text:p>15590</text:p>
          </table:table-cell>
          <table:table-cell table:formula="of:=[' NN - Displaced1'.B159]*[' NN - Displaced1'.B160]" office:value-type="float" office:value="1799" calcext:value-type="float">
            <text:p>1799</text:p>
          </table:table-cell>
          <table:table-cell table:formula="of:=[' NN - Displaced1'.C159]*[' NN - Displaced1'.C160]" office:value-type="float" office:value="289" calcext:value-type="float">
            <text:p>289</text:p>
          </table:table-cell>
          <table:table-cell table:formula="of:=[' NN - Displaced1'.D159]*[' NN - Displaced1'.D160]" office:value-type="float" office:value="28" calcext:value-type="float">
            <text:p>28</text:p>
          </table:table-cell>
          <table:table-cell table:formula="of:=[' NN - Displaced1'.E159]*[' NN - Displaced1'.E160]" office:value-type="string" office:string-value="" calcext:value-type="error">
            <text:p>#DIV/0!</text:p>
          </table:table-cell>
          <table:table-cell table:formula="of:=[' NN - Displaced1'.F159]*[' NN - Displaced1'.F160]" office:value-type="float" office:value="188" calcext:value-type="float">
            <text:p>188</text:p>
          </table:table-cell>
          <table:table-cell table:formula="of:=[' NN - Displaced1'.G159]*[' NN - Displaced1'.G160]" office:value-type="float" office:value="292" calcext:value-type="float">
            <text:p>292</text:p>
          </table:table-cell>
          <table:table-cell table:formula="of:=[' NN - Displaced1'.H159]*[' NN - Displaced1'.H160]" office:value-type="float" office:value="528" calcext:value-type="float">
            <text:p>528</text:p>
          </table:table-cell>
          <table:table-cell table:formula="of:=[' NN - Displaced1'.I159]*[' NN - Displaced1'.I160]" office:value-type="string" office:string-value="" calcext:value-type="error">
            <text:p>#DIV/0!</text:p>
          </table:table-cell>
          <table:table-cell table:formula="of:=[' NN - Displaced1'.J159]*[' NN - Displaced1'.J160]" office:value-type="float" office:value="120" calcext:value-type="float">
            <text:p>120</text:p>
          </table:table-cell>
          <table:table-cell table:formula="of:=[' NN - Displaced1'.K159]*[' NN - Displaced1'.K160]" office:value-type="string" office:string-value="" calcext:value-type="error">
            <text:p>#DIV/0!</text:p>
          </table:table-cell>
          <table:table-cell table:formula="of:=[' NN - Displaced1'.L159]*[' NN - Displaced1'.L160]" office:value-type="string" office:string-value="" calcext:value-type="error">
            <text:p>#DIV/0!</text:p>
          </table:table-cell>
          <table:table-cell table:formula="of:=[' NN - Displaced1'.M159]*[' NN - Displaced1'.M16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163]/SUM([' NN - Displaced1'.A163:.L163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164]/SUM([' NN - Displaced1'.A164:.L164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165]/SUM([' NN - Displaced1'.A165:.L16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166]/SUM([' NN - Displaced1'.A166:.L166])" office:value-type="float" office:value="0.037410071942446" calcext:value-type="float">
            <text:p>0.0374100719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167]/SUM([' NN - Displaced1'.A167:.L167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168]/SUM([' NN - Displaced1'.A168:.L168])" office:value-type="float" office:value="0.65993265993266" calcext:value-type="float">
            <text:p>0.6599326599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169]/SUM([' NN - Displaced1'.A169:.L169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170]/SUM([' NN - Displaced1'.A170:.L170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171]/SUM([' NN - Displaced1'.A171:.L171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172]/SUM([' NN - Displaced1'.A172:.L172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173]/SUM([' NN - Displaced1'.A173:.L17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174]/SUM([' NN - Displaced1'.A174:.L17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63]/SUM([' NN - Displaced1'.A163:.A174])" office:value-type="float" office:value="0.999871729091842" calcext:value-type="float">
            <text:p>0.9998717291</text:p>
          </table:table-cell>
          <table:table-cell table:formula="of:=[' NN - Displaced1'.B164]/SUM([' NN - Displaced1'.B163:.B174])" office:value-type="float" office:value="1" calcext:value-type="float">
            <text:p>1</text:p>
          </table:table-cell>
          <table:table-cell table:formula="of:=[' NN - Displaced1'.C165]/SUM([' NN - Displaced1'.C163:.C174])" office:value-type="float" office:value="1" calcext:value-type="float">
            <text:p>1</text:p>
          </table:table-cell>
          <table:table-cell table:formula="of:=[' NN - Displaced1'.D166]/SUM([' NN - Displaced1'.D163:.D174])" office:value-type="float" office:value="0.666666666666667" calcext:value-type="float">
            <text:p>0.6666666667</text:p>
          </table:table-cell>
          <table:table-cell table:formula="of:=[' NN - Displaced1'.E167]/SUM([' NN - Displaced1'.E163:.E174])" office:value-type="string" office:string-value="" calcext:value-type="error">
            <text:p>#DIV/0!</text:p>
          </table:table-cell>
          <table:table-cell table:formula="of:=[' NN - Displaced1'.F168]/SUM([' NN - Displaced1'.F163:.F174])" office:value-type="float" office:value="0.317666126418152" calcext:value-type="float">
            <text:p>0.3176661264</text:p>
          </table:table-cell>
          <table:table-cell table:formula="of:=[' NN - Displaced1'.G169]/SUM([' NN - Displaced1'.G163:.G174])" office:value-type="float" office:value="1" calcext:value-type="float">
            <text:p>1</text:p>
          </table:table-cell>
          <table:table-cell table:formula="of:=[' NN - Displaced1'.H170]/SUM([' NN - Displaced1'.H163:.H174])" office:value-type="float" office:value="0.601366742596811" calcext:value-type="float">
            <text:p>0.6013667426</text:p>
          </table:table-cell>
          <table:table-cell table:formula="of:=[' NN - Displaced1'.I171]/SUM([' NN - Displaced1'.I163:.I174])" office:value-type="string" office:string-value="" calcext:value-type="error">
            <text:p>#DIV/0!</text:p>
          </table:table-cell>
          <table:table-cell table:formula="of:=[' NN - Displaced1'.J172]/SUM([' NN - Displaced1'.J163:.J174])" office:value-type="float" office:value="1" calcext:value-type="float">
            <text:p>1</text:p>
          </table:table-cell>
          <table:table-cell table:formula="of:=[' NN - Displaced1'.K173]/SUM([' NN - Displaced1'.K163:.K174])" office:value-type="string" office:string-value="" calcext:value-type="error">
            <text:p>#DIV/0!</text:p>
          </table:table-cell>
          <table:table-cell table:formula="of:=[' NN - Displaced1'.L174]/SUM([' NN - Displaced1'.L163:.L174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163:.A174])" office:value-type="float" office:value="15592" calcext:value-type="float">
            <text:p>15592</text:p>
          </table:table-cell>
          <table:table-cell table:formula="of:=SUM([' NN - Displaced1'.B163:.B174])" office:value-type="float" office:value="1799" calcext:value-type="float">
            <text:p>1799</text:p>
          </table:table-cell>
          <table:table-cell table:formula="of:=SUM([' NN - Displaced1'.C163:.C174])" office:value-type="float" office:value="289" calcext:value-type="float">
            <text:p>289</text:p>
          </table:table-cell>
          <table:table-cell table:formula="of:=SUM([' NN - Displaced1'.D163:.D174])" office:value-type="float" office:value="39" calcext:value-type="float">
            <text:p>39</text:p>
          </table:table-cell>
          <table:table-cell table:formula="of:=SUM([' NN - Displaced1'.E163:.E174])" office:value-type="float" office:value="0" calcext:value-type="float">
            <text:p>0</text:p>
          </table:table-cell>
          <table:table-cell table:formula="of:=SUM([' NN - Displaced1'.F163:.F174])" office:value-type="float" office:value="617" calcext:value-type="float">
            <text:p>617</text:p>
          </table:table-cell>
          <table:table-cell table:formula="of:=SUM([' NN - Displaced1'.G163:.G174])" office:value-type="float" office:value="292" calcext:value-type="float">
            <text:p>292</text:p>
          </table:table-cell>
          <table:table-cell table:formula="of:=SUM([' NN - Displaced1'.H163:.H174])" office:value-type="float" office:value="878" calcext:value-type="float">
            <text:p>878</text:p>
          </table:table-cell>
          <table:table-cell table:formula="of:=SUM([' NN - Displaced1'.I163:.I174])" office:value-type="float" office:value="0" calcext:value-type="float">
            <text:p>0</text:p>
          </table:table-cell>
          <table:table-cell table:formula="of:=SUM([' NN - Displaced1'.J163:.J174])" office:value-type="float" office:value="120" calcext:value-type="float">
            <text:p>120</text:p>
          </table:table-cell>
          <table:table-cell table:formula="of:=SUM([' NN - Displaced1'.K163:.K174])" office:value-type="float" office:value="0" calcext:value-type="float">
            <text:p>0</text:p>
          </table:table-cell>
          <table:table-cell table:formula="of:=SUM([' NN - Displaced1'.L163:.L174])" office:value-type="float" office:value="0" calcext:value-type="float">
            <text:p>0</text:p>
          </table:table-cell>
          <table:table-cell table:formula="of:=SUM([' NN - Displaced1'.M163:.M17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75]*[' NN - Displaced1'.A176]" office:value-type="float" office:value="15590" calcext:value-type="float">
            <text:p>15590</text:p>
          </table:table-cell>
          <table:table-cell table:formula="of:=[' NN - Displaced1'.B175]*[' NN - Displaced1'.B176]" office:value-type="float" office:value="1799" calcext:value-type="float">
            <text:p>1799</text:p>
          </table:table-cell>
          <table:table-cell table:formula="of:=[' NN - Displaced1'.C175]*[' NN - Displaced1'.C176]" office:value-type="float" office:value="289" calcext:value-type="float">
            <text:p>289</text:p>
          </table:table-cell>
          <table:table-cell table:formula="of:=[' NN - Displaced1'.D175]*[' NN - Displaced1'.D176]" office:value-type="float" office:value="26" calcext:value-type="float">
            <text:p>26</text:p>
          </table:table-cell>
          <table:table-cell table:formula="of:=[' NN - Displaced1'.E175]*[' NN - Displaced1'.E176]" office:value-type="string" office:string-value="" calcext:value-type="error">
            <text:p>#DIV/0!</text:p>
          </table:table-cell>
          <table:table-cell table:formula="of:=[' NN - Displaced1'.F175]*[' NN - Displaced1'.F176]" office:value-type="float" office:value="196" calcext:value-type="float">
            <text:p>196</text:p>
          </table:table-cell>
          <table:table-cell table:formula="of:=[' NN - Displaced1'.G175]*[' NN - Displaced1'.G176]" office:value-type="float" office:value="292" calcext:value-type="float">
            <text:p>292</text:p>
          </table:table-cell>
          <table:table-cell table:formula="of:=[' NN - Displaced1'.H175]*[' NN - Displaced1'.H176]" office:value-type="float" office:value="528" calcext:value-type="float">
            <text:p>528</text:p>
          </table:table-cell>
          <table:table-cell table:formula="of:=[' NN - Displaced1'.I175]*[' NN - Displaced1'.I176]" office:value-type="string" office:string-value="" calcext:value-type="error">
            <text:p>#DIV/0!</text:p>
          </table:table-cell>
          <table:table-cell table:formula="of:=[' NN - Displaced1'.J175]*[' NN - Displaced1'.J176]" office:value-type="float" office:value="120" calcext:value-type="float">
            <text:p>120</text:p>
          </table:table-cell>
          <table:table-cell table:formula="of:=[' NN - Displaced1'.K175]*[' NN - Displaced1'.K176]" office:value-type="string" office:string-value="" calcext:value-type="error">
            <text:p>#DIV/0!</text:p>
          </table:table-cell>
          <table:table-cell table:formula="of:=[' NN - Displaced1'.L175]*[' NN - Displaced1'.L176]" office:value-type="string" office:string-value="" calcext:value-type="error">
            <text:p>#DIV/0!</text:p>
          </table:table-cell>
          <table:table-cell table:formula="of:=[' NN - Displaced1'.M175]*[' NN - Displaced1'.M1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179]/SUM([' NN - Displaced1'.A179:.L179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180]/SUM([' NN - Displaced1'.A180:.L180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181]/SUM([' NN - Displaced1'.A181:.L18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182]/SUM([' NN - Displaced1'.A182:.L182])" office:value-type="float" office:value="0.0402877697841727" calcext:value-type="float">
            <text:p>0.040287769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183]/SUM([' NN - Displaced1'.A183:.L183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184]/SUM([' NN - Displaced1'.A184:.L184])" office:value-type="float" office:value="0.693602693602694" calcext:value-type="float">
            <text:p>0.6936026936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185]/SUM([' NN - Displaced1'.A185:.L185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186]/SUM([' NN - Displaced1'.A186:.L186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187]/SUM([' NN - Displaced1'.A187:.L187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188]/SUM([' NN - Displaced1'.A188:.L188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 NN - Displaced1'.K189]/SUM([' NN - Displaced1'.A189:.L189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190]/SUM([' NN - Displaced1'.A190:.L19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79]/SUM([' NN - Displaced1'.A179:.A190])" office:value-type="float" office:value="0.999935860432301" calcext:value-type="float">
            <text:p>0.9999358604</text:p>
          </table:table-cell>
          <table:table-cell table:formula="of:=[' NN - Displaced1'.B180]/SUM([' NN - Displaced1'.B179:.B190])" office:value-type="float" office:value="1" calcext:value-type="float">
            <text:p>1</text:p>
          </table:table-cell>
          <table:table-cell table:formula="of:=[' NN - Displaced1'.C181]/SUM([' NN - Displaced1'.C179:.C190])" office:value-type="float" office:value="1" calcext:value-type="float">
            <text:p>1</text:p>
          </table:table-cell>
          <table:table-cell table:formula="of:=[' NN - Displaced1'.D182]/SUM([' NN - Displaced1'.D179:.D190])" office:value-type="float" office:value="0.777777777777778" calcext:value-type="float">
            <text:p>0.7777777778</text:p>
          </table:table-cell>
          <table:table-cell table:formula="of:=[' NN - Displaced1'.E183]/SUM([' NN - Displaced1'.E179:.E190])" office:value-type="string" office:string-value="" calcext:value-type="error">
            <text:p>#DIV/0!</text:p>
          </table:table-cell>
          <table:table-cell table:formula="of:=[' NN - Displaced1'.F184]/SUM([' NN - Displaced1'.F179:.F190])" office:value-type="float" office:value="0.326465927099841" calcext:value-type="float">
            <text:p>0.3264659271</text:p>
          </table:table-cell>
          <table:table-cell table:formula="of:=[' NN - Displaced1'.G185]/SUM([' NN - Displaced1'.G179:.G190])" office:value-type="float" office:value="1" calcext:value-type="float">
            <text:p>1</text:p>
          </table:table-cell>
          <table:table-cell table:formula="of:=[' NN - Displaced1'.H186]/SUM([' NN - Displaced1'.H179:.H190])" office:value-type="float" office:value="0.608294930875576" calcext:value-type="float">
            <text:p>0.6082949309</text:p>
          </table:table-cell>
          <table:table-cell table:formula="of:=[' NN - Displaced1'.I187]/SUM([' NN - Displaced1'.I179:.I190])" office:value-type="string" office:string-value="" calcext:value-type="error">
            <text:p>#DIV/0!</text:p>
          </table:table-cell>
          <table:table-cell table:formula="of:=[' NN - Displaced1'.J188]/SUM([' NN - Displaced1'.J179:.J190])" office:value-type="float" office:value="1" calcext:value-type="float">
            <text:p>1</text:p>
          </table:table-cell>
          <table:table-cell table:formula="of:=[' NN - Displaced1'.K189]/SUM([' NN - Displaced1'.K179:.K190])" office:value-type="string" office:string-value="" calcext:value-type="error">
            <text:p>#DIV/0!</text:p>
          </table:table-cell>
          <table:table-cell table:formula="of:=[' NN - Displaced1'.L190]/SUM([' NN - Displaced1'.L179:.L190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179:.A190])" office:value-type="float" office:value="15591" calcext:value-type="float">
            <text:p>15591</text:p>
          </table:table-cell>
          <table:table-cell table:formula="of:=SUM([' NN - Displaced1'.B179:.B190])" office:value-type="float" office:value="1799" calcext:value-type="float">
            <text:p>1799</text:p>
          </table:table-cell>
          <table:table-cell table:formula="of:=SUM([' NN - Displaced1'.C179:.C190])" office:value-type="float" office:value="289" calcext:value-type="float">
            <text:p>289</text:p>
          </table:table-cell>
          <table:table-cell table:formula="of:=SUM([' NN - Displaced1'.D179:.D190])" office:value-type="float" office:value="36" calcext:value-type="float">
            <text:p>36</text:p>
          </table:table-cell>
          <table:table-cell table:formula="of:=SUM([' NN - Displaced1'.E179:.E190])" office:value-type="float" office:value="0" calcext:value-type="float">
            <text:p>0</text:p>
          </table:table-cell>
          <table:table-cell table:formula="of:=SUM([' NN - Displaced1'.F179:.F190])" office:value-type="float" office:value="631" calcext:value-type="float">
            <text:p>631</text:p>
          </table:table-cell>
          <table:table-cell table:formula="of:=SUM([' NN - Displaced1'.G179:.G190])" office:value-type="float" office:value="292" calcext:value-type="float">
            <text:p>292</text:p>
          </table:table-cell>
          <table:table-cell table:formula="of:=SUM([' NN - Displaced1'.H179:.H190])" office:value-type="float" office:value="868" calcext:value-type="float">
            <text:p>868</text:p>
          </table:table-cell>
          <table:table-cell table:formula="of:=SUM([' NN - Displaced1'.I179:.I190])" office:value-type="float" office:value="0" calcext:value-type="float">
            <text:p>0</text:p>
          </table:table-cell>
          <table:table-cell table:formula="of:=SUM([' NN - Displaced1'.J179:.J190])" office:value-type="float" office:value="120" calcext:value-type="float">
            <text:p>120</text:p>
          </table:table-cell>
          <table:table-cell table:formula="of:=SUM([' NN - Displaced1'.K179:.K190])" office:value-type="float" office:value="0" calcext:value-type="float">
            <text:p>0</text:p>
          </table:table-cell>
          <table:table-cell table:formula="of:=SUM([' NN - Displaced1'.L179:.L190])" office:value-type="float" office:value="0" calcext:value-type="float">
            <text:p>0</text:p>
          </table:table-cell>
          <table:table-cell table:formula="of:=SUM([' NN - Displaced1'.M179:.M19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91]*[' NN - Displaced1'.A192]" office:value-type="float" office:value="15590" calcext:value-type="float">
            <text:p>15590</text:p>
          </table:table-cell>
          <table:table-cell table:formula="of:=[' NN - Displaced1'.B191]*[' NN - Displaced1'.B192]" office:value-type="float" office:value="1799" calcext:value-type="float">
            <text:p>1799</text:p>
          </table:table-cell>
          <table:table-cell table:formula="of:=[' NN - Displaced1'.C191]*[' NN - Displaced1'.C192]" office:value-type="float" office:value="289" calcext:value-type="float">
            <text:p>289</text:p>
          </table:table-cell>
          <table:table-cell table:formula="of:=[' NN - Displaced1'.D191]*[' NN - Displaced1'.D192]" office:value-type="float" office:value="28" calcext:value-type="float">
            <text:p>28</text:p>
          </table:table-cell>
          <table:table-cell table:formula="of:=[' NN - Displaced1'.E191]*[' NN - Displaced1'.E192]" office:value-type="string" office:string-value="" calcext:value-type="error">
            <text:p>#DIV/0!</text:p>
          </table:table-cell>
          <table:table-cell table:formula="of:=[' NN - Displaced1'.F191]*[' NN - Displaced1'.F192]" office:value-type="float" office:value="206" calcext:value-type="float">
            <text:p>206</text:p>
          </table:table-cell>
          <table:table-cell table:formula="of:=[' NN - Displaced1'.G191]*[' NN - Displaced1'.G192]" office:value-type="float" office:value="292" calcext:value-type="float">
            <text:p>292</text:p>
          </table:table-cell>
          <table:table-cell table:formula="of:=[' NN - Displaced1'.H191]*[' NN - Displaced1'.H192]" office:value-type="float" office:value="528" calcext:value-type="float">
            <text:p>528</text:p>
          </table:table-cell>
          <table:table-cell table:formula="of:=[' NN - Displaced1'.I191]*[' NN - Displaced1'.I192]" office:value-type="string" office:string-value="" calcext:value-type="error">
            <text:p>#DIV/0!</text:p>
          </table:table-cell>
          <table:table-cell table:formula="of:=[' NN - Displaced1'.J191]*[' NN - Displaced1'.J192]" office:value-type="float" office:value="120" calcext:value-type="float">
            <text:p>120</text:p>
          </table:table-cell>
          <table:table-cell table:formula="of:=[' NN - Displaced1'.K191]*[' NN - Displaced1'.K192]" office:value-type="string" office:string-value="" calcext:value-type="error">
            <text:p>#DIV/0!</text:p>
          </table:table-cell>
          <table:table-cell table:formula="of:=[' NN - Displaced1'.L191]*[' NN - Displaced1'.L192]" office:value-type="string" office:string-value="" calcext:value-type="error">
            <text:p>#DIV/0!</text:p>
          </table:table-cell>
          <table:table-cell table:formula="of:=[' NN - Displaced1'.M191]*[' NN - Displaced1'.M19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195]/SUM([' NN - Displaced1'.A195:.L195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196]/SUM([' NN - Displaced1'.A196:.L196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197]/SUM([' NN - Displaced1'.A197:.L19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198]/SUM([' NN - Displaced1'.A198:.L198])" office:value-type="float" office:value="0.250359712230216" calcext:value-type="float">
            <text:p>0.2503597122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199]/SUM([' NN - Displaced1'.A199:.L199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200]/SUM([' NN - Displaced1'.A200:.L200])" office:value-type="float" office:value="0.643097643097643" calcext:value-type="float">
            <text:p>0.6430976431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201]/SUM([' NN - Displaced1'.A201:.L201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202]/SUM([' NN - Displaced1'.A202:.L202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203]/SUM([' NN - Displaced1'.A203:.L203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204]/SUM([' NN - Displaced1'.A204:.L204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205]/SUM([' NN - Displaced1'.A205:.L20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206]/SUM([' NN - Displaced1'.A206:.L20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195]/SUM([' NN - Displaced1'.A195:.A206])" office:value-type="float" office:value="0.999935860432301" calcext:value-type="float">
            <text:p>0.9999358604</text:p>
          </table:table-cell>
          <table:table-cell table:formula="of:=[' NN - Displaced1'.B196]/SUM([' NN - Displaced1'.B195:.B206])" office:value-type="float" office:value="1" calcext:value-type="float">
            <text:p>1</text:p>
          </table:table-cell>
          <table:table-cell table:formula="of:=[' NN - Displaced1'.C197]/SUM([' NN - Displaced1'.C195:.C206])" office:value-type="float" office:value="1" calcext:value-type="float">
            <text:p>1</text:p>
          </table:table-cell>
          <table:table-cell table:formula="of:=[' NN - Displaced1'.D198]/SUM([' NN - Displaced1'.D195:.D206])" office:value-type="float" office:value="0.972067039106145" calcext:value-type="float">
            <text:p>0.9720670391</text:p>
          </table:table-cell>
          <table:table-cell table:formula="of:=[' NN - Displaced1'.E199]/SUM([' NN - Displaced1'.E195:.E206])" office:value-type="string" office:string-value="" calcext:value-type="error">
            <text:p>#DIV/0!</text:p>
          </table:table-cell>
          <table:table-cell table:formula="of:=[' NN - Displaced1'.F200]/SUM([' NN - Displaced1'.F195:.F206])" office:value-type="float" office:value="0.456937799043062" calcext:value-type="float">
            <text:p>0.456937799</text:p>
          </table:table-cell>
          <table:table-cell table:formula="of:=[' NN - Displaced1'.G201]/SUM([' NN - Displaced1'.G195:.G206])" office:value-type="float" office:value="1" calcext:value-type="float">
            <text:p>1</text:p>
          </table:table-cell>
          <table:table-cell table:formula="of:=[' NN - Displaced1'.H202]/SUM([' NN - Displaced1'.H195:.H206])" office:value-type="float" office:value="0.562899786780384" calcext:value-type="float">
            <text:p>0.5628997868</text:p>
          </table:table-cell>
          <table:table-cell table:formula="of:=[' NN - Displaced1'.I203]/SUM([' NN - Displaced1'.I195:.I206])" office:value-type="string" office:string-value="" calcext:value-type="error">
            <text:p>#DIV/0!</text:p>
          </table:table-cell>
          <table:table-cell table:formula="of:=[' NN - Displaced1'.J204]/SUM([' NN - Displaced1'.J195:.J206])" office:value-type="float" office:value="1" calcext:value-type="float">
            <text:p>1</text:p>
          </table:table-cell>
          <table:table-cell table:formula="of:=[' NN - Displaced1'.K205]/SUM([' NN - Displaced1'.K195:.K206])" office:value-type="string" office:string-value="" calcext:value-type="error">
            <text:p>#DIV/0!</text:p>
          </table:table-cell>
          <table:table-cell table:formula="of:=[' NN - Displaced1'.L206]/SUM([' NN - Displaced1'.L195:.L206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195:.A206])" office:value-type="float" office:value="15591" calcext:value-type="float">
            <text:p>15591</text:p>
          </table:table-cell>
          <table:table-cell table:formula="of:=SUM([' NN - Displaced1'.B195:.B206])" office:value-type="float" office:value="1799" calcext:value-type="float">
            <text:p>1799</text:p>
          </table:table-cell>
          <table:table-cell table:formula="of:=SUM([' NN - Displaced1'.C195:.C206])" office:value-type="float" office:value="289" calcext:value-type="float">
            <text:p>289</text:p>
          </table:table-cell>
          <table:table-cell table:formula="of:=SUM([' NN - Displaced1'.D195:.D206])" office:value-type="float" office:value="179" calcext:value-type="float">
            <text:p>179</text:p>
          </table:table-cell>
          <table:table-cell table:formula="of:=SUM([' NN - Displaced1'.E195:.E206])" office:value-type="float" office:value="0" calcext:value-type="float">
            <text:p>0</text:p>
          </table:table-cell>
          <table:table-cell table:formula="of:=SUM([' NN - Displaced1'.F195:.F206])" office:value-type="float" office:value="418" calcext:value-type="float">
            <text:p>418</text:p>
          </table:table-cell>
          <table:table-cell table:formula="of:=SUM([' NN - Displaced1'.G195:.G206])" office:value-type="float" office:value="292" calcext:value-type="float">
            <text:p>292</text:p>
          </table:table-cell>
          <table:table-cell table:formula="of:=SUM([' NN - Displaced1'.H195:.H206])" office:value-type="float" office:value="938" calcext:value-type="float">
            <text:p>938</text:p>
          </table:table-cell>
          <table:table-cell table:formula="of:=SUM([' NN - Displaced1'.I195:.I206])" office:value-type="float" office:value="0" calcext:value-type="float">
            <text:p>0</text:p>
          </table:table-cell>
          <table:table-cell table:formula="of:=SUM([' NN - Displaced1'.J195:.J206])" office:value-type="float" office:value="120" calcext:value-type="float">
            <text:p>120</text:p>
          </table:table-cell>
          <table:table-cell table:formula="of:=SUM([' NN - Displaced1'.K195:.K206])" office:value-type="float" office:value="0" calcext:value-type="float">
            <text:p>0</text:p>
          </table:table-cell>
          <table:table-cell table:formula="of:=SUM([' NN - Displaced1'.L195:.L206])" office:value-type="float" office:value="0" calcext:value-type="float">
            <text:p>0</text:p>
          </table:table-cell>
          <table:table-cell table:formula="of:=SUM([' NN - Displaced1'.M195:.M20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07]*[' NN - Displaced1'.A208]" office:value-type="float" office:value="15590" calcext:value-type="float">
            <text:p>15590</text:p>
          </table:table-cell>
          <table:table-cell table:formula="of:=[' NN - Displaced1'.B207]*[' NN - Displaced1'.B208]" office:value-type="float" office:value="1799" calcext:value-type="float">
            <text:p>1799</text:p>
          </table:table-cell>
          <table:table-cell table:formula="of:=[' NN - Displaced1'.C207]*[' NN - Displaced1'.C208]" office:value-type="float" office:value="289" calcext:value-type="float">
            <text:p>289</text:p>
          </table:table-cell>
          <table:table-cell table:formula="of:=[' NN - Displaced1'.D207]*[' NN - Displaced1'.D208]" office:value-type="float" office:value="174" calcext:value-type="float">
            <text:p>174</text:p>
          </table:table-cell>
          <table:table-cell table:formula="of:=[' NN - Displaced1'.E207]*[' NN - Displaced1'.E208]" office:value-type="string" office:string-value="" calcext:value-type="error">
            <text:p>#DIV/0!</text:p>
          </table:table-cell>
          <table:table-cell table:formula="of:=[' NN - Displaced1'.F207]*[' NN - Displaced1'.F208]" office:value-type="float" office:value="191" calcext:value-type="float">
            <text:p>191</text:p>
          </table:table-cell>
          <table:table-cell table:formula="of:=[' NN - Displaced1'.G207]*[' NN - Displaced1'.G208]" office:value-type="float" office:value="292" calcext:value-type="float">
            <text:p>292</text:p>
          </table:table-cell>
          <table:table-cell table:formula="of:=[' NN - Displaced1'.H207]*[' NN - Displaced1'.H208]" office:value-type="float" office:value="528" calcext:value-type="float">
            <text:p>528</text:p>
          </table:table-cell>
          <table:table-cell table:formula="of:=[' NN - Displaced1'.I207]*[' NN - Displaced1'.I208]" office:value-type="string" office:string-value="" calcext:value-type="error">
            <text:p>#DIV/0!</text:p>
          </table:table-cell>
          <table:table-cell table:formula="of:=[' NN - Displaced1'.J207]*[' NN - Displaced1'.J208]" office:value-type="float" office:value="120" calcext:value-type="float">
            <text:p>120</text:p>
          </table:table-cell>
          <table:table-cell table:formula="of:=[' NN - Displaced1'.K207]*[' NN - Displaced1'.K208]" office:value-type="string" office:string-value="" calcext:value-type="error">
            <text:p>#DIV/0!</text:p>
          </table:table-cell>
          <table:table-cell table:formula="of:=[' NN - Displaced1'.L207]*[' NN - Displaced1'.L208]" office:value-type="string" office:string-value="" calcext:value-type="error">
            <text:p>#DIV/0!</text:p>
          </table:table-cell>
          <table:table-cell table:formula="of:=[' NN - Displaced1'.M207]*[' NN - Displaced1'.M20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211]/SUM([' NN - Displaced1'.A211:.L211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212]/SUM([' NN - Displaced1'.A212:.L21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213]/SUM([' NN - Displaced1'.A213:.L21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214]/SUM([' NN - Displaced1'.A214:.L214])" office:value-type="float" office:value="0.0215827338129496" calcext:value-type="float">
            <text:p>0.021582733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215]/SUM([' NN - Displaced1'.A215:.L215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216]/SUM([' NN - Displaced1'.A216:.L216])" office:value-type="float" office:value="0.663299663299663" calcext:value-type="float">
            <text:p>0.6632996633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217]/SUM([' NN - Displaced1'.A217:.L217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218]/SUM([' NN - Displaced1'.A218:.L218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219]/SUM([' NN - Displaced1'.A219:.L219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220]/SUM([' NN - Displaced1'.A220:.L220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221]/SUM([' NN - Displaced1'.A221:.L22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222]/SUM([' NN - Displaced1'.A222:.L22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11]/SUM([' NN - Displaced1'.A211:.A222])" office:value-type="float" office:value="0.999166826892264" calcext:value-type="float">
            <text:p>0.9991668269</text:p>
          </table:table-cell>
          <table:table-cell table:formula="of:=[' NN - Displaced1'.B212]/SUM([' NN - Displaced1'.B211:.B222])" office:value-type="float" office:value="1" calcext:value-type="float">
            <text:p>1</text:p>
          </table:table-cell>
          <table:table-cell table:formula="of:=[' NN - Displaced1'.C213]/SUM([' NN - Displaced1'.C211:.C222])" office:value-type="float" office:value="1" calcext:value-type="float">
            <text:p>1</text:p>
          </table:table-cell>
          <table:table-cell table:formula="of:=[' NN - Displaced1'.D214]/SUM([' NN - Displaced1'.D211:.D222])" office:value-type="float" office:value="0.652173913043478" calcext:value-type="float">
            <text:p>0.652173913</text:p>
          </table:table-cell>
          <table:table-cell table:formula="of:=[' NN - Displaced1'.E215]/SUM([' NN - Displaced1'.E211:.E222])" office:value-type="string" office:string-value="" calcext:value-type="error">
            <text:p>#DIV/0!</text:p>
          </table:table-cell>
          <table:table-cell table:formula="of:=[' NN - Displaced1'.F216]/SUM([' NN - Displaced1'.F211:.F222])" office:value-type="float" office:value="0.321895424836601" calcext:value-type="float">
            <text:p>0.3218954248</text:p>
          </table:table-cell>
          <table:table-cell table:formula="of:=[' NN - Displaced1'.G217]/SUM([' NN - Displaced1'.G211:.G222])" office:value-type="float" office:value="1" calcext:value-type="float">
            <text:p>1</text:p>
          </table:table-cell>
          <table:table-cell table:formula="of:=[' NN - Displaced1'.H218]/SUM([' NN - Displaced1'.H211:.H222])" office:value-type="float" office:value="0.594594594594595" calcext:value-type="float">
            <text:p>0.5945945946</text:p>
          </table:table-cell>
          <table:table-cell table:formula="of:=[' NN - Displaced1'.I219]/SUM([' NN - Displaced1'.I211:.I222])" office:value-type="string" office:string-value="" calcext:value-type="error">
            <text:p>#DIV/0!</text:p>
          </table:table-cell>
          <table:table-cell table:formula="of:=[' NN - Displaced1'.J220]/SUM([' NN - Displaced1'.J211:.J222])" office:value-type="float" office:value="1" calcext:value-type="float">
            <text:p>1</text:p>
          </table:table-cell>
          <table:table-cell table:formula="of:=[' NN - Displaced1'.K221]/SUM([' NN - Displaced1'.K211:.K222])" office:value-type="string" office:string-value="" calcext:value-type="error">
            <text:p>#DIV/0!</text:p>
          </table:table-cell>
          <table:table-cell table:formula="of:=[' NN - Displaced1'.L222]/SUM([' NN - Displaced1'.L211:.L222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211:.A222])" office:value-type="float" office:value="15603" calcext:value-type="float">
            <text:p>15603</text:p>
          </table:table-cell>
          <table:table-cell table:formula="of:=SUM([' NN - Displaced1'.B211:.B222])" office:value-type="float" office:value="1799" calcext:value-type="float">
            <text:p>1799</text:p>
          </table:table-cell>
          <table:table-cell table:formula="of:=SUM([' NN - Displaced1'.C211:.C222])" office:value-type="float" office:value="289" calcext:value-type="float">
            <text:p>289</text:p>
          </table:table-cell>
          <table:table-cell table:formula="of:=SUM([' NN - Displaced1'.D211:.D222])" office:value-type="float" office:value="23" calcext:value-type="float">
            <text:p>23</text:p>
          </table:table-cell>
          <table:table-cell table:formula="of:=SUM([' NN - Displaced1'.E211:.E222])" office:value-type="float" office:value="0" calcext:value-type="float">
            <text:p>0</text:p>
          </table:table-cell>
          <table:table-cell table:formula="of:=SUM([' NN - Displaced1'.F211:.F222])" office:value-type="float" office:value="612" calcext:value-type="float">
            <text:p>612</text:p>
          </table:table-cell>
          <table:table-cell table:formula="of:=SUM([' NN - Displaced1'.G211:.G222])" office:value-type="float" office:value="292" calcext:value-type="float">
            <text:p>292</text:p>
          </table:table-cell>
          <table:table-cell table:formula="of:=SUM([' NN - Displaced1'.H211:.H222])" office:value-type="float" office:value="888" calcext:value-type="float">
            <text:p>888</text:p>
          </table:table-cell>
          <table:table-cell table:formula="of:=SUM([' NN - Displaced1'.I211:.I222])" office:value-type="float" office:value="0" calcext:value-type="float">
            <text:p>0</text:p>
          </table:table-cell>
          <table:table-cell table:formula="of:=SUM([' NN - Displaced1'.J211:.J222])" office:value-type="float" office:value="120" calcext:value-type="float">
            <text:p>120</text:p>
          </table:table-cell>
          <table:table-cell table:formula="of:=SUM([' NN - Displaced1'.K211:.K222])" office:value-type="float" office:value="0" calcext:value-type="float">
            <text:p>0</text:p>
          </table:table-cell>
          <table:table-cell table:formula="of:=SUM([' NN - Displaced1'.L211:.L222])" office:value-type="float" office:value="0" calcext:value-type="float">
            <text:p>0</text:p>
          </table:table-cell>
          <table:table-cell table:formula="of:=SUM([' NN - Displaced1'.M211:.M22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23]*[' NN - Displaced1'.A224]" office:value-type="float" office:value="15590" calcext:value-type="float">
            <text:p>15590</text:p>
          </table:table-cell>
          <table:table-cell table:formula="of:=[' NN - Displaced1'.B223]*[' NN - Displaced1'.B224]" office:value-type="float" office:value="1799" calcext:value-type="float">
            <text:p>1799</text:p>
          </table:table-cell>
          <table:table-cell table:formula="of:=[' NN - Displaced1'.C223]*[' NN - Displaced1'.C224]" office:value-type="float" office:value="289" calcext:value-type="float">
            <text:p>289</text:p>
          </table:table-cell>
          <table:table-cell table:formula="of:=[' NN - Displaced1'.D223]*[' NN - Displaced1'.D224]" office:value-type="float" office:value="15" calcext:value-type="float">
            <text:p>15</text:p>
          </table:table-cell>
          <table:table-cell table:formula="of:=[' NN - Displaced1'.E223]*[' NN - Displaced1'.E224]" office:value-type="string" office:string-value="" calcext:value-type="error">
            <text:p>#DIV/0!</text:p>
          </table:table-cell>
          <table:table-cell table:formula="of:=[' NN - Displaced1'.F223]*[' NN - Displaced1'.F224]" office:value-type="float" office:value="197" calcext:value-type="float">
            <text:p>197</text:p>
          </table:table-cell>
          <table:table-cell table:formula="of:=[' NN - Displaced1'.G223]*[' NN - Displaced1'.G224]" office:value-type="float" office:value="292" calcext:value-type="float">
            <text:p>292</text:p>
          </table:table-cell>
          <table:table-cell table:formula="of:=[' NN - Displaced1'.H223]*[' NN - Displaced1'.H224]" office:value-type="float" office:value="528" calcext:value-type="float">
            <text:p>528</text:p>
          </table:table-cell>
          <table:table-cell table:formula="of:=[' NN - Displaced1'.I223]*[' NN - Displaced1'.I224]" office:value-type="string" office:string-value="" calcext:value-type="error">
            <text:p>#DIV/0!</text:p>
          </table:table-cell>
          <table:table-cell table:formula="of:=[' NN - Displaced1'.J223]*[' NN - Displaced1'.J224]" office:value-type="float" office:value="120" calcext:value-type="float">
            <text:p>120</text:p>
          </table:table-cell>
          <table:table-cell table:formula="of:=[' NN - Displaced1'.K223]*[' NN - Displaced1'.K224]" office:value-type="string" office:string-value="" calcext:value-type="error">
            <text:p>#DIV/0!</text:p>
          </table:table-cell>
          <table:table-cell table:formula="of:=[' NN - Displaced1'.L223]*[' NN - Displaced1'.L224]" office:value-type="string" office:string-value="" calcext:value-type="error">
            <text:p>#DIV/0!</text:p>
          </table:table-cell>
          <table:table-cell table:formula="of:=[' NN - Displaced1'.M223]*[' NN - Displaced1'.M22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227]/SUM([' NN - Displaced1'.A227:.L227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228]/SUM([' NN - Displaced1'.A228:.L22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229]/SUM([' NN - Displaced1'.A229:.L22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230]/SUM([' NN - Displaced1'.A230:.L230])" office:value-type="float" office:value="0.551079136690647" calcext:value-type="float">
            <text:p>0.5510791367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231]/SUM([' NN - Displaced1'.A231:.L231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232]/SUM([' NN - Displaced1'.A232:.L232])" office:value-type="float" office:value="0.64983164983165" calcext:value-type="float">
            <text:p>0.6498316498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233]/SUM([' NN - Displaced1'.A233:.L233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234]/SUM([' NN - Displaced1'.A234:.L234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235]/SUM([' NN - Displaced1'.A235:.L235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236]/SUM([' NN - Displaced1'.A236:.L236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237]/SUM([' NN - Displaced1'.A237:.L23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238]/SUM([' NN - Displaced1'.A238:.L23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27]/SUM([' NN - Displaced1'.A227:.A238])" office:value-type="float" office:value="0.999935860432301" calcext:value-type="float">
            <text:p>0.9999358604</text:p>
          </table:table-cell>
          <table:table-cell table:formula="of:=[' NN - Displaced1'.B228]/SUM([' NN - Displaced1'.B227:.B238])" office:value-type="float" office:value="1" calcext:value-type="float">
            <text:p>1</text:p>
          </table:table-cell>
          <table:table-cell table:formula="of:=[' NN - Displaced1'.C229]/SUM([' NN - Displaced1'.C227:.C238])" office:value-type="float" office:value="1" calcext:value-type="float">
            <text:p>1</text:p>
          </table:table-cell>
          <table:table-cell table:formula="of:=[' NN - Displaced1'.D230]/SUM([' NN - Displaced1'.D227:.D238])" office:value-type="float" office:value="0.962311557788945" calcext:value-type="float">
            <text:p>0.9623115578</text:p>
          </table:table-cell>
          <table:table-cell table:formula="of:=[' NN - Displaced1'.E231]/SUM([' NN - Displaced1'.E227:.E238])" office:value-type="string" office:string-value="" calcext:value-type="error">
            <text:p>#DIV/0!</text:p>
          </table:table-cell>
          <table:table-cell table:formula="of:=[' NN - Displaced1'.F232]/SUM([' NN - Displaced1'.F227:.F238])" office:value-type="float" office:value="0.787755102040816" calcext:value-type="float">
            <text:p>0.787755102</text:p>
          </table:table-cell>
          <table:table-cell table:formula="of:=[' NN - Displaced1'.G233]/SUM([' NN - Displaced1'.G227:.G238])" office:value-type="float" office:value="1" calcext:value-type="float">
            <text:p>1</text:p>
          </table:table-cell>
          <table:table-cell table:formula="of:=[' NN - Displaced1'.H234]/SUM([' NN - Displaced1'.H227:.H238])" office:value-type="float" office:value="0.591928251121076" calcext:value-type="float">
            <text:p>0.5919282511</text:p>
          </table:table-cell>
          <table:table-cell table:formula="of:=[' NN - Displaced1'.I235]/SUM([' NN - Displaced1'.I227:.I238])" office:value-type="string" office:string-value="" calcext:value-type="error">
            <text:p>#DIV/0!</text:p>
          </table:table-cell>
          <table:table-cell table:formula="of:=[' NN - Displaced1'.J236]/SUM([' NN - Displaced1'.J227:.J238])" office:value-type="float" office:value="1" calcext:value-type="float">
            <text:p>1</text:p>
          </table:table-cell>
          <table:table-cell table:formula="of:=[' NN - Displaced1'.K237]/SUM([' NN - Displaced1'.K227:.K238])" office:value-type="string" office:string-value="" calcext:value-type="error">
            <text:p>#DIV/0!</text:p>
          </table:table-cell>
          <table:table-cell table:formula="of:=[' NN - Displaced1'.L238]/SUM([' NN - Displaced1'.L227:.L238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227:.A238])" office:value-type="float" office:value="15591" calcext:value-type="float">
            <text:p>15591</text:p>
          </table:table-cell>
          <table:table-cell table:formula="of:=SUM([' NN - Displaced1'.B227:.B238])" office:value-type="float" office:value="1799" calcext:value-type="float">
            <text:p>1799</text:p>
          </table:table-cell>
          <table:table-cell table:formula="of:=SUM([' NN - Displaced1'.C227:.C238])" office:value-type="float" office:value="289" calcext:value-type="float">
            <text:p>289</text:p>
          </table:table-cell>
          <table:table-cell table:formula="of:=SUM([' NN - Displaced1'.D227:.D238])" office:value-type="float" office:value="398" calcext:value-type="float">
            <text:p>398</text:p>
          </table:table-cell>
          <table:table-cell table:formula="of:=SUM([' NN - Displaced1'.E227:.E238])" office:value-type="float" office:value="0" calcext:value-type="float">
            <text:p>0</text:p>
          </table:table-cell>
          <table:table-cell table:formula="of:=SUM([' NN - Displaced1'.F227:.F238])" office:value-type="float" office:value="245" calcext:value-type="float">
            <text:p>245</text:p>
          </table:table-cell>
          <table:table-cell table:formula="of:=SUM([' NN - Displaced1'.G227:.G238])" office:value-type="float" office:value="292" calcext:value-type="float">
            <text:p>292</text:p>
          </table:table-cell>
          <table:table-cell table:formula="of:=SUM([' NN - Displaced1'.H227:.H238])" office:value-type="float" office:value="892" calcext:value-type="float">
            <text:p>892</text:p>
          </table:table-cell>
          <table:table-cell table:formula="of:=SUM([' NN - Displaced1'.I227:.I238])" office:value-type="float" office:value="0" calcext:value-type="float">
            <text:p>0</text:p>
          </table:table-cell>
          <table:table-cell table:formula="of:=SUM([' NN - Displaced1'.J227:.J238])" office:value-type="float" office:value="120" calcext:value-type="float">
            <text:p>120</text:p>
          </table:table-cell>
          <table:table-cell table:formula="of:=SUM([' NN - Displaced1'.K227:.K238])" office:value-type="float" office:value="0" calcext:value-type="float">
            <text:p>0</text:p>
          </table:table-cell>
          <table:table-cell table:formula="of:=SUM([' NN - Displaced1'.L227:.L238])" office:value-type="float" office:value="0" calcext:value-type="float">
            <text:p>0</text:p>
          </table:table-cell>
          <table:table-cell table:formula="of:=SUM([' NN - Displaced1'.M227:.M23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39]*[' NN - Displaced1'.A240]" office:value-type="float" office:value="15590" calcext:value-type="float">
            <text:p>15590</text:p>
          </table:table-cell>
          <table:table-cell table:formula="of:=[' NN - Displaced1'.B239]*[' NN - Displaced1'.B240]" office:value-type="float" office:value="1799" calcext:value-type="float">
            <text:p>1799</text:p>
          </table:table-cell>
          <table:table-cell table:formula="of:=[' NN - Displaced1'.C239]*[' NN - Displaced1'.C240]" office:value-type="float" office:value="289" calcext:value-type="float">
            <text:p>289</text:p>
          </table:table-cell>
          <table:table-cell table:formula="of:=[' NN - Displaced1'.D239]*[' NN - Displaced1'.D240]" office:value-type="float" office:value="383" calcext:value-type="float">
            <text:p>383</text:p>
          </table:table-cell>
          <table:table-cell table:formula="of:=[' NN - Displaced1'.E239]*[' NN - Displaced1'.E240]" office:value-type="string" office:string-value="" calcext:value-type="error">
            <text:p>#DIV/0!</text:p>
          </table:table-cell>
          <table:table-cell table:formula="of:=[' NN - Displaced1'.F239]*[' NN - Displaced1'.F240]" office:value-type="float" office:value="193" calcext:value-type="float">
            <text:p>193</text:p>
          </table:table-cell>
          <table:table-cell table:formula="of:=[' NN - Displaced1'.G239]*[' NN - Displaced1'.G240]" office:value-type="float" office:value="292" calcext:value-type="float">
            <text:p>292</text:p>
          </table:table-cell>
          <table:table-cell table:formula="of:=[' NN - Displaced1'.H239]*[' NN - Displaced1'.H240]" office:value-type="float" office:value="528" calcext:value-type="float">
            <text:p>528</text:p>
          </table:table-cell>
          <table:table-cell table:formula="of:=[' NN - Displaced1'.I239]*[' NN - Displaced1'.I240]" office:value-type="string" office:string-value="" calcext:value-type="error">
            <text:p>#DIV/0!</text:p>
          </table:table-cell>
          <table:table-cell table:formula="of:=[' NN - Displaced1'.J239]*[' NN - Displaced1'.J240]" office:value-type="float" office:value="120" calcext:value-type="float">
            <text:p>120</text:p>
          </table:table-cell>
          <table:table-cell table:formula="of:=[' NN - Displaced1'.K239]*[' NN - Displaced1'.K240]" office:value-type="string" office:string-value="" calcext:value-type="error">
            <text:p>#DIV/0!</text:p>
          </table:table-cell>
          <table:table-cell table:formula="of:=[' NN - Displaced1'.L239]*[' NN - Displaced1'.L240]" office:value-type="string" office:string-value="" calcext:value-type="error">
            <text:p>#DIV/0!</text:p>
          </table:table-cell>
          <table:table-cell table:formula="of:=[' NN - Displaced1'.M239]*[' NN - Displaced1'.M24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243]/SUM([' NN - Displaced1'.A243:.L243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244]/SUM([' NN - Displaced1'.A244:.L244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245]/SUM([' NN - Displaced1'.A245:.L24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246]/SUM([' NN - Displaced1'.A246:.L246])" office:value-type="float" office:value="0.161151079136691" calcext:value-type="float">
            <text:p>0.1611510791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247]/SUM([' NN - Displaced1'.A247:.L247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248]/SUM([' NN - Displaced1'.A248:.L248])" office:value-type="float" office:value="0.0808080808080808" calcext:value-type="float">
            <text:p>0.0808080808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249]/SUM([' NN - Displaced1'.A249:.L249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250]/SUM([' NN - Displaced1'.A250:.L250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251]/SUM([' NN - Displaced1'.A251:.L251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252]/SUM([' NN - Displaced1'.A252:.L252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253]/SUM([' NN - Displaced1'.A253:.L25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254]/SUM([' NN - Displaced1'.A254:.L25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43]/SUM([' NN - Displaced1'.A243:.A254])" office:value-type="float" office:value="0.999935860432301" calcext:value-type="float">
            <text:p>0.9999358604</text:p>
          </table:table-cell>
          <table:table-cell table:formula="of:=[' NN - Displaced1'.B244]/SUM([' NN - Displaced1'.B243:.B254])" office:value-type="float" office:value="1" calcext:value-type="float">
            <text:p>1</text:p>
          </table:table-cell>
          <table:table-cell table:formula="of:=[' NN - Displaced1'.C245]/SUM([' NN - Displaced1'.C243:.C254])" office:value-type="float" office:value="1" calcext:value-type="float">
            <text:p>1</text:p>
          </table:table-cell>
          <table:table-cell table:formula="of:=[' NN - Displaced1'.D246]/SUM([' NN - Displaced1'.D243:.D254])" office:value-type="float" office:value="0.881889763779527" calcext:value-type="float">
            <text:p>0.8818897638</text:p>
          </table:table-cell>
          <table:table-cell table:formula="of:=[' NN - Displaced1'.E247]/SUM([' NN - Displaced1'.E243:.E254])" office:value-type="string" office:string-value="" calcext:value-type="error">
            <text:p>#DIV/0!</text:p>
          </table:table-cell>
          <table:table-cell table:formula="of:=[' NN - Displaced1'.F248]/SUM([' NN - Displaced1'.F243:.F254])" office:value-type="float" office:value="0.069164265129683" calcext:value-type="float">
            <text:p>0.0691642651</text:p>
          </table:table-cell>
          <table:table-cell table:formula="of:=[' NN - Displaced1'.G249]/SUM([' NN - Displaced1'.G243:.G254])" office:value-type="float" office:value="0.996587030716723" calcext:value-type="float">
            <text:p>0.9965870307</text:p>
          </table:table-cell>
          <table:table-cell table:formula="of:=[' NN - Displaced1'.H250]/SUM([' NN - Displaced1'.H243:.H254])" office:value-type="float" office:value="0.49811320754717" calcext:value-type="float">
            <text:p>0.4981132075</text:p>
          </table:table-cell>
          <table:table-cell table:formula="of:=[' NN - Displaced1'.I251]/SUM([' NN - Displaced1'.I243:.I254])" office:value-type="string" office:string-value="" calcext:value-type="error">
            <text:p>#DIV/0!</text:p>
          </table:table-cell>
          <table:table-cell table:formula="of:=[' NN - Displaced1'.J252]/SUM([' NN - Displaced1'.J243:.J254])" office:value-type="float" office:value="1" calcext:value-type="float">
            <text:p>1</text:p>
          </table:table-cell>
          <table:table-cell table:formula="of:=[' NN - Displaced1'.K253]/SUM([' NN - Displaced1'.K243:.K254])" office:value-type="string" office:string-value="" calcext:value-type="error">
            <text:p>#DIV/0!</text:p>
          </table:table-cell>
          <table:table-cell table:formula="of:=[' NN - Displaced1'.L254]/SUM([' NN - Displaced1'.L243:.L254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243:.A254])" office:value-type="float" office:value="15591" calcext:value-type="float">
            <text:p>15591</text:p>
          </table:table-cell>
          <table:table-cell table:formula="of:=SUM([' NN - Displaced1'.B243:.B254])" office:value-type="float" office:value="1799" calcext:value-type="float">
            <text:p>1799</text:p>
          </table:table-cell>
          <table:table-cell table:formula="of:=SUM([' NN - Displaced1'.C243:.C254])" office:value-type="float" office:value="289" calcext:value-type="float">
            <text:p>289</text:p>
          </table:table-cell>
          <table:table-cell table:formula="of:=SUM([' NN - Displaced1'.D243:.D254])" office:value-type="float" office:value="127" calcext:value-type="float">
            <text:p>127</text:p>
          </table:table-cell>
          <table:table-cell table:formula="of:=SUM([' NN - Displaced1'.E243:.E254])" office:value-type="float" office:value="0" calcext:value-type="float">
            <text:p>0</text:p>
          </table:table-cell>
          <table:table-cell table:formula="of:=SUM([' NN - Displaced1'.F243:.F254])" office:value-type="float" office:value="347" calcext:value-type="float">
            <text:p>347</text:p>
          </table:table-cell>
          <table:table-cell table:formula="of:=SUM([' NN - Displaced1'.G243:.G254])" office:value-type="float" office:value="293" calcext:value-type="float">
            <text:p>293</text:p>
          </table:table-cell>
          <table:table-cell table:formula="of:=SUM([' NN - Displaced1'.H243:.H254])" office:value-type="float" office:value="1060" calcext:value-type="float">
            <text:p>1060</text:p>
          </table:table-cell>
          <table:table-cell table:formula="of:=SUM([' NN - Displaced1'.I243:.I254])" office:value-type="float" office:value="0" calcext:value-type="float">
            <text:p>0</text:p>
          </table:table-cell>
          <table:table-cell table:formula="of:=SUM([' NN - Displaced1'.J243:.J254])" office:value-type="float" office:value="120" calcext:value-type="float">
            <text:p>120</text:p>
          </table:table-cell>
          <table:table-cell table:formula="of:=SUM([' NN - Displaced1'.K243:.K254])" office:value-type="float" office:value="0" calcext:value-type="float">
            <text:p>0</text:p>
          </table:table-cell>
          <table:table-cell table:formula="of:=SUM([' NN - Displaced1'.L243:.L254])" office:value-type="float" office:value="0" calcext:value-type="float">
            <text:p>0</text:p>
          </table:table-cell>
          <table:table-cell table:formula="of:=SUM([' NN - Displaced1'.M243:.M25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55]*[' NN - Displaced1'.A256]" office:value-type="float" office:value="15590" calcext:value-type="float">
            <text:p>15590</text:p>
          </table:table-cell>
          <table:table-cell table:formula="of:=[' NN - Displaced1'.B255]*[' NN - Displaced1'.B256]" office:value-type="float" office:value="1799" calcext:value-type="float">
            <text:p>1799</text:p>
          </table:table-cell>
          <table:table-cell table:formula="of:=[' NN - Displaced1'.C255]*[' NN - Displaced1'.C256]" office:value-type="float" office:value="289" calcext:value-type="float">
            <text:p>289</text:p>
          </table:table-cell>
          <table:table-cell table:formula="of:=[' NN - Displaced1'.D255]*[' NN - Displaced1'.D256]" office:value-type="float" office:value="112" calcext:value-type="float">
            <text:p>112</text:p>
          </table:table-cell>
          <table:table-cell table:formula="of:=[' NN - Displaced1'.E255]*[' NN - Displaced1'.E256]" office:value-type="string" office:string-value="" calcext:value-type="error">
            <text:p>#DIV/0!</text:p>
          </table:table-cell>
          <table:table-cell table:formula="of:=[' NN - Displaced1'.F255]*[' NN - Displaced1'.F256]" office:value-type="float" office:value="24" calcext:value-type="float">
            <text:p>24</text:p>
          </table:table-cell>
          <table:table-cell table:formula="of:=[' NN - Displaced1'.G255]*[' NN - Displaced1'.G256]" office:value-type="float" office:value="292" calcext:value-type="float">
            <text:p>292</text:p>
          </table:table-cell>
          <table:table-cell table:formula="of:=[' NN - Displaced1'.H255]*[' NN - Displaced1'.H256]" office:value-type="float" office:value="528" calcext:value-type="float">
            <text:p>528</text:p>
          </table:table-cell>
          <table:table-cell table:formula="of:=[' NN - Displaced1'.I255]*[' NN - Displaced1'.I256]" office:value-type="string" office:string-value="" calcext:value-type="error">
            <text:p>#DIV/0!</text:p>
          </table:table-cell>
          <table:table-cell table:formula="of:=[' NN - Displaced1'.J255]*[' NN - Displaced1'.J256]" office:value-type="float" office:value="120" calcext:value-type="float">
            <text:p>120</text:p>
          </table:table-cell>
          <table:table-cell table:formula="of:=[' NN - Displaced1'.K255]*[' NN - Displaced1'.K256]" office:value-type="string" office:string-value="" calcext:value-type="error">
            <text:p>#DIV/0!</text:p>
          </table:table-cell>
          <table:table-cell table:formula="of:=[' NN - Displaced1'.L255]*[' NN - Displaced1'.L256]" office:value-type="string" office:string-value="" calcext:value-type="error">
            <text:p>#DIV/0!</text:p>
          </table:table-cell>
          <table:table-cell table:formula="of:=[' NN - Displaced1'.M255]*[' NN - Displaced1'.M2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259]/SUM([' NN - Displaced1'.A259:.L259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260]/SUM([' NN - Displaced1'.A260:.L260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261]/SUM([' NN - Displaced1'.A261:.L26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262]/SUM([' NN - Displaced1'.A262:.L262])" office:value-type="float" office:value="0.151079136690647" calcext:value-type="float">
            <text:p>0.1510791367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263]/SUM([' NN - Displaced1'.A263:.L263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264]/SUM([' NN - Displaced1'.A264:.L264])" office:value-type="float" office:value="0.643097643097643" calcext:value-type="float">
            <text:p>0.6430976431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265]/SUM([' NN - Displaced1'.A265:.L265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266]/SUM([' NN - Displaced1'.A266:.L266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267]/SUM([' NN - Displaced1'.A267:.L267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268]/SUM([' NN - Displaced1'.A268:.L268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 NN - Displaced1'.K269]/SUM([' NN - Displaced1'.A269:.L269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270]/SUM([' NN - Displaced1'.A270:.L27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59]/SUM([' NN - Displaced1'.A259:.A270])" office:value-type="float" office:value="0.999871729091842" calcext:value-type="float">
            <text:p>0.9998717291</text:p>
          </table:table-cell>
          <table:table-cell table:formula="of:=[' NN - Displaced1'.B260]/SUM([' NN - Displaced1'.B259:.B270])" office:value-type="float" office:value="1" calcext:value-type="float">
            <text:p>1</text:p>
          </table:table-cell>
          <table:table-cell table:formula="of:=[' NN - Displaced1'.C261]/SUM([' NN - Displaced1'.C259:.C270])" office:value-type="float" office:value="1" calcext:value-type="float">
            <text:p>1</text:p>
          </table:table-cell>
          <table:table-cell table:formula="of:=[' NN - Displaced1'.D262]/SUM([' NN - Displaced1'.D259:.D270])" office:value-type="float" office:value="0.84" calcext:value-type="float">
            <text:p>0.84</text:p>
          </table:table-cell>
          <table:table-cell table:formula="of:=[' NN - Displaced1'.E263]/SUM([' NN - Displaced1'.E259:.E270])" office:value-type="string" office:string-value="" calcext:value-type="error">
            <text:p>#DIV/0!</text:p>
          </table:table-cell>
          <table:table-cell table:formula="of:=[' NN - Displaced1'.F264]/SUM([' NN - Displaced1'.F259:.F270])" office:value-type="float" office:value="0.256375838926174" calcext:value-type="float">
            <text:p>0.2563758389</text:p>
          </table:table-cell>
          <table:table-cell table:formula="of:=[' NN - Displaced1'.G265]/SUM([' NN - Displaced1'.G259:.G270])" office:value-type="float" office:value="1" calcext:value-type="float">
            <text:p>1</text:p>
          </table:table-cell>
          <table:table-cell table:formula="of:=[' NN - Displaced1'.H266]/SUM([' NN - Displaced1'.H259:.H270])" office:value-type="float" office:value="0.795180722891566" calcext:value-type="float">
            <text:p>0.7951807229</text:p>
          </table:table-cell>
          <table:table-cell table:formula="of:=[' NN - Displaced1'.I267]/SUM([' NN - Displaced1'.I259:.I270])" office:value-type="string" office:string-value="" calcext:value-type="error">
            <text:p>#DIV/0!</text:p>
          </table:table-cell>
          <table:table-cell table:formula="of:=[' NN - Displaced1'.J268]/SUM([' NN - Displaced1'.J259:.J270])" office:value-type="float" office:value="1" calcext:value-type="float">
            <text:p>1</text:p>
          </table:table-cell>
          <table:table-cell table:formula="of:=[' NN - Displaced1'.K269]/SUM([' NN - Displaced1'.K259:.K270])" office:value-type="string" office:string-value="" calcext:value-type="error">
            <text:p>#DIV/0!</text:p>
          </table:table-cell>
          <table:table-cell table:formula="of:=[' NN - Displaced1'.L270]/SUM([' NN - Displaced1'.L259:.L270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259:.A270])" office:value-type="float" office:value="15592" calcext:value-type="float">
            <text:p>15592</text:p>
          </table:table-cell>
          <table:table-cell table:formula="of:=SUM([' NN - Displaced1'.B259:.B270])" office:value-type="float" office:value="1799" calcext:value-type="float">
            <text:p>1799</text:p>
          </table:table-cell>
          <table:table-cell table:formula="of:=SUM([' NN - Displaced1'.C259:.C270])" office:value-type="float" office:value="289" calcext:value-type="float">
            <text:p>289</text:p>
          </table:table-cell>
          <table:table-cell table:formula="of:=SUM([' NN - Displaced1'.D259:.D270])" office:value-type="float" office:value="125" calcext:value-type="float">
            <text:p>125</text:p>
          </table:table-cell>
          <table:table-cell table:formula="of:=SUM([' NN - Displaced1'.E259:.E270])" office:value-type="float" office:value="0" calcext:value-type="float">
            <text:p>0</text:p>
          </table:table-cell>
          <table:table-cell table:formula="of:=SUM([' NN - Displaced1'.F259:.F270])" office:value-type="float" office:value="745" calcext:value-type="float">
            <text:p>745</text:p>
          </table:table-cell>
          <table:table-cell table:formula="of:=SUM([' NN - Displaced1'.G259:.G270])" office:value-type="float" office:value="292" calcext:value-type="float">
            <text:p>292</text:p>
          </table:table-cell>
          <table:table-cell table:formula="of:=SUM([' NN - Displaced1'.H259:.H270])" office:value-type="float" office:value="664" calcext:value-type="float">
            <text:p>664</text:p>
          </table:table-cell>
          <table:table-cell table:formula="of:=SUM([' NN - Displaced1'.I259:.I270])" office:value-type="float" office:value="0" calcext:value-type="float">
            <text:p>0</text:p>
          </table:table-cell>
          <table:table-cell table:formula="of:=SUM([' NN - Displaced1'.J259:.J270])" office:value-type="float" office:value="120" calcext:value-type="float">
            <text:p>120</text:p>
          </table:table-cell>
          <table:table-cell table:formula="of:=SUM([' NN - Displaced1'.K259:.K270])" office:value-type="float" office:value="0" calcext:value-type="float">
            <text:p>0</text:p>
          </table:table-cell>
          <table:table-cell table:formula="of:=SUM([' NN - Displaced1'.L259:.L270])" office:value-type="float" office:value="0" calcext:value-type="float">
            <text:p>0</text:p>
          </table:table-cell>
          <table:table-cell table:formula="of:=SUM([' NN - Displaced1'.M259:.M27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71]*[' NN - Displaced1'.A272]" office:value-type="float" office:value="15590" calcext:value-type="float">
            <text:p>15590</text:p>
          </table:table-cell>
          <table:table-cell table:formula="of:=[' NN - Displaced1'.B271]*[' NN - Displaced1'.B272]" office:value-type="float" office:value="1799" calcext:value-type="float">
            <text:p>1799</text:p>
          </table:table-cell>
          <table:table-cell table:formula="of:=[' NN - Displaced1'.C271]*[' NN - Displaced1'.C272]" office:value-type="float" office:value="289" calcext:value-type="float">
            <text:p>289</text:p>
          </table:table-cell>
          <table:table-cell table:formula="of:=[' NN - Displaced1'.D271]*[' NN - Displaced1'.D272]" office:value-type="float" office:value="105" calcext:value-type="float">
            <text:p>105</text:p>
          </table:table-cell>
          <table:table-cell table:formula="of:=[' NN - Displaced1'.E271]*[' NN - Displaced1'.E272]" office:value-type="string" office:string-value="" calcext:value-type="error">
            <text:p>#DIV/0!</text:p>
          </table:table-cell>
          <table:table-cell table:formula="of:=[' NN - Displaced1'.F271]*[' NN - Displaced1'.F272]" office:value-type="float" office:value="191" calcext:value-type="float">
            <text:p>191</text:p>
          </table:table-cell>
          <table:table-cell table:formula="of:=[' NN - Displaced1'.G271]*[' NN - Displaced1'.G272]" office:value-type="float" office:value="292" calcext:value-type="float">
            <text:p>292</text:p>
          </table:table-cell>
          <table:table-cell table:formula="of:=[' NN - Displaced1'.H271]*[' NN - Displaced1'.H272]" office:value-type="float" office:value="528" calcext:value-type="float">
            <text:p>528</text:p>
          </table:table-cell>
          <table:table-cell table:formula="of:=[' NN - Displaced1'.I271]*[' NN - Displaced1'.I272]" office:value-type="string" office:string-value="" calcext:value-type="error">
            <text:p>#DIV/0!</text:p>
          </table:table-cell>
          <table:table-cell table:formula="of:=[' NN - Displaced1'.J271]*[' NN - Displaced1'.J272]" office:value-type="float" office:value="120" calcext:value-type="float">
            <text:p>120</text:p>
          </table:table-cell>
          <table:table-cell table:formula="of:=[' NN - Displaced1'.K271]*[' NN - Displaced1'.K272]" office:value-type="string" office:string-value="" calcext:value-type="error">
            <text:p>#DIV/0!</text:p>
          </table:table-cell>
          <table:table-cell table:formula="of:=[' NN - Displaced1'.L271]*[' NN - Displaced1'.L272]" office:value-type="string" office:string-value="" calcext:value-type="error">
            <text:p>#DIV/0!</text:p>
          </table:table-cell>
          <table:table-cell table:formula="of:=[' NN - Displaced1'.M271]*[' NN - Displaced1'.M27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275]/SUM([' NN - Displaced1'.A275:.L275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276]/SUM([' NN - Displaced1'.A276:.L276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277]/SUM([' NN - Displaced1'.A277:.L27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278]/SUM([' NN - Displaced1'.A278:.L278])" office:value-type="float" office:value="0.594244604316547" calcext:value-type="float">
            <text:p>0.5942446043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279]/SUM([' NN - Displaced1'.A279:.L279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280]/SUM([' NN - Displaced1'.A280:.L280])" office:value-type="float" office:value="0.569023569023569" calcext:value-type="float">
            <text:p>0.569023569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281]/SUM([' NN - Displaced1'.A281:.L281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282]/SUM([' NN - Displaced1'.A282:.L282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283]/SUM([' NN - Displaced1'.A283:.L283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284]/SUM([' NN - Displaced1'.A284:.L284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285]/SUM([' NN - Displaced1'.A285:.L28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286]/SUM([' NN - Displaced1'.A286:.L28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75]/SUM([' NN - Displaced1'.A275:.A286])" office:value-type="float" office:value="0.999935860432301" calcext:value-type="float">
            <text:p>0.9999358604</text:p>
          </table:table-cell>
          <table:table-cell table:formula="of:=[' NN - Displaced1'.B276]/SUM([' NN - Displaced1'.B275:.B286])" office:value-type="float" office:value="1" calcext:value-type="float">
            <text:p>1</text:p>
          </table:table-cell>
          <table:table-cell table:formula="of:=[' NN - Displaced1'.C277]/SUM([' NN - Displaced1'.C275:.C286])" office:value-type="float" office:value="1" calcext:value-type="float">
            <text:p>1</text:p>
          </table:table-cell>
          <table:table-cell table:formula="of:=[' NN - Displaced1'.D278]/SUM([' NN - Displaced1'.D275:.D286])" office:value-type="float" office:value="0.951612903225806" calcext:value-type="float">
            <text:p>0.9516129032</text:p>
          </table:table-cell>
          <table:table-cell table:formula="of:=[' NN - Displaced1'.E279]/SUM([' NN - Displaced1'.E275:.E286])" office:value-type="string" office:string-value="" calcext:value-type="error">
            <text:p>#DIV/0!</text:p>
          </table:table-cell>
          <table:table-cell table:formula="of:=[' NN - Displaced1'.F280]/SUM([' NN - Displaced1'.F275:.F286])" office:value-type="float" office:value="0.94413407821229" calcext:value-type="float">
            <text:p>0.9441340782</text:p>
          </table:table-cell>
          <table:table-cell table:formula="of:=[' NN - Displaced1'.G281]/SUM([' NN - Displaced1'.G275:.G286])" office:value-type="float" office:value="1" calcext:value-type="float">
            <text:p>1</text:p>
          </table:table-cell>
          <table:table-cell table:formula="of:=[' NN - Displaced1'.H282]/SUM([' NN - Displaced1'.H275:.H286])" office:value-type="float" office:value="0.572668112798265" calcext:value-type="float">
            <text:p>0.5726681128</text:p>
          </table:table-cell>
          <table:table-cell table:formula="of:=[' NN - Displaced1'.I283]/SUM([' NN - Displaced1'.I275:.I286])" office:value-type="string" office:string-value="" calcext:value-type="error">
            <text:p>#DIV/0!</text:p>
          </table:table-cell>
          <table:table-cell table:formula="of:=[' NN - Displaced1'.J284]/SUM([' NN - Displaced1'.J275:.J286])" office:value-type="float" office:value="1" calcext:value-type="float">
            <text:p>1</text:p>
          </table:table-cell>
          <table:table-cell table:formula="of:=[' NN - Displaced1'.K285]/SUM([' NN - Displaced1'.K275:.K286])" office:value-type="string" office:string-value="" calcext:value-type="error">
            <text:p>#DIV/0!</text:p>
          </table:table-cell>
          <table:table-cell table:formula="of:=[' NN - Displaced1'.L286]/SUM([' NN - Displaced1'.L275:.L286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275:.A286])" office:value-type="float" office:value="15591" calcext:value-type="float">
            <text:p>15591</text:p>
          </table:table-cell>
          <table:table-cell table:formula="of:=SUM([' NN - Displaced1'.B275:.B286])" office:value-type="float" office:value="1799" calcext:value-type="float">
            <text:p>1799</text:p>
          </table:table-cell>
          <table:table-cell table:formula="of:=SUM([' NN - Displaced1'.C275:.C286])" office:value-type="float" office:value="289" calcext:value-type="float">
            <text:p>289</text:p>
          </table:table-cell>
          <table:table-cell table:formula="of:=SUM([' NN - Displaced1'.D275:.D286])" office:value-type="float" office:value="434" calcext:value-type="float">
            <text:p>434</text:p>
          </table:table-cell>
          <table:table-cell table:formula="of:=SUM([' NN - Displaced1'.E275:.E286])" office:value-type="float" office:value="0" calcext:value-type="float">
            <text:p>0</text:p>
          </table:table-cell>
          <table:table-cell table:formula="of:=SUM([' NN - Displaced1'.F275:.F286])" office:value-type="float" office:value="179" calcext:value-type="float">
            <text:p>179</text:p>
          </table:table-cell>
          <table:table-cell table:formula="of:=SUM([' NN - Displaced1'.G275:.G286])" office:value-type="float" office:value="292" calcext:value-type="float">
            <text:p>292</text:p>
          </table:table-cell>
          <table:table-cell table:formula="of:=SUM([' NN - Displaced1'.H275:.H286])" office:value-type="float" office:value="922" calcext:value-type="float">
            <text:p>922</text:p>
          </table:table-cell>
          <table:table-cell table:formula="of:=SUM([' NN - Displaced1'.I275:.I286])" office:value-type="float" office:value="0" calcext:value-type="float">
            <text:p>0</text:p>
          </table:table-cell>
          <table:table-cell table:formula="of:=SUM([' NN - Displaced1'.J275:.J286])" office:value-type="float" office:value="120" calcext:value-type="float">
            <text:p>120</text:p>
          </table:table-cell>
          <table:table-cell table:formula="of:=SUM([' NN - Displaced1'.K275:.K286])" office:value-type="float" office:value="0" calcext:value-type="float">
            <text:p>0</text:p>
          </table:table-cell>
          <table:table-cell table:formula="of:=SUM([' NN - Displaced1'.L275:.L286])" office:value-type="float" office:value="0" calcext:value-type="float">
            <text:p>0</text:p>
          </table:table-cell>
          <table:table-cell table:formula="of:=SUM([' NN - Displaced1'.M275:.M28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87]*[' NN - Displaced1'.A288]" office:value-type="float" office:value="15590" calcext:value-type="float">
            <text:p>15590</text:p>
          </table:table-cell>
          <table:table-cell table:formula="of:=[' NN - Displaced1'.B287]*[' NN - Displaced1'.B288]" office:value-type="float" office:value="1799" calcext:value-type="float">
            <text:p>1799</text:p>
          </table:table-cell>
          <table:table-cell table:formula="of:=[' NN - Displaced1'.C287]*[' NN - Displaced1'.C288]" office:value-type="float" office:value="289" calcext:value-type="float">
            <text:p>289</text:p>
          </table:table-cell>
          <table:table-cell table:formula="of:=[' NN - Displaced1'.D287]*[' NN - Displaced1'.D288]" office:value-type="float" office:value="413" calcext:value-type="float">
            <text:p>413</text:p>
          </table:table-cell>
          <table:table-cell table:formula="of:=[' NN - Displaced1'.E287]*[' NN - Displaced1'.E288]" office:value-type="string" office:string-value="" calcext:value-type="error">
            <text:p>#DIV/0!</text:p>
          </table:table-cell>
          <table:table-cell table:formula="of:=[' NN - Displaced1'.F287]*[' NN - Displaced1'.F288]" office:value-type="float" office:value="169" calcext:value-type="float">
            <text:p>169</text:p>
          </table:table-cell>
          <table:table-cell table:formula="of:=[' NN - Displaced1'.G287]*[' NN - Displaced1'.G288]" office:value-type="float" office:value="292" calcext:value-type="float">
            <text:p>292</text:p>
          </table:table-cell>
          <table:table-cell table:formula="of:=[' NN - Displaced1'.H287]*[' NN - Displaced1'.H288]" office:value-type="float" office:value="528" calcext:value-type="float">
            <text:p>528</text:p>
          </table:table-cell>
          <table:table-cell table:formula="of:=[' NN - Displaced1'.I287]*[' NN - Displaced1'.I288]" office:value-type="string" office:string-value="" calcext:value-type="error">
            <text:p>#DIV/0!</text:p>
          </table:table-cell>
          <table:table-cell table:formula="of:=[' NN - Displaced1'.J287]*[' NN - Displaced1'.J288]" office:value-type="float" office:value="120" calcext:value-type="float">
            <text:p>120</text:p>
          </table:table-cell>
          <table:table-cell table:formula="of:=[' NN - Displaced1'.K287]*[' NN - Displaced1'.K288]" office:value-type="string" office:string-value="" calcext:value-type="error">
            <text:p>#DIV/0!</text:p>
          </table:table-cell>
          <table:table-cell table:formula="of:=[' NN - Displaced1'.L287]*[' NN - Displaced1'.L288]" office:value-type="string" office:string-value="" calcext:value-type="error">
            <text:p>#DIV/0!</text:p>
          </table:table-cell>
          <table:table-cell table:formula="of:=[' NN - Displaced1'.M287]*[' NN - Displaced1'.M28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291]/SUM([' NN - Displaced1'.A291:.L291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292]/SUM([' NN - Displaced1'.A292:.L29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293]/SUM([' NN - Displaced1'.A293:.L29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294]/SUM([' NN - Displaced1'.A294:.L294])" office:value-type="float" office:value="0.105035971223022" calcext:value-type="float">
            <text:p>0.1050359712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295]/SUM([' NN - Displaced1'.A295:.L295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296]/SUM([' NN - Displaced1'.A296:.L296])" office:value-type="float" office:value="0.653198653198653" calcext:value-type="float">
            <text:p>0.6531986532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297]/SUM([' NN - Displaced1'.A297:.L297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298]/SUM([' NN - Displaced1'.A298:.L298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299]/SUM([' NN - Displaced1'.A299:.L299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300]/SUM([' NN - Displaced1'.A300:.L300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301]/SUM([' NN - Displaced1'.A301:.L30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302]/SUM([' NN - Displaced1'.A302:.L30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291]/SUM([' NN - Displaced1'.A291:.A302])" office:value-type="float" office:value="0.999743491086315" calcext:value-type="float">
            <text:p>0.9997434911</text:p>
          </table:table-cell>
          <table:table-cell table:formula="of:=[' NN - Displaced1'.B292]/SUM([' NN - Displaced1'.B291:.B302])" office:value-type="float" office:value="1" calcext:value-type="float">
            <text:p>1</text:p>
          </table:table-cell>
          <table:table-cell table:formula="of:=[' NN - Displaced1'.C293]/SUM([' NN - Displaced1'.C291:.C302])" office:value-type="float" office:value="1" calcext:value-type="float">
            <text:p>1</text:p>
          </table:table-cell>
          <table:table-cell table:formula="of:=[' NN - Displaced1'.D294]/SUM([' NN - Displaced1'.D291:.D302])" office:value-type="float" office:value="0.890243902439024" calcext:value-type="float">
            <text:p>0.8902439024</text:p>
          </table:table-cell>
          <table:table-cell table:formula="of:=[' NN - Displaced1'.E295]/SUM([' NN - Displaced1'.E291:.E302])" office:value-type="string" office:string-value="" calcext:value-type="error">
            <text:p>#DIV/0!</text:p>
          </table:table-cell>
          <table:table-cell table:formula="of:=[' NN - Displaced1'.F296]/SUM([' NN - Displaced1'.F291:.F302])" office:value-type="float" office:value="0.293939393939394" calcext:value-type="float">
            <text:p>0.2939393939</text:p>
          </table:table-cell>
          <table:table-cell table:formula="of:=[' NN - Displaced1'.G297]/SUM([' NN - Displaced1'.G291:.G302])" office:value-type="float" office:value="1" calcext:value-type="float">
            <text:p>1</text:p>
          </table:table-cell>
          <table:table-cell table:formula="of:=[' NN - Displaced1'.H298]/SUM([' NN - Displaced1'.H291:.H302])" office:value-type="float" office:value="0.668354430379747" calcext:value-type="float">
            <text:p>0.6683544304</text:p>
          </table:table-cell>
          <table:table-cell table:formula="of:=[' NN - Displaced1'.I299]/SUM([' NN - Displaced1'.I291:.I302])" office:value-type="string" office:string-value="" calcext:value-type="error">
            <text:p>#DIV/0!</text:p>
          </table:table-cell>
          <table:table-cell table:formula="of:=[' NN - Displaced1'.J300]/SUM([' NN - Displaced1'.J291:.J302])" office:value-type="float" office:value="1" calcext:value-type="float">
            <text:p>1</text:p>
          </table:table-cell>
          <table:table-cell table:formula="of:=[' NN - Displaced1'.K301]/SUM([' NN - Displaced1'.K291:.K302])" office:value-type="string" office:string-value="" calcext:value-type="error">
            <text:p>#DIV/0!</text:p>
          </table:table-cell>
          <table:table-cell table:formula="of:=[' NN - Displaced1'.L302]/SUM([' NN - Displaced1'.L291:.L302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291:.A302])" office:value-type="float" office:value="15594" calcext:value-type="float">
            <text:p>15594</text:p>
          </table:table-cell>
          <table:table-cell table:formula="of:=SUM([' NN - Displaced1'.B291:.B302])" office:value-type="float" office:value="1799" calcext:value-type="float">
            <text:p>1799</text:p>
          </table:table-cell>
          <table:table-cell table:formula="of:=SUM([' NN - Displaced1'.C291:.C302])" office:value-type="float" office:value="289" calcext:value-type="float">
            <text:p>289</text:p>
          </table:table-cell>
          <table:table-cell table:formula="of:=SUM([' NN - Displaced1'.D291:.D302])" office:value-type="float" office:value="82" calcext:value-type="float">
            <text:p>82</text:p>
          </table:table-cell>
          <table:table-cell table:formula="of:=SUM([' NN - Displaced1'.E291:.E302])" office:value-type="float" office:value="0" calcext:value-type="float">
            <text:p>0</text:p>
          </table:table-cell>
          <table:table-cell table:formula="of:=SUM([' NN - Displaced1'.F291:.F302])" office:value-type="float" office:value="660" calcext:value-type="float">
            <text:p>660</text:p>
          </table:table-cell>
          <table:table-cell table:formula="of:=SUM([' NN - Displaced1'.G291:.G302])" office:value-type="float" office:value="292" calcext:value-type="float">
            <text:p>292</text:p>
          </table:table-cell>
          <table:table-cell table:formula="of:=SUM([' NN - Displaced1'.H291:.H302])" office:value-type="float" office:value="790" calcext:value-type="float">
            <text:p>790</text:p>
          </table:table-cell>
          <table:table-cell table:formula="of:=SUM([' NN - Displaced1'.I291:.I302])" office:value-type="float" office:value="0" calcext:value-type="float">
            <text:p>0</text:p>
          </table:table-cell>
          <table:table-cell table:formula="of:=SUM([' NN - Displaced1'.J291:.J302])" office:value-type="float" office:value="120" calcext:value-type="float">
            <text:p>120</text:p>
          </table:table-cell>
          <table:table-cell table:formula="of:=SUM([' NN - Displaced1'.K291:.K302])" office:value-type="float" office:value="0" calcext:value-type="float">
            <text:p>0</text:p>
          </table:table-cell>
          <table:table-cell table:formula="of:=SUM([' NN - Displaced1'.L291:.L302])" office:value-type="float" office:value="0" calcext:value-type="float">
            <text:p>0</text:p>
          </table:table-cell>
          <table:table-cell table:formula="of:=SUM([' NN - Displaced1'.M291:.M30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303]*[' NN - Displaced1'.A304]" office:value-type="float" office:value="15590" calcext:value-type="float">
            <text:p>15590</text:p>
          </table:table-cell>
          <table:table-cell table:formula="of:=[' NN - Displaced1'.B303]*[' NN - Displaced1'.B304]" office:value-type="float" office:value="1799" calcext:value-type="float">
            <text:p>1799</text:p>
          </table:table-cell>
          <table:table-cell table:formula="of:=[' NN - Displaced1'.C303]*[' NN - Displaced1'.C304]" office:value-type="float" office:value="289" calcext:value-type="float">
            <text:p>289</text:p>
          </table:table-cell>
          <table:table-cell table:formula="of:=[' NN - Displaced1'.D303]*[' NN - Displaced1'.D304]" office:value-type="float" office:value="73" calcext:value-type="float">
            <text:p>73</text:p>
          </table:table-cell>
          <table:table-cell table:formula="of:=[' NN - Displaced1'.E303]*[' NN - Displaced1'.E304]" office:value-type="string" office:string-value="" calcext:value-type="error">
            <text:p>#DIV/0!</text:p>
          </table:table-cell>
          <table:table-cell table:formula="of:=[' NN - Displaced1'.F303]*[' NN - Displaced1'.F304]" office:value-type="float" office:value="194" calcext:value-type="float">
            <text:p>194</text:p>
          </table:table-cell>
          <table:table-cell table:formula="of:=[' NN - Displaced1'.G303]*[' NN - Displaced1'.G304]" office:value-type="float" office:value="292" calcext:value-type="float">
            <text:p>292</text:p>
          </table:table-cell>
          <table:table-cell table:formula="of:=[' NN - Displaced1'.H303]*[' NN - Displaced1'.H304]" office:value-type="float" office:value="528" calcext:value-type="float">
            <text:p>528</text:p>
          </table:table-cell>
          <table:table-cell table:formula="of:=[' NN - Displaced1'.I303]*[' NN - Displaced1'.I304]" office:value-type="string" office:string-value="" calcext:value-type="error">
            <text:p>#DIV/0!</text:p>
          </table:table-cell>
          <table:table-cell table:formula="of:=[' NN - Displaced1'.J303]*[' NN - Displaced1'.J304]" office:value-type="float" office:value="120" calcext:value-type="float">
            <text:p>120</text:p>
          </table:table-cell>
          <table:table-cell table:formula="of:=[' NN - Displaced1'.K303]*[' NN - Displaced1'.K304]" office:value-type="string" office:string-value="" calcext:value-type="error">
            <text:p>#DIV/0!</text:p>
          </table:table-cell>
          <table:table-cell table:formula="of:=[' NN - Displaced1'.L303]*[' NN - Displaced1'.L304]" office:value-type="string" office:string-value="" calcext:value-type="error">
            <text:p>#DIV/0!</text:p>
          </table:table-cell>
          <table:table-cell table:formula="of:=[' NN - Displaced1'.M303]*[' NN - Displaced1'.M30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90" calcext:value-type="float">
            <text:p>155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A307]/SUM([' NN - Displaced1'.A307:.L307])" office:value-type="float" office:value="0.999551195742771" calcext:value-type="float">
            <text:p>0.999551195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' NN - Displaced1'.B308]/SUM([' NN - Displaced1'.A308:.L30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 NN - Displaced1'.C309]/SUM([' NN - Displaced1'.A309:.L30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D310]/SUM([' NN - Displaced1'.A310:.L310])" office:value-type="float" office:value="0.38705035971223" calcext:value-type="float">
            <text:p>0.3870503597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E311]/SUM([' NN - Displaced1'.A311:.L311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F312]/SUM([' NN - Displaced1'.A312:.L312])" office:value-type="float" office:value="0.632996632996633" calcext:value-type="float">
            <text:p>0.632996633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G313]/SUM([' NN - Displaced1'.A313:.L313])" office:value-type="float" office:value="0.989830508474576" calcext:value-type="float">
            <text:p>0.989830508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H314]/SUM([' NN - Displaced1'.A314:.L314])" office:value-type="float" office:value="0.998109640831758" calcext:value-type="float">
            <text:p>0.9981096408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I315]/SUM([' NN - Displaced1'.A315:.L315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 NN - Displaced1'.J316]/SUM([' NN - Displaced1'.A316:.L316])" office:value-type="float" office:value="0.991735537190083" calcext:value-type="float">
            <text:p>0.991735537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 NN - Displaced1'.K317]/SUM([' NN - Displaced1'.A317:.L31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 NN - Displaced1'.K318]/SUM([' NN - Displaced1'.A318:.L31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307]/SUM([' NN - Displaced1'.A307:.A318])" office:value-type="float" office:value="0.999807605977041" calcext:value-type="float">
            <text:p>0.999807606</text:p>
          </table:table-cell>
          <table:table-cell table:formula="of:=[' NN - Displaced1'.B308]/SUM([' NN - Displaced1'.B307:.B318])" office:value-type="float" office:value="1" calcext:value-type="float">
            <text:p>1</text:p>
          </table:table-cell>
          <table:table-cell table:formula="of:=[' NN - Displaced1'.C309]/SUM([' NN - Displaced1'.C307:.C318])" office:value-type="float" office:value="1" calcext:value-type="float">
            <text:p>1</text:p>
          </table:table-cell>
          <table:table-cell table:formula="of:=[' NN - Displaced1'.D310]/SUM([' NN - Displaced1'.D307:.D318])" office:value-type="float" office:value="0.96415770609319" calcext:value-type="float">
            <text:p>0.9641577061</text:p>
          </table:table-cell>
          <table:table-cell table:formula="of:=[' NN - Displaced1'.E311]/SUM([' NN - Displaced1'.E307:.E318])" office:value-type="string" office:string-value="" calcext:value-type="error">
            <text:p>#DIV/0!</text:p>
          </table:table-cell>
          <table:table-cell table:formula="of:=[' NN - Displaced1'.F312]/SUM([' NN - Displaced1'.F307:.F318])" office:value-type="float" office:value="0.979166666666667" calcext:value-type="float">
            <text:p>0.9791666667</text:p>
          </table:table-cell>
          <table:table-cell table:formula="of:=[' NN - Displaced1'.G313]/SUM([' NN - Displaced1'.G307:.G318])" office:value-type="float" office:value="1" calcext:value-type="float">
            <text:p>1</text:p>
          </table:table-cell>
          <table:table-cell table:formula="of:=[' NN - Displaced1'.H314]/SUM([' NN - Displaced1'.H307:.H318])" office:value-type="float" office:value="0.497175141242938" calcext:value-type="float">
            <text:p>0.4971751412</text:p>
          </table:table-cell>
          <table:table-cell table:formula="of:=[' NN - Displaced1'.I315]/SUM([' NN - Displaced1'.I307:.I318])" office:value-type="string" office:string-value="" calcext:value-type="error">
            <text:p>#DIV/0!</text:p>
          </table:table-cell>
          <table:table-cell table:formula="of:=[' NN - Displaced1'.J316]/SUM([' NN - Displaced1'.J307:.J318])" office:value-type="float" office:value="1" calcext:value-type="float">
            <text:p>1</text:p>
          </table:table-cell>
          <table:table-cell table:formula="of:=[' NN - Displaced1'.K317]/SUM([' NN - Displaced1'.K307:.K318])" office:value-type="string" office:string-value="" calcext:value-type="error">
            <text:p>#DIV/0!</text:p>
          </table:table-cell>
          <table:table-cell table:formula="of:=[' NN - Displaced1'.L318]/SUM([' NN - Displaced1'.L307:.L318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formula="of:=SUM([' NN - Displaced1'.A307:.A318])" office:value-type="float" office:value="15593" calcext:value-type="float">
            <text:p>15593</text:p>
          </table:table-cell>
          <table:table-cell table:formula="of:=SUM([' NN - Displaced1'.B307:.B318])" office:value-type="float" office:value="1799" calcext:value-type="float">
            <text:p>1799</text:p>
          </table:table-cell>
          <table:table-cell table:formula="of:=SUM([' NN - Displaced1'.C307:.C318])" office:value-type="float" office:value="289" calcext:value-type="float">
            <text:p>289</text:p>
          </table:table-cell>
          <table:table-cell table:formula="of:=SUM([' NN - Displaced1'.D307:.D318])" office:value-type="float" office:value="279" calcext:value-type="float">
            <text:p>279</text:p>
          </table:table-cell>
          <table:table-cell table:formula="of:=SUM([' NN - Displaced1'.E307:.E318])" office:value-type="float" office:value="0" calcext:value-type="float">
            <text:p>0</text:p>
          </table:table-cell>
          <table:table-cell table:formula="of:=SUM([' NN - Displaced1'.F307:.F318])" office:value-type="float" office:value="192" calcext:value-type="float">
            <text:p>192</text:p>
          </table:table-cell>
          <table:table-cell table:formula="of:=SUM([' NN - Displaced1'.G307:.G318])" office:value-type="float" office:value="292" calcext:value-type="float">
            <text:p>292</text:p>
          </table:table-cell>
          <table:table-cell table:formula="of:=SUM([' NN - Displaced1'.H307:.H318])" office:value-type="float" office:value="1062" calcext:value-type="float">
            <text:p>1062</text:p>
          </table:table-cell>
          <table:table-cell table:formula="of:=SUM([' NN - Displaced1'.I307:.I318])" office:value-type="float" office:value="0" calcext:value-type="float">
            <text:p>0</text:p>
          </table:table-cell>
          <table:table-cell table:formula="of:=SUM([' NN - Displaced1'.J307:.J318])" office:value-type="float" office:value="120" calcext:value-type="float">
            <text:p>120</text:p>
          </table:table-cell>
          <table:table-cell table:formula="of:=SUM([' NN - Displaced1'.K307:.K318])" office:value-type="float" office:value="0" calcext:value-type="float">
            <text:p>0</text:p>
          </table:table-cell>
          <table:table-cell table:formula="of:=SUM([' NN - Displaced1'.L307:.L318])" office:value-type="float" office:value="0" calcext:value-type="float">
            <text:p>0</text:p>
          </table:table-cell>
          <table:table-cell table:formula="of:=SUM([' NN - Displaced1'.M307:.M31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 NN - Displaced1'.A319]*[' NN - Displaced1'.A320]" office:value-type="float" office:value="15590" calcext:value-type="float">
            <text:p>15590</text:p>
          </table:table-cell>
          <table:table-cell table:formula="of:=[' NN - Displaced1'.B319]*[' NN - Displaced1'.B320]" office:value-type="float" office:value="1799" calcext:value-type="float">
            <text:p>1799</text:p>
          </table:table-cell>
          <table:table-cell table:formula="of:=[' NN - Displaced1'.C319]*[' NN - Displaced1'.C320]" office:value-type="float" office:value="289" calcext:value-type="float">
            <text:p>289</text:p>
          </table:table-cell>
          <table:table-cell table:formula="of:=[' NN - Displaced1'.D319]*[' NN - Displaced1'.D320]" office:value-type="float" office:value="269" calcext:value-type="float">
            <text:p>269</text:p>
          </table:table-cell>
          <table:table-cell table:formula="of:=[' NN - Displaced1'.E319]*[' NN - Displaced1'.E320]" office:value-type="string" office:string-value="" calcext:value-type="error">
            <text:p>#DIV/0!</text:p>
          </table:table-cell>
          <table:table-cell table:formula="of:=[' NN - Displaced1'.F319]*[' NN - Displaced1'.F320]" office:value-type="float" office:value="188" calcext:value-type="float">
            <text:p>188</text:p>
          </table:table-cell>
          <table:table-cell table:formula="of:=[' NN - Displaced1'.G319]*[' NN - Displaced1'.G320]" office:value-type="float" office:value="292" calcext:value-type="float">
            <text:p>292</text:p>
          </table:table-cell>
          <table:table-cell table:formula="of:=[' NN - Displaced1'.H319]*[' NN - Displaced1'.H320]" office:value-type="float" office:value="528" calcext:value-type="float">
            <text:p>528</text:p>
          </table:table-cell>
          <table:table-cell table:formula="of:=[' NN - Displaced1'.I319]*[' NN - Displaced1'.I320]" office:value-type="string" office:string-value="" calcext:value-type="error">
            <text:p>#DIV/0!</text:p>
          </table:table-cell>
          <table:table-cell table:formula="of:=[' NN - Displaced1'.J319]*[' NN - Displaced1'.J320]" office:value-type="float" office:value="120" calcext:value-type="float">
            <text:p>120</text:p>
          </table:table-cell>
          <table:table-cell table:formula="of:=[' NN - Displaced1'.K319]*[' NN - Displaced1'.K320]" office:value-type="string" office:string-value="" calcext:value-type="error">
            <text:p>#DIV/0!</text:p>
          </table:table-cell>
          <table:table-cell table:formula="of:=[' NN - Displaced1'.L319]*[' NN - Displaced1'.L320]" office:value-type="string" office:string-value="" calcext:value-type="error">
            <text:p>#DIV/0!</text:p>
          </table:table-cell>
          <table:table-cell table:formula="of:=[' NN - Displaced1'.M319]*[' NN - Displaced1'.M320]" office:value-type="string" office:string-value="" calcext:value-type="error">
            <text:p>#DIV/0!</text:p>
          </table:table-cell>
          <table:table-cell table:number-columns-repeated="1011"/>
        </table:table-row>
      </table:table>
      <table:table table:name="NN - 1C and Entry01 20 times" table:style-name="ta1">
        <table:table-column table:style-name="co5" table:number-columns-repeated="12" table:default-cell-style-name="Default"/>
        <table:table-column table:style-name="co4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1 complement and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3]/SUM(['NN - 1C and Entry01 20 times'.A3:.L3])" office:value-type="float" office:value="0.996540552413376" calcext:value-type="float">
            <text:p>0.9965405524</text:p>
          </table:table-cell>
          <table:table-cell table:style-name="ce6" office:value-type="string" calcext:value-type="string">
            <text:p>WWW</text:p>
          </table:table-cell>
          <table:table-cell table:number-columns-repeated="2"/>
          <table:table-cell table:formula="of:=SUM(['NN - 1C and Entry01 20 times'.A16];['NN - 1C and Entry01 20 times'.A32];['NN - 1C and Entry01 20 times'.A48];['NN - 1C and Entry01 20 times'.A64];['NN - 1C and Entry01 20 times'.A80];['NN - 1C and Entry01 20 times'.A96];['NN - 1C and Entry01 20 times'.A112];['NN - 1C and Entry01 20 times'.A128];['NN - 1C and Entry01 20 times'.A144];['NN - 1C and Entry01 20 times'.A160];['NN - 1C and Entry01 20 times'.A176];['NN - 1C and Entry01 20 times'.A192];['NN - 1C and Entry01 20 times'.A208];['NN - 1C and Entry01 20 times'.A224];['NN - 1C and Entry01 20 times'.A240];['NN - 1C and Entry01 20 times'.A256];['NN - 1C and Entry01 20 times'.A272];['NN - 1C and Entry01 20 times'.A288];['NN - 1C and Entry01 20 times'.A304];['NN - 1C and Entry01 20 times'.A320])" office:value-type="float" office:value="363860" calcext:value-type="float">
            <text:p>363860</text:p>
          </table:table-cell>
          <table:table-cell table:formula="of:=SUM(['NN - 1C and Entry01 20 times'.B16];['NN - 1C and Entry01 20 times'.B32];['NN - 1C and Entry01 20 times'.B48];['NN - 1C and Entry01 20 times'.B64];['NN - 1C and Entry01 20 times'.B80];['NN - 1C and Entry01 20 times'.B96];['NN - 1C and Entry01 20 times'.B112];['NN - 1C and Entry01 20 times'.B128];['NN - 1C and Entry01 20 times'.B144];['NN - 1C and Entry01 20 times'.B160];['NN - 1C and Entry01 20 times'.B176];['NN - 1C and Entry01 20 times'.B192];['NN - 1C and Entry01 20 times'.B208];['NN - 1C and Entry01 20 times'.B224];['NN - 1C and Entry01 20 times'.B240];['NN - 1C and Entry01 20 times'.B256];['NN - 1C and Entry01 20 times'.B272];['NN - 1C and Entry01 20 times'.B288];['NN - 1C and Entry01 20 times'.B304];['NN - 1C and Entry01 20 times'.B320])" office:value-type="float" office:value="82950" calcext:value-type="float">
            <text:p>82950</text:p>
          </table:table-cell>
          <table:table-cell table:formula="of:=SUM(['NN - 1C and Entry01 20 times'.C16];['NN - 1C and Entry01 20 times'.C32];['NN - 1C and Entry01 20 times'.C48];['NN - 1C and Entry01 20 times'.C64];['NN - 1C and Entry01 20 times'.C80];['NN - 1C and Entry01 20 times'.C96];['NN - 1C and Entry01 20 times'.C112];['NN - 1C and Entry01 20 times'.C128];['NN - 1C and Entry01 20 times'.C144];['NN - 1C and Entry01 20 times'.C160];['NN - 1C and Entry01 20 times'.C176];['NN - 1C and Entry01 20 times'.C192];['NN - 1C and Entry01 20 times'.C208];['NN - 1C and Entry01 20 times'.C224];['NN - 1C and Entry01 20 times'.C240];['NN - 1C and Entry01 20 times'.C256];['NN - 1C and Entry01 20 times'.C272];['NN - 1C and Entry01 20 times'.C288];['NN - 1C and Entry01 20 times'.C304];['NN - 1C and Entry01 20 times'.C320])" office:value-type="float" office:value="2986" calcext:value-type="float">
            <text:p>2986</text:p>
          </table:table-cell>
          <table:table-cell table:formula="of:=SUM(['NN - 1C and Entry01 20 times'.D16];['NN - 1C and Entry01 20 times'.D32];['NN - 1C and Entry01 20 times'.D48];['NN - 1C and Entry01 20 times'.D64];['NN - 1C and Entry01 20 times'.D80];['NN - 1C and Entry01 20 times'.D96];['NN - 1C and Entry01 20 times'.D112];['NN - 1C and Entry01 20 times'.D128];['NN - 1C and Entry01 20 times'.D144];['NN - 1C and Entry01 20 times'.D160];['NN - 1C and Entry01 20 times'.D176];['NN - 1C and Entry01 20 times'.D192];['NN - 1C and Entry01 20 times'.D208];['NN - 1C and Entry01 20 times'.D224];['NN - 1C and Entry01 20 times'.D240];['NN - 1C and Entry01 20 times'.D256];['NN - 1C and Entry01 20 times'.D272];['NN - 1C and Entry01 20 times'.D288];['NN - 1C and Entry01 20 times'.D304];['NN - 1C and Entry01 20 times'.D320])" office:value-type="float" office:value="4307" calcext:value-type="float">
            <text:p>4307</text:p>
          </table:table-cell>
          <table:table-cell table:formula="of:=SUM(['NN - 1C and Entry01 20 times'.E16];['NN - 1C and Entry01 20 times'.E32];['NN - 1C and Entry01 20 times'.E48];['NN - 1C and Entry01 20 times'.E64];['NN - 1C and Entry01 20 times'.E80];['NN - 1C and Entry01 20 times'.E96];['NN - 1C and Entry01 20 times'.E112];['NN - 1C and Entry01 20 times'.E128];['NN - 1C and Entry01 20 times'.E144];['NN - 1C and Entry01 20 times'.E160];['NN - 1C and Entry01 20 times'.E176];['NN - 1C and Entry01 20 times'.E192];['NN - 1C and Entry01 20 times'.E208];['NN - 1C and Entry01 20 times'.E224];['NN - 1C and Entry01 20 times'.E240];['NN - 1C and Entry01 20 times'.E256];['NN - 1C and Entry01 20 times'.E272];['NN - 1C and Entry01 20 times'.E288];['NN - 1C and Entry01 20 times'.E304];['NN - 1C and Entry01 20 times'.E320])" office:value-type="float" office:value="1372" calcext:value-type="float">
            <text:p>1372</text:p>
          </table:table-cell>
          <table:table-cell table:formula="of:=SUM(['NN - 1C and Entry01 20 times'.F16];['NN - 1C and Entry01 20 times'.F32];['NN - 1C and Entry01 20 times'.F48];['NN - 1C and Entry01 20 times'.F64];['NN - 1C and Entry01 20 times'.F80];['NN - 1C and Entry01 20 times'.F96];['NN - 1C and Entry01 20 times'.F112];['NN - 1C and Entry01 20 times'.F128];['NN - 1C and Entry01 20 times'.F144];['NN - 1C and Entry01 20 times'.F160];['NN - 1C and Entry01 20 times'.F176];['NN - 1C and Entry01 20 times'.F192];['NN - 1C and Entry01 20 times'.F208];['NN - 1C and Entry01 20 times'.F224];['NN - 1C and Entry01 20 times'.F240];['NN - 1C and Entry01 20 times'.F256];['NN - 1C and Entry01 20 times'.F272];['NN - 1C and Entry01 20 times'.F288];['NN - 1C and Entry01 20 times'.F304];['NN - 1C and Entry01 20 times'.F320])" office:value-type="float" office:value="3582" calcext:value-type="float">
            <text:p>3582</text:p>
          </table:table-cell>
          <table:table-cell table:formula="of:=SUM(['NN - 1C and Entry01 20 times'.G16];['NN - 1C and Entry01 20 times'.G32];['NN - 1C and Entry01 20 times'.G48];['NN - 1C and Entry01 20 times'.G64];['NN - 1C and Entry01 20 times'.G80];['NN - 1C and Entry01 20 times'.G96];['NN - 1C and Entry01 20 times'.G112];['NN - 1C and Entry01 20 times'.G128];['NN - 1C and Entry01 20 times'.G144];['NN - 1C and Entry01 20 times'.G160];['NN - 1C and Entry01 20 times'.G176];['NN - 1C and Entry01 20 times'.G192];['NN - 1C and Entry01 20 times'.G208];['NN - 1C and Entry01 20 times'.G224];['NN - 1C and Entry01 20 times'.G240];['NN - 1C and Entry01 20 times'.G256];['NN - 1C and Entry01 20 times'.G272];['NN - 1C and Entry01 20 times'.G288];['NN - 1C and Entry01 20 times'.G304];['NN - 1C and Entry01 20 times'.G320])" office:value-type="float" office:value="4821" calcext:value-type="float">
            <text:p>4821</text:p>
          </table:table-cell>
          <table:table-cell table:formula="of:=SUM(['NN - 1C and Entry01 20 times'.H16];['NN - 1C and Entry01 20 times'.H32];['NN - 1C and Entry01 20 times'.H48];['NN - 1C and Entry01 20 times'.H64];['NN - 1C and Entry01 20 times'.H80];['NN - 1C and Entry01 20 times'.H96];['NN - 1C and Entry01 20 times'.H112];['NN - 1C and Entry01 20 times'.H128];['NN - 1C and Entry01 20 times'.H144];['NN - 1C and Entry01 20 times'.H160];['NN - 1C and Entry01 20 times'.H176];['NN - 1C and Entry01 20 times'.H192];['NN - 1C and Entry01 20 times'.H208];['NN - 1C and Entry01 20 times'.H224];['NN - 1C and Entry01 20 times'.H240];['NN - 1C and Entry01 20 times'.H256];['NN - 1C and Entry01 20 times'.H272];['NN - 1C and Entry01 20 times'.H288];['NN - 1C and Entry01 20 times'.H304];['NN - 1C and Entry01 20 times'.H320])" office:value-type="float" office:value="28418" calcext:value-type="float">
            <text:p>28418</text:p>
          </table:table-cell>
          <table:table-cell table:formula="of:=SUM(['NN - 1C and Entry01 20 times'.I16];['NN - 1C and Entry01 20 times'.I32];['NN - 1C and Entry01 20 times'.I48];['NN - 1C and Entry01 20 times'.I64];['NN - 1C and Entry01 20 times'.I80];['NN - 1C and Entry01 20 times'.I96];['NN - 1C and Entry01 20 times'.I112];['NN - 1C and Entry01 20 times'.I128];['NN - 1C and Entry01 20 times'.I144];['NN - 1C and Entry01 20 times'.I160];['NN - 1C and Entry01 20 times'.I176];['NN - 1C and Entry01 20 times'.I192];['NN - 1C and Entry01 20 times'.I208];['NN - 1C and Entry01 20 times'.I224];['NN - 1C and Entry01 20 times'.I240];['NN - 1C and Entry01 20 times'.I256];['NN - 1C and Entry01 20 times'.I272];['NN - 1C and Entry01 20 times'.I288];['NN - 1C and Entry01 20 times'.I304];['NN - 1C and Entry01 20 times'.I320])" office:value-type="float" office:value="884" calcext:value-type="float">
            <text:p>884</text:p>
          </table:table-cell>
          <table:table-cell table:formula="of:=SUM(['NN - 1C and Entry01 20 times'.J16];['NN - 1C and Entry01 20 times'.J32];['NN - 1C and Entry01 20 times'.J48];['NN - 1C and Entry01 20 times'.J64];['NN - 1C and Entry01 20 times'.J80];['NN - 1C and Entry01 20 times'.J96];['NN - 1C and Entry01 20 times'.J112];['NN - 1C and Entry01 20 times'.J128];['NN - 1C and Entry01 20 times'.J144];['NN - 1C and Entry01 20 times'.J160];['NN - 1C and Entry01 20 times'.J176];['NN - 1C and Entry01 20 times'.J192];['NN - 1C and Entry01 20 times'.J208];['NN - 1C and Entry01 20 times'.J224];['NN - 1C and Entry01 20 times'.J240];['NN - 1C and Entry01 20 times'.J256];['NN - 1C and Entry01 20 times'.J272];['NN - 1C and Entry01 20 times'.J288];['NN - 1C and Entry01 20 times'.J304];['NN - 1C and Entry01 20 times'.J320])" office:value-type="float" office:value="4080" calcext:value-type="float">
            <text:p>4080</text:p>
          </table:table-cell>
          <table:table-cell table:formula="of:=SUM(['NN - 1C and Entry01 20 times'.K16];['NN - 1C and Entry01 20 times'.K32];['NN - 1C and Entry01 20 times'.K48];['NN - 1C and Entry01 20 times'.K64];['NN - 1C and Entry01 20 times'.K80];['NN - 1C and Entry01 20 times'.K96];['NN - 1C and Entry01 20 times'.K112];['NN - 1C and Entry01 20 times'.K128];['NN - 1C and Entry01 20 times'.K144];['NN - 1C and Entry01 20 times'.K160];['NN - 1C and Entry01 20 times'.K176];['NN - 1C and Entry01 20 times'.K192];['NN - 1C and Entry01 20 times'.K208];['NN - 1C and Entry01 20 times'.K224];['NN - 1C and Entry01 20 times'.K240];['NN - 1C and Entry01 20 times'.K256];['NN - 1C and Entry01 20 times'.K272];['NN - 1C and Entry01 20 times'.K288];['NN - 1C and Entry01 20 times'.K304];['NN - 1C and Entry01 20 times'.K320])" office:value-type="float" office:value="0" calcext:value-type="float">
            <text:p>0</text:p>
          </table:table-cell>
          <table:table-cell table:formula="of:=SUM(['NN - 1C and Entry01 20 times'.L16];['NN - 1C and Entry01 20 times'.L32];['NN - 1C and Entry01 20 times'.L48];['NN - 1C and Entry01 20 times'.L64];['NN - 1C and Entry01 20 times'.L80];['NN - 1C and Entry01 20 times'.L96];['NN - 1C and Entry01 20 times'.L112];['NN - 1C and Entry01 20 times'.L128];['NN - 1C and Entry01 20 times'.L144];['NN - 1C and Entry01 20 times'.L160];['NN - 1C and Entry01 20 times'.L176];['NN - 1C and Entry01 20 times'.L192];['NN - 1C and Entry01 20 times'.L208];['NN - 1C and Entry01 20 times'.L224];['NN - 1C and Entry01 20 times'.L240];['NN - 1C and Entry01 20 times'.L256];['NN - 1C and Entry01 20 times'.L272];['NN - 1C and Entry01 20 times'.L288];['NN - 1C and Entry01 20 times'.L304];['NN - 1C and Entry01 20 times'.L320]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'NN - 1C and Entry01 20 times'.B4]/SUM(['NN - 1C and Entry01 20 times'.A4:.L4])" office:value-type="float" office:value="0.999758803666184" calcext:value-type="float">
            <text:p>0.9997588037</text:p>
          </table:table-cell>
          <table:table-cell table:style-name="ce6" office:value-type="string" calcext:value-type="string">
            <text:p>MAIL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5]/SUM(['NN - 1C and Entry01 20 times'.A5:.L5])" office:value-type="float" office:value="1" calcext:value-type="float">
            <text:p>1</text:p>
          </table:table-cell>
          <table:table-cell table:style-name="ce6" office:value-type="string" calcext:value-type="string">
            <text:p>FTP-CONTROL</text:p>
          </table:table-cell>
          <table:table-cell table:number-columns-repeated="2"/>
          <table:table-cell table:formula="of:=SUM(['NN - 1C and Entry01 20 times'.A17];['NN - 1C and Entry01 20 times'.A33];['NN - 1C and Entry01 20 times'.A49];['NN - 1C and Entry01 20 times'.A65];['NN - 1C and Entry01 20 times'.A81];['NN - 1C and Entry01 20 times'.A97];['NN - 1C and Entry01 20 times'.A113];['NN - 1C and Entry01 20 times'.A129];['NN - 1C and Entry01 20 times'.A145];['NN - 1C and Entry01 20 times'.A161];['NN - 1C and Entry01 20 times'.A177];['NN - 1C and Entry01 20 times'.A193];['NN - 1C and Entry01 20 times'.A209];['NN - 1C and Entry01 20 times'.A225];['NN - 1C and Entry01 20 times'.A241];['NN - 1C and Entry01 20 times'.A257];['NN - 1C and Entry01 20 times'.A273];['NN - 1C and Entry01 20 times'.A289];['NN - 1C and Entry01 20 times'.A305];['NN - 1C and Entry01 20 times'.A321])" office:value-type="float" office:value="362960" calcext:value-type="float">
            <text:p>362960</text:p>
          </table:table-cell>
          <table:table-cell table:formula="of:=SUM(['NN - 1C and Entry01 20 times'.B17];['NN - 1C and Entry01 20 times'.B33];['NN - 1C and Entry01 20 times'.B49];['NN - 1C and Entry01 20 times'.B65];['NN - 1C and Entry01 20 times'.B81];['NN - 1C and Entry01 20 times'.B97];['NN - 1C and Entry01 20 times'.B113];['NN - 1C and Entry01 20 times'.B129];['NN - 1C and Entry01 20 times'.B145];['NN - 1C and Entry01 20 times'.B161];['NN - 1C and Entry01 20 times'.B177];['NN - 1C and Entry01 20 times'.B193];['NN - 1C and Entry01 20 times'.B209];['NN - 1C and Entry01 20 times'.B225];['NN - 1C and Entry01 20 times'.B241];['NN - 1C and Entry01 20 times'.B257];['NN - 1C and Entry01 20 times'.B273];['NN - 1C and Entry01 20 times'.B289];['NN - 1C and Entry01 20 times'.B305];['NN - 1C and Entry01 20 times'.B321])" office:value-type="float" office:value="82900" calcext:value-type="float">
            <text:p>82900</text:p>
          </table:table-cell>
          <table:table-cell table:formula="of:=SUM(['NN - 1C and Entry01 20 times'.C17];['NN - 1C and Entry01 20 times'.C33];['NN - 1C and Entry01 20 times'.C49];['NN - 1C and Entry01 20 times'.C65];['NN - 1C and Entry01 20 times'.C81];['NN - 1C and Entry01 20 times'.C97];['NN - 1C and Entry01 20 times'.C113];['NN - 1C and Entry01 20 times'.C129];['NN - 1C and Entry01 20 times'.C145];['NN - 1C and Entry01 20 times'.C161];['NN - 1C and Entry01 20 times'.C177];['NN - 1C and Entry01 20 times'.C193];['NN - 1C and Entry01 20 times'.C209];['NN - 1C and Entry01 20 times'.C225];['NN - 1C and Entry01 20 times'.C241];['NN - 1C and Entry01 20 times'.C257];['NN - 1C and Entry01 20 times'.C273];['NN - 1C and Entry01 20 times'.C289];['NN - 1C and Entry01 20 times'.C305];['NN - 1C and Entry01 20 times'.C321])" office:value-type="float" office:value="2980" calcext:value-type="float">
            <text:p>2980</text:p>
          </table:table-cell>
          <table:table-cell table:formula="of:=SUM(['NN - 1C and Entry01 20 times'.D17];['NN - 1C and Entry01 20 times'.D33];['NN - 1C and Entry01 20 times'.D49];['NN - 1C and Entry01 20 times'.D65];['NN - 1C and Entry01 20 times'.D81];['NN - 1C and Entry01 20 times'.D97];['NN - 1C and Entry01 20 times'.D113];['NN - 1C and Entry01 20 times'.D129];['NN - 1C and Entry01 20 times'.D145];['NN - 1C and Entry01 20 times'.D161];['NN - 1C and Entry01 20 times'.D177];['NN - 1C and Entry01 20 times'.D193];['NN - 1C and Entry01 20 times'.D209];['NN - 1C and Entry01 20 times'.D225];['NN - 1C and Entry01 20 times'.D241];['NN - 1C and Entry01 20 times'.D257];['NN - 1C and Entry01 20 times'.D273];['NN - 1C and Entry01 20 times'.D289];['NN - 1C and Entry01 20 times'.D305];['NN - 1C and Entry01 20 times'.D321])" office:value-type="float" office:value="819" calcext:value-type="float">
            <text:p>819</text:p>
          </table:table-cell>
          <table:table-cell table:formula="of:=SUM(['NN - 1C and Entry01 20 times'.E17];['NN - 1C and Entry01 20 times'.E33];['NN - 1C and Entry01 20 times'.E49];['NN - 1C and Entry01 20 times'.E65];['NN - 1C and Entry01 20 times'.E81];['NN - 1C and Entry01 20 times'.E97];['NN - 1C and Entry01 20 times'.E113];['NN - 1C and Entry01 20 times'.E129];['NN - 1C and Entry01 20 times'.E145];['NN - 1C and Entry01 20 times'.E161];['NN - 1C and Entry01 20 times'.E177];['NN - 1C and Entry01 20 times'.E193];['NN - 1C and Entry01 20 times'.E209];['NN - 1C and Entry01 20 times'.E225];['NN - 1C and Entry01 20 times'.E241];['NN - 1C and Entry01 20 times'.E257];['NN - 1C and Entry01 20 times'.E273];['NN - 1C and Entry01 20 times'.E289];['NN - 1C and Entry01 20 times'.E305];['NN - 1C and Entry01 20 times'.E321])" office:value-type="float" office:value="1360" calcext:value-type="float">
            <text:p>1360</text:p>
          </table:table-cell>
          <table:table-cell table:formula="of:=SUM(['NN - 1C and Entry01 20 times'.F17];['NN - 1C and Entry01 20 times'.F33];['NN - 1C and Entry01 20 times'.F49];['NN - 1C and Entry01 20 times'.F65];['NN - 1C and Entry01 20 times'.F81];['NN - 1C and Entry01 20 times'.F97];['NN - 1C and Entry01 20 times'.F113];['NN - 1C and Entry01 20 times'.F129];['NN - 1C and Entry01 20 times'.F145];['NN - 1C and Entry01 20 times'.F161];['NN - 1C and Entry01 20 times'.F177];['NN - 1C and Entry01 20 times'.F193];['NN - 1C and Entry01 20 times'.F209];['NN - 1C and Entry01 20 times'.F225];['NN - 1C and Entry01 20 times'.F241];['NN - 1C and Entry01 20 times'.F257];['NN - 1C and Entry01 20 times'.F273];['NN - 1C and Entry01 20 times'.F289];['NN - 1C and Entry01 20 times'.F305];['NN - 1C and Entry01 20 times'.F321])" office:value-type="float" office:value="3393" calcext:value-type="float">
            <text:p>3393</text:p>
          </table:table-cell>
          <table:table-cell table:formula="of:=SUM(['NN - 1C and Entry01 20 times'.G17];['NN - 1C and Entry01 20 times'.G33];['NN - 1C and Entry01 20 times'.G49];['NN - 1C and Entry01 20 times'.G65];['NN - 1C and Entry01 20 times'.G81];['NN - 1C and Entry01 20 times'.G97];['NN - 1C and Entry01 20 times'.G113];['NN - 1C and Entry01 20 times'.G129];['NN - 1C and Entry01 20 times'.G145];['NN - 1C and Entry01 20 times'.G161];['NN - 1C and Entry01 20 times'.G177];['NN - 1C and Entry01 20 times'.G193];['NN - 1C and Entry01 20 times'.G209];['NN - 1C and Entry01 20 times'.G225];['NN - 1C and Entry01 20 times'.G241];['NN - 1C and Entry01 20 times'.G257];['NN - 1C and Entry01 20 times'.G273];['NN - 1C and Entry01 20 times'.G289];['NN - 1C and Entry01 20 times'.G305];['NN - 1C and Entry01 20 times'.G321])" office:value-type="float" office:value="4760" calcext:value-type="float">
            <text:p>4760</text:p>
          </table:table-cell>
          <table:table-cell table:formula="of:=SUM(['NN - 1C and Entry01 20 times'.H17];['NN - 1C and Entry01 20 times'.H33];['NN - 1C and Entry01 20 times'.H49];['NN - 1C and Entry01 20 times'.H65];['NN - 1C and Entry01 20 times'.H81];['NN - 1C and Entry01 20 times'.H97];['NN - 1C and Entry01 20 times'.H113];['NN - 1C and Entry01 20 times'.H129];['NN - 1C and Entry01 20 times'.H145];['NN - 1C and Entry01 20 times'.H161];['NN - 1C and Entry01 20 times'.H177];['NN - 1C and Entry01 20 times'.H193];['NN - 1C and Entry01 20 times'.H209];['NN - 1C and Entry01 20 times'.H225];['NN - 1C and Entry01 20 times'.H241];['NN - 1C and Entry01 20 times'.H257];['NN - 1C and Entry01 20 times'.H273];['NN - 1C and Entry01 20 times'.H289];['NN - 1C and Entry01 20 times'.H305];['NN - 1C and Entry01 20 times'.H321])" office:value-type="float" office:value="26100" calcext:value-type="float">
            <text:p>26100</text:p>
          </table:table-cell>
          <table:table-cell table:formula="of:=SUM(['NN - 1C and Entry01 20 times'.I17];['NN - 1C and Entry01 20 times'.I33];['NN - 1C and Entry01 20 times'.I49];['NN - 1C and Entry01 20 times'.I65];['NN - 1C and Entry01 20 times'.I81];['NN - 1C and Entry01 20 times'.I97];['NN - 1C and Entry01 20 times'.I113];['NN - 1C and Entry01 20 times'.I129];['NN - 1C and Entry01 20 times'.I145];['NN - 1C and Entry01 20 times'.I161];['NN - 1C and Entry01 20 times'.I177];['NN - 1C and Entry01 20 times'.I193];['NN - 1C and Entry01 20 times'.I209];['NN - 1C and Entry01 20 times'.I225];['NN - 1C and Entry01 20 times'.I241];['NN - 1C and Entry01 20 times'.I257];['NN - 1C and Entry01 20 times'.I273];['NN - 1C and Entry01 20 times'.I289];['NN - 1C and Entry01 20 times'.I305];['NN - 1C and Entry01 20 times'.I321])" office:value-type="float" office:value="873" calcext:value-type="float">
            <text:p>873</text:p>
          </table:table-cell>
          <table:table-cell table:formula="of:=SUM(['NN - 1C and Entry01 20 times'.J17];['NN - 1C and Entry01 20 times'.J33];['NN - 1C and Entry01 20 times'.J49];['NN - 1C and Entry01 20 times'.J65];['NN - 1C and Entry01 20 times'.J81];['NN - 1C and Entry01 20 times'.J97];['NN - 1C and Entry01 20 times'.J113];['NN - 1C and Entry01 20 times'.J129];['NN - 1C and Entry01 20 times'.J145];['NN - 1C and Entry01 20 times'.J161];['NN - 1C and Entry01 20 times'.J177];['NN - 1C and Entry01 20 times'.J193];['NN - 1C and Entry01 20 times'.J209];['NN - 1C and Entry01 20 times'.J225];['NN - 1C and Entry01 20 times'.J241];['NN - 1C and Entry01 20 times'.J257];['NN - 1C and Entry01 20 times'.J273];['NN - 1C and Entry01 20 times'.J289];['NN - 1C and Entry01 20 times'.J305];['NN - 1C and Entry01 20 times'.J321])" office:value-type="float" office:value="4080" calcext:value-type="float">
            <text:p>4080</text:p>
          </table:table-cell>
          <table:table-cell table:formula="of:=SUM(['NN - 1C and Entry01 20 times'.K17];['NN - 1C and Entry01 20 times'.K33];['NN - 1C and Entry01 20 times'.K49];['NN - 1C and Entry01 20 times'.K65];['NN - 1C and Entry01 20 times'.K81];['NN - 1C and Entry01 20 times'.K97];['NN - 1C and Entry01 20 times'.K113];['NN - 1C and Entry01 20 times'.K129];['NN - 1C and Entry01 20 times'.K145];['NN - 1C and Entry01 20 times'.K161];['NN - 1C and Entry01 20 times'.K177];['NN - 1C and Entry01 20 times'.K193];['NN - 1C and Entry01 20 times'.K209];['NN - 1C and Entry01 20 times'.K225];['NN - 1C and Entry01 20 times'.K241];['NN - 1C and Entry01 20 times'.K257];['NN - 1C and Entry01 20 times'.K273];['NN - 1C and Entry01 20 times'.K289];['NN - 1C and Entry01 20 times'.K305];['NN - 1C and Entry01 20 times'.K321])" office:value-type="float" office:value="0" calcext:value-type="float">
            <text:p>0</text:p>
          </table:table-cell>
          <table:table-cell table:formula="of:=SUM(['NN - 1C and Entry01 20 times'.L17];['NN - 1C and Entry01 20 times'.L33];['NN - 1C and Entry01 20 times'.L49];['NN - 1C and Entry01 20 times'.L65];['NN - 1C and Entry01 20 times'.L81];['NN - 1C and Entry01 20 times'.L97];['NN - 1C and Entry01 20 times'.L113];['NN - 1C and Entry01 20 times'.L129];['NN - 1C and Entry01 20 times'.L145];['NN - 1C and Entry01 20 times'.L161];['NN - 1C and Entry01 20 times'.L177];['NN - 1C and Entry01 20 times'.L193];['NN - 1C and Entry01 20 times'.L209];['NN - 1C and Entry01 20 times'.L225];['NN - 1C and Entry01 20 times'.L241];['NN - 1C and Entry01 20 times'.L257];['NN - 1C and Entry01 20 times'.L273];['NN - 1C and Entry01 20 times'.L289];['NN - 1C and Entry01 20 times'.L305];['NN - 1C and Entry01 20 times'.L321]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6]/SUM(['NN - 1C and Entry01 20 times'.A6:.L6])" office:value-type="float" office:value="0.953488372093023" calcext:value-type="float">
            <text:p>0.9534883721</text:p>
          </table:table-cell>
          <table:table-cell table:style-name="ce6" office:value-type="string" calcext:value-type="string">
            <text:p>FTP-PASV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E7]/SUM(['NN - 1C and Entry01 20 times'.A7:.L7])" office:value-type="float" office:value="0.557377049180328" calcext:value-type="float">
            <text:p>0.5573770492</text:p>
          </table:table-cell>
          <table:table-cell table:style-name="ce6" office:value-type="string" calcext:value-type="string">
            <text:p>ATTACK</text:p>
          </table:table-cell>
          <table:table-cell office:value-type="string" calcext:value-type="string">
            <text:p>Precision</text:p>
          </table:table-cell>
          <table:table-cell/>
          <table:table-cell table:formula="of:=['NN - 1C and Entry01 20 times'.Q5]/['NN - 1C and Entry01 20 times'.Q3]" office:value-type="float" office:value="0.997526521189469" calcext:value-type="float">
            <text:p>0.9975265212</text:p>
          </table:table-cell>
          <table:table-cell table:formula="of:=['NN - 1C and Entry01 20 times'.R5]/['NN - 1C and Entry01 20 times'.R3]" office:value-type="float" office:value="0.999397227245328" calcext:value-type="float">
            <text:p>0.9993972272</text:p>
          </table:table-cell>
          <table:table-cell table:formula="of:=['NN - 1C and Entry01 20 times'.S5]/['NN - 1C and Entry01 20 times'.S3]" office:value-type="float" office:value="0.997990622906899" calcext:value-type="float">
            <text:p>0.9979906229</text:p>
          </table:table-cell>
          <table:table-cell table:formula="of:=['NN - 1C and Entry01 20 times'.T5]/['NN - 1C and Entry01 20 times'.T3]" office:value-type="float" office:value="0.190155560715115" calcext:value-type="float">
            <text:p>0.1901555607</text:p>
          </table:table-cell>
          <table:table-cell table:formula="of:=['NN - 1C and Entry01 20 times'.U5]/['NN - 1C and Entry01 20 times'.U3]" office:value-type="float" office:value="0.991253644314869" calcext:value-type="float">
            <text:p>0.9912536443</text:p>
          </table:table-cell>
          <table:table-cell table:formula="of:=['NN - 1C and Entry01 20 times'.V5]/['NN - 1C and Entry01 20 times'.V3]" office:value-type="float" office:value="0.947236180904523" calcext:value-type="float">
            <text:p>0.9472361809</text:p>
          </table:table-cell>
          <table:table-cell table:formula="of:=['NN - 1C and Entry01 20 times'.W5]/['NN - 1C and Entry01 20 times'.W3]" office:value-type="float" office:value="0.98734702343912" calcext:value-type="float">
            <text:p>0.9873470234</text:p>
          </table:table-cell>
          <table:table-cell table:formula="of:=['NN - 1C and Entry01 20 times'.X5]/['NN - 1C and Entry01 20 times'.X3]" office:value-type="float" office:value="0.918431979731156" calcext:value-type="float">
            <text:p>0.9184319797</text:p>
          </table:table-cell>
          <table:table-cell table:formula="of:=['NN - 1C and Entry01 20 times'.Y5]/['NN - 1C and Entry01 20 times'.Y3]" office:value-type="float" office:value="0.987556561085973" calcext:value-type="float">
            <text:p>0.9875565611</text:p>
          </table:table-cell>
          <table:table-cell table:formula="of:=['NN - 1C and Entry01 20 times'.Z5]/['NN - 1C and Entry01 20 times'.Z3]" office:value-type="float" office:value="1" calcext:value-type="float">
            <text:p>1</text:p>
          </table:table-cell>
          <table:table-cell table:formula="of:=['NN - 1C and Entry01 20 times'.AA5]/['NN - 1C and Entry01 20 times'.AA3]" office:value-type="string" office:string-value="" calcext:value-type="error">
            <text:p>#DIV/0!</text:p>
          </table:table-cell>
          <table:table-cell table:formula="of:=['NN - 1C and Entry01 20 times'.AB5]/['NN - 1C and Entry01 20 times'.AB3]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8]/SUM(['NN - 1C and Entry01 20 times'.A8:.L8])" office:value-type="float" office:value="0.309734513274336" calcext:value-type="float">
            <text:p>0.3097345133</text:p>
          </table:table-cell>
          <table:table-cell table:style-name="ce6" office:value-type="string" calcext:value-type="string">
            <text:p>P2P</text:p>
          </table:table-cell>
          <table:table-cell table:number-columns-repeated="101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9]/SUM(['NN - 1C and Entry01 20 times'.A9:.L9])" office:value-type="float" office:value="1" calcext:value-type="float">
            <text:p>1</text:p>
          </table:table-cell>
          <table:table-cell table:style-name="ce6" office:value-type="string" calcext:value-type="string">
            <text:p>DATABASE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10]/SUM(['NN - 1C and Entry01 20 times'.A10:.L10])" office:value-type="float" office:value="0.989385898407885" calcext:value-type="float">
            <text:p>0.9893858984</text:p>
          </table:table-cell>
          <table:table-cell table:style-name="ce6" office:value-type="string" calcext:value-type="string">
            <text:p>FTP-DATA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11]/SUM(['NN - 1C and Entry01 20 times'.A11:.L11])" office:value-type="float" office:value="0.71264367816092" calcext:value-type="float">
            <text:p>0.7126436782</text:p>
          </table:table-cell>
          <table:table-cell table:style-name="ce6" office:value-type="string" calcext:value-type="string">
            <text:p>MULTIMEDIA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12]/SUM(['NN - 1C and Entry01 20 times'.A12:.L12])" office:value-type="float" office:value="0.990291262135922" calcext:value-type="float">
            <text:p>0.9902912621</text:p>
          </table:table-cell>
          <table:table-cell table:style-name="ce6" office:value-type="string" calcext:value-type="string">
            <text:p>SERVICES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K13]/SUM(['NN - 1C and Entry01 20 times'.A13:.L13])" office:value-type="float" office:value="0" calcext:value-type="float">
            <text:p>0</text:p>
          </table:table-cell>
          <table:table-cell table:style-name="ce6" office:value-type="string" calcext:value-type="string">
            <text:p>INTERACTIVE</text:p>
          </table:table-cell>
          <table:table-cell table:number-columns-repeated="101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14]/SUM(['NN - 1C and Entry01 20 times'.A14:.L14])" office:value-type="string" office:string-value="" calcext:value-type="error">
            <text:p>#DIV/0!</text:p>
          </table:table-cell>
          <table:table-cell table:style-name="ce6" office:value-type="string" calcext:value-type="string">
            <text:p>GAMES</text:p>
          </table:table-cell>
          <table:table-cell table:number-columns-repeated="1010"/>
        </table:table-row>
        <table:table-row table:style-name="ro1">
          <table:table-cell table:formula="of:=['NN - 1C and Entry01 20 times'.A3]/SUM(['NN - 1C and Entry01 20 times'.A3:.A14])" office:value-type="float" office:value="0.997526521189469" calcext:value-type="float">
            <text:p>0.9975265212</text:p>
          </table:table-cell>
          <table:table-cell table:formula="of:=['NN - 1C and Entry01 20 times'.B4]/SUM(['NN - 1C and Entry01 20 times'.B3:.B14])" office:value-type="float" office:value="0.99855456516502" calcext:value-type="float">
            <text:p>0.9985545652</text:p>
          </table:table-cell>
          <table:table-cell table:formula="of:=['NN - 1C and Entry01 20 times'.C5]/SUM(['NN - 1C and Entry01 20 times'.C3:.C14])" office:value-type="float" office:value="1" calcext:value-type="float">
            <text:p>1</text:p>
          </table:table-cell>
          <table:table-cell table:formula="of:=['NN - 1C and Entry01 20 times'.D6]/SUM(['NN - 1C and Entry01 20 times'.D3:.D14])" office:value-type="float" office:value="0.173728813559322" calcext:value-type="float">
            <text:p>0.1737288136</text:p>
          </table:table-cell>
          <table:table-cell table:formula="of:=['NN - 1C and Entry01 20 times'.E7]/SUM(['NN - 1C and Entry01 20 times'.E3:.E14])" office:value-type="float" office:value="1" calcext:value-type="float">
            <text:p>1</text:p>
          </table:table-cell>
          <table:table-cell table:formula="of:=['NN - 1C and Entry01 20 times'.F8]/SUM(['NN - 1C and Entry01 20 times'.F3:.F14])" office:value-type="float" office:value="0.981308411214953" calcext:value-type="float">
            <text:p>0.9813084112</text:p>
          </table:table-cell>
          <table:table-cell table:formula="of:=['NN - 1C and Entry01 20 times'.G9]/SUM(['NN - 1C and Entry01 20 times'.G3:.G14])" office:value-type="float" office:value="0.979423868312757" calcext:value-type="float">
            <text:p>0.9794238683</text:p>
          </table:table-cell>
          <table:table-cell table:formula="of:=['NN - 1C and Entry01 20 times'.H10]/SUM(['NN - 1C and Entry01 20 times'.H3:.H14])" office:value-type="float" office:value="0.900621118012422" calcext:value-type="float">
            <text:p>0.900621118</text:p>
          </table:table-cell>
          <table:table-cell table:formula="of:=['NN - 1C and Entry01 20 times'.I11]/SUM(['NN - 1C and Entry01 20 times'.I3:.I14])" office:value-type="float" office:value="0.984126984126984" calcext:value-type="float">
            <text:p>0.9841269841</text:p>
          </table:table-cell>
          <table:table-cell table:formula="of:=['NN - 1C and Entry01 20 times'.J12]/SUM(['NN - 1C and Entry01 20 times'.J3:.J14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3:.A14])" office:value-type="float" office:value="18193" calcext:value-type="float">
            <text:p>18193</text:p>
          </table:table-cell>
          <table:table-cell table:formula="of:=SUM(['NN - 1C and Entry01 20 times'.B3:.B14])" office:value-type="float" office:value="4151" calcext:value-type="float">
            <text:p>4151</text:p>
          </table:table-cell>
          <table:table-cell table:formula="of:=SUM(['NN - 1C and Entry01 20 times'.C3:.C14])" office:value-type="float" office:value="149" calcext:value-type="float">
            <text:p>149</text:p>
          </table:table-cell>
          <table:table-cell table:formula="of:=SUM(['NN - 1C and Entry01 20 times'.D3:.D14])" office:value-type="float" office:value="236" calcext:value-type="float">
            <text:p>236</text:p>
          </table:table-cell>
          <table:table-cell table:formula="of:=SUM(['NN - 1C and Entry01 20 times'.E3:.E14])" office:value-type="float" office:value="68" calcext:value-type="float">
            <text:p>68</text:p>
          </table:table-cell>
          <table:table-cell table:formula="of:=SUM(['NN - 1C and Entry01 20 times'.F3:.F14])" office:value-type="float" office:value="107" calcext:value-type="float">
            <text:p>107</text:p>
          </table:table-cell>
          <table:table-cell table:formula="of:=SUM(['NN - 1C and Entry01 20 times'.G3:.G14])" office:value-type="float" office:value="243" calcext:value-type="float">
            <text:p>243</text:p>
          </table:table-cell>
          <table:table-cell table:formula="of:=SUM(['NN - 1C and Entry01 20 times'.H3:.H14])" office:value-type="float" office:value="1449" calcext:value-type="float">
            <text:p>1449</text:p>
          </table:table-cell>
          <table:table-cell table:formula="of:=SUM(['NN - 1C and Entry01 20 times'.I3:.I14])" office:value-type="float" office:value="63" calcext:value-type="float">
            <text:p>63</text:p>
          </table:table-cell>
          <table:table-cell table:formula="of:=SUM(['NN - 1C and Entry01 20 times'.J3:.J14])" office:value-type="float" office:value="204" calcext:value-type="float">
            <text:p>204</text:p>
          </table:table-cell>
          <table:table-cell table:formula="of:=SUM(['NN - 1C and Entry01 20 times'.K3:.K14])" office:value-type="float" office:value="0" calcext:value-type="float">
            <text:p>0</text:p>
          </table:table-cell>
          <table:table-cell table:formula="of:=SUM(['NN - 1C and Entry01 20 times'.L3:.L14])" office:value-type="float" office:value="0" calcext:value-type="float">
            <text:p>0</text:p>
          </table:table-cell>
          <table:table-cell table:formula="of:=SUM(['NN - 1C and Entry01 20 times'.M3:.M1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5]*['NN - 1C and Entry01 20 times'.A16]" office:value-type="float" office:value="18148" calcext:value-type="float">
            <text:p>18148</text:p>
          </table:table-cell>
          <table:table-cell table:formula="of:=['NN - 1C and Entry01 20 times'.B15]*['NN - 1C and Entry01 20 times'.B16]" office:value-type="float" office:value="4145" calcext:value-type="float">
            <text:p>4145</text:p>
          </table:table-cell>
          <table:table-cell table:formula="of:=['NN - 1C and Entry01 20 times'.C15]*['NN - 1C and Entry01 20 times'.C16]" office:value-type="float" office:value="149" calcext:value-type="float">
            <text:p>149</text:p>
          </table:table-cell>
          <table:table-cell table:formula="of:=['NN - 1C and Entry01 20 times'.D15]*['NN - 1C and Entry01 20 times'.D16]" office:value-type="float" office:value="41" calcext:value-type="float">
            <text:p>41</text:p>
          </table:table-cell>
          <table:table-cell table:formula="of:=['NN - 1C and Entry01 20 times'.E15]*['NN - 1C and Entry01 20 times'.E16]" office:value-type="float" office:value="68" calcext:value-type="float">
            <text:p>68</text:p>
          </table:table-cell>
          <table:table-cell table:formula="of:=['NN - 1C and Entry01 20 times'.F15]*['NN - 1C and Entry01 20 times'.F16]" office:value-type="float" office:value="105" calcext:value-type="float">
            <text:p>105</text:p>
          </table:table-cell>
          <table:table-cell table:formula="of:=['NN - 1C and Entry01 20 times'.G15]*['NN - 1C and Entry01 20 times'.G16]" office:value-type="float" office:value="238" calcext:value-type="float">
            <text:p>238</text:p>
          </table:table-cell>
          <table:table-cell table:formula="of:=['NN - 1C and Entry01 20 times'.H15]*['NN - 1C and Entry01 20 times'.H16]" office:value-type="float" office:value="1305" calcext:value-type="float">
            <text:p>1305</text:p>
          </table:table-cell>
          <table:table-cell table:formula="of:=['NN - 1C and Entry01 20 times'.I15]*['NN - 1C and Entry01 20 times'.I16]" office:value-type="float" office:value="62" calcext:value-type="float">
            <text:p>62</text:p>
          </table:table-cell>
          <table:table-cell table:formula="of:=['NN - 1C and Entry01 20 times'.J15]*['NN - 1C and Entry01 20 times'.J16]" office:value-type="float" office:value="204" calcext:value-type="float">
            <text:p>204</text:p>
          </table:table-cell>
          <table:table-cell table:formula="of:=['NN - 1C and Entry01 20 times'.K15]*['NN - 1C and Entry01 20 times'.K16]" office:value-type="float" office:value="0" calcext:value-type="float">
            <text:p>0</text:p>
          </table:table-cell>
          <table:table-cell table:formula="of:=['NN - 1C and Entry01 20 times'.L15]*['NN - 1C and Entry01 20 times'.L16]" office:value-type="float" office:value="0" calcext:value-type="float">
            <text:p>0</text:p>
          </table:table-cell>
          <table:table-cell table:formula="of:=['NN - 1C and Entry01 20 times'.M15]*['NN - 1C and Entry01 20 times'.M1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19]/SUM(['NN - 1C and Entry01 20 times'.A19:.L19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20]/SUM(['NN - 1C and Entry01 20 times'.A20:.L20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21]/SUM(['NN - 1C and Entry01 20 times'.A21:.L2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22]/SUM(['NN - 1C and Entry01 20 times'.A22:.L22])" office:value-type="float" office:value="0.953488372093023" calcext:value-type="float">
            <text:p>0.9534883721</text:p>
          </table:table-cell>
          <table:table-cell table:number-columns-repeated="5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E23]/SUM(['NN - 1C and Entry01 20 times'.A23:.L23])" office:value-type="float" office:value="0.557377049180328" calcext:value-type="float">
            <text:p>0.5573770492</text:p>
          </table:table-cell>
          <table:table-cell table:number-columns-repeated="5"/>
          <table:table-cell office:value-type="float" office:value="0.997526521189469" calcext:value-type="float">
            <text:p>0.9975265212</text:p>
          </table:table-cell>
          <table:table-cell table:formula="of:=AVERAGE(['NN - 1C and Entry01 20 times'.M3];['NN - 1C and Entry01 20 times'.M19];['NN - 1C and Entry01 20 times'.M35];['NN - 1C and Entry01 20 times'.M51];['NN - 1C and Entry01 20 times'.M67];['NN - 1C and Entry01 20 times'.M83];['NN - 1C and Entry01 20 times'.M99];['NN - 1C and Entry01 20 times'.M115];['NN - 1C and Entry01 20 times'.M131];['NN - 1C and Entry01 20 times'.M147];['NN - 1C and Entry01 20 times'.M163];['NN - 1C and Entry01 20 times'.M179];['NN - 1C and Entry01 20 times'.M195];['NN - 1C and Entry01 20 times'.M211];['NN - 1C and Entry01 20 times'.M227];['NN - 1C and Entry01 20 times'.M243];['NN - 1C and Entry01 20 times'.M259];['NN - 1C and Entry01 20 times'.M275];['NN - 1C and Entry01 20 times'.M291];['NN - 1C and Entry01 20 times'.M307])" office:value-type="float" office:value="0.996540552413376" calcext:value-type="float">
            <text:p>0.9965405524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24]/SUM(['NN - 1C and Entry01 20 times'.A24:.L24])" office:value-type="float" office:value="0.436578171091445" calcext:value-type="float">
            <text:p>0.4365781711</text:p>
          </table:table-cell>
          <table:table-cell table:number-columns-repeated="5"/>
          <table:table-cell office:value-type="float" office:value="0.999397227245328" calcext:value-type="float">
            <text:p>0.9993972272</text:p>
          </table:table-cell>
          <table:table-cell table:formula="of:=AVERAGE(['NN - 1C and Entry01 20 times'.M4];['NN - 1C and Entry01 20 times'.M20];['NN - 1C and Entry01 20 times'.M36];['NN - 1C and Entry01 20 times'.M52];['NN - 1C and Entry01 20 times'.M68];['NN - 1C and Entry01 20 times'.M84];['NN - 1C and Entry01 20 times'.M100];['NN - 1C and Entry01 20 times'.M116];['NN - 1C and Entry01 20 times'.M132];['NN - 1C and Entry01 20 times'.M148];['NN - 1C and Entry01 20 times'.M164];['NN - 1C and Entry01 20 times'.M180];['NN - 1C and Entry01 20 times'.M196];['NN - 1C and Entry01 20 times'.M212];['NN - 1C and Entry01 20 times'.M228];['NN - 1C and Entry01 20 times'.M244];['NN - 1C and Entry01 20 times'.M260];['NN - 1C and Entry01 20 times'.M276];['NN - 1C and Entry01 20 times'.M292];['NN - 1C and Entry01 20 times'.M308])" office:value-type="float" office:value="0.999758803666185" calcext:value-type="float">
            <text:p>0.9997588037</text:p>
          </table:table-cell>
          <table:table-cell table:number-columns-repeated="100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25]/SUM(['NN - 1C and Entry01 20 times'.A25:.L25])" office:value-type="float" office:value="1" calcext:value-type="float">
            <text:p>1</text:p>
          </table:table-cell>
          <table:table-cell table:number-columns-repeated="5"/>
          <table:table-cell office:value-type="float" office:value="0.997990622906899" calcext:value-type="float">
            <text:p>0.9979906229</text:p>
          </table:table-cell>
          <table:table-cell table:formula="of:=AVERAGE(['NN - 1C and Entry01 20 times'.M5];['NN - 1C and Entry01 20 times'.M21];['NN - 1C and Entry01 20 times'.M37];['NN - 1C and Entry01 20 times'.M53];['NN - 1C and Entry01 20 times'.M69];['NN - 1C and Entry01 20 times'.M85];['NN - 1C and Entry01 20 times'.M101];['NN - 1C and Entry01 20 times'.M117];['NN - 1C and Entry01 20 times'.M133];['NN - 1C and Entry01 20 times'.M149];['NN - 1C and Entry01 20 times'.M165];['NN - 1C and Entry01 20 times'.M181];['NN - 1C and Entry01 20 times'.M197];['NN - 1C and Entry01 20 times'.M213];['NN - 1C and Entry01 20 times'.M229];['NN - 1C and Entry01 20 times'.M245];['NN - 1C and Entry01 20 times'.M261];['NN - 1C and Entry01 20 times'.M277];['NN - 1C and Entry01 20 times'.M293];['NN - 1C and Entry01 20 times'.M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26]/SUM(['NN - 1C and Entry01 20 times'.A26:.L26])" office:value-type="float" office:value="0.989385898407885" calcext:value-type="float">
            <text:p>0.9893858984</text:p>
          </table:table-cell>
          <table:table-cell table:number-columns-repeated="5"/>
          <table:table-cell office:value-type="float" office:value="0.190155560715115" calcext:value-type="float">
            <text:p>0.1901555607</text:p>
          </table:table-cell>
          <table:table-cell table:formula="of:=AVERAGE(['NN - 1C and Entry01 20 times'.M6];['NN - 1C and Entry01 20 times'.M22];['NN - 1C and Entry01 20 times'.M38];['NN - 1C and Entry01 20 times'.M54];['NN - 1C and Entry01 20 times'.M70];['NN - 1C and Entry01 20 times'.M86];['NN - 1C and Entry01 20 times'.M102];['NN - 1C and Entry01 20 times'.M118];['NN - 1C and Entry01 20 times'.M134];['NN - 1C and Entry01 20 times'.M150];['NN - 1C and Entry01 20 times'.M166];['NN - 1C and Entry01 20 times'.M182];['NN - 1C and Entry01 20 times'.M198];['NN - 1C and Entry01 20 times'.M214];['NN - 1C and Entry01 20 times'.M230];['NN - 1C and Entry01 20 times'.M246];['NN - 1C and Entry01 20 times'.M262];['NN - 1C and Entry01 20 times'.M278];['NN - 1C and Entry01 20 times'.M294];['NN - 1C and Entry01 20 times'.M310])" office:value-type="float" office:value="0.952325581395349" calcext:value-type="float">
            <text:p>0.9523255814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27]/SUM(['NN - 1C and Entry01 20 times'.A27:.L27])" office:value-type="float" office:value="0.908045977011494" calcext:value-type="float">
            <text:p>0.908045977</text:p>
          </table:table-cell>
          <table:table-cell table:number-columns-repeated="5"/>
          <table:table-cell office:value-type="float" office:value="0.991253644314869" calcext:value-type="float">
            <text:p>0.9912536443</text:p>
          </table:table-cell>
          <table:table-cell table:formula="of:=AVERAGE(['NN - 1C and Entry01 20 times'.M7];['NN - 1C and Entry01 20 times'.M23];['NN - 1C and Entry01 20 times'.M39];['NN - 1C and Entry01 20 times'.M55];['NN - 1C and Entry01 20 times'.M71];['NN - 1C and Entry01 20 times'.M87];['NN - 1C and Entry01 20 times'.M103];['NN - 1C and Entry01 20 times'.M119];['NN - 1C and Entry01 20 times'.M135];['NN - 1C and Entry01 20 times'.M151];['NN - 1C and Entry01 20 times'.M167];['NN - 1C and Entry01 20 times'.M183];['NN - 1C and Entry01 20 times'.M199];['NN - 1C and Entry01 20 times'.M215];['NN - 1C and Entry01 20 times'.M231];['NN - 1C and Entry01 20 times'.M247];['NN - 1C and Entry01 20 times'.M263];['NN - 1C and Entry01 20 times'.M279];['NN - 1C and Entry01 20 times'.M295];['NN - 1C and Entry01 20 times'.M311])" office:value-type="float" office:value="0.557377049180328" calcext:value-type="float">
            <text:p>0.5573770492</text:p>
          </table:table-cell>
          <table:table-cell table:number-columns-repeated="100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28]/SUM(['NN - 1C and Entry01 20 times'.A28:.L28])" office:value-type="float" office:value="0.990291262135922" calcext:value-type="float">
            <text:p>0.9902912621</text:p>
          </table:table-cell>
          <table:table-cell table:number-columns-repeated="5"/>
          <table:table-cell office:value-type="float" office:value="0.947236180904523" calcext:value-type="float">
            <text:p>0.9472361809</text:p>
          </table:table-cell>
          <table:table-cell table:formula="of:=AVERAGE(['NN - 1C and Entry01 20 times'.M8];['NN - 1C and Entry01 20 times'.M24];['NN - 1C and Entry01 20 times'.M40];['NN - 1C and Entry01 20 times'.M56];['NN - 1C and Entry01 20 times'.M72];['NN - 1C and Entry01 20 times'.M88];['NN - 1C and Entry01 20 times'.M104];['NN - 1C and Entry01 20 times'.M120];['NN - 1C and Entry01 20 times'.M136];['NN - 1C and Entry01 20 times'.M152];['NN - 1C and Entry01 20 times'.M168];['NN - 1C and Entry01 20 times'.M184];['NN - 1C and Entry01 20 times'.M200];['NN - 1C and Entry01 20 times'.M216];['NN - 1C and Entry01 20 times'.M232];['NN - 1C and Entry01 20 times'.M248];['NN - 1C and Entry01 20 times'.M264];['NN - 1C and Entry01 20 times'.M280];['NN - 1C and Entry01 20 times'.M296];['NN - 1C and Entry01 20 times'.M312])" office:value-type="float" office:value="0.500442477876106" calcext:value-type="float">
            <text:p>0.5004424779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K29]/SUM(['NN - 1C and Entry01 20 times'.A29:.L29])" office:value-type="float" office:value="0" calcext:value-type="float">
            <text:p>0</text:p>
          </table:table-cell>
          <table:table-cell table:number-columns-repeated="5"/>
          <table:table-cell office:value-type="float" office:value="0.98734702343912" calcext:value-type="float">
            <text:p>0.9873470234</text:p>
          </table:table-cell>
          <table:table-cell table:formula="of:=AVERAGE(['NN - 1C and Entry01 20 times'.M9];['NN - 1C and Entry01 20 times'.M25];['NN - 1C and Entry01 20 times'.M41];['NN - 1C and Entry01 20 times'.M57];['NN - 1C and Entry01 20 times'.M73];['NN - 1C and Entry01 20 times'.M89];['NN - 1C and Entry01 20 times'.M105];['NN - 1C and Entry01 20 times'.M121];['NN - 1C and Entry01 20 times'.M137];['NN - 1C and Entry01 20 times'.M153];['NN - 1C and Entry01 20 times'.M169];['NN - 1C and Entry01 20 times'.M185];['NN - 1C and Entry01 20 times'.M201];['NN - 1C and Entry01 20 times'.M217];['NN - 1C and Entry01 20 times'.M233];['NN - 1C and Entry01 20 times'.M249];['NN - 1C and Entry01 20 times'.M265];['NN - 1C and Entry01 20 times'.M281];['NN - 1C and Entry01 20 times'.M297];['NN - 1C and Entry01 20 times'.M3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30]/SUM(['NN - 1C and Entry01 20 times'.A30:.L30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0.918431979731156" calcext:value-type="float">
            <text:p>0.9184319797</text:p>
          </table:table-cell>
          <table:table-cell table:formula="of:=AVERAGE(['NN - 1C and Entry01 20 times'.M10];['NN - 1C and Entry01 20 times'.M26];['NN - 1C and Entry01 20 times'.M42];['NN - 1C and Entry01 20 times'.M58];['NN - 1C and Entry01 20 times'.M74];['NN - 1C and Entry01 20 times'.M90];['NN - 1C and Entry01 20 times'.M106];['NN - 1C and Entry01 20 times'.M122];['NN - 1C and Entry01 20 times'.M138];['NN - 1C and Entry01 20 times'.M154];['NN - 1C and Entry01 20 times'.M170];['NN - 1C and Entry01 20 times'.M186];['NN - 1C and Entry01 20 times'.M202];['NN - 1C and Entry01 20 times'.M218];['NN - 1C and Entry01 20 times'.M234];['NN - 1C and Entry01 20 times'.M250];['NN - 1C and Entry01 20 times'.M266];['NN - 1C and Entry01 20 times'.M282];['NN - 1C and Entry01 20 times'.M298];['NN - 1C and Entry01 20 times'.M314])" office:value-type="float" office:value="0.989385898407885" calcext:value-type="float">
            <text:p>0.9893858984</text:p>
          </table:table-cell>
          <table:table-cell table:number-columns-repeated="1004"/>
        </table:table-row>
        <table:table-row table:style-name="ro1">
          <table:table-cell table:formula="of:=['NN - 1C and Entry01 20 times'.A19]/SUM(['NN - 1C and Entry01 20 times'.A19:.A30])" office:value-type="float" office:value="0.997526521189469" calcext:value-type="float">
            <text:p>0.9975265212</text:p>
          </table:table-cell>
          <table:table-cell table:formula="of:=['NN - 1C and Entry01 20 times'.B20]/SUM(['NN - 1C and Entry01 20 times'.B19:.B30])" office:value-type="float" office:value="0.999517723655655" calcext:value-type="float">
            <text:p>0.9995177237</text:p>
          </table:table-cell>
          <table:table-cell table:formula="of:=['NN - 1C and Entry01 20 times'.C21]/SUM(['NN - 1C and Entry01 20 times'.C19:.C30])" office:value-type="float" office:value="1" calcext:value-type="float">
            <text:p>1</text:p>
          </table:table-cell>
          <table:table-cell table:formula="of:=['NN - 1C and Entry01 20 times'.D22]/SUM(['NN - 1C and Entry01 20 times'.D19:.D30])" office:value-type="float" office:value="0.169421487603306" calcext:value-type="float">
            <text:p>0.1694214876</text:p>
          </table:table-cell>
          <table:table-cell table:formula="of:=['NN - 1C and Entry01 20 times'.E23]/SUM(['NN - 1C and Entry01 20 times'.E19:.E30])" office:value-type="float" office:value="1" calcext:value-type="float">
            <text:p>1</text:p>
          </table:table-cell>
          <table:table-cell table:formula="of:=['NN - 1C and Entry01 20 times'.F24]/SUM(['NN - 1C and Entry01 20 times'.F19:.F30])" office:value-type="float" office:value="0.961038961038961" calcext:value-type="float">
            <text:p>0.961038961</text:p>
          </table:table-cell>
          <table:table-cell table:formula="of:=['NN - 1C and Entry01 20 times'.G25]/SUM(['NN - 1C and Entry01 20 times'.G19:.G30])" office:value-type="float" office:value="0.99581589958159" calcext:value-type="float">
            <text:p>0.9958158996</text:p>
          </table:table-cell>
          <table:table-cell table:formula="of:=['NN - 1C and Entry01 20 times'.H26]/SUM(['NN - 1C and Entry01 20 times'.H19:.H30])" office:value-type="float" office:value="0.940879596250901" calcext:value-type="float">
            <text:p>0.9408795963</text:p>
          </table:table-cell>
          <table:table-cell table:formula="of:=['NN - 1C and Entry01 20 times'.I27]/SUM(['NN - 1C and Entry01 20 times'.I19:.I30])" office:value-type="float" office:value="0.9875" calcext:value-type="float">
            <text:p>0.9875</text:p>
          </table:table-cell>
          <table:table-cell table:formula="of:=['NN - 1C and Entry01 20 times'.J28]/SUM(['NN - 1C and Entry01 20 times'.J19:.J30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987556561085973" calcext:value-type="float">
            <text:p>0.9875565611</text:p>
          </table:table-cell>
          <table:table-cell table:formula="of:=AVERAGE(['NN - 1C and Entry01 20 times'.M11];['NN - 1C and Entry01 20 times'.M27];['NN - 1C and Entry01 20 times'.M43];['NN - 1C and Entry01 20 times'.M59];['NN - 1C and Entry01 20 times'.M75];['NN - 1C and Entry01 20 times'.M91];['NN - 1C and Entry01 20 times'.M107];['NN - 1C and Entry01 20 times'.M123];['NN - 1C and Entry01 20 times'.M139];['NN - 1C and Entry01 20 times'.M155];['NN - 1C and Entry01 20 times'.M171];['NN - 1C and Entry01 20 times'.M187];['NN - 1C and Entry01 20 times'.M203];['NN - 1C and Entry01 20 times'.M219];['NN - 1C and Entry01 20 times'.M235];['NN - 1C and Entry01 20 times'.M251];['NN - 1C and Entry01 20 times'.M267];['NN - 1C and Entry01 20 times'.M283];['NN - 1C and Entry01 20 times'.M299];['NN - 1C and Entry01 20 times'.M315])" office:value-type="float" office:value="0.501724137931034" calcext:value-type="float">
            <text:p>0.5017241379</text:p>
          </table:table-cell>
          <table:table-cell table:number-columns-repeated="1004"/>
        </table:table-row>
        <table:table-row table:style-name="ro1">
          <table:table-cell table:formula="of:=SUM(['NN - 1C and Entry01 20 times'.A19:.A30])" office:value-type="float" office:value="18193" calcext:value-type="float">
            <text:p>18193</text:p>
          </table:table-cell>
          <table:table-cell table:formula="of:=SUM(['NN - 1C and Entry01 20 times'.B19:.B30])" office:value-type="float" office:value="4147" calcext:value-type="float">
            <text:p>4147</text:p>
          </table:table-cell>
          <table:table-cell table:formula="of:=SUM(['NN - 1C and Entry01 20 times'.C19:.C30])" office:value-type="float" office:value="149" calcext:value-type="float">
            <text:p>149</text:p>
          </table:table-cell>
          <table:table-cell table:formula="of:=SUM(['NN - 1C and Entry01 20 times'.D19:.D30])" office:value-type="float" office:value="242" calcext:value-type="float">
            <text:p>242</text:p>
          </table:table-cell>
          <table:table-cell table:formula="of:=SUM(['NN - 1C and Entry01 20 times'.E19:.E30])" office:value-type="float" office:value="68" calcext:value-type="float">
            <text:p>68</text:p>
          </table:table-cell>
          <table:table-cell table:formula="of:=SUM(['NN - 1C and Entry01 20 times'.F19:.F30])" office:value-type="float" office:value="154" calcext:value-type="float">
            <text:p>154</text:p>
          </table:table-cell>
          <table:table-cell table:formula="of:=SUM(['NN - 1C and Entry01 20 times'.G19:.G30])" office:value-type="float" office:value="239" calcext:value-type="float">
            <text:p>239</text:p>
          </table:table-cell>
          <table:table-cell table:formula="of:=SUM(['NN - 1C and Entry01 20 times'.H19:.H30])" office:value-type="float" office:value="1387" calcext:value-type="float">
            <text:p>1387</text:p>
          </table:table-cell>
          <table:table-cell table:formula="of:=SUM(['NN - 1C and Entry01 20 times'.I19:.I30])" office:value-type="float" office:value="80" calcext:value-type="float">
            <text:p>80</text:p>
          </table:table-cell>
          <table:table-cell table:formula="of:=SUM(['NN - 1C and Entry01 20 times'.J19:.J30])" office:value-type="float" office:value="204" calcext:value-type="float">
            <text:p>204</text:p>
          </table:table-cell>
          <table:table-cell table:formula="of:=SUM(['NN - 1C and Entry01 20 times'.K19:.K30])" office:value-type="float" office:value="0" calcext:value-type="float">
            <text:p>0</text:p>
          </table:table-cell>
          <table:table-cell table:formula="of:=SUM(['NN - 1C and Entry01 20 times'.L19:.L30])" office:value-type="float" office:value="0" calcext:value-type="float">
            <text:p>0</text:p>
          </table:table-cell>
          <table:table-cell table:formula="of:=SUM(['NN - 1C and Entry01 20 times'.M19:.M30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AVERAGE(['NN - 1C and Entry01 20 times'.M12];['NN - 1C and Entry01 20 times'.M28];['NN - 1C and Entry01 20 times'.M44];['NN - 1C and Entry01 20 times'.M60];['NN - 1C and Entry01 20 times'.M76];['NN - 1C and Entry01 20 times'.M92];['NN - 1C and Entry01 20 times'.M108];['NN - 1C and Entry01 20 times'.M124];['NN - 1C and Entry01 20 times'.M140];['NN - 1C and Entry01 20 times'.M156];['NN - 1C and Entry01 20 times'.M172];['NN - 1C and Entry01 20 times'.M188];['NN - 1C and Entry01 20 times'.M204];['NN - 1C and Entry01 20 times'.M220];['NN - 1C and Entry01 20 times'.M236];['NN - 1C and Entry01 20 times'.M252];['NN - 1C and Entry01 20 times'.M268];['NN - 1C and Entry01 20 times'.M284];['NN - 1C and Entry01 20 times'.M300];['NN - 1C and Entry01 20 times'.M316])" office:value-type="float" office:value="0.990291262135922" calcext:value-type="float">
            <text:p>0.9902912621</text:p>
          </table:table-cell>
          <table:table-cell table:number-columns-repeated="1004"/>
        </table:table-row>
        <table:table-row table:style-name="ro1">
          <table:table-cell table:formula="of:=['NN - 1C and Entry01 20 times'.A31]*['NN - 1C and Entry01 20 times'.A32]" office:value-type="float" office:value="18148" calcext:value-type="float">
            <text:p>18148</text:p>
          </table:table-cell>
          <table:table-cell table:formula="of:=['NN - 1C and Entry01 20 times'.B31]*['NN - 1C and Entry01 20 times'.B32]" office:value-type="float" office:value="4145" calcext:value-type="float">
            <text:p>4145</text:p>
          </table:table-cell>
          <table:table-cell table:formula="of:=['NN - 1C and Entry01 20 times'.C31]*['NN - 1C and Entry01 20 times'.C32]" office:value-type="float" office:value="149" calcext:value-type="float">
            <text:p>149</text:p>
          </table:table-cell>
          <table:table-cell table:formula="of:=['NN - 1C and Entry01 20 times'.D31]*['NN - 1C and Entry01 20 times'.D32]" office:value-type="float" office:value="41" calcext:value-type="float">
            <text:p>41</text:p>
          </table:table-cell>
          <table:table-cell table:formula="of:=['NN - 1C and Entry01 20 times'.E31]*['NN - 1C and Entry01 20 times'.E32]" office:value-type="float" office:value="68" calcext:value-type="float">
            <text:p>68</text:p>
          </table:table-cell>
          <table:table-cell table:formula="of:=['NN - 1C and Entry01 20 times'.F31]*['NN - 1C and Entry01 20 times'.F32]" office:value-type="float" office:value="148" calcext:value-type="float">
            <text:p>148</text:p>
          </table:table-cell>
          <table:table-cell table:formula="of:=['NN - 1C and Entry01 20 times'.G31]*['NN - 1C and Entry01 20 times'.G32]" office:value-type="float" office:value="238" calcext:value-type="float">
            <text:p>238</text:p>
          </table:table-cell>
          <table:table-cell table:formula="of:=['NN - 1C and Entry01 20 times'.H31]*['NN - 1C and Entry01 20 times'.H32]" office:value-type="float" office:value="1305" calcext:value-type="float">
            <text:p>1305</text:p>
          </table:table-cell>
          <table:table-cell table:formula="of:=['NN - 1C and Entry01 20 times'.I31]*['NN - 1C and Entry01 20 times'.I32]" office:value-type="float" office:value="79" calcext:value-type="float">
            <text:p>79</text:p>
          </table:table-cell>
          <table:table-cell table:formula="of:=['NN - 1C and Entry01 20 times'.J31]*['NN - 1C and Entry01 20 times'.J32]" office:value-type="float" office:value="204" calcext:value-type="float">
            <text:p>204</text:p>
          </table:table-cell>
          <table:table-cell table:formula="of:=['NN - 1C and Entry01 20 times'.K31]*['NN - 1C and Entry01 20 times'.K32]" office:value-type="float" office:value="0" calcext:value-type="float">
            <text:p>0</text:p>
          </table:table-cell>
          <table:table-cell table:formula="of:=['NN - 1C and Entry01 20 times'.L31]*['NN - 1C and Entry01 20 times'.L32]" office:value-type="float" office:value="0" calcext:value-type="float">
            <text:p>0</text:p>
          </table:table-cell>
          <table:table-cell table:formula="of:=['NN - 1C and Entry01 20 times'.M31]*['NN - 1C and Entry01 20 times'.M32]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#DIV/0!</text:p>
          </table:table-cell>
          <table:table-cell table:formula="of:=AVERAGE(['NN - 1C and Entry01 20 times'.M13];['NN - 1C and Entry01 20 times'.M29];['NN - 1C and Entry01 20 times'.M45];['NN - 1C and Entry01 20 times'.M61];['NN - 1C and Entry01 20 times'.M77];['NN - 1C and Entry01 20 times'.M93];['NN - 1C and Entry01 20 times'.M109];['NN - 1C and Entry01 20 times'.M125];['NN - 1C and Entry01 20 times'.M141];['NN - 1C and Entry01 20 times'.M157];['NN - 1C and Entry01 20 times'.M173];['NN - 1C and Entry01 20 times'.M189];['NN - 1C and Entry01 20 times'.M205];['NN - 1C and Entry01 20 times'.M221];['NN - 1C and Entry01 20 times'.M237];['NN - 1C and Entry01 20 times'.M253];['NN - 1C and Entry01 20 times'.M269];['NN - 1C and Entry01 20 times'.M285];['NN - 1C and Entry01 20 times'.M301];['NN - 1C and Entry01 20 times'.M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#DIV/0!</text:p>
          </table:table-cell>
          <table:table-cell table:formula="of:=AVERAGE(['NN - 1C and Entry01 20 times'.M14];['NN - 1C and Entry01 20 times'.M30];['NN - 1C and Entry01 20 times'.M46];['NN - 1C and Entry01 20 times'.M62];['NN - 1C and Entry01 20 times'.M78];['NN - 1C and Entry01 20 times'.M94];['NN - 1C and Entry01 20 times'.M110];['NN - 1C and Entry01 20 times'.M126];['NN - 1C and Entry01 20 times'.M142];['NN - 1C and Entry01 20 times'.M158];['NN - 1C and Entry01 20 times'.M174];['NN - 1C and Entry01 20 times'.M190];['NN - 1C and Entry01 20 times'.M206];['NN - 1C and Entry01 20 times'.M222];['NN - 1C and Entry01 20 times'.M238];['NN - 1C and Entry01 20 times'.M254];['NN - 1C and Entry01 20 times'.M270];['NN - 1C and Entry01 20 times'.M286];['NN - 1C and Entry01 20 times'.M302];['NN - 1C and Entry01 20 times'.M318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35]/SUM(['NN - 1C and Entry01 20 times'.A35:.L35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B36]/SUM(['NN - 1C and Entry01 20 times'.A36:.L36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37]/SUM(['NN - 1C and Entry01 20 times'.A37:.L3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38]/SUM(['NN - 1C and Entry01 20 times'.A38:.L38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E39]/SUM(['NN - 1C and Entry01 20 times'.A39:.L39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40]/SUM(['NN - 1C and Entry01 20 times'.A40:.L40])" office:value-type="float" office:value="0.0884955752212389" calcext:value-type="float">
            <text:p>0.0884955752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41]/SUM(['NN - 1C and Entry01 20 times'.A41:.L4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42]/SUM(['NN - 1C and Entry01 20 times'.A42:.L42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43]/SUM(['NN - 1C and Entry01 20 times'.A43:.L43])" office:value-type="float" office:value="0.770114942528736" calcext:value-type="float">
            <text:p>0.7701149425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44]/SUM(['NN - 1C and Entry01 20 times'.A44:.L44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K45]/SUM(['NN - 1C and Entry01 20 times'.A45:.L4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46]/SUM(['NN - 1C and Entry01 20 times'.A46:.L4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35]/SUM(['NN - 1C and Entry01 20 times'.A35:.A46])" office:value-type="float" office:value="0.997526521189469" calcext:value-type="float">
            <text:p>0.9975265212</text:p>
          </table:table-cell>
          <table:table-cell table:formula="of:=['NN - 1C and Entry01 20 times'.B36]/SUM(['NN - 1C and Entry01 20 times'.B35:.B46])" office:value-type="float" office:value="0.999276759884281" calcext:value-type="float">
            <text:p>0.9992767599</text:p>
          </table:table-cell>
          <table:table-cell table:formula="of:=['NN - 1C and Entry01 20 times'.C37]/SUM(['NN - 1C and Entry01 20 times'.C35:.C46])" office:value-type="float" office:value="1" calcext:value-type="float">
            <text:p>1</text:p>
          </table:table-cell>
          <table:table-cell table:formula="of:=['NN - 1C and Entry01 20 times'.D38]/SUM(['NN - 1C and Entry01 20 times'.D35:.D46])" office:value-type="float" office:value="0.172268907563025" calcext:value-type="float">
            <text:p>0.1722689076</text:p>
          </table:table-cell>
          <table:table-cell table:formula="of:=['NN - 1C and Entry01 20 times'.E39]/SUM(['NN - 1C and Entry01 20 times'.E35:.E46])" office:value-type="float" office:value="1" calcext:value-type="float">
            <text:p>1</text:p>
          </table:table-cell>
          <table:table-cell table:formula="of:=['NN - 1C and Entry01 20 times'.F40]/SUM(['NN - 1C and Entry01 20 times'.F35:.F46])" office:value-type="float" office:value="0.967741935483871" calcext:value-type="float">
            <text:p>0.9677419355</text:p>
          </table:table-cell>
          <table:table-cell table:formula="of:=['NN - 1C and Entry01 20 times'.G41]/SUM(['NN - 1C and Entry01 20 times'.G35:.G46])" office:value-type="float" office:value="0.979423868312757" calcext:value-type="float">
            <text:p>0.9794238683</text:p>
          </table:table-cell>
          <table:table-cell table:formula="of:=['NN - 1C and Entry01 20 times'.H42]/SUM(['NN - 1C and Entry01 20 times'.H35:.H46])" office:value-type="float" office:value="0.857988165680473" calcext:value-type="float">
            <text:p>0.8579881657</text:p>
          </table:table-cell>
          <table:table-cell table:formula="of:=['NN - 1C and Entry01 20 times'.I43]/SUM(['NN - 1C and Entry01 20 times'.I35:.I46])" office:value-type="float" office:value="0.985294117647059" calcext:value-type="float">
            <text:p>0.9852941176</text:p>
          </table:table-cell>
          <table:table-cell table:formula="of:=['NN - 1C and Entry01 20 times'.J44]/SUM(['NN - 1C and Entry01 20 times'.J35:.J4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35:.A46])" office:value-type="float" office:value="18193" calcext:value-type="float">
            <text:p>18193</text:p>
          </table:table-cell>
          <table:table-cell table:formula="of:=SUM(['NN - 1C and Entry01 20 times'.B35:.B46])" office:value-type="float" office:value="4148" calcext:value-type="float">
            <text:p>4148</text:p>
          </table:table-cell>
          <table:table-cell table:formula="of:=SUM(['NN - 1C and Entry01 20 times'.C35:.C46])" office:value-type="float" office:value="149" calcext:value-type="float">
            <text:p>149</text:p>
          </table:table-cell>
          <table:table-cell table:formula="of:=SUM(['NN - 1C and Entry01 20 times'.D35:.D46])" office:value-type="float" office:value="238" calcext:value-type="float">
            <text:p>238</text:p>
          </table:table-cell>
          <table:table-cell table:formula="of:=SUM(['NN - 1C and Entry01 20 times'.E35:.E46])" office:value-type="float" office:value="68" calcext:value-type="float">
            <text:p>68</text:p>
          </table:table-cell>
          <table:table-cell table:formula="of:=SUM(['NN - 1C and Entry01 20 times'.F35:.F46])" office:value-type="float" office:value="31" calcext:value-type="float">
            <text:p>31</text:p>
          </table:table-cell>
          <table:table-cell table:formula="of:=SUM(['NN - 1C and Entry01 20 times'.G35:.G46])" office:value-type="float" office:value="243" calcext:value-type="float">
            <text:p>243</text:p>
          </table:table-cell>
          <table:table-cell table:formula="of:=SUM(['NN - 1C and Entry01 20 times'.H35:.H46])" office:value-type="float" office:value="1521" calcext:value-type="float">
            <text:p>1521</text:p>
          </table:table-cell>
          <table:table-cell table:formula="of:=SUM(['NN - 1C and Entry01 20 times'.I35:.I46])" office:value-type="float" office:value="68" calcext:value-type="float">
            <text:p>68</text:p>
          </table:table-cell>
          <table:table-cell table:formula="of:=SUM(['NN - 1C and Entry01 20 times'.J35:.J46])" office:value-type="float" office:value="204" calcext:value-type="float">
            <text:p>204</text:p>
          </table:table-cell>
          <table:table-cell table:formula="of:=SUM(['NN - 1C and Entry01 20 times'.K35:.K46])" office:value-type="float" office:value="0" calcext:value-type="float">
            <text:p>0</text:p>
          </table:table-cell>
          <table:table-cell table:formula="of:=SUM(['NN - 1C and Entry01 20 times'.L35:.L46])" office:value-type="float" office:value="0" calcext:value-type="float">
            <text:p>0</text:p>
          </table:table-cell>
          <table:table-cell table:formula="of:=SUM(['NN - 1C and Entry01 20 times'.M35:.M4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47]*['NN - 1C and Entry01 20 times'.A48]" office:value-type="float" office:value="18148" calcext:value-type="float">
            <text:p>18148</text:p>
          </table:table-cell>
          <table:table-cell table:formula="of:=['NN - 1C and Entry01 20 times'.B47]*['NN - 1C and Entry01 20 times'.B48]" office:value-type="float" office:value="4145" calcext:value-type="float">
            <text:p>4145</text:p>
          </table:table-cell>
          <table:table-cell table:formula="of:=['NN - 1C and Entry01 20 times'.C47]*['NN - 1C and Entry01 20 times'.C48]" office:value-type="float" office:value="149" calcext:value-type="float">
            <text:p>149</text:p>
          </table:table-cell>
          <table:table-cell table:formula="of:=['NN - 1C and Entry01 20 times'.D47]*['NN - 1C and Entry01 20 times'.D48]" office:value-type="float" office:value="41" calcext:value-type="float">
            <text:p>41</text:p>
          </table:table-cell>
          <table:table-cell table:formula="of:=['NN - 1C and Entry01 20 times'.E47]*['NN - 1C and Entry01 20 times'.E48]" office:value-type="float" office:value="68" calcext:value-type="float">
            <text:p>68</text:p>
          </table:table-cell>
          <table:table-cell table:formula="of:=['NN - 1C and Entry01 20 times'.F47]*['NN - 1C and Entry01 20 times'.F48]" office:value-type="float" office:value="30" calcext:value-type="float">
            <text:p>30</text:p>
          </table:table-cell>
          <table:table-cell table:formula="of:=['NN - 1C and Entry01 20 times'.G47]*['NN - 1C and Entry01 20 times'.G48]" office:value-type="float" office:value="238" calcext:value-type="float">
            <text:p>238</text:p>
          </table:table-cell>
          <table:table-cell table:formula="of:=['NN - 1C and Entry01 20 times'.H47]*['NN - 1C and Entry01 20 times'.H48]" office:value-type="float" office:value="1305" calcext:value-type="float">
            <text:p>1305</text:p>
          </table:table-cell>
          <table:table-cell table:formula="of:=['NN - 1C and Entry01 20 times'.I47]*['NN - 1C and Entry01 20 times'.I48]" office:value-type="float" office:value="67" calcext:value-type="float">
            <text:p>67</text:p>
          </table:table-cell>
          <table:table-cell table:formula="of:=['NN - 1C and Entry01 20 times'.J47]*['NN - 1C and Entry01 20 times'.J48]" office:value-type="float" office:value="204" calcext:value-type="float">
            <text:p>204</text:p>
          </table:table-cell>
          <table:table-cell table:formula="of:=['NN - 1C and Entry01 20 times'.K47]*['NN - 1C and Entry01 20 times'.K48]" office:value-type="float" office:value="0" calcext:value-type="float">
            <text:p>0</text:p>
          </table:table-cell>
          <table:table-cell table:formula="of:=['NN - 1C and Entry01 20 times'.L47]*['NN - 1C and Entry01 20 times'.L48]" office:value-type="float" office:value="0" calcext:value-type="float">
            <text:p>0</text:p>
          </table:table-cell>
          <table:table-cell table:formula="of:=['NN - 1C and Entry01 20 times'.M47]*['NN - 1C and Entry01 20 times'.M4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51]/SUM(['NN - 1C and Entry01 20 times'.A51:.L51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52]/SUM(['NN - 1C and Entry01 20 times'.A52:.L52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53]/SUM(['NN - 1C and Entry01 20 times'.A53:.L5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54]/SUM(['NN - 1C and Entry01 20 times'.A54:.L54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E55]/SUM(['NN - 1C and Entry01 20 times'.A55:.L55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56]/SUM(['NN - 1C and Entry01 20 times'.A56:.L56])" office:value-type="float" office:value="0.250737463126844" calcext:value-type="float">
            <text:p>0.2507374631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57]/SUM(['NN - 1C and Entry01 20 times'.A57:.L5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58]/SUM(['NN - 1C and Entry01 20 times'.A58:.L58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59]/SUM(['NN - 1C and Entry01 20 times'.A59:.L59])" office:value-type="float" office:value="0.735632183908046" calcext:value-type="float">
            <text:p>0.7356321839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60]/SUM(['NN - 1C and Entry01 20 times'.A60:.L60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K61]/SUM(['NN - 1C and Entry01 20 times'.A61:.L6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62]/SUM(['NN - 1C and Entry01 20 times'.A62:.L6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51]/SUM(['NN - 1C and Entry01 20 times'.A51:.A62])" office:value-type="float" office:value="0.997526521189469" calcext:value-type="float">
            <text:p>0.9975265212</text:p>
          </table:table-cell>
          <table:table-cell table:formula="of:=['NN - 1C and Entry01 20 times'.B52]/SUM(['NN - 1C and Entry01 20 times'.B51:.B62])" office:value-type="float" office:value="0.999517723655655" calcext:value-type="float">
            <text:p>0.9995177237</text:p>
          </table:table-cell>
          <table:table-cell table:formula="of:=['NN - 1C and Entry01 20 times'.C53]/SUM(['NN - 1C and Entry01 20 times'.C51:.C62])" office:value-type="float" office:value="0.993333333333333" calcext:value-type="float">
            <text:p>0.9933333333</text:p>
          </table:table-cell>
          <table:table-cell table:formula="of:=['NN - 1C and Entry01 20 times'.D54]/SUM(['NN - 1C and Entry01 20 times'.D51:.D62])" office:value-type="float" office:value="0.183035714285714" calcext:value-type="float">
            <text:p>0.1830357143</text:p>
          </table:table-cell>
          <table:table-cell table:formula="of:=['NN - 1C and Entry01 20 times'.E55]/SUM(['NN - 1C and Entry01 20 times'.E51:.E62])" office:value-type="float" office:value="1" calcext:value-type="float">
            <text:p>1</text:p>
          </table:table-cell>
          <table:table-cell table:formula="of:=['NN - 1C and Entry01 20 times'.F56]/SUM(['NN - 1C and Entry01 20 times'.F51:.F62])" office:value-type="float" office:value="0.977011494252874" calcext:value-type="float">
            <text:p>0.9770114943</text:p>
          </table:table-cell>
          <table:table-cell table:formula="of:=['NN - 1C and Entry01 20 times'.G57]/SUM(['NN - 1C and Entry01 20 times'.G51:.G62])" office:value-type="float" office:value="1" calcext:value-type="float">
            <text:p>1</text:p>
          </table:table-cell>
          <table:table-cell table:formula="of:=['NN - 1C and Entry01 20 times'.H58]/SUM(['NN - 1C and Entry01 20 times'.H51:.H62])" office:value-type="float" office:value="0.877605917955615" calcext:value-type="float">
            <text:p>0.877605918</text:p>
          </table:table-cell>
          <table:table-cell table:formula="of:=['NN - 1C and Entry01 20 times'.I59]/SUM(['NN - 1C and Entry01 20 times'.I51:.I62])" office:value-type="float" office:value="0.984615384615385" calcext:value-type="float">
            <text:p>0.9846153846</text:p>
          </table:table-cell>
          <table:table-cell table:formula="of:=['NN - 1C and Entry01 20 times'.J60]/SUM(['NN - 1C and Entry01 20 times'.J51:.J6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51:.A62])" office:value-type="float" office:value="18193" calcext:value-type="float">
            <text:p>18193</text:p>
          </table:table-cell>
          <table:table-cell table:formula="of:=SUM(['NN - 1C and Entry01 20 times'.B51:.B62])" office:value-type="float" office:value="4147" calcext:value-type="float">
            <text:p>4147</text:p>
          </table:table-cell>
          <table:table-cell table:formula="of:=SUM(['NN - 1C and Entry01 20 times'.C51:.C62])" office:value-type="float" office:value="150" calcext:value-type="float">
            <text:p>150</text:p>
          </table:table-cell>
          <table:table-cell table:formula="of:=SUM(['NN - 1C and Entry01 20 times'.D51:.D62])" office:value-type="float" office:value="224" calcext:value-type="float">
            <text:p>224</text:p>
          </table:table-cell>
          <table:table-cell table:formula="of:=SUM(['NN - 1C and Entry01 20 times'.E51:.E62])" office:value-type="float" office:value="68" calcext:value-type="float">
            <text:p>68</text:p>
          </table:table-cell>
          <table:table-cell table:formula="of:=SUM(['NN - 1C and Entry01 20 times'.F51:.F62])" office:value-type="float" office:value="87" calcext:value-type="float">
            <text:p>87</text:p>
          </table:table-cell>
          <table:table-cell table:formula="of:=SUM(['NN - 1C and Entry01 20 times'.G51:.G62])" office:value-type="float" office:value="238" calcext:value-type="float">
            <text:p>238</text:p>
          </table:table-cell>
          <table:table-cell table:formula="of:=SUM(['NN - 1C and Entry01 20 times'.H51:.H62])" office:value-type="float" office:value="1487" calcext:value-type="float">
            <text:p>1487</text:p>
          </table:table-cell>
          <table:table-cell table:formula="of:=SUM(['NN - 1C and Entry01 20 times'.I51:.I62])" office:value-type="float" office:value="65" calcext:value-type="float">
            <text:p>65</text:p>
          </table:table-cell>
          <table:table-cell table:formula="of:=SUM(['NN - 1C and Entry01 20 times'.J51:.J62])" office:value-type="float" office:value="204" calcext:value-type="float">
            <text:p>204</text:p>
          </table:table-cell>
          <table:table-cell table:formula="of:=SUM(['NN - 1C and Entry01 20 times'.K51:.K62])" office:value-type="float" office:value="0" calcext:value-type="float">
            <text:p>0</text:p>
          </table:table-cell>
          <table:table-cell table:formula="of:=SUM(['NN - 1C and Entry01 20 times'.L51:.L62])" office:value-type="float" office:value="0" calcext:value-type="float">
            <text:p>0</text:p>
          </table:table-cell>
          <table:table-cell table:formula="of:=SUM(['NN - 1C and Entry01 20 times'.M51:.M6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63]*['NN - 1C and Entry01 20 times'.A64]" office:value-type="float" office:value="18148" calcext:value-type="float">
            <text:p>18148</text:p>
          </table:table-cell>
          <table:table-cell table:formula="of:=['NN - 1C and Entry01 20 times'.B63]*['NN - 1C and Entry01 20 times'.B64]" office:value-type="float" office:value="4145" calcext:value-type="float">
            <text:p>4145</text:p>
          </table:table-cell>
          <table:table-cell table:formula="of:=['NN - 1C and Entry01 20 times'.C63]*['NN - 1C and Entry01 20 times'.C64]" office:value-type="float" office:value="149" calcext:value-type="float">
            <text:p>149</text:p>
          </table:table-cell>
          <table:table-cell table:formula="of:=['NN - 1C and Entry01 20 times'.D63]*['NN - 1C and Entry01 20 times'.D64]" office:value-type="float" office:value="41" calcext:value-type="float">
            <text:p>41</text:p>
          </table:table-cell>
          <table:table-cell table:formula="of:=['NN - 1C and Entry01 20 times'.E63]*['NN - 1C and Entry01 20 times'.E64]" office:value-type="float" office:value="68" calcext:value-type="float">
            <text:p>68</text:p>
          </table:table-cell>
          <table:table-cell table:formula="of:=['NN - 1C and Entry01 20 times'.F63]*['NN - 1C and Entry01 20 times'.F64]" office:value-type="float" office:value="85" calcext:value-type="float">
            <text:p>85</text:p>
          </table:table-cell>
          <table:table-cell table:formula="of:=['NN - 1C and Entry01 20 times'.G63]*['NN - 1C and Entry01 20 times'.G64]" office:value-type="float" office:value="238" calcext:value-type="float">
            <text:p>238</text:p>
          </table:table-cell>
          <table:table-cell table:formula="of:=['NN - 1C and Entry01 20 times'.H63]*['NN - 1C and Entry01 20 times'.H64]" office:value-type="float" office:value="1305" calcext:value-type="float">
            <text:p>1305</text:p>
          </table:table-cell>
          <table:table-cell table:formula="of:=['NN - 1C and Entry01 20 times'.I63]*['NN - 1C and Entry01 20 times'.I64]" office:value-type="float" office:value="64" calcext:value-type="float">
            <text:p>64</text:p>
          </table:table-cell>
          <table:table-cell table:formula="of:=['NN - 1C and Entry01 20 times'.J63]*['NN - 1C and Entry01 20 times'.J64]" office:value-type="float" office:value="204" calcext:value-type="float">
            <text:p>204</text:p>
          </table:table-cell>
          <table:table-cell table:formula="of:=['NN - 1C and Entry01 20 times'.K63]*['NN - 1C and Entry01 20 times'.K64]" office:value-type="float" office:value="0" calcext:value-type="float">
            <text:p>0</text:p>
          </table:table-cell>
          <table:table-cell table:formula="of:=['NN - 1C and Entry01 20 times'.L63]*['NN - 1C and Entry01 20 times'.L64]" office:value-type="float" office:value="0" calcext:value-type="float">
            <text:p>0</text:p>
          </table:table-cell>
          <table:table-cell table:formula="of:=['NN - 1C and Entry01 20 times'.M63]*['NN - 1C and Entry01 20 times'.M6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67]/SUM(['NN - 1C and Entry01 20 times'.A67:.L67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68]/SUM(['NN - 1C and Entry01 20 times'.A68:.L68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69]/SUM(['NN - 1C and Entry01 20 times'.A69:.L6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70]/SUM(['NN - 1C and Entry01 20 times'.A70:.L70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E71]/SUM(['NN - 1C and Entry01 20 times'.A71:.L71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72]/SUM(['NN - 1C and Entry01 20 times'.A72:.L72])" office:value-type="float" office:value="0.498525073746313" calcext:value-type="float">
            <text:p>0.4985250737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73]/SUM(['NN - 1C and Entry01 20 times'.A73:.L7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74]/SUM(['NN - 1C and Entry01 20 times'.A74:.L74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75]/SUM(['NN - 1C and Entry01 20 times'.A75:.L75])" office:value-type="float" office:value="0.333333333333333" calcext:value-type="float">
            <text:p>0.3333333333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76]/SUM(['NN - 1C and Entry01 20 times'.A76:.L76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K77]/SUM(['NN - 1C and Entry01 20 times'.A77:.L7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78]/SUM(['NN - 1C and Entry01 20 times'.A78:.L7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67]/SUM(['NN - 1C and Entry01 20 times'.A67:.A78])" office:value-type="float" office:value="0.997526521189469" calcext:value-type="float">
            <text:p>0.9975265212</text:p>
          </table:table-cell>
          <table:table-cell table:formula="of:=['NN - 1C and Entry01 20 times'.B68]/SUM(['NN - 1C and Entry01 20 times'.B67:.B78])" office:value-type="float" office:value="0.999517723655655" calcext:value-type="float">
            <text:p>0.9995177237</text:p>
          </table:table-cell>
          <table:table-cell table:formula="of:=['NN - 1C and Entry01 20 times'.C69]/SUM(['NN - 1C and Entry01 20 times'.C67:.C78])" office:value-type="float" office:value="1" calcext:value-type="float">
            <text:p>1</text:p>
          </table:table-cell>
          <table:table-cell table:formula="of:=['NN - 1C and Entry01 20 times'.D70]/SUM(['NN - 1C and Entry01 20 times'.D67:.D78])" office:value-type="float" office:value="0.165991902834008" calcext:value-type="float">
            <text:p>0.1659919028</text:p>
          </table:table-cell>
          <table:table-cell table:formula="of:=['NN - 1C and Entry01 20 times'.E71]/SUM(['NN - 1C and Entry01 20 times'.E67:.E78])" office:value-type="float" office:value="1" calcext:value-type="float">
            <text:p>1</text:p>
          </table:table-cell>
          <table:table-cell table:formula="of:=['NN - 1C and Entry01 20 times'.F72]/SUM(['NN - 1C and Entry01 20 times'.F67:.F78])" office:value-type="float" office:value="0.960227272727273" calcext:value-type="float">
            <text:p>0.9602272727</text:p>
          </table:table-cell>
          <table:table-cell table:formula="of:=['NN - 1C and Entry01 20 times'.G73]/SUM(['NN - 1C and Entry01 20 times'.G67:.G78])" office:value-type="float" office:value="0.987551867219917" calcext:value-type="float">
            <text:p>0.9875518672</text:p>
          </table:table-cell>
          <table:table-cell table:formula="of:=['NN - 1C and Entry01 20 times'.H74]/SUM(['NN - 1C and Entry01 20 times'.H67:.H78])" office:value-type="float" office:value="0.926188786373314" calcext:value-type="float">
            <text:p>0.9261887864</text:p>
          </table:table-cell>
          <table:table-cell table:formula="of:=['NN - 1C and Entry01 20 times'.I75]/SUM(['NN - 1C and Entry01 20 times'.I67:.I78])" office:value-type="float" office:value="1" calcext:value-type="float">
            <text:p>1</text:p>
          </table:table-cell>
          <table:table-cell table:formula="of:=['NN - 1C and Entry01 20 times'.J76]/SUM(['NN - 1C and Entry01 20 times'.J67:.J7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67:.A78])" office:value-type="float" office:value="18193" calcext:value-type="float">
            <text:p>18193</text:p>
          </table:table-cell>
          <table:table-cell table:formula="of:=SUM(['NN - 1C and Entry01 20 times'.B67:.B78])" office:value-type="float" office:value="4147" calcext:value-type="float">
            <text:p>4147</text:p>
          </table:table-cell>
          <table:table-cell table:formula="of:=SUM(['NN - 1C and Entry01 20 times'.C67:.C78])" office:value-type="float" office:value="149" calcext:value-type="float">
            <text:p>149</text:p>
          </table:table-cell>
          <table:table-cell table:formula="of:=SUM(['NN - 1C and Entry01 20 times'.D67:.D78])" office:value-type="float" office:value="247" calcext:value-type="float">
            <text:p>247</text:p>
          </table:table-cell>
          <table:table-cell table:formula="of:=SUM(['NN - 1C and Entry01 20 times'.E67:.E78])" office:value-type="float" office:value="68" calcext:value-type="float">
            <text:p>68</text:p>
          </table:table-cell>
          <table:table-cell table:formula="of:=SUM(['NN - 1C and Entry01 20 times'.F67:.F78])" office:value-type="float" office:value="176" calcext:value-type="float">
            <text:p>176</text:p>
          </table:table-cell>
          <table:table-cell table:formula="of:=SUM(['NN - 1C and Entry01 20 times'.G67:.G78])" office:value-type="float" office:value="241" calcext:value-type="float">
            <text:p>241</text:p>
          </table:table-cell>
          <table:table-cell table:formula="of:=SUM(['NN - 1C and Entry01 20 times'.H67:.H78])" office:value-type="float" office:value="1409" calcext:value-type="float">
            <text:p>1409</text:p>
          </table:table-cell>
          <table:table-cell table:formula="of:=SUM(['NN - 1C and Entry01 20 times'.I67:.I78])" office:value-type="float" office:value="29" calcext:value-type="float">
            <text:p>29</text:p>
          </table:table-cell>
          <table:table-cell table:formula="of:=SUM(['NN - 1C and Entry01 20 times'.J67:.J78])" office:value-type="float" office:value="204" calcext:value-type="float">
            <text:p>204</text:p>
          </table:table-cell>
          <table:table-cell table:formula="of:=SUM(['NN - 1C and Entry01 20 times'.K67:.K78])" office:value-type="float" office:value="0" calcext:value-type="float">
            <text:p>0</text:p>
          </table:table-cell>
          <table:table-cell table:formula="of:=SUM(['NN - 1C and Entry01 20 times'.L67:.L78])" office:value-type="float" office:value="0" calcext:value-type="float">
            <text:p>0</text:p>
          </table:table-cell>
          <table:table-cell table:formula="of:=SUM(['NN - 1C and Entry01 20 times'.M67:.M7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79]*['NN - 1C and Entry01 20 times'.A80]" office:value-type="float" office:value="18148" calcext:value-type="float">
            <text:p>18148</text:p>
          </table:table-cell>
          <table:table-cell table:formula="of:=['NN - 1C and Entry01 20 times'.B79]*['NN - 1C and Entry01 20 times'.B80]" office:value-type="float" office:value="4145" calcext:value-type="float">
            <text:p>4145</text:p>
          </table:table-cell>
          <table:table-cell table:formula="of:=['NN - 1C and Entry01 20 times'.C79]*['NN - 1C and Entry01 20 times'.C80]" office:value-type="float" office:value="149" calcext:value-type="float">
            <text:p>149</text:p>
          </table:table-cell>
          <table:table-cell table:formula="of:=['NN - 1C and Entry01 20 times'.D79]*['NN - 1C and Entry01 20 times'.D80]" office:value-type="float" office:value="41" calcext:value-type="float">
            <text:p>41</text:p>
          </table:table-cell>
          <table:table-cell table:formula="of:=['NN - 1C and Entry01 20 times'.E79]*['NN - 1C and Entry01 20 times'.E80]" office:value-type="float" office:value="68" calcext:value-type="float">
            <text:p>68</text:p>
          </table:table-cell>
          <table:table-cell table:formula="of:=['NN - 1C and Entry01 20 times'.F79]*['NN - 1C and Entry01 20 times'.F80]" office:value-type="float" office:value="169" calcext:value-type="float">
            <text:p>169</text:p>
          </table:table-cell>
          <table:table-cell table:formula="of:=['NN - 1C and Entry01 20 times'.G79]*['NN - 1C and Entry01 20 times'.G80]" office:value-type="float" office:value="238" calcext:value-type="float">
            <text:p>238</text:p>
          </table:table-cell>
          <table:table-cell table:formula="of:=['NN - 1C and Entry01 20 times'.H79]*['NN - 1C and Entry01 20 times'.H80]" office:value-type="float" office:value="1305" calcext:value-type="float">
            <text:p>1305</text:p>
          </table:table-cell>
          <table:table-cell table:formula="of:=['NN - 1C and Entry01 20 times'.I79]*['NN - 1C and Entry01 20 times'.I80]" office:value-type="float" office:value="29" calcext:value-type="float">
            <text:p>29</text:p>
          </table:table-cell>
          <table:table-cell table:formula="of:=['NN - 1C and Entry01 20 times'.J79]*['NN - 1C and Entry01 20 times'.J80]" office:value-type="float" office:value="204" calcext:value-type="float">
            <text:p>204</text:p>
          </table:table-cell>
          <table:table-cell table:formula="of:=['NN - 1C and Entry01 20 times'.K79]*['NN - 1C and Entry01 20 times'.K80]" office:value-type="float" office:value="0" calcext:value-type="float">
            <text:p>0</text:p>
          </table:table-cell>
          <table:table-cell table:formula="of:=['NN - 1C and Entry01 20 times'.L79]*['NN - 1C and Entry01 20 times'.L80]" office:value-type="float" office:value="0" calcext:value-type="float">
            <text:p>0</text:p>
          </table:table-cell>
          <table:table-cell table:formula="of:=['NN - 1C and Entry01 20 times'.M79]*['NN - 1C and Entry01 20 times'.M8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83]/SUM(['NN - 1C and Entry01 20 times'.A83:.L83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84]/SUM(['NN - 1C and Entry01 20 times'.A84:.L84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85]/SUM(['NN - 1C and Entry01 20 times'.A85:.L8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86]/SUM(['NN - 1C and Entry01 20 times'.A86:.L86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E87]/SUM(['NN - 1C and Entry01 20 times'.A87:.L87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88]/SUM(['NN - 1C and Entry01 20 times'.A88:.L88])" office:value-type="float" office:value="0.106194690265487" calcext:value-type="float">
            <text:p>0.1061946903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89]/SUM(['NN - 1C and Entry01 20 times'.A89:.L8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90]/SUM(['NN - 1C and Entry01 20 times'.A90:.L90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I91]/SUM(['NN - 1C and Entry01 20 times'.A91:.L9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92]/SUM(['NN - 1C and Entry01 20 times'.A92:.L92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K93]/SUM(['NN - 1C and Entry01 20 times'.A93:.L9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94]/SUM(['NN - 1C and Entry01 20 times'.A94:.L9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83]/SUM(['NN - 1C and Entry01 20 times'.A83:.A94])" office:value-type="float" office:value="0.997526521189469" calcext:value-type="float">
            <text:p>0.9975265212</text:p>
          </table:table-cell>
          <table:table-cell table:formula="of:=['NN - 1C and Entry01 20 times'.B84]/SUM(['NN - 1C and Entry01 20 times'.B83:.B94])" office:value-type="float" office:value="0.999517723655655" calcext:value-type="float">
            <text:p>0.9995177237</text:p>
          </table:table-cell>
          <table:table-cell table:formula="of:=['NN - 1C and Entry01 20 times'.C85]/SUM(['NN - 1C and Entry01 20 times'.C83:.C94])" office:value-type="float" office:value="1" calcext:value-type="float">
            <text:p>1</text:p>
          </table:table-cell>
          <table:table-cell table:formula="of:=['NN - 1C and Entry01 20 times'.D86]/SUM(['NN - 1C and Entry01 20 times'.D83:.D94])" office:value-type="float" office:value="0.145907473309609" calcext:value-type="float">
            <text:p>0.1459074733</text:p>
          </table:table-cell>
          <table:table-cell table:formula="of:=['NN - 1C and Entry01 20 times'.E87]/SUM(['NN - 1C and Entry01 20 times'.E83:.E94])" office:value-type="float" office:value="1" calcext:value-type="float">
            <text:p>1</text:p>
          </table:table-cell>
          <table:table-cell table:formula="of:=['NN - 1C and Entry01 20 times'.F88]/SUM(['NN - 1C and Entry01 20 times'.F83:.F94])" office:value-type="float" office:value="0.9" calcext:value-type="float">
            <text:p>0.9</text:p>
          </table:table-cell>
          <table:table-cell table:formula="of:=['NN - 1C and Entry01 20 times'.G89]/SUM(['NN - 1C and Entry01 20 times'.G83:.G94])" office:value-type="float" office:value="0.99581589958159" calcext:value-type="float">
            <text:p>0.9958158996</text:p>
          </table:table-cell>
          <table:table-cell table:formula="of:=['NN - 1C and Entry01 20 times'.H90]/SUM(['NN - 1C and Entry01 20 times'.H83:.H94])" office:value-type="float" office:value="0.846303501945525" calcext:value-type="float">
            <text:p>0.8463035019</text:p>
          </table:table-cell>
          <table:table-cell office:value-type="float" office:value="0" calcext:value-type="float">
            <text:p>0</text:p>
          </table:table-cell>
          <table:table-cell table:formula="of:=['NN - 1C and Entry01 20 times'.J92]/SUM(['NN - 1C and Entry01 20 times'.J83:.J94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83:.A94])" office:value-type="float" office:value="18193" calcext:value-type="float">
            <text:p>18193</text:p>
          </table:table-cell>
          <table:table-cell table:formula="of:=SUM(['NN - 1C and Entry01 20 times'.B83:.B94])" office:value-type="float" office:value="4147" calcext:value-type="float">
            <text:p>4147</text:p>
          </table:table-cell>
          <table:table-cell table:formula="of:=SUM(['NN - 1C and Entry01 20 times'.C83:.C94])" office:value-type="float" office:value="149" calcext:value-type="float">
            <text:p>149</text:p>
          </table:table-cell>
          <table:table-cell table:formula="of:=SUM(['NN - 1C and Entry01 20 times'.D83:.D94])" office:value-type="float" office:value="281" calcext:value-type="float">
            <text:p>281</text:p>
          </table:table-cell>
          <table:table-cell table:formula="of:=SUM(['NN - 1C and Entry01 20 times'.E83:.E94])" office:value-type="float" office:value="68" calcext:value-type="float">
            <text:p>68</text:p>
          </table:table-cell>
          <table:table-cell table:formula="of:=SUM(['NN - 1C and Entry01 20 times'.F83:.F94])" office:value-type="float" office:value="40" calcext:value-type="float">
            <text:p>40</text:p>
          </table:table-cell>
          <table:table-cell table:formula="of:=SUM(['NN - 1C and Entry01 20 times'.G83:.G94])" office:value-type="float" office:value="239" calcext:value-type="float">
            <text:p>239</text:p>
          </table:table-cell>
          <table:table-cell table:formula="of:=SUM(['NN - 1C and Entry01 20 times'.H83:.H94])" office:value-type="float" office:value="1542" calcext:value-type="float">
            <text:p>1542</text:p>
          </table:table-cell>
          <table:table-cell table:formula="of:=SUM(['NN - 1C and Entry01 20 times'.I83:.I94])" office:value-type="float" office:value="0" calcext:value-type="float">
            <text:p>0</text:p>
          </table:table-cell>
          <table:table-cell table:formula="of:=SUM(['NN - 1C and Entry01 20 times'.J83:.J94])" office:value-type="float" office:value="204" calcext:value-type="float">
            <text:p>204</text:p>
          </table:table-cell>
          <table:table-cell table:formula="of:=SUM(['NN - 1C and Entry01 20 times'.K83:.K94])" office:value-type="float" office:value="0" calcext:value-type="float">
            <text:p>0</text:p>
          </table:table-cell>
          <table:table-cell table:formula="of:=SUM(['NN - 1C and Entry01 20 times'.L83:.L94])" office:value-type="float" office:value="0" calcext:value-type="float">
            <text:p>0</text:p>
          </table:table-cell>
          <table:table-cell table:formula="of:=SUM(['NN - 1C and Entry01 20 times'.M83:.M9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95]*['NN - 1C and Entry01 20 times'.A96]" office:value-type="float" office:value="18148" calcext:value-type="float">
            <text:p>18148</text:p>
          </table:table-cell>
          <table:table-cell table:formula="of:=['NN - 1C and Entry01 20 times'.B95]*['NN - 1C and Entry01 20 times'.B96]" office:value-type="float" office:value="4145" calcext:value-type="float">
            <text:p>4145</text:p>
          </table:table-cell>
          <table:table-cell table:formula="of:=['NN - 1C and Entry01 20 times'.C95]*['NN - 1C and Entry01 20 times'.C96]" office:value-type="float" office:value="149" calcext:value-type="float">
            <text:p>149</text:p>
          </table:table-cell>
          <table:table-cell table:formula="of:=['NN - 1C and Entry01 20 times'.D95]*['NN - 1C and Entry01 20 times'.D96]" office:value-type="float" office:value="41" calcext:value-type="float">
            <text:p>41</text:p>
          </table:table-cell>
          <table:table-cell table:formula="of:=['NN - 1C and Entry01 20 times'.E95]*['NN - 1C and Entry01 20 times'.E96]" office:value-type="float" office:value="68" calcext:value-type="float">
            <text:p>68</text:p>
          </table:table-cell>
          <table:table-cell table:formula="of:=['NN - 1C and Entry01 20 times'.F95]*['NN - 1C and Entry01 20 times'.F96]" office:value-type="float" office:value="36" calcext:value-type="float">
            <text:p>36</text:p>
          </table:table-cell>
          <table:table-cell table:formula="of:=['NN - 1C and Entry01 20 times'.G95]*['NN - 1C and Entry01 20 times'.G96]" office:value-type="float" office:value="238" calcext:value-type="float">
            <text:p>238</text:p>
          </table:table-cell>
          <table:table-cell table:formula="of:=['NN - 1C and Entry01 20 times'.H95]*['NN - 1C and Entry01 20 times'.H96]" office:value-type="float" office:value="1305" calcext:value-type="float">
            <text:p>1305</text:p>
          </table:table-cell>
          <table:table-cell table:formula="of:=['NN - 1C and Entry01 20 times'.I95]*['NN - 1C and Entry01 20 times'.I96]" office:value-type="float" office:value="0" calcext:value-type="float">
            <text:p>0</text:p>
          </table:table-cell>
          <table:table-cell table:formula="of:=['NN - 1C and Entry01 20 times'.J95]*['NN - 1C and Entry01 20 times'.J96]" office:value-type="float" office:value="204" calcext:value-type="float">
            <text:p>204</text:p>
          </table:table-cell>
          <table:table-cell table:formula="of:=['NN - 1C and Entry01 20 times'.K95]*['NN - 1C and Entry01 20 times'.K96]" office:value-type="float" office:value="0" calcext:value-type="float">
            <text:p>0</text:p>
          </table:table-cell>
          <table:table-cell table:formula="of:=['NN - 1C and Entry01 20 times'.L95]*['NN - 1C and Entry01 20 times'.L96]" office:value-type="float" office:value="0" calcext:value-type="float">
            <text:p>0</text:p>
          </table:table-cell>
          <table:table-cell table:formula="of:=['NN - 1C and Entry01 20 times'.M95]*['NN - 1C and Entry01 20 times'.M9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99]/SUM(['NN - 1C and Entry01 20 times'.A99:.L99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100]/SUM(['NN - 1C and Entry01 20 times'.A100:.L100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101]/SUM(['NN - 1C and Entry01 20 times'.A101:.L10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102]/SUM(['NN - 1C and Entry01 20 times'.A102:.L102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E103]/SUM(['NN - 1C and Entry01 20 times'.A103:.L103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104]/SUM(['NN - 1C and Entry01 20 times'.A104:.L104])" office:value-type="float" office:value="0.433628318584071" calcext:value-type="float">
            <text:p>0.4336283186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105]/SUM(['NN - 1C and Entry01 20 times'.A105:.L10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106]/SUM(['NN - 1C and Entry01 20 times'.A106:.L106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107]/SUM(['NN - 1C and Entry01 20 times'.A107:.L107])" office:value-type="float" office:value="0.298850574712644" calcext:value-type="float">
            <text:p>0.2988505747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108]/SUM(['NN - 1C and Entry01 20 times'.A108:.L108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K109]/SUM(['NN - 1C and Entry01 20 times'.A109:.L109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110]/SUM(['NN - 1C and Entry01 20 times'.A110:.L11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99]/SUM(['NN - 1C and Entry01 20 times'.A99:.A110])" office:value-type="float" office:value="0.997526521189469" calcext:value-type="float">
            <text:p>0.9975265212</text:p>
          </table:table-cell>
          <table:table-cell table:formula="of:=['NN - 1C and Entry01 20 times'.B100]/SUM(['NN - 1C and Entry01 20 times'.B99:.B110])" office:value-type="float" office:value="0.999517723655655" calcext:value-type="float">
            <text:p>0.9995177237</text:p>
          </table:table-cell>
          <table:table-cell table:formula="of:=['NN - 1C and Entry01 20 times'.C101]/SUM(['NN - 1C and Entry01 20 times'.C99:.C110])" office:value-type="float" office:value="0.993333333333333" calcext:value-type="float">
            <text:p>0.9933333333</text:p>
          </table:table-cell>
          <table:table-cell table:formula="of:=['NN - 1C and Entry01 20 times'.D102]/SUM(['NN - 1C and Entry01 20 times'.D99:.D110])" office:value-type="float" office:value="0.159533073929961" calcext:value-type="float">
            <text:p>0.1595330739</text:p>
          </table:table-cell>
          <table:table-cell table:formula="of:=['NN - 1C and Entry01 20 times'.E103]/SUM(['NN - 1C and Entry01 20 times'.E99:.E110])" office:value-type="float" office:value="1" calcext:value-type="float">
            <text:p>1</text:p>
          </table:table-cell>
          <table:table-cell table:formula="of:=['NN - 1C and Entry01 20 times'.F104]/SUM(['NN - 1C and Entry01 20 times'.F99:.F110])" office:value-type="float" office:value="0.948387096774193" calcext:value-type="float">
            <text:p>0.9483870968</text:p>
          </table:table-cell>
          <table:table-cell table:formula="of:=['NN - 1C and Entry01 20 times'.G105]/SUM(['NN - 1C and Entry01 20 times'.G99:.G110])" office:value-type="float" office:value="0.99581589958159" calcext:value-type="float">
            <text:p>0.9958158996</text:p>
          </table:table-cell>
          <table:table-cell table:formula="of:=['NN - 1C and Entry01 20 times'.H106]/SUM(['NN - 1C and Entry01 20 times'.H99:.H110])" office:value-type="float" office:value="0.916432584269663" calcext:value-type="float">
            <text:p>0.9164325843</text:p>
          </table:table-cell>
          <table:table-cell table:formula="of:=['NN - 1C and Entry01 20 times'.I107]/SUM(['NN - 1C and Entry01 20 times'.I99:.I110])" office:value-type="float" office:value="1" calcext:value-type="float">
            <text:p>1</text:p>
          </table:table-cell>
          <table:table-cell table:formula="of:=['NN - 1C and Entry01 20 times'.J108]/SUM(['NN - 1C and Entry01 20 times'.J99:.J110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99:.A110])" office:value-type="float" office:value="18193" calcext:value-type="float">
            <text:p>18193</text:p>
          </table:table-cell>
          <table:table-cell table:formula="of:=SUM(['NN - 1C and Entry01 20 times'.B99:.B110])" office:value-type="float" office:value="4147" calcext:value-type="float">
            <text:p>4147</text:p>
          </table:table-cell>
          <table:table-cell table:formula="of:=SUM(['NN - 1C and Entry01 20 times'.C99:.C110])" office:value-type="float" office:value="150" calcext:value-type="float">
            <text:p>150</text:p>
          </table:table-cell>
          <table:table-cell table:formula="of:=SUM(['NN - 1C and Entry01 20 times'.D99:.D110])" office:value-type="float" office:value="257" calcext:value-type="float">
            <text:p>257</text:p>
          </table:table-cell>
          <table:table-cell table:formula="of:=SUM(['NN - 1C and Entry01 20 times'.E99:.E110])" office:value-type="float" office:value="68" calcext:value-type="float">
            <text:p>68</text:p>
          </table:table-cell>
          <table:table-cell table:formula="of:=SUM(['NN - 1C and Entry01 20 times'.F99:.F110])" office:value-type="float" office:value="155" calcext:value-type="float">
            <text:p>155</text:p>
          </table:table-cell>
          <table:table-cell table:formula="of:=SUM(['NN - 1C and Entry01 20 times'.G99:.G110])" office:value-type="float" office:value="239" calcext:value-type="float">
            <text:p>239</text:p>
          </table:table-cell>
          <table:table-cell table:formula="of:=SUM(['NN - 1C and Entry01 20 times'.H99:.H110])" office:value-type="float" office:value="1424" calcext:value-type="float">
            <text:p>1424</text:p>
          </table:table-cell>
          <table:table-cell table:formula="of:=SUM(['NN - 1C and Entry01 20 times'.I99:.I110])" office:value-type="float" office:value="26" calcext:value-type="float">
            <text:p>26</text:p>
          </table:table-cell>
          <table:table-cell table:formula="of:=SUM(['NN - 1C and Entry01 20 times'.J99:.J110])" office:value-type="float" office:value="204" calcext:value-type="float">
            <text:p>204</text:p>
          </table:table-cell>
          <table:table-cell table:formula="of:=SUM(['NN - 1C and Entry01 20 times'.K99:.K110])" office:value-type="float" office:value="0" calcext:value-type="float">
            <text:p>0</text:p>
          </table:table-cell>
          <table:table-cell table:formula="of:=SUM(['NN - 1C and Entry01 20 times'.L99:.L110])" office:value-type="float" office:value="0" calcext:value-type="float">
            <text:p>0</text:p>
          </table:table-cell>
          <table:table-cell table:formula="of:=SUM(['NN - 1C and Entry01 20 times'.M99:.M11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11]*['NN - 1C and Entry01 20 times'.A112]" office:value-type="float" office:value="18148" calcext:value-type="float">
            <text:p>18148</text:p>
          </table:table-cell>
          <table:table-cell table:formula="of:=['NN - 1C and Entry01 20 times'.B111]*['NN - 1C and Entry01 20 times'.B112]" office:value-type="float" office:value="4145" calcext:value-type="float">
            <text:p>4145</text:p>
          </table:table-cell>
          <table:table-cell table:formula="of:=['NN - 1C and Entry01 20 times'.C111]*['NN - 1C and Entry01 20 times'.C112]" office:value-type="float" office:value="149" calcext:value-type="float">
            <text:p>149</text:p>
          </table:table-cell>
          <table:table-cell table:formula="of:=['NN - 1C and Entry01 20 times'.D111]*['NN - 1C and Entry01 20 times'.D112]" office:value-type="float" office:value="41" calcext:value-type="float">
            <text:p>41</text:p>
          </table:table-cell>
          <table:table-cell table:formula="of:=['NN - 1C and Entry01 20 times'.E111]*['NN - 1C and Entry01 20 times'.E112]" office:value-type="float" office:value="68" calcext:value-type="float">
            <text:p>68</text:p>
          </table:table-cell>
          <table:table-cell table:formula="of:=['NN - 1C and Entry01 20 times'.F111]*['NN - 1C and Entry01 20 times'.F112]" office:value-type="float" office:value="147" calcext:value-type="float">
            <text:p>147</text:p>
          </table:table-cell>
          <table:table-cell table:formula="of:=['NN - 1C and Entry01 20 times'.G111]*['NN - 1C and Entry01 20 times'.G112]" office:value-type="float" office:value="238" calcext:value-type="float">
            <text:p>238</text:p>
          </table:table-cell>
          <table:table-cell table:formula="of:=['NN - 1C and Entry01 20 times'.H111]*['NN - 1C and Entry01 20 times'.H112]" office:value-type="float" office:value="1305" calcext:value-type="float">
            <text:p>1305</text:p>
          </table:table-cell>
          <table:table-cell table:formula="of:=['NN - 1C and Entry01 20 times'.I111]*['NN - 1C and Entry01 20 times'.I112]" office:value-type="float" office:value="26" calcext:value-type="float">
            <text:p>26</text:p>
          </table:table-cell>
          <table:table-cell table:formula="of:=['NN - 1C and Entry01 20 times'.J111]*['NN - 1C and Entry01 20 times'.J112]" office:value-type="float" office:value="204" calcext:value-type="float">
            <text:p>204</text:p>
          </table:table-cell>
          <table:table-cell table:formula="of:=['NN - 1C and Entry01 20 times'.K111]*['NN - 1C and Entry01 20 times'.K112]" office:value-type="float" office:value="0" calcext:value-type="float">
            <text:p>0</text:p>
          </table:table-cell>
          <table:table-cell table:formula="of:=['NN - 1C and Entry01 20 times'.L111]*['NN - 1C and Entry01 20 times'.L112]" office:value-type="float" office:value="0" calcext:value-type="float">
            <text:p>0</text:p>
          </table:table-cell>
          <table:table-cell table:formula="of:=['NN - 1C and Entry01 20 times'.M111]*['NN - 1C and Entry01 20 times'.M11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115]/SUM(['NN - 1C and Entry01 20 times'.A115:.L115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116]/SUM(['NN - 1C and Entry01 20 times'.A116:.L116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117]/SUM(['NN - 1C and Entry01 20 times'.A117:.L11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118]/SUM(['NN - 1C and Entry01 20 times'.A118:.L118])" office:value-type="float" office:value="0.930232558139535" calcext:value-type="float">
            <text:p>0.930232558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E119]/SUM(['NN - 1C and Entry01 20 times'.A119:.L119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120]/SUM(['NN - 1C and Entry01 20 times'.A120:.L120])" office:value-type="float" office:value="0.823008849557522" calcext:value-type="float">
            <text:p>0.8230088496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121]/SUM(['NN - 1C and Entry01 20 times'.A121:.L12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122]/SUM(['NN - 1C and Entry01 20 times'.A122:.L122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123]/SUM(['NN - 1C and Entry01 20 times'.A123:.L123])" office:value-type="float" office:value="0.908045977011494" calcext:value-type="float">
            <text:p>0.908045977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124]/SUM(['NN - 1C and Entry01 20 times'.A124:.L124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K125]/SUM(['NN - 1C and Entry01 20 times'.A125:.L12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126]/SUM(['NN - 1C and Entry01 20 times'.A126:.L12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15]/SUM(['NN - 1C and Entry01 20 times'.A115:.A126])" office:value-type="float" office:value="0.997526521189469" calcext:value-type="float">
            <text:p>0.9975265212</text:p>
          </table:table-cell>
          <table:table-cell table:formula="of:=['NN - 1C and Entry01 20 times'.B116]/SUM(['NN - 1C and Entry01 20 times'.B115:.B126])" office:value-type="float" office:value="0.999517723655655" calcext:value-type="float">
            <text:p>0.9995177237</text:p>
          </table:table-cell>
          <table:table-cell table:formula="of:=['NN - 1C and Entry01 20 times'.C117]/SUM(['NN - 1C and Entry01 20 times'.C115:.C126])" office:value-type="float" office:value="1" calcext:value-type="float">
            <text:p>1</text:p>
          </table:table-cell>
          <table:table-cell table:formula="of:=['NN - 1C and Entry01 20 times'.D118]/SUM(['NN - 1C and Entry01 20 times'.D115:.D126])" office:value-type="float" office:value="0.289855072463768" calcext:value-type="float">
            <text:p>0.2898550725</text:p>
          </table:table-cell>
          <table:table-cell table:formula="of:=['NN - 1C and Entry01 20 times'.E119]/SUM(['NN - 1C and Entry01 20 times'.E115:.E126])" office:value-type="float" office:value="1" calcext:value-type="float">
            <text:p>1</text:p>
          </table:table-cell>
          <table:table-cell table:formula="of:=['NN - 1C and Entry01 20 times'.F120]/SUM(['NN - 1C and Entry01 20 times'.F115:.F126])" office:value-type="float" office:value="0.965397923875432" calcext:value-type="float">
            <text:p>0.9653979239</text:p>
          </table:table-cell>
          <table:table-cell table:formula="of:=['NN - 1C and Entry01 20 times'.G121]/SUM(['NN - 1C and Entry01 20 times'.G115:.G126])" office:value-type="float" office:value="0.991666666666667" calcext:value-type="float">
            <text:p>0.9916666667</text:p>
          </table:table-cell>
          <table:table-cell table:formula="of:=['NN - 1C and Entry01 20 times'.H122]/SUM(['NN - 1C and Entry01 20 times'.H115:.H126])" office:value-type="float" office:value="0.96309963099631" calcext:value-type="float">
            <text:p>0.963099631</text:p>
          </table:table-cell>
          <table:table-cell table:formula="of:=['NN - 1C and Entry01 20 times'.I123]/SUM(['NN - 1C and Entry01 20 times'.I115:.I126])" office:value-type="float" office:value="0.9875" calcext:value-type="float">
            <text:p>0.9875</text:p>
          </table:table-cell>
          <table:table-cell table:formula="of:=['NN - 1C and Entry01 20 times'.J124]/SUM(['NN - 1C and Entry01 20 times'.J115:.J1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115:.A126])" office:value-type="float" office:value="18193" calcext:value-type="float">
            <text:p>18193</text:p>
          </table:table-cell>
          <table:table-cell table:formula="of:=SUM(['NN - 1C and Entry01 20 times'.B115:.B126])" office:value-type="float" office:value="4147" calcext:value-type="float">
            <text:p>4147</text:p>
          </table:table-cell>
          <table:table-cell table:formula="of:=SUM(['NN - 1C and Entry01 20 times'.C115:.C126])" office:value-type="float" office:value="149" calcext:value-type="float">
            <text:p>149</text:p>
          </table:table-cell>
          <table:table-cell table:formula="of:=SUM(['NN - 1C and Entry01 20 times'.D115:.D126])" office:value-type="float" office:value="138" calcext:value-type="float">
            <text:p>138</text:p>
          </table:table-cell>
          <table:table-cell table:formula="of:=SUM(['NN - 1C and Entry01 20 times'.E115:.E126])" office:value-type="float" office:value="68" calcext:value-type="float">
            <text:p>68</text:p>
          </table:table-cell>
          <table:table-cell table:formula="of:=SUM(['NN - 1C and Entry01 20 times'.F115:.F126])" office:value-type="float" office:value="289" calcext:value-type="float">
            <text:p>289</text:p>
          </table:table-cell>
          <table:table-cell table:formula="of:=SUM(['NN - 1C and Entry01 20 times'.G115:.G126])" office:value-type="float" office:value="240" calcext:value-type="float">
            <text:p>240</text:p>
          </table:table-cell>
          <table:table-cell table:formula="of:=SUM(['NN - 1C and Entry01 20 times'.H115:.H126])" office:value-type="float" office:value="1355" calcext:value-type="float">
            <text:p>1355</text:p>
          </table:table-cell>
          <table:table-cell table:formula="of:=SUM(['NN - 1C and Entry01 20 times'.I115:.I126])" office:value-type="float" office:value="80" calcext:value-type="float">
            <text:p>80</text:p>
          </table:table-cell>
          <table:table-cell table:formula="of:=SUM(['NN - 1C and Entry01 20 times'.J115:.J126])" office:value-type="float" office:value="204" calcext:value-type="float">
            <text:p>204</text:p>
          </table:table-cell>
          <table:table-cell table:formula="of:=SUM(['NN - 1C and Entry01 20 times'.K115:.K126])" office:value-type="float" office:value="0" calcext:value-type="float">
            <text:p>0</text:p>
          </table:table-cell>
          <table:table-cell table:formula="of:=SUM(['NN - 1C and Entry01 20 times'.L115:.L126])" office:value-type="float" office:value="0" calcext:value-type="float">
            <text:p>0</text:p>
          </table:table-cell>
          <table:table-cell table:formula="of:=SUM(['NN - 1C and Entry01 20 times'.M115:.M12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27]*['NN - 1C and Entry01 20 times'.A128]" office:value-type="float" office:value="18148" calcext:value-type="float">
            <text:p>18148</text:p>
          </table:table-cell>
          <table:table-cell table:formula="of:=['NN - 1C and Entry01 20 times'.B127]*['NN - 1C and Entry01 20 times'.B128]" office:value-type="float" office:value="4145" calcext:value-type="float">
            <text:p>4145</text:p>
          </table:table-cell>
          <table:table-cell table:formula="of:=['NN - 1C and Entry01 20 times'.C127]*['NN - 1C and Entry01 20 times'.C128]" office:value-type="float" office:value="149" calcext:value-type="float">
            <text:p>149</text:p>
          </table:table-cell>
          <table:table-cell table:formula="of:=['NN - 1C and Entry01 20 times'.D127]*['NN - 1C and Entry01 20 times'.D128]" office:value-type="float" office:value="40" calcext:value-type="float">
            <text:p>40</text:p>
          </table:table-cell>
          <table:table-cell table:formula="of:=['NN - 1C and Entry01 20 times'.E127]*['NN - 1C and Entry01 20 times'.E128]" office:value-type="float" office:value="68" calcext:value-type="float">
            <text:p>68</text:p>
          </table:table-cell>
          <table:table-cell table:formula="of:=['NN - 1C and Entry01 20 times'.F127]*['NN - 1C and Entry01 20 times'.F128]" office:value-type="float" office:value="279" calcext:value-type="float">
            <text:p>279</text:p>
          </table:table-cell>
          <table:table-cell table:formula="of:=['NN - 1C and Entry01 20 times'.G127]*['NN - 1C and Entry01 20 times'.G128]" office:value-type="float" office:value="238" calcext:value-type="float">
            <text:p>238</text:p>
          </table:table-cell>
          <table:table-cell table:formula="of:=['NN - 1C and Entry01 20 times'.H127]*['NN - 1C and Entry01 20 times'.H128]" office:value-type="float" office:value="1305" calcext:value-type="float">
            <text:p>1305</text:p>
          </table:table-cell>
          <table:table-cell table:formula="of:=['NN - 1C and Entry01 20 times'.I127]*['NN - 1C and Entry01 20 times'.I128]" office:value-type="float" office:value="79" calcext:value-type="float">
            <text:p>79</text:p>
          </table:table-cell>
          <table:table-cell table:formula="of:=['NN - 1C and Entry01 20 times'.J127]*['NN - 1C and Entry01 20 times'.J128]" office:value-type="float" office:value="204" calcext:value-type="float">
            <text:p>204</text:p>
          </table:table-cell>
          <table:table-cell table:formula="of:=['NN - 1C and Entry01 20 times'.K127]*['NN - 1C and Entry01 20 times'.K128]" office:value-type="float" office:value="0" calcext:value-type="float">
            <text:p>0</text:p>
          </table:table-cell>
          <table:table-cell table:formula="of:=['NN - 1C and Entry01 20 times'.L127]*['NN - 1C and Entry01 20 times'.L128]" office:value-type="float" office:value="0" calcext:value-type="float">
            <text:p>0</text:p>
          </table:table-cell>
          <table:table-cell table:formula="of:=['NN - 1C and Entry01 20 times'.M127]*['NN - 1C and Entry01 20 times'.M12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131]/SUM(['NN - 1C and Entry01 20 times'.A131:.L131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132]/SUM(['NN - 1C and Entry01 20 times'.A132:.L132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133]/SUM(['NN - 1C and Entry01 20 times'.A133:.L13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134]/SUM(['NN - 1C and Entry01 20 times'.A134:.L134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E135]/SUM(['NN - 1C and Entry01 20 times'.A135:.L135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136]/SUM(['NN - 1C and Entry01 20 times'.A136:.L136])" office:value-type="float" office:value="0.743362831858407" calcext:value-type="float">
            <text:p>0.7433628319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137]/SUM(['NN - 1C and Entry01 20 times'.A137:.L13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138]/SUM(['NN - 1C and Entry01 20 times'.A138:.L138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139]/SUM(['NN - 1C and Entry01 20 times'.A139:.L139])" office:value-type="float" office:value="0.931034482758621" calcext:value-type="float">
            <text:p>0.9310344828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140]/SUM(['NN - 1C and Entry01 20 times'.A140:.L140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'NN - 1C and Entry01 20 times'.K141]/SUM(['NN - 1C and Entry01 20 times'.A141:.L14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142]/SUM(['NN - 1C and Entry01 20 times'.A142:.L14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31]/SUM(['NN - 1C and Entry01 20 times'.A131:.A142])" office:value-type="float" office:value="0.997526521189469" calcext:value-type="float">
            <text:p>0.9975265212</text:p>
          </table:table-cell>
          <table:table-cell table:formula="of:=['NN - 1C and Entry01 20 times'.B132]/SUM(['NN - 1C and Entry01 20 times'.B131:.B142])" office:value-type="float" office:value="0.999276759884281" calcext:value-type="float">
            <text:p>0.9992767599</text:p>
          </table:table-cell>
          <table:table-cell table:formula="of:=['NN - 1C and Entry01 20 times'.C133]/SUM(['NN - 1C and Entry01 20 times'.C131:.C142])" office:value-type="float" office:value="1" calcext:value-type="float">
            <text:p>1</text:p>
          </table:table-cell>
          <table:table-cell table:formula="of:=['NN - 1C and Entry01 20 times'.D134]/SUM(['NN - 1C and Entry01 20 times'.D131:.D142])" office:value-type="float" office:value="0.226519337016575" calcext:value-type="float">
            <text:p>0.226519337</text:p>
          </table:table-cell>
          <table:table-cell table:formula="of:=['NN - 1C and Entry01 20 times'.E135]/SUM(['NN - 1C and Entry01 20 times'.E131:.E142])" office:value-type="float" office:value="1" calcext:value-type="float">
            <text:p>1</text:p>
          </table:table-cell>
          <table:table-cell table:formula="of:=['NN - 1C and Entry01 20 times'.F136]/SUM(['NN - 1C and Entry01 20 times'.F131:.F142])" office:value-type="float" office:value="0.980544747081712" calcext:value-type="float">
            <text:p>0.9805447471</text:p>
          </table:table-cell>
          <table:table-cell table:formula="of:=['NN - 1C and Entry01 20 times'.G137]/SUM(['NN - 1C and Entry01 20 times'.G131:.G142])" office:value-type="float" office:value="1" calcext:value-type="float">
            <text:p>1</text:p>
          </table:table-cell>
          <table:table-cell table:formula="of:=['NN - 1C and Entry01 20 times'.H138]/SUM(['NN - 1C and Entry01 20 times'.H131:.H142])" office:value-type="float" office:value="0.971705137751303" calcext:value-type="float">
            <text:p>0.9717051378</text:p>
          </table:table-cell>
          <table:table-cell table:formula="of:=['NN - 1C and Entry01 20 times'.I139]/SUM(['NN - 1C and Entry01 20 times'.I131:.I142])" office:value-type="float" office:value="0.98780487804878" calcext:value-type="float">
            <text:p>0.987804878</text:p>
          </table:table-cell>
          <table:table-cell table:formula="of:=['NN - 1C and Entry01 20 times'.J140]/SUM(['NN - 1C and Entry01 20 times'.J131:.J14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131:.A142])" office:value-type="float" office:value="18193" calcext:value-type="float">
            <text:p>18193</text:p>
          </table:table-cell>
          <table:table-cell table:formula="of:=SUM(['NN - 1C and Entry01 20 times'.B131:.B142])" office:value-type="float" office:value="4148" calcext:value-type="float">
            <text:p>4148</text:p>
          </table:table-cell>
          <table:table-cell table:formula="of:=SUM(['NN - 1C and Entry01 20 times'.C131:.C142])" office:value-type="float" office:value="149" calcext:value-type="float">
            <text:p>149</text:p>
          </table:table-cell>
          <table:table-cell table:formula="of:=SUM(['NN - 1C and Entry01 20 times'.D131:.D142])" office:value-type="float" office:value="181" calcext:value-type="float">
            <text:p>181</text:p>
          </table:table-cell>
          <table:table-cell table:formula="of:=SUM(['NN - 1C and Entry01 20 times'.E131:.E142])" office:value-type="float" office:value="68" calcext:value-type="float">
            <text:p>68</text:p>
          </table:table-cell>
          <table:table-cell table:formula="of:=SUM(['NN - 1C and Entry01 20 times'.F131:.F142])" office:value-type="float" office:value="257" calcext:value-type="float">
            <text:p>257</text:p>
          </table:table-cell>
          <table:table-cell table:formula="of:=SUM(['NN - 1C and Entry01 20 times'.G131:.G142])" office:value-type="float" office:value="238" calcext:value-type="float">
            <text:p>238</text:p>
          </table:table-cell>
          <table:table-cell table:formula="of:=SUM(['NN - 1C and Entry01 20 times'.H131:.H142])" office:value-type="float" office:value="1343" calcext:value-type="float">
            <text:p>1343</text:p>
          </table:table-cell>
          <table:table-cell table:formula="of:=SUM(['NN - 1C and Entry01 20 times'.I131:.I142])" office:value-type="float" office:value="82" calcext:value-type="float">
            <text:p>82</text:p>
          </table:table-cell>
          <table:table-cell table:formula="of:=SUM(['NN - 1C and Entry01 20 times'.J131:.J142])" office:value-type="float" office:value="204" calcext:value-type="float">
            <text:p>204</text:p>
          </table:table-cell>
          <table:table-cell table:formula="of:=SUM(['NN - 1C and Entry01 20 times'.K131:.K142])" office:value-type="float" office:value="0" calcext:value-type="float">
            <text:p>0</text:p>
          </table:table-cell>
          <table:table-cell table:formula="of:=SUM(['NN - 1C and Entry01 20 times'.L131:.L142])" office:value-type="float" office:value="0" calcext:value-type="float">
            <text:p>0</text:p>
          </table:table-cell>
          <table:table-cell table:formula="of:=SUM(['NN - 1C and Entry01 20 times'.M131:.M14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43]*['NN - 1C and Entry01 20 times'.A144]" office:value-type="float" office:value="18148" calcext:value-type="float">
            <text:p>18148</text:p>
          </table:table-cell>
          <table:table-cell table:formula="of:=['NN - 1C and Entry01 20 times'.B143]*['NN - 1C and Entry01 20 times'.B144]" office:value-type="float" office:value="4145" calcext:value-type="float">
            <text:p>4145</text:p>
          </table:table-cell>
          <table:table-cell table:formula="of:=['NN - 1C and Entry01 20 times'.C143]*['NN - 1C and Entry01 20 times'.C144]" office:value-type="float" office:value="149" calcext:value-type="float">
            <text:p>149</text:p>
          </table:table-cell>
          <table:table-cell table:formula="of:=['NN - 1C and Entry01 20 times'.D143]*['NN - 1C and Entry01 20 times'.D144]" office:value-type="float" office:value="41" calcext:value-type="float">
            <text:p>41</text:p>
          </table:table-cell>
          <table:table-cell table:formula="of:=['NN - 1C and Entry01 20 times'.E143]*['NN - 1C and Entry01 20 times'.E144]" office:value-type="float" office:value="68" calcext:value-type="float">
            <text:p>68</text:p>
          </table:table-cell>
          <table:table-cell table:formula="of:=['NN - 1C and Entry01 20 times'.F143]*['NN - 1C and Entry01 20 times'.F144]" office:value-type="float" office:value="252" calcext:value-type="float">
            <text:p>252</text:p>
          </table:table-cell>
          <table:table-cell table:formula="of:=['NN - 1C and Entry01 20 times'.G143]*['NN - 1C and Entry01 20 times'.G144]" office:value-type="float" office:value="238" calcext:value-type="float">
            <text:p>238</text:p>
          </table:table-cell>
          <table:table-cell table:formula="of:=['NN - 1C and Entry01 20 times'.H143]*['NN - 1C and Entry01 20 times'.H144]" office:value-type="float" office:value="1305" calcext:value-type="float">
            <text:p>1305</text:p>
          </table:table-cell>
          <table:table-cell table:formula="of:=['NN - 1C and Entry01 20 times'.I143]*['NN - 1C and Entry01 20 times'.I144]" office:value-type="float" office:value="81" calcext:value-type="float">
            <text:p>81</text:p>
          </table:table-cell>
          <table:table-cell table:formula="of:=['NN - 1C and Entry01 20 times'.J143]*['NN - 1C and Entry01 20 times'.J144]" office:value-type="float" office:value="204" calcext:value-type="float">
            <text:p>204</text:p>
          </table:table-cell>
          <table:table-cell table:formula="of:=['NN - 1C and Entry01 20 times'.K143]*['NN - 1C and Entry01 20 times'.K144]" office:value-type="float" office:value="0" calcext:value-type="float">
            <text:p>0</text:p>
          </table:table-cell>
          <table:table-cell table:formula="of:=['NN - 1C and Entry01 20 times'.L143]*['NN - 1C and Entry01 20 times'.L144]" office:value-type="float" office:value="0" calcext:value-type="float">
            <text:p>0</text:p>
          </table:table-cell>
          <table:table-cell table:formula="of:=['NN - 1C and Entry01 20 times'.M143]*['NN - 1C and Entry01 20 times'.M14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147]/SUM(['NN - 1C and Entry01 20 times'.A147:.L147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148]/SUM(['NN - 1C and Entry01 20 times'.A148:.L148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149]/SUM(['NN - 1C and Entry01 20 times'.A149:.L14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150]/SUM(['NN - 1C and Entry01 20 times'.A150:.L150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E151]/SUM(['NN - 1C and Entry01 20 times'.A151:.L151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152]/SUM(['NN - 1C and Entry01 20 times'.A152:.L152])" office:value-type="float" office:value="0.63716814159292" calcext:value-type="float">
            <text:p>0.6371681416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153]/SUM(['NN - 1C and Entry01 20 times'.A153:.L15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154]/SUM(['NN - 1C and Entry01 20 times'.A154:.L154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I155]/SUM(['NN - 1C and Entry01 20 times'.A155:.L15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156]/SUM(['NN - 1C and Entry01 20 times'.A156:.L156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K157]/SUM(['NN - 1C and Entry01 20 times'.A157:.L15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158]/SUM(['NN - 1C and Entry01 20 times'.A158:.L15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47]/SUM(['NN - 1C and Entry01 20 times'.A147:.A158])" office:value-type="float" office:value="0.997526521189469" calcext:value-type="float">
            <text:p>0.9975265212</text:p>
          </table:table-cell>
          <table:table-cell table:formula="of:=['NN - 1C and Entry01 20 times'.B148]/SUM(['NN - 1C and Entry01 20 times'.B147:.B158])" office:value-type="float" office:value="0.999517723655655" calcext:value-type="float">
            <text:p>0.9995177237</text:p>
          </table:table-cell>
          <table:table-cell table:formula="of:=['NN - 1C and Entry01 20 times'.C149]/SUM(['NN - 1C and Entry01 20 times'.C147:.C158])" office:value-type="float" office:value="1" calcext:value-type="float">
            <text:p>1</text:p>
          </table:table-cell>
          <table:table-cell table:formula="of:=['NN - 1C and Entry01 20 times'.D150]/SUM(['NN - 1C and Entry01 20 times'.D147:.D158])" office:value-type="float" office:value="0.162055335968379" calcext:value-type="float">
            <text:p>0.162055336</text:p>
          </table:table-cell>
          <table:table-cell table:formula="of:=['NN - 1C and Entry01 20 times'.E151]/SUM(['NN - 1C and Entry01 20 times'.E147:.E158])" office:value-type="float" office:value="1" calcext:value-type="float">
            <text:p>1</text:p>
          </table:table-cell>
          <table:table-cell table:formula="of:=['NN - 1C and Entry01 20 times'.F152]/SUM(['NN - 1C and Entry01 20 times'.F147:.F158])" office:value-type="float" office:value="0.96" calcext:value-type="float">
            <text:p>0.96</text:p>
          </table:table-cell>
          <table:table-cell table:formula="of:=['NN - 1C and Entry01 20 times'.G153]/SUM(['NN - 1C and Entry01 20 times'.G147:.G158])" office:value-type="float" office:value="0.987551867219917" calcext:value-type="float">
            <text:p>0.9875518672</text:p>
          </table:table-cell>
          <table:table-cell table:formula="of:=['NN - 1C and Entry01 20 times'.H154]/SUM(['NN - 1C and Entry01 20 times'.H147:.H158])" office:value-type="float" office:value="0.943600867678959" calcext:value-type="float">
            <text:p>0.9436008677</text:p>
          </table:table-cell>
          <table:table-cell office:value-type="float" office:value="0" calcext:value-type="float">
            <text:p>0</text:p>
          </table:table-cell>
          <table:table-cell table:formula="of:=['NN - 1C and Entry01 20 times'.J156]/SUM(['NN - 1C and Entry01 20 times'.J147:.J15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147:.A158])" office:value-type="float" office:value="18193" calcext:value-type="float">
            <text:p>18193</text:p>
          </table:table-cell>
          <table:table-cell table:formula="of:=SUM(['NN - 1C and Entry01 20 times'.B147:.B158])" office:value-type="float" office:value="4147" calcext:value-type="float">
            <text:p>4147</text:p>
          </table:table-cell>
          <table:table-cell table:formula="of:=SUM(['NN - 1C and Entry01 20 times'.C147:.C158])" office:value-type="float" office:value="149" calcext:value-type="float">
            <text:p>149</text:p>
          </table:table-cell>
          <table:table-cell table:formula="of:=SUM(['NN - 1C and Entry01 20 times'.D147:.D158])" office:value-type="float" office:value="253" calcext:value-type="float">
            <text:p>253</text:p>
          </table:table-cell>
          <table:table-cell table:formula="of:=SUM(['NN - 1C and Entry01 20 times'.E147:.E158])" office:value-type="float" office:value="68" calcext:value-type="float">
            <text:p>68</text:p>
          </table:table-cell>
          <table:table-cell table:formula="of:=SUM(['NN - 1C and Entry01 20 times'.F147:.F158])" office:value-type="float" office:value="225" calcext:value-type="float">
            <text:p>225</text:p>
          </table:table-cell>
          <table:table-cell table:formula="of:=SUM(['NN - 1C and Entry01 20 times'.G147:.G158])" office:value-type="float" office:value="241" calcext:value-type="float">
            <text:p>241</text:p>
          </table:table-cell>
          <table:table-cell table:formula="of:=SUM(['NN - 1C and Entry01 20 times'.H147:.H158])" office:value-type="float" office:value="1383" calcext:value-type="float">
            <text:p>1383</text:p>
          </table:table-cell>
          <table:table-cell table:formula="of:=SUM(['NN - 1C and Entry01 20 times'.I147:.I158])" office:value-type="float" office:value="0" calcext:value-type="float">
            <text:p>0</text:p>
          </table:table-cell>
          <table:table-cell table:formula="of:=SUM(['NN - 1C and Entry01 20 times'.J147:.J158])" office:value-type="float" office:value="204" calcext:value-type="float">
            <text:p>204</text:p>
          </table:table-cell>
          <table:table-cell table:formula="of:=SUM(['NN - 1C and Entry01 20 times'.K147:.K158])" office:value-type="float" office:value="0" calcext:value-type="float">
            <text:p>0</text:p>
          </table:table-cell>
          <table:table-cell table:formula="of:=SUM(['NN - 1C and Entry01 20 times'.L147:.L158])" office:value-type="float" office:value="0" calcext:value-type="float">
            <text:p>0</text:p>
          </table:table-cell>
          <table:table-cell table:formula="of:=SUM(['NN - 1C and Entry01 20 times'.M147:.M15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59]*['NN - 1C and Entry01 20 times'.A160]" office:value-type="float" office:value="18148" calcext:value-type="float">
            <text:p>18148</text:p>
          </table:table-cell>
          <table:table-cell table:formula="of:=['NN - 1C and Entry01 20 times'.B159]*['NN - 1C and Entry01 20 times'.B160]" office:value-type="float" office:value="4145" calcext:value-type="float">
            <text:p>4145</text:p>
          </table:table-cell>
          <table:table-cell table:formula="of:=['NN - 1C and Entry01 20 times'.C159]*['NN - 1C and Entry01 20 times'.C160]" office:value-type="float" office:value="149" calcext:value-type="float">
            <text:p>149</text:p>
          </table:table-cell>
          <table:table-cell table:formula="of:=['NN - 1C and Entry01 20 times'.D159]*['NN - 1C and Entry01 20 times'.D160]" office:value-type="float" office:value="41" calcext:value-type="float">
            <text:p>41</text:p>
          </table:table-cell>
          <table:table-cell table:formula="of:=['NN - 1C and Entry01 20 times'.E159]*['NN - 1C and Entry01 20 times'.E160]" office:value-type="float" office:value="68" calcext:value-type="float">
            <text:p>68</text:p>
          </table:table-cell>
          <table:table-cell table:formula="of:=['NN - 1C and Entry01 20 times'.F159]*['NN - 1C and Entry01 20 times'.F160]" office:value-type="float" office:value="216" calcext:value-type="float">
            <text:p>216</text:p>
          </table:table-cell>
          <table:table-cell table:formula="of:=['NN - 1C and Entry01 20 times'.G159]*['NN - 1C and Entry01 20 times'.G160]" office:value-type="float" office:value="238" calcext:value-type="float">
            <text:p>238</text:p>
          </table:table-cell>
          <table:table-cell table:formula="of:=['NN - 1C and Entry01 20 times'.H159]*['NN - 1C and Entry01 20 times'.H160]" office:value-type="float" office:value="1305" calcext:value-type="float">
            <text:p>1305</text:p>
          </table:table-cell>
          <table:table-cell table:formula="of:=['NN - 1C and Entry01 20 times'.I159]*['NN - 1C and Entry01 20 times'.I160]" office:value-type="float" office:value="0" calcext:value-type="float">
            <text:p>0</text:p>
          </table:table-cell>
          <table:table-cell table:formula="of:=['NN - 1C and Entry01 20 times'.J159]*['NN - 1C and Entry01 20 times'.J160]" office:value-type="float" office:value="204" calcext:value-type="float">
            <text:p>204</text:p>
          </table:table-cell>
          <table:table-cell table:formula="of:=['NN - 1C and Entry01 20 times'.K159]*['NN - 1C and Entry01 20 times'.K160]" office:value-type="float" office:value="0" calcext:value-type="float">
            <text:p>0</text:p>
          </table:table-cell>
          <table:table-cell table:formula="of:=['NN - 1C and Entry01 20 times'.L159]*['NN - 1C and Entry01 20 times'.L160]" office:value-type="float" office:value="0" calcext:value-type="float">
            <text:p>0</text:p>
          </table:table-cell>
          <table:table-cell table:formula="of:=['NN - 1C and Entry01 20 times'.M159]*['NN - 1C and Entry01 20 times'.M16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163]/SUM(['NN - 1C and Entry01 20 times'.A163:.L163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164]/SUM(['NN - 1C and Entry01 20 times'.A164:.L164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165]/SUM(['NN - 1C and Entry01 20 times'.A165:.L16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166]/SUM(['NN - 1C and Entry01 20 times'.A166:.L166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E167]/SUM(['NN - 1C and Entry01 20 times'.A167:.L167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168]/SUM(['NN - 1C and Entry01 20 times'.A168:.L168])" office:value-type="float" office:value="0.486725663716814" calcext:value-type="float">
            <text:p>0.4867256637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169]/SUM(['NN - 1C and Entry01 20 times'.A169:.L16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170]/SUM(['NN - 1C and Entry01 20 times'.A170:.L170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171]/SUM(['NN - 1C and Entry01 20 times'.A171:.L171])" office:value-type="float" office:value="0.747126436781609" calcext:value-type="float">
            <text:p>0.7471264368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172]/SUM(['NN - 1C and Entry01 20 times'.A172:.L172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K173]/SUM(['NN - 1C and Entry01 20 times'.A173:.L17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174]/SUM(['NN - 1C and Entry01 20 times'.A174:.L17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63]/SUM(['NN - 1C and Entry01 20 times'.A163:.A174])" office:value-type="float" office:value="0.997526521189469" calcext:value-type="float">
            <text:p>0.9975265212</text:p>
          </table:table-cell>
          <table:table-cell table:formula="of:=['NN - 1C and Entry01 20 times'.B164]/SUM(['NN - 1C and Entry01 20 times'.B163:.B174])" office:value-type="float" office:value="0.999517723655655" calcext:value-type="float">
            <text:p>0.9995177237</text:p>
          </table:table-cell>
          <table:table-cell table:formula="of:=['NN - 1C and Entry01 20 times'.C165]/SUM(['NN - 1C and Entry01 20 times'.C163:.C174])" office:value-type="float" office:value="1" calcext:value-type="float">
            <text:p>1</text:p>
          </table:table-cell>
          <table:table-cell table:formula="of:=['NN - 1C and Entry01 20 times'.D166]/SUM(['NN - 1C and Entry01 20 times'.D163:.D174])" office:value-type="float" office:value="0.16078431372549" calcext:value-type="float">
            <text:p>0.1607843137</text:p>
          </table:table-cell>
          <table:table-cell table:formula="of:=['NN - 1C and Entry01 20 times'.E167]/SUM(['NN - 1C and Entry01 20 times'.E163:.E174])" office:value-type="float" office:value="1" calcext:value-type="float">
            <text:p>1</text:p>
          </table:table-cell>
          <table:table-cell table:formula="of:=['NN - 1C and Entry01 20 times'.F168]/SUM(['NN - 1C and Entry01 20 times'.F163:.F174])" office:value-type="float" office:value="0.868421052631579" calcext:value-type="float">
            <text:p>0.8684210526</text:p>
          </table:table-cell>
          <table:table-cell table:formula="of:=['NN - 1C and Entry01 20 times'.G169]/SUM(['NN - 1C and Entry01 20 times'.G163:.G174])" office:value-type="float" office:value="1" calcext:value-type="float">
            <text:p>1</text:p>
          </table:table-cell>
          <table:table-cell table:formula="of:=['NN - 1C and Entry01 20 times'.H170]/SUM(['NN - 1C and Entry01 20 times'.H163:.H174])" office:value-type="float" office:value="0.964523281596452" calcext:value-type="float">
            <text:p>0.9645232816</text:p>
          </table:table-cell>
          <table:table-cell table:formula="of:=['NN - 1C and Entry01 20 times'.I171]/SUM(['NN - 1C and Entry01 20 times'.I163:.I174])" office:value-type="float" office:value="0.984848484848485" calcext:value-type="float">
            <text:p>0.9848484848</text:p>
          </table:table-cell>
          <table:table-cell table:formula="of:=['NN - 1C and Entry01 20 times'.J172]/SUM(['NN - 1C and Entry01 20 times'.J163:.J174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163:.A174])" office:value-type="float" office:value="18193" calcext:value-type="float">
            <text:p>18193</text:p>
          </table:table-cell>
          <table:table-cell table:formula="of:=SUM(['NN - 1C and Entry01 20 times'.B163:.B174])" office:value-type="float" office:value="4147" calcext:value-type="float">
            <text:p>4147</text:p>
          </table:table-cell>
          <table:table-cell table:formula="of:=SUM(['NN - 1C and Entry01 20 times'.C163:.C174])" office:value-type="float" office:value="149" calcext:value-type="float">
            <text:p>149</text:p>
          </table:table-cell>
          <table:table-cell table:formula="of:=SUM(['NN - 1C and Entry01 20 times'.D163:.D174])" office:value-type="float" office:value="255" calcext:value-type="float">
            <text:p>255</text:p>
          </table:table-cell>
          <table:table-cell table:formula="of:=SUM(['NN - 1C and Entry01 20 times'.E163:.E174])" office:value-type="float" office:value="68" calcext:value-type="float">
            <text:p>68</text:p>
          </table:table-cell>
          <table:table-cell table:formula="of:=SUM(['NN - 1C and Entry01 20 times'.F163:.F174])" office:value-type="float" office:value="190" calcext:value-type="float">
            <text:p>190</text:p>
          </table:table-cell>
          <table:table-cell table:formula="of:=SUM(['NN - 1C and Entry01 20 times'.G163:.G174])" office:value-type="float" office:value="238" calcext:value-type="float">
            <text:p>238</text:p>
          </table:table-cell>
          <table:table-cell table:formula="of:=SUM(['NN - 1C and Entry01 20 times'.H163:.H174])" office:value-type="float" office:value="1353" calcext:value-type="float">
            <text:p>1353</text:p>
          </table:table-cell>
          <table:table-cell table:formula="of:=SUM(['NN - 1C and Entry01 20 times'.I163:.I174])" office:value-type="float" office:value="66" calcext:value-type="float">
            <text:p>66</text:p>
          </table:table-cell>
          <table:table-cell table:formula="of:=SUM(['NN - 1C and Entry01 20 times'.J163:.J174])" office:value-type="float" office:value="204" calcext:value-type="float">
            <text:p>204</text:p>
          </table:table-cell>
          <table:table-cell table:formula="of:=SUM(['NN - 1C and Entry01 20 times'.K163:.K174])" office:value-type="float" office:value="0" calcext:value-type="float">
            <text:p>0</text:p>
          </table:table-cell>
          <table:table-cell table:formula="of:=SUM(['NN - 1C and Entry01 20 times'.L163:.L174])" office:value-type="float" office:value="0" calcext:value-type="float">
            <text:p>0</text:p>
          </table:table-cell>
          <table:table-cell table:formula="of:=SUM(['NN - 1C and Entry01 20 times'.M163:.M17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75]*['NN - 1C and Entry01 20 times'.A176]" office:value-type="float" office:value="18148" calcext:value-type="float">
            <text:p>18148</text:p>
          </table:table-cell>
          <table:table-cell table:formula="of:=['NN - 1C and Entry01 20 times'.B175]*['NN - 1C and Entry01 20 times'.B176]" office:value-type="float" office:value="4145" calcext:value-type="float">
            <text:p>4145</text:p>
          </table:table-cell>
          <table:table-cell table:formula="of:=['NN - 1C and Entry01 20 times'.C175]*['NN - 1C and Entry01 20 times'.C176]" office:value-type="float" office:value="149" calcext:value-type="float">
            <text:p>149</text:p>
          </table:table-cell>
          <table:table-cell table:formula="of:=['NN - 1C and Entry01 20 times'.D175]*['NN - 1C and Entry01 20 times'.D176]" office:value-type="float" office:value="41" calcext:value-type="float">
            <text:p>41</text:p>
          </table:table-cell>
          <table:table-cell table:formula="of:=['NN - 1C and Entry01 20 times'.E175]*['NN - 1C and Entry01 20 times'.E176]" office:value-type="float" office:value="68" calcext:value-type="float">
            <text:p>68</text:p>
          </table:table-cell>
          <table:table-cell table:formula="of:=['NN - 1C and Entry01 20 times'.F175]*['NN - 1C and Entry01 20 times'.F176]" office:value-type="float" office:value="165" calcext:value-type="float">
            <text:p>165</text:p>
          </table:table-cell>
          <table:table-cell table:formula="of:=['NN - 1C and Entry01 20 times'.G175]*['NN - 1C and Entry01 20 times'.G176]" office:value-type="float" office:value="238" calcext:value-type="float">
            <text:p>238</text:p>
          </table:table-cell>
          <table:table-cell table:formula="of:=['NN - 1C and Entry01 20 times'.H175]*['NN - 1C and Entry01 20 times'.H176]" office:value-type="float" office:value="1305" calcext:value-type="float">
            <text:p>1305</text:p>
          </table:table-cell>
          <table:table-cell table:formula="of:=['NN - 1C and Entry01 20 times'.I175]*['NN - 1C and Entry01 20 times'.I176]" office:value-type="float" office:value="65" calcext:value-type="float">
            <text:p>65</text:p>
          </table:table-cell>
          <table:table-cell table:formula="of:=['NN - 1C and Entry01 20 times'.J175]*['NN - 1C and Entry01 20 times'.J176]" office:value-type="float" office:value="204" calcext:value-type="float">
            <text:p>204</text:p>
          </table:table-cell>
          <table:table-cell table:formula="of:=['NN - 1C and Entry01 20 times'.K175]*['NN - 1C and Entry01 20 times'.K176]" office:value-type="float" office:value="0" calcext:value-type="float">
            <text:p>0</text:p>
          </table:table-cell>
          <table:table-cell table:formula="of:=['NN - 1C and Entry01 20 times'.L175]*['NN - 1C and Entry01 20 times'.L176]" office:value-type="float" office:value="0" calcext:value-type="float">
            <text:p>0</text:p>
          </table:table-cell>
          <table:table-cell table:formula="of:=['NN - 1C and Entry01 20 times'.M175]*['NN - 1C and Entry01 20 times'.M1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179]/SUM(['NN - 1C and Entry01 20 times'.A179:.L179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180]/SUM(['NN - 1C and Entry01 20 times'.A180:.L180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181]/SUM(['NN - 1C and Entry01 20 times'.A181:.L18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182]/SUM(['NN - 1C and Entry01 20 times'.A182:.L182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E183]/SUM(['NN - 1C and Entry01 20 times'.A183:.L183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184]/SUM(['NN - 1C and Entry01 20 times'.A184:.L184])" office:value-type="float" office:value="0.693215339233038" calcext:value-type="float">
            <text:p>0.6932153392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185]/SUM(['NN - 1C and Entry01 20 times'.A185:.L18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186]/SUM(['NN - 1C and Entry01 20 times'.A186:.L186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187]/SUM(['NN - 1C and Entry01 20 times'.A187:.L187])" office:value-type="float" office:value="0.35632183908046" calcext:value-type="float">
            <text:p>0.3563218391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188]/SUM(['NN - 1C and Entry01 20 times'.A188:.L188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K189]/SUM(['NN - 1C and Entry01 20 times'.A189:.L189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190]/SUM(['NN - 1C and Entry01 20 times'.A190:.L19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79]/SUM(['NN - 1C and Entry01 20 times'.A179:.A190])" office:value-type="float" office:value="0.997526521189469" calcext:value-type="float">
            <text:p>0.9975265212</text:p>
          </table:table-cell>
          <table:table-cell table:formula="of:=['NN - 1C and Entry01 20 times'.B180]/SUM(['NN - 1C and Entry01 20 times'.B179:.B190])" office:value-type="float" office:value="0.999517723655655" calcext:value-type="float">
            <text:p>0.9995177237</text:p>
          </table:table-cell>
          <table:table-cell table:formula="of:=['NN - 1C and Entry01 20 times'.C181]/SUM(['NN - 1C and Entry01 20 times'.C179:.C190])" office:value-type="float" office:value="1" calcext:value-type="float">
            <text:p>1</text:p>
          </table:table-cell>
          <table:table-cell table:formula="of:=['NN - 1C and Entry01 20 times'.D182]/SUM(['NN - 1C and Entry01 20 times'.D179:.D190])" office:value-type="float" office:value="0.200980392156863" calcext:value-type="float">
            <text:p>0.2009803922</text:p>
          </table:table-cell>
          <table:table-cell table:formula="of:=['NN - 1C and Entry01 20 times'.E183]/SUM(['NN - 1C and Entry01 20 times'.E179:.E190])" office:value-type="float" office:value="1" calcext:value-type="float">
            <text:p>1</text:p>
          </table:table-cell>
          <table:table-cell table:formula="of:=['NN - 1C and Entry01 20 times'.F184]/SUM(['NN - 1C and Entry01 20 times'.F179:.F190])" office:value-type="float" office:value="0.963114754098361" calcext:value-type="float">
            <text:p>0.9631147541</text:p>
          </table:table-cell>
          <table:table-cell table:formula="of:=['NN - 1C and Entry01 20 times'.G185]/SUM(['NN - 1C and Entry01 20 times'.G179:.G190])" office:value-type="float" office:value="1" calcext:value-type="float">
            <text:p>1</text:p>
          </table:table-cell>
          <table:table-cell table:formula="of:=['NN - 1C and Entry01 20 times'.H186]/SUM(['NN - 1C and Entry01 20 times'.H179:.H190])" office:value-type="float" office:value="0.942238267148014" calcext:value-type="float">
            <text:p>0.9422382671</text:p>
          </table:table-cell>
          <table:table-cell table:formula="of:=['NN - 1C and Entry01 20 times'.I187]/SUM(['NN - 1C and Entry01 20 times'.I179:.I190])" office:value-type="float" office:value="1" calcext:value-type="float">
            <text:p>1</text:p>
          </table:table-cell>
          <table:table-cell table:formula="of:=['NN - 1C and Entry01 20 times'.J188]/SUM(['NN - 1C and Entry01 20 times'.J179:.J190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179:.A190])" office:value-type="float" office:value="18193" calcext:value-type="float">
            <text:p>18193</text:p>
          </table:table-cell>
          <table:table-cell table:formula="of:=SUM(['NN - 1C and Entry01 20 times'.B179:.B190])" office:value-type="float" office:value="4147" calcext:value-type="float">
            <text:p>4147</text:p>
          </table:table-cell>
          <table:table-cell table:formula="of:=SUM(['NN - 1C and Entry01 20 times'.C179:.C190])" office:value-type="float" office:value="149" calcext:value-type="float">
            <text:p>149</text:p>
          </table:table-cell>
          <table:table-cell table:formula="of:=SUM(['NN - 1C and Entry01 20 times'.D179:.D190])" office:value-type="float" office:value="204" calcext:value-type="float">
            <text:p>204</text:p>
          </table:table-cell>
          <table:table-cell table:formula="of:=SUM(['NN - 1C and Entry01 20 times'.E179:.E190])" office:value-type="float" office:value="68" calcext:value-type="float">
            <text:p>68</text:p>
          </table:table-cell>
          <table:table-cell table:formula="of:=SUM(['NN - 1C and Entry01 20 times'.F179:.F190])" office:value-type="float" office:value="244" calcext:value-type="float">
            <text:p>244</text:p>
          </table:table-cell>
          <table:table-cell table:formula="of:=SUM(['NN - 1C and Entry01 20 times'.G179:.G190])" office:value-type="float" office:value="238" calcext:value-type="float">
            <text:p>238</text:p>
          </table:table-cell>
          <table:table-cell table:formula="of:=SUM(['NN - 1C and Entry01 20 times'.H179:.H190])" office:value-type="float" office:value="1385" calcext:value-type="float">
            <text:p>1385</text:p>
          </table:table-cell>
          <table:table-cell table:formula="of:=SUM(['NN - 1C and Entry01 20 times'.I179:.I190])" office:value-type="float" office:value="31" calcext:value-type="float">
            <text:p>31</text:p>
          </table:table-cell>
          <table:table-cell table:formula="of:=SUM(['NN - 1C and Entry01 20 times'.J179:.J190])" office:value-type="float" office:value="204" calcext:value-type="float">
            <text:p>204</text:p>
          </table:table-cell>
          <table:table-cell table:formula="of:=SUM(['NN - 1C and Entry01 20 times'.K179:.K190])" office:value-type="float" office:value="0" calcext:value-type="float">
            <text:p>0</text:p>
          </table:table-cell>
          <table:table-cell table:formula="of:=SUM(['NN - 1C and Entry01 20 times'.L179:.L190])" office:value-type="float" office:value="0" calcext:value-type="float">
            <text:p>0</text:p>
          </table:table-cell>
          <table:table-cell table:formula="of:=SUM(['NN - 1C and Entry01 20 times'.M179:.M19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91]*['NN - 1C and Entry01 20 times'.A192]" office:value-type="float" office:value="18148" calcext:value-type="float">
            <text:p>18148</text:p>
          </table:table-cell>
          <table:table-cell table:formula="of:=['NN - 1C and Entry01 20 times'.B191]*['NN - 1C and Entry01 20 times'.B192]" office:value-type="float" office:value="4145" calcext:value-type="float">
            <text:p>4145</text:p>
          </table:table-cell>
          <table:table-cell table:formula="of:=['NN - 1C and Entry01 20 times'.C191]*['NN - 1C and Entry01 20 times'.C192]" office:value-type="float" office:value="149" calcext:value-type="float">
            <text:p>149</text:p>
          </table:table-cell>
          <table:table-cell table:formula="of:=['NN - 1C and Entry01 20 times'.D191]*['NN - 1C and Entry01 20 times'.D192]" office:value-type="float" office:value="41" calcext:value-type="float">
            <text:p>41</text:p>
          </table:table-cell>
          <table:table-cell table:formula="of:=['NN - 1C and Entry01 20 times'.E191]*['NN - 1C and Entry01 20 times'.E192]" office:value-type="float" office:value="68" calcext:value-type="float">
            <text:p>68</text:p>
          </table:table-cell>
          <table:table-cell table:formula="of:=['NN - 1C and Entry01 20 times'.F191]*['NN - 1C and Entry01 20 times'.F192]" office:value-type="float" office:value="235" calcext:value-type="float">
            <text:p>235</text:p>
          </table:table-cell>
          <table:table-cell table:formula="of:=['NN - 1C and Entry01 20 times'.G191]*['NN - 1C and Entry01 20 times'.G192]" office:value-type="float" office:value="238" calcext:value-type="float">
            <text:p>238</text:p>
          </table:table-cell>
          <table:table-cell table:formula="of:=['NN - 1C and Entry01 20 times'.H191]*['NN - 1C and Entry01 20 times'.H192]" office:value-type="float" office:value="1305" calcext:value-type="float">
            <text:p>1305</text:p>
          </table:table-cell>
          <table:table-cell table:formula="of:=['NN - 1C and Entry01 20 times'.I191]*['NN - 1C and Entry01 20 times'.I192]" office:value-type="float" office:value="31" calcext:value-type="float">
            <text:p>31</text:p>
          </table:table-cell>
          <table:table-cell table:formula="of:=['NN - 1C and Entry01 20 times'.J191]*['NN - 1C and Entry01 20 times'.J192]" office:value-type="float" office:value="204" calcext:value-type="float">
            <text:p>204</text:p>
          </table:table-cell>
          <table:table-cell table:formula="of:=['NN - 1C and Entry01 20 times'.K191]*['NN - 1C and Entry01 20 times'.K192]" office:value-type="float" office:value="0" calcext:value-type="float">
            <text:p>0</text:p>
          </table:table-cell>
          <table:table-cell table:formula="of:=['NN - 1C and Entry01 20 times'.L191]*['NN - 1C and Entry01 20 times'.L192]" office:value-type="float" office:value="0" calcext:value-type="float">
            <text:p>0</text:p>
          </table:table-cell>
          <table:table-cell table:formula="of:=['NN - 1C and Entry01 20 times'.M191]*['NN - 1C and Entry01 20 times'.M19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195]/SUM(['NN - 1C and Entry01 20 times'.A195:.L195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196]/SUM(['NN - 1C and Entry01 20 times'.A196:.L196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197]/SUM(['NN - 1C and Entry01 20 times'.A197:.L19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198]/SUM(['NN - 1C and Entry01 20 times'.A198:.L198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E199]/SUM(['NN - 1C and Entry01 20 times'.A199:.L199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200]/SUM(['NN - 1C and Entry01 20 times'.A200:.L200])" office:value-type="float" office:value="0.415929203539823" calcext:value-type="float">
            <text:p>0.4159292035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201]/SUM(['NN - 1C and Entry01 20 times'.A201:.L20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202]/SUM(['NN - 1C and Entry01 20 times'.A202:.L202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203]/SUM(['NN - 1C and Entry01 20 times'.A203:.L203])" office:value-type="float" office:value="0.333333333333333" calcext:value-type="float">
            <text:p>0.3333333333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204]/SUM(['NN - 1C and Entry01 20 times'.A204:.L204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'NN - 1C and Entry01 20 times'.K205]/SUM(['NN - 1C and Entry01 20 times'.A205:.L20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206]/SUM(['NN - 1C and Entry01 20 times'.A206:.L20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195]/SUM(['NN - 1C and Entry01 20 times'.A195:.A206])" office:value-type="float" office:value="0.997526521189469" calcext:value-type="float">
            <text:p>0.9975265212</text:p>
          </table:table-cell>
          <table:table-cell table:formula="of:=['NN - 1C and Entry01 20 times'.B196]/SUM(['NN - 1C and Entry01 20 times'.B195:.B206])" office:value-type="float" office:value="0.999517723655655" calcext:value-type="float">
            <text:p>0.9995177237</text:p>
          </table:table-cell>
          <table:table-cell table:formula="of:=['NN - 1C and Entry01 20 times'.C197]/SUM(['NN - 1C and Entry01 20 times'.C195:.C206])" office:value-type="float" office:value="1" calcext:value-type="float">
            <text:p>1</text:p>
          </table:table-cell>
          <table:table-cell table:formula="of:=['NN - 1C and Entry01 20 times'.D198]/SUM(['NN - 1C and Entry01 20 times'.D195:.D206])" office:value-type="float" office:value="0.162055335968379" calcext:value-type="float">
            <text:p>0.162055336</text:p>
          </table:table-cell>
          <table:table-cell table:formula="of:=['NN - 1C and Entry01 20 times'.E199]/SUM(['NN - 1C and Entry01 20 times'.E195:.E206])" office:value-type="float" office:value="1" calcext:value-type="float">
            <text:p>1</text:p>
          </table:table-cell>
          <table:table-cell table:formula="of:=['NN - 1C and Entry01 20 times'.F200]/SUM(['NN - 1C and Entry01 20 times'.F195:.F206])" office:value-type="float" office:value="0.965753424657534" calcext:value-type="float">
            <text:p>0.9657534247</text:p>
          </table:table-cell>
          <table:table-cell table:formula="of:=['NN - 1C and Entry01 20 times'.G201]/SUM(['NN - 1C and Entry01 20 times'.G195:.G206])" office:value-type="float" office:value="0.871794871794872" calcext:value-type="float">
            <text:p>0.8717948718</text:p>
          </table:table-cell>
          <table:table-cell table:formula="of:=['NN - 1C and Entry01 20 times'.H202]/SUM(['NN - 1C and Entry01 20 times'.H195:.H206])" office:value-type="float" office:value="0.931477516059957" calcext:value-type="float">
            <text:p>0.9314775161</text:p>
          </table:table-cell>
          <table:table-cell table:formula="of:=['NN - 1C and Entry01 20 times'.I203]/SUM(['NN - 1C and Entry01 20 times'.I195:.I206])" office:value-type="float" office:value="1" calcext:value-type="float">
            <text:p>1</text:p>
          </table:table-cell>
          <table:table-cell table:formula="of:=['NN - 1C and Entry01 20 times'.J204]/SUM(['NN - 1C and Entry01 20 times'.J195:.J20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195:.A206])" office:value-type="float" office:value="18193" calcext:value-type="float">
            <text:p>18193</text:p>
          </table:table-cell>
          <table:table-cell table:formula="of:=SUM(['NN - 1C and Entry01 20 times'.B195:.B206])" office:value-type="float" office:value="4147" calcext:value-type="float">
            <text:p>4147</text:p>
          </table:table-cell>
          <table:table-cell table:formula="of:=SUM(['NN - 1C and Entry01 20 times'.C195:.C206])" office:value-type="float" office:value="149" calcext:value-type="float">
            <text:p>149</text:p>
          </table:table-cell>
          <table:table-cell table:formula="of:=SUM(['NN - 1C and Entry01 20 times'.D195:.D206])" office:value-type="float" office:value="253" calcext:value-type="float">
            <text:p>253</text:p>
          </table:table-cell>
          <table:table-cell table:formula="of:=SUM(['NN - 1C and Entry01 20 times'.E195:.E206])" office:value-type="float" office:value="68" calcext:value-type="float">
            <text:p>68</text:p>
          </table:table-cell>
          <table:table-cell table:formula="of:=SUM(['NN - 1C and Entry01 20 times'.F195:.F206])" office:value-type="float" office:value="146" calcext:value-type="float">
            <text:p>146</text:p>
          </table:table-cell>
          <table:table-cell table:formula="of:=SUM(['NN - 1C and Entry01 20 times'.G195:.G206])" office:value-type="float" office:value="273" calcext:value-type="float">
            <text:p>273</text:p>
          </table:table-cell>
          <table:table-cell table:formula="of:=SUM(['NN - 1C and Entry01 20 times'.H195:.H206])" office:value-type="float" office:value="1401" calcext:value-type="float">
            <text:p>1401</text:p>
          </table:table-cell>
          <table:table-cell table:formula="of:=SUM(['NN - 1C and Entry01 20 times'.I195:.I206])" office:value-type="float" office:value="29" calcext:value-type="float">
            <text:p>29</text:p>
          </table:table-cell>
          <table:table-cell table:formula="of:=SUM(['NN - 1C and Entry01 20 times'.J195:.J206])" office:value-type="float" office:value="204" calcext:value-type="float">
            <text:p>204</text:p>
          </table:table-cell>
          <table:table-cell table:formula="of:=SUM(['NN - 1C and Entry01 20 times'.K195:.K206])" office:value-type="float" office:value="0" calcext:value-type="float">
            <text:p>0</text:p>
          </table:table-cell>
          <table:table-cell table:formula="of:=SUM(['NN - 1C and Entry01 20 times'.L195:.L206])" office:value-type="float" office:value="0" calcext:value-type="float">
            <text:p>0</text:p>
          </table:table-cell>
          <table:table-cell table:formula="of:=SUM(['NN - 1C and Entry01 20 times'.M195:.M20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07]*['NN - 1C and Entry01 20 times'.A208]" office:value-type="float" office:value="18148" calcext:value-type="float">
            <text:p>18148</text:p>
          </table:table-cell>
          <table:table-cell table:formula="of:=['NN - 1C and Entry01 20 times'.B207]*['NN - 1C and Entry01 20 times'.B208]" office:value-type="float" office:value="4145" calcext:value-type="float">
            <text:p>4145</text:p>
          </table:table-cell>
          <table:table-cell table:formula="of:=['NN - 1C and Entry01 20 times'.C207]*['NN - 1C and Entry01 20 times'.C208]" office:value-type="float" office:value="149" calcext:value-type="float">
            <text:p>149</text:p>
          </table:table-cell>
          <table:table-cell table:formula="of:=['NN - 1C and Entry01 20 times'.D207]*['NN - 1C and Entry01 20 times'.D208]" office:value-type="float" office:value="41" calcext:value-type="float">
            <text:p>41</text:p>
          </table:table-cell>
          <table:table-cell table:formula="of:=['NN - 1C and Entry01 20 times'.E207]*['NN - 1C and Entry01 20 times'.E208]" office:value-type="float" office:value="68" calcext:value-type="float">
            <text:p>68</text:p>
          </table:table-cell>
          <table:table-cell table:formula="of:=['NN - 1C and Entry01 20 times'.F207]*['NN - 1C and Entry01 20 times'.F208]" office:value-type="float" office:value="141" calcext:value-type="float">
            <text:p>141</text:p>
          </table:table-cell>
          <table:table-cell table:formula="of:=['NN - 1C and Entry01 20 times'.G207]*['NN - 1C and Entry01 20 times'.G208]" office:value-type="float" office:value="238" calcext:value-type="float">
            <text:p>238</text:p>
          </table:table-cell>
          <table:table-cell table:formula="of:=['NN - 1C and Entry01 20 times'.H207]*['NN - 1C and Entry01 20 times'.H208]" office:value-type="float" office:value="1305" calcext:value-type="float">
            <text:p>1305</text:p>
          </table:table-cell>
          <table:table-cell table:formula="of:=['NN - 1C and Entry01 20 times'.I207]*['NN - 1C and Entry01 20 times'.I208]" office:value-type="float" office:value="29" calcext:value-type="float">
            <text:p>29</text:p>
          </table:table-cell>
          <table:table-cell table:formula="of:=['NN - 1C and Entry01 20 times'.J207]*['NN - 1C and Entry01 20 times'.J208]" office:value-type="float" office:value="204" calcext:value-type="float">
            <text:p>204</text:p>
          </table:table-cell>
          <table:table-cell table:formula="of:=['NN - 1C and Entry01 20 times'.K207]*['NN - 1C and Entry01 20 times'.K208]" office:value-type="float" office:value="0" calcext:value-type="float">
            <text:p>0</text:p>
          </table:table-cell>
          <table:table-cell table:formula="of:=['NN - 1C and Entry01 20 times'.L207]*['NN - 1C and Entry01 20 times'.L208]" office:value-type="float" office:value="0" calcext:value-type="float">
            <text:p>0</text:p>
          </table:table-cell>
          <table:table-cell table:formula="of:=['NN - 1C and Entry01 20 times'.M207]*['NN - 1C and Entry01 20 times'.M20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211]/SUM(['NN - 1C and Entry01 20 times'.A211:.L211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B212]/SUM(['NN - 1C and Entry01 20 times'.A212:.L212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213]/SUM(['NN - 1C and Entry01 20 times'.A213:.L21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214]/SUM(['NN - 1C and Entry01 20 times'.A214:.L214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E215]/SUM(['NN - 1C and Entry01 20 times'.A215:.L215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216]/SUM(['NN - 1C and Entry01 20 times'.A216:.L216])" office:value-type="float" office:value="0.106194690265487" calcext:value-type="float">
            <text:p>0.1061946903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217]/SUM(['NN - 1C and Entry01 20 times'.A217:.L21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218]/SUM(['NN - 1C and Entry01 20 times'.A218:.L218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219]/SUM(['NN - 1C and Entry01 20 times'.A219:.L219])" office:value-type="float" office:value="0.425287356321839" calcext:value-type="float">
            <text:p>0.4252873563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220]/SUM(['NN - 1C and Entry01 20 times'.A220:.L220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K221]/SUM(['NN - 1C and Entry01 20 times'.A221:.L22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222]/SUM(['NN - 1C and Entry01 20 times'.A222:.L22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11]/SUM(['NN - 1C and Entry01 20 times'.A211:.A222])" office:value-type="float" office:value="0.997526521189469" calcext:value-type="float">
            <text:p>0.9975265212</text:p>
          </table:table-cell>
          <table:table-cell table:formula="of:=['NN - 1C and Entry01 20 times'.B212]/SUM(['NN - 1C and Entry01 20 times'.B211:.B222])" office:value-type="float" office:value="0.999517723655655" calcext:value-type="float">
            <text:p>0.9995177237</text:p>
          </table:table-cell>
          <table:table-cell table:formula="of:=['NN - 1C and Entry01 20 times'.C213]/SUM(['NN - 1C and Entry01 20 times'.C211:.C222])" office:value-type="float" office:value="1" calcext:value-type="float">
            <text:p>1</text:p>
          </table:table-cell>
          <table:table-cell table:formula="of:=['NN - 1C and Entry01 20 times'.D214]/SUM(['NN - 1C and Entry01 20 times'.D211:.D222])" office:value-type="float" office:value="0.16734693877551" calcext:value-type="float">
            <text:p>0.1673469388</text:p>
          </table:table-cell>
          <table:table-cell table:formula="of:=['NN - 1C and Entry01 20 times'.E215]/SUM(['NN - 1C and Entry01 20 times'.E211:.E222])" office:value-type="float" office:value="1" calcext:value-type="float">
            <text:p>1</text:p>
          </table:table-cell>
          <table:table-cell table:formula="of:=['NN - 1C and Entry01 20 times'.F216]/SUM(['NN - 1C and Entry01 20 times'.F211:.F222])" office:value-type="float" office:value="0.857142857142857" calcext:value-type="float">
            <text:p>0.8571428571</text:p>
          </table:table-cell>
          <table:table-cell table:formula="of:=['NN - 1C and Entry01 20 times'.G217]/SUM(['NN - 1C and Entry01 20 times'.G211:.G222])" office:value-type="float" office:value="1" calcext:value-type="float">
            <text:p>1</text:p>
          </table:table-cell>
          <table:table-cell table:formula="of:=['NN - 1C and Entry01 20 times'.H218]/SUM(['NN - 1C and Entry01 20 times'.H211:.H222])" office:value-type="float" office:value="0.847953216374269" calcext:value-type="float">
            <text:p>0.8479532164</text:p>
          </table:table-cell>
          <table:table-cell table:formula="of:=['NN - 1C and Entry01 20 times'.I219]/SUM(['NN - 1C and Entry01 20 times'.I211:.I222])" office:value-type="float" office:value="0.973684210526316" calcext:value-type="float">
            <text:p>0.9736842105</text:p>
          </table:table-cell>
          <table:table-cell table:formula="of:=['NN - 1C and Entry01 20 times'.J220]/SUM(['NN - 1C and Entry01 20 times'.J211:.J22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211:.A222])" office:value-type="float" office:value="18193" calcext:value-type="float">
            <text:p>18193</text:p>
          </table:table-cell>
          <table:table-cell table:formula="of:=SUM(['NN - 1C and Entry01 20 times'.B211:.B222])" office:value-type="float" office:value="4147" calcext:value-type="float">
            <text:p>4147</text:p>
          </table:table-cell>
          <table:table-cell table:formula="of:=SUM(['NN - 1C and Entry01 20 times'.C211:.C222])" office:value-type="float" office:value="149" calcext:value-type="float">
            <text:p>149</text:p>
          </table:table-cell>
          <table:table-cell table:formula="of:=SUM(['NN - 1C and Entry01 20 times'.D211:.D222])" office:value-type="float" office:value="245" calcext:value-type="float">
            <text:p>245</text:p>
          </table:table-cell>
          <table:table-cell table:formula="of:=SUM(['NN - 1C and Entry01 20 times'.E211:.E222])" office:value-type="float" office:value="68" calcext:value-type="float">
            <text:p>68</text:p>
          </table:table-cell>
          <table:table-cell table:formula="of:=SUM(['NN - 1C and Entry01 20 times'.F211:.F222])" office:value-type="float" office:value="42" calcext:value-type="float">
            <text:p>42</text:p>
          </table:table-cell>
          <table:table-cell table:formula="of:=SUM(['NN - 1C and Entry01 20 times'.G211:.G222])" office:value-type="float" office:value="238" calcext:value-type="float">
            <text:p>238</text:p>
          </table:table-cell>
          <table:table-cell table:formula="of:=SUM(['NN - 1C and Entry01 20 times'.H211:.H222])" office:value-type="float" office:value="1539" calcext:value-type="float">
            <text:p>1539</text:p>
          </table:table-cell>
          <table:table-cell table:formula="of:=SUM(['NN - 1C and Entry01 20 times'.I211:.I222])" office:value-type="float" office:value="38" calcext:value-type="float">
            <text:p>38</text:p>
          </table:table-cell>
          <table:table-cell table:formula="of:=SUM(['NN - 1C and Entry01 20 times'.J211:.J222])" office:value-type="float" office:value="204" calcext:value-type="float">
            <text:p>204</text:p>
          </table:table-cell>
          <table:table-cell table:formula="of:=SUM(['NN - 1C and Entry01 20 times'.K211:.K222])" office:value-type="float" office:value="0" calcext:value-type="float">
            <text:p>0</text:p>
          </table:table-cell>
          <table:table-cell table:formula="of:=SUM(['NN - 1C and Entry01 20 times'.L211:.L222])" office:value-type="float" office:value="0" calcext:value-type="float">
            <text:p>0</text:p>
          </table:table-cell>
          <table:table-cell table:formula="of:=SUM(['NN - 1C and Entry01 20 times'.M211:.M22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23]*['NN - 1C and Entry01 20 times'.A224]" office:value-type="float" office:value="18148" calcext:value-type="float">
            <text:p>18148</text:p>
          </table:table-cell>
          <table:table-cell table:formula="of:=['NN - 1C and Entry01 20 times'.B223]*['NN - 1C and Entry01 20 times'.B224]" office:value-type="float" office:value="4145" calcext:value-type="float">
            <text:p>4145</text:p>
          </table:table-cell>
          <table:table-cell table:formula="of:=['NN - 1C and Entry01 20 times'.C223]*['NN - 1C and Entry01 20 times'.C224]" office:value-type="float" office:value="149" calcext:value-type="float">
            <text:p>149</text:p>
          </table:table-cell>
          <table:table-cell table:formula="of:=['NN - 1C and Entry01 20 times'.D223]*['NN - 1C and Entry01 20 times'.D224]" office:value-type="float" office:value="41" calcext:value-type="float">
            <text:p>41</text:p>
          </table:table-cell>
          <table:table-cell table:formula="of:=['NN - 1C and Entry01 20 times'.E223]*['NN - 1C and Entry01 20 times'.E224]" office:value-type="float" office:value="68" calcext:value-type="float">
            <text:p>68</text:p>
          </table:table-cell>
          <table:table-cell table:formula="of:=['NN - 1C and Entry01 20 times'.F223]*['NN - 1C and Entry01 20 times'.F224]" office:value-type="float" office:value="36" calcext:value-type="float">
            <text:p>36</text:p>
          </table:table-cell>
          <table:table-cell table:formula="of:=['NN - 1C and Entry01 20 times'.G223]*['NN - 1C and Entry01 20 times'.G224]" office:value-type="float" office:value="238" calcext:value-type="float">
            <text:p>238</text:p>
          </table:table-cell>
          <table:table-cell table:formula="of:=['NN - 1C and Entry01 20 times'.H223]*['NN - 1C and Entry01 20 times'.H224]" office:value-type="float" office:value="1305" calcext:value-type="float">
            <text:p>1305</text:p>
          </table:table-cell>
          <table:table-cell table:formula="of:=['NN - 1C and Entry01 20 times'.I223]*['NN - 1C and Entry01 20 times'.I224]" office:value-type="float" office:value="37" calcext:value-type="float">
            <text:p>37</text:p>
          </table:table-cell>
          <table:table-cell table:formula="of:=['NN - 1C and Entry01 20 times'.J223]*['NN - 1C and Entry01 20 times'.J224]" office:value-type="float" office:value="204" calcext:value-type="float">
            <text:p>204</text:p>
          </table:table-cell>
          <table:table-cell table:formula="of:=['NN - 1C and Entry01 20 times'.K223]*['NN - 1C and Entry01 20 times'.K224]" office:value-type="float" office:value="0" calcext:value-type="float">
            <text:p>0</text:p>
          </table:table-cell>
          <table:table-cell table:formula="of:=['NN - 1C and Entry01 20 times'.L223]*['NN - 1C and Entry01 20 times'.L224]" office:value-type="float" office:value="0" calcext:value-type="float">
            <text:p>0</text:p>
          </table:table-cell>
          <table:table-cell table:formula="of:=['NN - 1C and Entry01 20 times'.M223]*['NN - 1C and Entry01 20 times'.M22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227]/SUM(['NN - 1C and Entry01 20 times'.A227:.L227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228]/SUM(['NN - 1C and Entry01 20 times'.A228:.L228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229]/SUM(['NN - 1C and Entry01 20 times'.A229:.L22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230]/SUM(['NN - 1C and Entry01 20 times'.A230:.L230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E231]/SUM(['NN - 1C and Entry01 20 times'.A231:.L231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232]/SUM(['NN - 1C and Entry01 20 times'.A232:.L232])" office:value-type="float" office:value="0.734513274336283" calcext:value-type="float">
            <text:p>0.7345132743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233]/SUM(['NN - 1C and Entry01 20 times'.A233:.L23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234]/SUM(['NN - 1C and Entry01 20 times'.A234:.L234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235]/SUM(['NN - 1C and Entry01 20 times'.A235:.L235])" office:value-type="float" office:value="0.908045977011494" calcext:value-type="float">
            <text:p>0.908045977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236]/SUM(['NN - 1C and Entry01 20 times'.A236:.L236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K237]/SUM(['NN - 1C and Entry01 20 times'.A237:.L23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238]/SUM(['NN - 1C and Entry01 20 times'.A238:.L23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27]/SUM(['NN - 1C and Entry01 20 times'.A227:.A238])" office:value-type="float" office:value="0.997526521189469" calcext:value-type="float">
            <text:p>0.9975265212</text:p>
          </table:table-cell>
          <table:table-cell table:formula="of:=['NN - 1C and Entry01 20 times'.B228]/SUM(['NN - 1C and Entry01 20 times'.B227:.B238])" office:value-type="float" office:value="0.999517723655655" calcext:value-type="float">
            <text:p>0.9995177237</text:p>
          </table:table-cell>
          <table:table-cell table:formula="of:=['NN - 1C and Entry01 20 times'.C229]/SUM(['NN - 1C and Entry01 20 times'.C227:.C238])" office:value-type="float" office:value="1" calcext:value-type="float">
            <text:p>1</text:p>
          </table:table-cell>
          <table:table-cell table:formula="of:=['NN - 1C and Entry01 20 times'.D230]/SUM(['NN - 1C and Entry01 20 times'.D227:.D238])" office:value-type="float" office:value="0.275167785234899" calcext:value-type="float">
            <text:p>0.2751677852</text:p>
          </table:table-cell>
          <table:table-cell table:formula="of:=['NN - 1C and Entry01 20 times'.E231]/SUM(['NN - 1C and Entry01 20 times'.E227:.E238])" office:value-type="float" office:value="1" calcext:value-type="float">
            <text:p>1</text:p>
          </table:table-cell>
          <table:table-cell table:formula="of:=['NN - 1C and Entry01 20 times'.F232]/SUM(['NN - 1C and Entry01 20 times'.F227:.F238])" office:value-type="float" office:value="0.976470588235294" calcext:value-type="float">
            <text:p>0.9764705882</text:p>
          </table:table-cell>
          <table:table-cell table:formula="of:=['NN - 1C and Entry01 20 times'.G233]/SUM(['NN - 1C and Entry01 20 times'.G227:.G238])" office:value-type="float" office:value="0.99581589958159" calcext:value-type="float">
            <text:p>0.9958158996</text:p>
          </table:table-cell>
          <table:table-cell table:formula="of:=['NN - 1C and Entry01 20 times'.H234]/SUM(['NN - 1C and Entry01 20 times'.H227:.H238])" office:value-type="float" office:value="0.946337926033358" calcext:value-type="float">
            <text:p>0.946337926</text:p>
          </table:table-cell>
          <table:table-cell table:formula="of:=['NN - 1C and Entry01 20 times'.I235]/SUM(['NN - 1C and Entry01 20 times'.I227:.I238])" office:value-type="float" office:value="0.9875" calcext:value-type="float">
            <text:p>0.9875</text:p>
          </table:table-cell>
          <table:table-cell table:formula="of:=['NN - 1C and Entry01 20 times'.J236]/SUM(['NN - 1C and Entry01 20 times'.J227:.J23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227:.A238])" office:value-type="float" office:value="18193" calcext:value-type="float">
            <text:p>18193</text:p>
          </table:table-cell>
          <table:table-cell table:formula="of:=SUM(['NN - 1C and Entry01 20 times'.B227:.B238])" office:value-type="float" office:value="4147" calcext:value-type="float">
            <text:p>4147</text:p>
          </table:table-cell>
          <table:table-cell table:formula="of:=SUM(['NN - 1C and Entry01 20 times'.C227:.C238])" office:value-type="float" office:value="149" calcext:value-type="float">
            <text:p>149</text:p>
          </table:table-cell>
          <table:table-cell table:formula="of:=SUM(['NN - 1C and Entry01 20 times'.D227:.D238])" office:value-type="float" office:value="149" calcext:value-type="float">
            <text:p>149</text:p>
          </table:table-cell>
          <table:table-cell table:formula="of:=SUM(['NN - 1C and Entry01 20 times'.E227:.E238])" office:value-type="float" office:value="68" calcext:value-type="float">
            <text:p>68</text:p>
          </table:table-cell>
          <table:table-cell table:formula="of:=SUM(['NN - 1C and Entry01 20 times'.F227:.F238])" office:value-type="float" office:value="255" calcext:value-type="float">
            <text:p>255</text:p>
          </table:table-cell>
          <table:table-cell table:formula="of:=SUM(['NN - 1C and Entry01 20 times'.G227:.G238])" office:value-type="float" office:value="239" calcext:value-type="float">
            <text:p>239</text:p>
          </table:table-cell>
          <table:table-cell table:formula="of:=SUM(['NN - 1C and Entry01 20 times'.H227:.H238])" office:value-type="float" office:value="1379" calcext:value-type="float">
            <text:p>1379</text:p>
          </table:table-cell>
          <table:table-cell table:formula="of:=SUM(['NN - 1C and Entry01 20 times'.I227:.I238])" office:value-type="float" office:value="80" calcext:value-type="float">
            <text:p>80</text:p>
          </table:table-cell>
          <table:table-cell table:formula="of:=SUM(['NN - 1C and Entry01 20 times'.J227:.J238])" office:value-type="float" office:value="204" calcext:value-type="float">
            <text:p>204</text:p>
          </table:table-cell>
          <table:table-cell table:formula="of:=SUM(['NN - 1C and Entry01 20 times'.K227:.K238])" office:value-type="float" office:value="0" calcext:value-type="float">
            <text:p>0</text:p>
          </table:table-cell>
          <table:table-cell table:formula="of:=SUM(['NN - 1C and Entry01 20 times'.L227:.L238])" office:value-type="float" office:value="0" calcext:value-type="float">
            <text:p>0</text:p>
          </table:table-cell>
          <table:table-cell table:formula="of:=SUM(['NN - 1C and Entry01 20 times'.M227:.M23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39]*['NN - 1C and Entry01 20 times'.A240]" office:value-type="float" office:value="18148" calcext:value-type="float">
            <text:p>18148</text:p>
          </table:table-cell>
          <table:table-cell table:formula="of:=['NN - 1C and Entry01 20 times'.B239]*['NN - 1C and Entry01 20 times'.B240]" office:value-type="float" office:value="4145" calcext:value-type="float">
            <text:p>4145</text:p>
          </table:table-cell>
          <table:table-cell table:formula="of:=['NN - 1C and Entry01 20 times'.C239]*['NN - 1C and Entry01 20 times'.C240]" office:value-type="float" office:value="149" calcext:value-type="float">
            <text:p>149</text:p>
          </table:table-cell>
          <table:table-cell table:formula="of:=['NN - 1C and Entry01 20 times'.D239]*['NN - 1C and Entry01 20 times'.D240]" office:value-type="float" office:value="41" calcext:value-type="float">
            <text:p>41</text:p>
          </table:table-cell>
          <table:table-cell table:formula="of:=['NN - 1C and Entry01 20 times'.E239]*['NN - 1C and Entry01 20 times'.E240]" office:value-type="float" office:value="68" calcext:value-type="float">
            <text:p>68</text:p>
          </table:table-cell>
          <table:table-cell table:formula="of:=['NN - 1C and Entry01 20 times'.F239]*['NN - 1C and Entry01 20 times'.F240]" office:value-type="float" office:value="249" calcext:value-type="float">
            <text:p>249</text:p>
          </table:table-cell>
          <table:table-cell table:formula="of:=['NN - 1C and Entry01 20 times'.G239]*['NN - 1C and Entry01 20 times'.G240]" office:value-type="float" office:value="238" calcext:value-type="float">
            <text:p>238</text:p>
          </table:table-cell>
          <table:table-cell table:formula="of:=['NN - 1C and Entry01 20 times'.H239]*['NN - 1C and Entry01 20 times'.H240]" office:value-type="float" office:value="1305" calcext:value-type="float">
            <text:p>1305</text:p>
          </table:table-cell>
          <table:table-cell table:formula="of:=['NN - 1C and Entry01 20 times'.I239]*['NN - 1C and Entry01 20 times'.I240]" office:value-type="float" office:value="79" calcext:value-type="float">
            <text:p>79</text:p>
          </table:table-cell>
          <table:table-cell table:formula="of:=['NN - 1C and Entry01 20 times'.J239]*['NN - 1C and Entry01 20 times'.J240]" office:value-type="float" office:value="204" calcext:value-type="float">
            <text:p>204</text:p>
          </table:table-cell>
          <table:table-cell table:formula="of:=['NN - 1C and Entry01 20 times'.K239]*['NN - 1C and Entry01 20 times'.K240]" office:value-type="float" office:value="0" calcext:value-type="float">
            <text:p>0</text:p>
          </table:table-cell>
          <table:table-cell table:formula="of:=['NN - 1C and Entry01 20 times'.L239]*['NN - 1C and Entry01 20 times'.L240]" office:value-type="float" office:value="0" calcext:value-type="float">
            <text:p>0</text:p>
          </table:table-cell>
          <table:table-cell table:formula="of:=['NN - 1C and Entry01 20 times'.M239]*['NN - 1C and Entry01 20 times'.M24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243]/SUM(['NN - 1C and Entry01 20 times'.A243:.L243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244]/SUM(['NN - 1C and Entry01 20 times'.A244:.L244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245]/SUM(['NN - 1C and Entry01 20 times'.A245:.L24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246]/SUM(['NN - 1C and Entry01 20 times'.A246:.L246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E247]/SUM(['NN - 1C and Entry01 20 times'.A247:.L247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248]/SUM(['NN - 1C and Entry01 20 times'.A248:.L248])" office:value-type="float" office:value="0.728613569321534" calcext:value-type="float">
            <text:p>0.7286135693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249]/SUM(['NN - 1C and Entry01 20 times'.A249:.L24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250]/SUM(['NN - 1C and Entry01 20 times'.A250:.L250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I251]/SUM(['NN - 1C and Entry01 20 times'.A251:.L25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252]/SUM(['NN - 1C and Entry01 20 times'.A252:.L252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K253]/SUM(['NN - 1C and Entry01 20 times'.A253:.L25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254]/SUM(['NN - 1C and Entry01 20 times'.A254:.L25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43]/SUM(['NN - 1C and Entry01 20 times'.A243:.A254])" office:value-type="float" office:value="0.997526521189469" calcext:value-type="float">
            <text:p>0.9975265212</text:p>
          </table:table-cell>
          <table:table-cell table:formula="of:=['NN - 1C and Entry01 20 times'.B244]/SUM(['NN - 1C and Entry01 20 times'.B243:.B254])" office:value-type="float" office:value="0.99855456516502" calcext:value-type="float">
            <text:p>0.9985545652</text:p>
          </table:table-cell>
          <table:table-cell table:formula="of:=['NN - 1C and Entry01 20 times'.C245]/SUM(['NN - 1C and Entry01 20 times'.C243:.C254])" office:value-type="float" office:value="0.993333333333333" calcext:value-type="float">
            <text:p>0.9933333333</text:p>
          </table:table-cell>
          <table:table-cell table:formula="of:=['NN - 1C and Entry01 20 times'.D246]/SUM(['NN - 1C and Entry01 20 times'.D243:.D254])" office:value-type="float" office:value="0.213541666666667" calcext:value-type="float">
            <text:p>0.2135416667</text:p>
          </table:table-cell>
          <table:table-cell table:formula="of:=['NN - 1C and Entry01 20 times'.E247]/SUM(['NN - 1C and Entry01 20 times'.E243:.E254])" office:value-type="float" office:value="0.85" calcext:value-type="float">
            <text:p>0.85</text:p>
          </table:table-cell>
          <table:table-cell table:formula="of:=['NN - 1C and Entry01 20 times'.F248]/SUM(['NN - 1C and Entry01 20 times'.F243:.F254])" office:value-type="float" office:value="0.96484375" calcext:value-type="float">
            <text:p>0.96484375</text:p>
          </table:table-cell>
          <table:table-cell table:formula="of:=['NN - 1C and Entry01 20 times'.G249]/SUM(['NN - 1C and Entry01 20 times'.G243:.G254])" office:value-type="float" office:value="0.99581589958159" calcext:value-type="float">
            <text:p>0.9958158996</text:p>
          </table:table-cell>
          <table:table-cell table:formula="of:=['NN - 1C and Entry01 20 times'.H250]/SUM(['NN - 1C and Entry01 20 times'.H243:.H254])" office:value-type="float" office:value="0.933476394849785" calcext:value-type="float">
            <text:p>0.9334763948</text:p>
          </table:table-cell>
          <table:table-cell office:value-type="float" office:value="0" calcext:value-type="float">
            <text:p>0</text:p>
          </table:table-cell>
          <table:table-cell table:formula="of:=['NN - 1C and Entry01 20 times'.J252]/SUM(['NN - 1C and Entry01 20 times'.J243:.J254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243:.A254])" office:value-type="float" office:value="18193" calcext:value-type="float">
            <text:p>18193</text:p>
          </table:table-cell>
          <table:table-cell table:formula="of:=SUM(['NN - 1C and Entry01 20 times'.B243:.B254])" office:value-type="float" office:value="4151" calcext:value-type="float">
            <text:p>4151</text:p>
          </table:table-cell>
          <table:table-cell table:formula="of:=SUM(['NN - 1C and Entry01 20 times'.C243:.C254])" office:value-type="float" office:value="150" calcext:value-type="float">
            <text:p>150</text:p>
          </table:table-cell>
          <table:table-cell table:formula="of:=SUM(['NN - 1C and Entry01 20 times'.D243:.D254])" office:value-type="float" office:value="192" calcext:value-type="float">
            <text:p>192</text:p>
          </table:table-cell>
          <table:table-cell table:formula="of:=SUM(['NN - 1C and Entry01 20 times'.E243:.E254])" office:value-type="float" office:value="80" calcext:value-type="float">
            <text:p>80</text:p>
          </table:table-cell>
          <table:table-cell table:formula="of:=SUM(['NN - 1C and Entry01 20 times'.F243:.F254])" office:value-type="float" office:value="256" calcext:value-type="float">
            <text:p>256</text:p>
          </table:table-cell>
          <table:table-cell table:formula="of:=SUM(['NN - 1C and Entry01 20 times'.G243:.G254])" office:value-type="float" office:value="239" calcext:value-type="float">
            <text:p>239</text:p>
          </table:table-cell>
          <table:table-cell table:formula="of:=SUM(['NN - 1C and Entry01 20 times'.H243:.H254])" office:value-type="float" office:value="1398" calcext:value-type="float">
            <text:p>1398</text:p>
          </table:table-cell>
          <table:table-cell table:formula="of:=SUM(['NN - 1C and Entry01 20 times'.I243:.I254])" office:value-type="float" office:value="0" calcext:value-type="float">
            <text:p>0</text:p>
          </table:table-cell>
          <table:table-cell table:formula="of:=SUM(['NN - 1C and Entry01 20 times'.J243:.J254])" office:value-type="float" office:value="204" calcext:value-type="float">
            <text:p>204</text:p>
          </table:table-cell>
          <table:table-cell table:formula="of:=SUM(['NN - 1C and Entry01 20 times'.K243:.K254])" office:value-type="float" office:value="0" calcext:value-type="float">
            <text:p>0</text:p>
          </table:table-cell>
          <table:table-cell table:formula="of:=SUM(['NN - 1C and Entry01 20 times'.L243:.L254])" office:value-type="float" office:value="0" calcext:value-type="float">
            <text:p>0</text:p>
          </table:table-cell>
          <table:table-cell table:formula="of:=SUM(['NN - 1C and Entry01 20 times'.M243:.M25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55]*['NN - 1C and Entry01 20 times'.A256]" office:value-type="float" office:value="18148" calcext:value-type="float">
            <text:p>18148</text:p>
          </table:table-cell>
          <table:table-cell table:formula="of:=['NN - 1C and Entry01 20 times'.B255]*['NN - 1C and Entry01 20 times'.B256]" office:value-type="float" office:value="4145" calcext:value-type="float">
            <text:p>4145</text:p>
          </table:table-cell>
          <table:table-cell table:formula="of:=['NN - 1C and Entry01 20 times'.C255]*['NN - 1C and Entry01 20 times'.C256]" office:value-type="float" office:value="149" calcext:value-type="float">
            <text:p>149</text:p>
          </table:table-cell>
          <table:table-cell table:formula="of:=['NN - 1C and Entry01 20 times'.D255]*['NN - 1C and Entry01 20 times'.D256]" office:value-type="float" office:value="41" calcext:value-type="float">
            <text:p>41</text:p>
          </table:table-cell>
          <table:table-cell table:formula="of:=['NN - 1C and Entry01 20 times'.E255]*['NN - 1C and Entry01 20 times'.E256]" office:value-type="float" office:value="68" calcext:value-type="float">
            <text:p>68</text:p>
          </table:table-cell>
          <table:table-cell table:formula="of:=['NN - 1C and Entry01 20 times'.F255]*['NN - 1C and Entry01 20 times'.F256]" office:value-type="float" office:value="247" calcext:value-type="float">
            <text:p>247</text:p>
          </table:table-cell>
          <table:table-cell table:formula="of:=['NN - 1C and Entry01 20 times'.G255]*['NN - 1C and Entry01 20 times'.G256]" office:value-type="float" office:value="238" calcext:value-type="float">
            <text:p>238</text:p>
          </table:table-cell>
          <table:table-cell table:formula="of:=['NN - 1C and Entry01 20 times'.H255]*['NN - 1C and Entry01 20 times'.H256]" office:value-type="float" office:value="1305" calcext:value-type="float">
            <text:p>1305</text:p>
          </table:table-cell>
          <table:table-cell table:formula="of:=['NN - 1C and Entry01 20 times'.I255]*['NN - 1C and Entry01 20 times'.I256]" office:value-type="float" office:value="0" calcext:value-type="float">
            <text:p>0</text:p>
          </table:table-cell>
          <table:table-cell table:formula="of:=['NN - 1C and Entry01 20 times'.J255]*['NN - 1C and Entry01 20 times'.J256]" office:value-type="float" office:value="204" calcext:value-type="float">
            <text:p>204</text:p>
          </table:table-cell>
          <table:table-cell table:formula="of:=['NN - 1C and Entry01 20 times'.K255]*['NN - 1C and Entry01 20 times'.K256]" office:value-type="float" office:value="0" calcext:value-type="float">
            <text:p>0</text:p>
          </table:table-cell>
          <table:table-cell table:formula="of:=['NN - 1C and Entry01 20 times'.L255]*['NN - 1C and Entry01 20 times'.L256]" office:value-type="float" office:value="0" calcext:value-type="float">
            <text:p>0</text:p>
          </table:table-cell>
          <table:table-cell table:formula="of:=['NN - 1C and Entry01 20 times'.M255]*['NN - 1C and Entry01 20 times'.M2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259]/SUM(['NN - 1C and Entry01 20 times'.A259:.L259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260]/SUM(['NN - 1C and Entry01 20 times'.A260:.L260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261]/SUM(['NN - 1C and Entry01 20 times'.A261:.L26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262]/SUM(['NN - 1C and Entry01 20 times'.A262:.L262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E263]/SUM(['NN - 1C and Entry01 20 times'.A263:.L263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264]/SUM(['NN - 1C and Entry01 20 times'.A264:.L264])" office:value-type="float" office:value="0.870206489675516" calcext:value-type="float">
            <text:p>0.8702064897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265]/SUM(['NN - 1C and Entry01 20 times'.A265:.L26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266]/SUM(['NN - 1C and Entry01 20 times'.A266:.L266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I267]/SUM(['NN - 1C and Entry01 20 times'.A267:.L26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268]/SUM(['NN - 1C and Entry01 20 times'.A268:.L268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K269]/SUM(['NN - 1C and Entry01 20 times'.A269:.L269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270]/SUM(['NN - 1C and Entry01 20 times'.A270:.L27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59]/SUM(['NN - 1C and Entry01 20 times'.A259:.A270])" office:value-type="float" office:value="0.997526521189469" calcext:value-type="float">
            <text:p>0.9975265212</text:p>
          </table:table-cell>
          <table:table-cell table:formula="of:=['NN - 1C and Entry01 20 times'.B260]/SUM(['NN - 1C and Entry01 20 times'.B259:.B270])" office:value-type="float" office:value="0.999517723655655" calcext:value-type="float">
            <text:p>0.9995177237</text:p>
          </table:table-cell>
          <table:table-cell table:formula="of:=['NN - 1C and Entry01 20 times'.C261]/SUM(['NN - 1C and Entry01 20 times'.C259:.C270])" office:value-type="float" office:value="0.993333333333333" calcext:value-type="float">
            <text:p>0.9933333333</text:p>
          </table:table-cell>
          <table:table-cell table:formula="of:=['NN - 1C and Entry01 20 times'.D262]/SUM(['NN - 1C and Entry01 20 times'.D259:.D270])" office:value-type="float" office:value="0.305970149253731" calcext:value-type="float">
            <text:p>0.3059701493</text:p>
          </table:table-cell>
          <table:table-cell table:formula="of:=['NN - 1C and Entry01 20 times'.E263]/SUM(['NN - 1C and Entry01 20 times'.E259:.E270])" office:value-type="float" office:value="1" calcext:value-type="float">
            <text:p>1</text:p>
          </table:table-cell>
          <table:table-cell table:formula="of:=['NN - 1C and Entry01 20 times'.F264]/SUM(['NN - 1C and Entry01 20 times'.F259:.F270])" office:value-type="float" office:value="0.983333333333333" calcext:value-type="float">
            <text:p>0.9833333333</text:p>
          </table:table-cell>
          <table:table-cell table:formula="of:=['NN - 1C and Entry01 20 times'.G265]/SUM(['NN - 1C and Entry01 20 times'.G259:.G270])" office:value-type="float" office:value="0.99581589958159" calcext:value-type="float">
            <text:p>0.9958158996</text:p>
          </table:table-cell>
          <table:table-cell table:formula="of:=['NN - 1C and Entry01 20 times'.H266]/SUM(['NN - 1C and Entry01 20 times'.H259:.H270])" office:value-type="float" office:value="0.913865546218487" calcext:value-type="float">
            <text:p>0.9138655462</text:p>
          </table:table-cell>
          <table:table-cell office:value-type="float" office:value="0" calcext:value-type="float">
            <text:p>0</text:p>
          </table:table-cell>
          <table:table-cell table:formula="of:=['NN - 1C and Entry01 20 times'.J268]/SUM(['NN - 1C and Entry01 20 times'.J259:.J270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259:.A270])" office:value-type="float" office:value="18193" calcext:value-type="float">
            <text:p>18193</text:p>
          </table:table-cell>
          <table:table-cell table:formula="of:=SUM(['NN - 1C and Entry01 20 times'.B259:.B270])" office:value-type="float" office:value="4147" calcext:value-type="float">
            <text:p>4147</text:p>
          </table:table-cell>
          <table:table-cell table:formula="of:=SUM(['NN - 1C and Entry01 20 times'.C259:.C270])" office:value-type="float" office:value="150" calcext:value-type="float">
            <text:p>150</text:p>
          </table:table-cell>
          <table:table-cell table:formula="of:=SUM(['NN - 1C and Entry01 20 times'.D259:.D270])" office:value-type="float" office:value="134" calcext:value-type="float">
            <text:p>134</text:p>
          </table:table-cell>
          <table:table-cell table:formula="of:=SUM(['NN - 1C and Entry01 20 times'.E259:.E270])" office:value-type="float" office:value="68" calcext:value-type="float">
            <text:p>68</text:p>
          </table:table-cell>
          <table:table-cell table:formula="of:=SUM(['NN - 1C and Entry01 20 times'.F259:.F270])" office:value-type="float" office:value="300" calcext:value-type="float">
            <text:p>300</text:p>
          </table:table-cell>
          <table:table-cell table:formula="of:=SUM(['NN - 1C and Entry01 20 times'.G259:.G270])" office:value-type="float" office:value="239" calcext:value-type="float">
            <text:p>239</text:p>
          </table:table-cell>
          <table:table-cell table:formula="of:=SUM(['NN - 1C and Entry01 20 times'.H259:.H270])" office:value-type="float" office:value="1428" calcext:value-type="float">
            <text:p>1428</text:p>
          </table:table-cell>
          <table:table-cell table:formula="of:=SUM(['NN - 1C and Entry01 20 times'.I259:.I270])" office:value-type="float" office:value="0" calcext:value-type="float">
            <text:p>0</text:p>
          </table:table-cell>
          <table:table-cell table:formula="of:=SUM(['NN - 1C and Entry01 20 times'.J259:.J270])" office:value-type="float" office:value="204" calcext:value-type="float">
            <text:p>204</text:p>
          </table:table-cell>
          <table:table-cell table:formula="of:=SUM(['NN - 1C and Entry01 20 times'.K259:.K270])" office:value-type="float" office:value="0" calcext:value-type="float">
            <text:p>0</text:p>
          </table:table-cell>
          <table:table-cell table:formula="of:=SUM(['NN - 1C and Entry01 20 times'.L259:.L270])" office:value-type="float" office:value="0" calcext:value-type="float">
            <text:p>0</text:p>
          </table:table-cell>
          <table:table-cell table:formula="of:=SUM(['NN - 1C and Entry01 20 times'.M259:.M270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71]*['NN - 1C and Entry01 20 times'.A272]" office:value-type="float" office:value="18148" calcext:value-type="float">
            <text:p>18148</text:p>
          </table:table-cell>
          <table:table-cell table:formula="of:=['NN - 1C and Entry01 20 times'.B271]*['NN - 1C and Entry01 20 times'.B272]" office:value-type="float" office:value="4145" calcext:value-type="float">
            <text:p>4145</text:p>
          </table:table-cell>
          <table:table-cell table:formula="of:=['NN - 1C and Entry01 20 times'.C271]*['NN - 1C and Entry01 20 times'.C272]" office:value-type="float" office:value="149" calcext:value-type="float">
            <text:p>149</text:p>
          </table:table-cell>
          <table:table-cell table:formula="of:=['NN - 1C and Entry01 20 times'.D271]*['NN - 1C and Entry01 20 times'.D272]" office:value-type="float" office:value="41" calcext:value-type="float">
            <text:p>41</text:p>
          </table:table-cell>
          <table:table-cell table:formula="of:=['NN - 1C and Entry01 20 times'.E271]*['NN - 1C and Entry01 20 times'.E272]" office:value-type="float" office:value="68" calcext:value-type="float">
            <text:p>68</text:p>
          </table:table-cell>
          <table:table-cell table:formula="of:=['NN - 1C and Entry01 20 times'.F271]*['NN - 1C and Entry01 20 times'.F272]" office:value-type="float" office:value="295" calcext:value-type="float">
            <text:p>295</text:p>
          </table:table-cell>
          <table:table-cell table:formula="of:=['NN - 1C and Entry01 20 times'.G271]*['NN - 1C and Entry01 20 times'.G272]" office:value-type="float" office:value="238" calcext:value-type="float">
            <text:p>238</text:p>
          </table:table-cell>
          <table:table-cell table:formula="of:=['NN - 1C and Entry01 20 times'.H271]*['NN - 1C and Entry01 20 times'.H272]" office:value-type="float" office:value="1305" calcext:value-type="float">
            <text:p>1305</text:p>
          </table:table-cell>
          <table:table-cell table:formula="of:=['NN - 1C and Entry01 20 times'.I271]*['NN - 1C and Entry01 20 times'.I272]" office:value-type="float" office:value="0" calcext:value-type="float">
            <text:p>0</text:p>
          </table:table-cell>
          <table:table-cell table:formula="of:=['NN - 1C and Entry01 20 times'.J271]*['NN - 1C and Entry01 20 times'.J272]" office:value-type="float" office:value="204" calcext:value-type="float">
            <text:p>204</text:p>
          </table:table-cell>
          <table:table-cell table:formula="of:=['NN - 1C and Entry01 20 times'.K271]*['NN - 1C and Entry01 20 times'.K272]" office:value-type="float" office:value="0" calcext:value-type="float">
            <text:p>0</text:p>
          </table:table-cell>
          <table:table-cell table:formula="of:=['NN - 1C and Entry01 20 times'.L271]*['NN - 1C and Entry01 20 times'.L272]" office:value-type="float" office:value="0" calcext:value-type="float">
            <text:p>0</text:p>
          </table:table-cell>
          <table:table-cell table:formula="of:=['NN - 1C and Entry01 20 times'.M271]*['NN - 1C and Entry01 20 times'.M27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275]/SUM(['NN - 1C and Entry01 20 times'.A275:.L275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276]/SUM(['NN - 1C and Entry01 20 times'.A276:.L276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277]/SUM(['NN - 1C and Entry01 20 times'.A277:.L27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278]/SUM(['NN - 1C and Entry01 20 times'.A278:.L278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E279]/SUM(['NN - 1C and Entry01 20 times'.A279:.L279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280]/SUM(['NN - 1C and Entry01 20 times'.A280:.L280])" office:value-type="float" office:value="0.761061946902655" calcext:value-type="float">
            <text:p>0.7610619469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281]/SUM(['NN - 1C and Entry01 20 times'.A281:.L28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282]/SUM(['NN - 1C and Entry01 20 times'.A282:.L282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283]/SUM(['NN - 1C and Entry01 20 times'.A283:.L283])" office:value-type="float" office:value="0.747126436781609" calcext:value-type="float">
            <text:p>0.7471264368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284]/SUM(['NN - 1C and Entry01 20 times'.A284:.L284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K285]/SUM(['NN - 1C and Entry01 20 times'.A285:.L28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286]/SUM(['NN - 1C and Entry01 20 times'.A286:.L28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75]/SUM(['NN - 1C and Entry01 20 times'.A275:.A286])" office:value-type="float" office:value="0.997526521189469" calcext:value-type="float">
            <text:p>0.9975265212</text:p>
          </table:table-cell>
          <table:table-cell table:formula="of:=['NN - 1C and Entry01 20 times'.B276]/SUM(['NN - 1C and Entry01 20 times'.B275:.B286])" office:value-type="float" office:value="0.999517723655655" calcext:value-type="float">
            <text:p>0.9995177237</text:p>
          </table:table-cell>
          <table:table-cell table:formula="of:=['NN - 1C and Entry01 20 times'.C277]/SUM(['NN - 1C and Entry01 20 times'.C275:.C286])" office:value-type="float" office:value="1" calcext:value-type="float">
            <text:p>1</text:p>
          </table:table-cell>
          <table:table-cell table:formula="of:=['NN - 1C and Entry01 20 times'.D278]/SUM(['NN - 1C and Entry01 20 times'.D275:.D286])" office:value-type="float" office:value="0.273333333333333" calcext:value-type="float">
            <text:p>0.2733333333</text:p>
          </table:table-cell>
          <table:table-cell table:formula="of:=['NN - 1C and Entry01 20 times'.E279]/SUM(['NN - 1C and Entry01 20 times'.E275:.E286])" office:value-type="float" office:value="1" calcext:value-type="float">
            <text:p>1</text:p>
          </table:table-cell>
          <table:table-cell table:formula="of:=['NN - 1C and Entry01 20 times'.F280]/SUM(['NN - 1C and Entry01 20 times'.F275:.F286])" office:value-type="float" office:value="0.962686567164179" calcext:value-type="float">
            <text:p>0.9626865672</text:p>
          </table:table-cell>
          <table:table-cell table:formula="of:=['NN - 1C and Entry01 20 times'.G281]/SUM(['NN - 1C and Entry01 20 times'.G275:.G286])" office:value-type="float" office:value="0.99581589958159" calcext:value-type="float">
            <text:p>0.9958158996</text:p>
          </table:table-cell>
          <table:table-cell table:formula="of:=['NN - 1C and Entry01 20 times'.H282]/SUM(['NN - 1C and Entry01 20 times'.H275:.H286])" office:value-type="float" office:value="0.946337926033358" calcext:value-type="float">
            <text:p>0.946337926</text:p>
          </table:table-cell>
          <table:table-cell table:formula="of:=['NN - 1C and Entry01 20 times'.I283]/SUM(['NN - 1C and Entry01 20 times'.I275:.I286])" office:value-type="float" office:value="0.984848484848485" calcext:value-type="float">
            <text:p>0.9848484848</text:p>
          </table:table-cell>
          <table:table-cell table:formula="of:=['NN - 1C and Entry01 20 times'.J284]/SUM(['NN - 1C and Entry01 20 times'.J275:.J28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275:.A286])" office:value-type="float" office:value="18193" calcext:value-type="float">
            <text:p>18193</text:p>
          </table:table-cell>
          <table:table-cell table:formula="of:=SUM(['NN - 1C and Entry01 20 times'.B275:.B286])" office:value-type="float" office:value="4147" calcext:value-type="float">
            <text:p>4147</text:p>
          </table:table-cell>
          <table:table-cell table:formula="of:=SUM(['NN - 1C and Entry01 20 times'.C275:.C286])" office:value-type="float" office:value="149" calcext:value-type="float">
            <text:p>149</text:p>
          </table:table-cell>
          <table:table-cell table:formula="of:=SUM(['NN - 1C and Entry01 20 times'.D275:.D286])" office:value-type="float" office:value="150" calcext:value-type="float">
            <text:p>150</text:p>
          </table:table-cell>
          <table:table-cell table:formula="of:=SUM(['NN - 1C and Entry01 20 times'.E275:.E286])" office:value-type="float" office:value="68" calcext:value-type="float">
            <text:p>68</text:p>
          </table:table-cell>
          <table:table-cell table:formula="of:=SUM(['NN - 1C and Entry01 20 times'.F275:.F286])" office:value-type="float" office:value="268" calcext:value-type="float">
            <text:p>268</text:p>
          </table:table-cell>
          <table:table-cell table:formula="of:=SUM(['NN - 1C and Entry01 20 times'.G275:.G286])" office:value-type="float" office:value="239" calcext:value-type="float">
            <text:p>239</text:p>
          </table:table-cell>
          <table:table-cell table:formula="of:=SUM(['NN - 1C and Entry01 20 times'.H275:.H286])" office:value-type="float" office:value="1379" calcext:value-type="float">
            <text:p>1379</text:p>
          </table:table-cell>
          <table:table-cell table:formula="of:=SUM(['NN - 1C and Entry01 20 times'.I275:.I286])" office:value-type="float" office:value="66" calcext:value-type="float">
            <text:p>66</text:p>
          </table:table-cell>
          <table:table-cell table:formula="of:=SUM(['NN - 1C and Entry01 20 times'.J275:.J286])" office:value-type="float" office:value="204" calcext:value-type="float">
            <text:p>204</text:p>
          </table:table-cell>
          <table:table-cell table:formula="of:=SUM(['NN - 1C and Entry01 20 times'.K275:.K286])" office:value-type="float" office:value="0" calcext:value-type="float">
            <text:p>0</text:p>
          </table:table-cell>
          <table:table-cell table:formula="of:=SUM(['NN - 1C and Entry01 20 times'.L275:.L286])" office:value-type="float" office:value="0" calcext:value-type="float">
            <text:p>0</text:p>
          </table:table-cell>
          <table:table-cell table:formula="of:=SUM(['NN - 1C and Entry01 20 times'.M275:.M28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87]*['NN - 1C and Entry01 20 times'.A288]" office:value-type="float" office:value="18148" calcext:value-type="float">
            <text:p>18148</text:p>
          </table:table-cell>
          <table:table-cell table:formula="of:=['NN - 1C and Entry01 20 times'.B287]*['NN - 1C and Entry01 20 times'.B288]" office:value-type="float" office:value="4145" calcext:value-type="float">
            <text:p>4145</text:p>
          </table:table-cell>
          <table:table-cell table:formula="of:=['NN - 1C and Entry01 20 times'.C287]*['NN - 1C and Entry01 20 times'.C288]" office:value-type="float" office:value="149" calcext:value-type="float">
            <text:p>149</text:p>
          </table:table-cell>
          <table:table-cell table:formula="of:=['NN - 1C and Entry01 20 times'.D287]*['NN - 1C and Entry01 20 times'.D288]" office:value-type="float" office:value="41" calcext:value-type="float">
            <text:p>41</text:p>
          </table:table-cell>
          <table:table-cell table:formula="of:=['NN - 1C and Entry01 20 times'.E287]*['NN - 1C and Entry01 20 times'.E288]" office:value-type="float" office:value="68" calcext:value-type="float">
            <text:p>68</text:p>
          </table:table-cell>
          <table:table-cell table:formula="of:=['NN - 1C and Entry01 20 times'.F287]*['NN - 1C and Entry01 20 times'.F288]" office:value-type="float" office:value="258" calcext:value-type="float">
            <text:p>258</text:p>
          </table:table-cell>
          <table:table-cell table:formula="of:=['NN - 1C and Entry01 20 times'.G287]*['NN - 1C and Entry01 20 times'.G288]" office:value-type="float" office:value="238" calcext:value-type="float">
            <text:p>238</text:p>
          </table:table-cell>
          <table:table-cell table:formula="of:=['NN - 1C and Entry01 20 times'.H287]*['NN - 1C and Entry01 20 times'.H288]" office:value-type="float" office:value="1305" calcext:value-type="float">
            <text:p>1305</text:p>
          </table:table-cell>
          <table:table-cell table:formula="of:=['NN - 1C and Entry01 20 times'.I287]*['NN - 1C and Entry01 20 times'.I288]" office:value-type="float" office:value="65" calcext:value-type="float">
            <text:p>65</text:p>
          </table:table-cell>
          <table:table-cell table:formula="of:=['NN - 1C and Entry01 20 times'.J287]*['NN - 1C and Entry01 20 times'.J288]" office:value-type="float" office:value="204" calcext:value-type="float">
            <text:p>204</text:p>
          </table:table-cell>
          <table:table-cell table:formula="of:=['NN - 1C and Entry01 20 times'.K287]*['NN - 1C and Entry01 20 times'.K288]" office:value-type="float" office:value="0" calcext:value-type="float">
            <text:p>0</text:p>
          </table:table-cell>
          <table:table-cell table:formula="of:=['NN - 1C and Entry01 20 times'.L287]*['NN - 1C and Entry01 20 times'.L288]" office:value-type="float" office:value="0" calcext:value-type="float">
            <text:p>0</text:p>
          </table:table-cell>
          <table:table-cell table:formula="of:=['NN - 1C and Entry01 20 times'.M287]*['NN - 1C and Entry01 20 times'.M28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291]/SUM(['NN - 1C and Entry01 20 times'.A291:.L291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B292]/SUM(['NN - 1C and Entry01 20 times'.A292:.L292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293]/SUM(['NN - 1C and Entry01 20 times'.A293:.L29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294]/SUM(['NN - 1C and Entry01 20 times'.A294:.L294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E295]/SUM(['NN - 1C and Entry01 20 times'.A295:.L295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296]/SUM(['NN - 1C and Entry01 20 times'.A296:.L296])" office:value-type="float" office:value="0.731563421828909" calcext:value-type="float">
            <text:p>0.7315634218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297]/SUM(['NN - 1C and Entry01 20 times'.A297:.L29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298]/SUM(['NN - 1C and Entry01 20 times'.A298:.L298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NN - 1C and Entry01 20 times'.I299]/SUM(['NN - 1C and Entry01 20 times'.A299:.L299])" office:value-type="float" office:value="0.919540229885057" calcext:value-type="float">
            <text:p>0.9195402299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300]/SUM(['NN - 1C and Entry01 20 times'.A300:.L300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'NN - 1C and Entry01 20 times'.K301]/SUM(['NN - 1C and Entry01 20 times'.A301:.L30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302]/SUM(['NN - 1C and Entry01 20 times'.A302:.L30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291]/SUM(['NN - 1C and Entry01 20 times'.A291:.A302])" office:value-type="float" office:value="0.997526521189469" calcext:value-type="float">
            <text:p>0.9975265212</text:p>
          </table:table-cell>
          <table:table-cell table:formula="of:=['NN - 1C and Entry01 20 times'.B292]/SUM(['NN - 1C and Entry01 20 times'.B291:.B302])" office:value-type="float" office:value="0.999517723655655" calcext:value-type="float">
            <text:p>0.9995177237</text:p>
          </table:table-cell>
          <table:table-cell table:formula="of:=['NN - 1C and Entry01 20 times'.C293]/SUM(['NN - 1C and Entry01 20 times'.C291:.C302])" office:value-type="float" office:value="0.986754966887417" calcext:value-type="float">
            <text:p>0.9867549669</text:p>
          </table:table-cell>
          <table:table-cell table:formula="of:=['NN - 1C and Entry01 20 times'.D294]/SUM(['NN - 1C and Entry01 20 times'.D291:.D302])" office:value-type="float" office:value="0.226519337016575" calcext:value-type="float">
            <text:p>0.226519337</text:p>
          </table:table-cell>
          <table:table-cell table:formula="of:=['NN - 1C and Entry01 20 times'.E295]/SUM(['NN - 1C and Entry01 20 times'.E291:.E302])" office:value-type="float" office:value="1" calcext:value-type="float">
            <text:p>1</text:p>
          </table:table-cell>
          <table:table-cell table:formula="of:=['NN - 1C and Entry01 20 times'.F296]/SUM(['NN - 1C and Entry01 20 times'.F291:.F302])" office:value-type="float" office:value="0.964980544747082" calcext:value-type="float">
            <text:p>0.9649805447</text:p>
          </table:table-cell>
          <table:table-cell table:formula="of:=['NN - 1C and Entry01 20 times'.G297]/SUM(['NN - 1C and Entry01 20 times'.G291:.G302])" office:value-type="float" office:value="1" calcext:value-type="float">
            <text:p>1</text:p>
          </table:table-cell>
          <table:table-cell table:formula="of:=['NN - 1C and Entry01 20 times'.H298]/SUM(['NN - 1C and Entry01 20 times'.H291:.H302])" office:value-type="float" office:value="0.971705137751303" calcext:value-type="float">
            <text:p>0.9717051378</text:p>
          </table:table-cell>
          <table:table-cell table:formula="of:=['NN - 1C and Entry01 20 times'.I299]/SUM(['NN - 1C and Entry01 20 times'.I291:.I302])" office:value-type="float" office:value="0.987654320987654" calcext:value-type="float">
            <text:p>0.987654321</text:p>
          </table:table-cell>
          <table:table-cell table:formula="of:=['NN - 1C and Entry01 20 times'.J300]/SUM(['NN - 1C and Entry01 20 times'.J291:.J30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291:.A302])" office:value-type="float" office:value="18193" calcext:value-type="float">
            <text:p>18193</text:p>
          </table:table-cell>
          <table:table-cell table:formula="of:=SUM(['NN - 1C and Entry01 20 times'.B291:.B302])" office:value-type="float" office:value="4147" calcext:value-type="float">
            <text:p>4147</text:p>
          </table:table-cell>
          <table:table-cell table:formula="of:=SUM(['NN - 1C and Entry01 20 times'.C291:.C302])" office:value-type="float" office:value="151" calcext:value-type="float">
            <text:p>151</text:p>
          </table:table-cell>
          <table:table-cell table:formula="of:=SUM(['NN - 1C and Entry01 20 times'.D291:.D302])" office:value-type="float" office:value="181" calcext:value-type="float">
            <text:p>181</text:p>
          </table:table-cell>
          <table:table-cell table:formula="of:=SUM(['NN - 1C and Entry01 20 times'.E291:.E302])" office:value-type="float" office:value="68" calcext:value-type="float">
            <text:p>68</text:p>
          </table:table-cell>
          <table:table-cell table:formula="of:=SUM(['NN - 1C and Entry01 20 times'.F291:.F302])" office:value-type="float" office:value="257" calcext:value-type="float">
            <text:p>257</text:p>
          </table:table-cell>
          <table:table-cell table:formula="of:=SUM(['NN - 1C and Entry01 20 times'.G291:.G302])" office:value-type="float" office:value="238" calcext:value-type="float">
            <text:p>238</text:p>
          </table:table-cell>
          <table:table-cell table:formula="of:=SUM(['NN - 1C and Entry01 20 times'.H291:.H302])" office:value-type="float" office:value="1343" calcext:value-type="float">
            <text:p>1343</text:p>
          </table:table-cell>
          <table:table-cell table:formula="of:=SUM(['NN - 1C and Entry01 20 times'.I291:.I302])" office:value-type="float" office:value="81" calcext:value-type="float">
            <text:p>81</text:p>
          </table:table-cell>
          <table:table-cell table:formula="of:=SUM(['NN - 1C and Entry01 20 times'.J291:.J302])" office:value-type="float" office:value="204" calcext:value-type="float">
            <text:p>204</text:p>
          </table:table-cell>
          <table:table-cell table:formula="of:=SUM(['NN - 1C and Entry01 20 times'.K291:.K302])" office:value-type="float" office:value="0" calcext:value-type="float">
            <text:p>0</text:p>
          </table:table-cell>
          <table:table-cell table:formula="of:=SUM(['NN - 1C and Entry01 20 times'.L291:.L302])" office:value-type="float" office:value="0" calcext:value-type="float">
            <text:p>0</text:p>
          </table:table-cell>
          <table:table-cell table:formula="of:=SUM(['NN - 1C and Entry01 20 times'.M291:.M302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303]*['NN - 1C and Entry01 20 times'.A304]" office:value-type="float" office:value="18148" calcext:value-type="float">
            <text:p>18148</text:p>
          </table:table-cell>
          <table:table-cell table:formula="of:=['NN - 1C and Entry01 20 times'.B303]*['NN - 1C and Entry01 20 times'.B304]" office:value-type="float" office:value="4145" calcext:value-type="float">
            <text:p>4145</text:p>
          </table:table-cell>
          <table:table-cell table:formula="of:=['NN - 1C and Entry01 20 times'.C303]*['NN - 1C and Entry01 20 times'.C304]" office:value-type="float" office:value="149" calcext:value-type="float">
            <text:p>149</text:p>
          </table:table-cell>
          <table:table-cell table:formula="of:=['NN - 1C and Entry01 20 times'.D303]*['NN - 1C and Entry01 20 times'.D304]" office:value-type="float" office:value="41" calcext:value-type="float">
            <text:p>41</text:p>
          </table:table-cell>
          <table:table-cell table:formula="of:=['NN - 1C and Entry01 20 times'.E303]*['NN - 1C and Entry01 20 times'.E304]" office:value-type="float" office:value="68" calcext:value-type="float">
            <text:p>68</text:p>
          </table:table-cell>
          <table:table-cell table:formula="of:=['NN - 1C and Entry01 20 times'.F303]*['NN - 1C and Entry01 20 times'.F304]" office:value-type="float" office:value="248" calcext:value-type="float">
            <text:p>248</text:p>
          </table:table-cell>
          <table:table-cell table:formula="of:=['NN - 1C and Entry01 20 times'.G303]*['NN - 1C and Entry01 20 times'.G304]" office:value-type="float" office:value="238" calcext:value-type="float">
            <text:p>238</text:p>
          </table:table-cell>
          <table:table-cell table:formula="of:=['NN - 1C and Entry01 20 times'.H303]*['NN - 1C and Entry01 20 times'.H304]" office:value-type="float" office:value="1305" calcext:value-type="float">
            <text:p>1305</text:p>
          </table:table-cell>
          <table:table-cell table:formula="of:=['NN - 1C and Entry01 20 times'.I303]*['NN - 1C and Entry01 20 times'.I304]" office:value-type="float" office:value="80" calcext:value-type="float">
            <text:p>80</text:p>
          </table:table-cell>
          <table:table-cell table:formula="of:=['NN - 1C and Entry01 20 times'.J303]*['NN - 1C and Entry01 20 times'.J304]" office:value-type="float" office:value="204" calcext:value-type="float">
            <text:p>204</text:p>
          </table:table-cell>
          <table:table-cell table:formula="of:=['NN - 1C and Entry01 20 times'.K303]*['NN - 1C and Entry01 20 times'.K304]" office:value-type="float" office:value="0" calcext:value-type="float">
            <text:p>0</text:p>
          </table:table-cell>
          <table:table-cell table:formula="of:=['NN - 1C and Entry01 20 times'.L303]*['NN - 1C and Entry01 20 times'.L304]" office:value-type="float" office:value="0" calcext:value-type="float">
            <text:p>0</text:p>
          </table:table-cell>
          <table:table-cell table:formula="of:=['NN - 1C and Entry01 20 times'.M303]*['NN - 1C and Entry01 20 times'.M30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148" calcext:value-type="float">
            <text:p>1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A307]/SUM(['NN - 1C and Entry01 20 times'.A307:.L307])" office:value-type="float" office:value="0.996540552413376" calcext:value-type="float">
            <text:p>0.996540552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B308]/SUM(['NN - 1C and Entry01 20 times'.A308:.L308])" office:value-type="float" office:value="0.999758803666184" calcext:value-type="float">
            <text:p>0.9997588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'NN - 1C and Entry01 20 times'.C309]/SUM(['NN - 1C and Entry01 20 times'.A309:.L30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D310]/SUM(['NN - 1C and Entry01 20 times'.A310:.L310])" office:value-type="float" office:value="0.953488372093023" calcext:value-type="float">
            <text:p>0.953488372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E311]/SUM(['NN - 1C and Entry01 20 times'.A311:.L311])" office:value-type="float" office:value="0.557377049180328" calcext:value-type="float">
            <text:p>0.557377049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F312]/SUM(['NN - 1C and Entry01 20 times'.A312:.L312])" office:value-type="float" office:value="0.153392330383481" calcext:value-type="float">
            <text:p>0.1533923304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'NN - 1C and Entry01 20 times'.G313]/SUM(['NN - 1C and Entry01 20 times'.A313:.L31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H314]/SUM(['NN - 1C and Entry01 20 times'.A314:.L314])" office:value-type="float" office:value="0.989385898407885" calcext:value-type="float">
            <text:p>0.989385898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NN - 1C and Entry01 20 times'.I315]/SUM(['NN - 1C and Entry01 20 times'.A315:.L31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NN - 1C and Entry01 20 times'.J316]/SUM(['NN - 1C and Entry01 20 times'.A316:.L316])" office:value-type="float" office:value="0.990291262135922" calcext:value-type="float">
            <text:p>0.990291262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'NN - 1C and Entry01 20 times'.K317]/SUM(['NN - 1C and Entry01 20 times'.A317:.L31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formula="of:=['NN - 1C and Entry01 20 times'.K318]/SUM(['NN - 1C and Entry01 20 times'.A318:.L31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307]/SUM(['NN - 1C and Entry01 20 times'.A307:.A318])" office:value-type="float" office:value="0.997526521189469" calcext:value-type="float">
            <text:p>0.9975265212</text:p>
          </table:table-cell>
          <table:table-cell table:formula="of:=['NN - 1C and Entry01 20 times'.B308]/SUM(['NN - 1C and Entry01 20 times'.B307:.B318])" office:value-type="float" office:value="0.999517723655655" calcext:value-type="float">
            <text:p>0.9995177237</text:p>
          </table:table-cell>
          <table:table-cell table:formula="of:=['NN - 1C and Entry01 20 times'.C309]/SUM(['NN - 1C and Entry01 20 times'.C307:.C318])" office:value-type="float" office:value="1" calcext:value-type="float">
            <text:p>1</text:p>
          </table:table-cell>
          <table:table-cell table:formula="of:=['NN - 1C and Entry01 20 times'.D310]/SUM(['NN - 1C and Entry01 20 times'.D307:.D318])" office:value-type="float" office:value="0.165991902834008" calcext:value-type="float">
            <text:p>0.1659919028</text:p>
          </table:table-cell>
          <table:table-cell table:formula="of:=['NN - 1C and Entry01 20 times'.E311]/SUM(['NN - 1C and Entry01 20 times'.E307:.E318])" office:value-type="float" office:value="1" calcext:value-type="float">
            <text:p>1</text:p>
          </table:table-cell>
          <table:table-cell table:formula="of:=['NN - 1C and Entry01 20 times'.F312]/SUM(['NN - 1C and Entry01 20 times'.F307:.F318])" office:value-type="float" office:value="0.504854368932039" calcext:value-type="float">
            <text:p>0.5048543689</text:p>
          </table:table-cell>
          <table:table-cell table:formula="of:=['NN - 1C and Entry01 20 times'.G313]/SUM(['NN - 1C and Entry01 20 times'.G307:.G318])" office:value-type="float" office:value="0.99581589958159" calcext:value-type="float">
            <text:p>0.9958158996</text:p>
          </table:table-cell>
          <table:table-cell table:formula="of:=['NN - 1C and Entry01 20 times'.H314]/SUM(['NN - 1C and Entry01 20 times'.H307:.H318])" office:value-type="float" office:value="0.862524785194977" calcext:value-type="float">
            <text:p>0.8625247852</text:p>
          </table:table-cell>
          <table:table-cell office:value-type="float" office:value="0" calcext:value-type="float">
            <text:p>0</text:p>
          </table:table-cell>
          <table:table-cell table:formula="of:=['NN - 1C and Entry01 20 times'.J316]/SUM(['NN - 1C and Entry01 20 times'.J307:.J31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SUM(['NN - 1C and Entry01 20 times'.A307:.A318])" office:value-type="float" office:value="18193" calcext:value-type="float">
            <text:p>18193</text:p>
          </table:table-cell>
          <table:table-cell table:formula="of:=SUM(['NN - 1C and Entry01 20 times'.B307:.B318])" office:value-type="float" office:value="4147" calcext:value-type="float">
            <text:p>4147</text:p>
          </table:table-cell>
          <table:table-cell table:formula="of:=SUM(['NN - 1C and Entry01 20 times'.C307:.C318])" office:value-type="float" office:value="149" calcext:value-type="float">
            <text:p>149</text:p>
          </table:table-cell>
          <table:table-cell table:formula="of:=SUM(['NN - 1C and Entry01 20 times'.D307:.D318])" office:value-type="float" office:value="247" calcext:value-type="float">
            <text:p>247</text:p>
          </table:table-cell>
          <table:table-cell table:formula="of:=SUM(['NN - 1C and Entry01 20 times'.E307:.E318])" office:value-type="float" office:value="68" calcext:value-type="float">
            <text:p>68</text:p>
          </table:table-cell>
          <table:table-cell table:formula="of:=SUM(['NN - 1C and Entry01 20 times'.F307:.F318])" office:value-type="float" office:value="103" calcext:value-type="float">
            <text:p>103</text:p>
          </table:table-cell>
          <table:table-cell table:formula="of:=SUM(['NN - 1C and Entry01 20 times'.G307:.G318])" office:value-type="float" office:value="239" calcext:value-type="float">
            <text:p>239</text:p>
          </table:table-cell>
          <table:table-cell table:formula="of:=SUM(['NN - 1C and Entry01 20 times'.H307:.H318])" office:value-type="float" office:value="1513" calcext:value-type="float">
            <text:p>1513</text:p>
          </table:table-cell>
          <table:table-cell table:formula="of:=SUM(['NN - 1C and Entry01 20 times'.I307:.I318])" office:value-type="float" office:value="0" calcext:value-type="float">
            <text:p>0</text:p>
          </table:table-cell>
          <table:table-cell table:formula="of:=SUM(['NN - 1C and Entry01 20 times'.J307:.J318])" office:value-type="float" office:value="204" calcext:value-type="float">
            <text:p>204</text:p>
          </table:table-cell>
          <table:table-cell table:formula="of:=SUM(['NN - 1C and Entry01 20 times'.K307:.K318])" office:value-type="float" office:value="0" calcext:value-type="float">
            <text:p>0</text:p>
          </table:table-cell>
          <table:table-cell table:formula="of:=SUM(['NN - 1C and Entry01 20 times'.L307:.L318])" office:value-type="float" office:value="0" calcext:value-type="float">
            <text:p>0</text:p>
          </table:table-cell>
          <table:table-cell table:formula="of:=SUM(['NN - 1C and Entry01 20 times'.M307:.M31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formula="of:=['NN - 1C and Entry01 20 times'.A319]*['NN - 1C and Entry01 20 times'.A320]" office:value-type="float" office:value="18148" calcext:value-type="float">
            <text:p>18148</text:p>
          </table:table-cell>
          <table:table-cell table:formula="of:=['NN - 1C and Entry01 20 times'.B319]*['NN - 1C and Entry01 20 times'.B320]" office:value-type="float" office:value="4145" calcext:value-type="float">
            <text:p>4145</text:p>
          </table:table-cell>
          <table:table-cell table:formula="of:=['NN - 1C and Entry01 20 times'.C319]*['NN - 1C and Entry01 20 times'.C320]" office:value-type="float" office:value="149" calcext:value-type="float">
            <text:p>149</text:p>
          </table:table-cell>
          <table:table-cell table:formula="of:=['NN - 1C and Entry01 20 times'.D319]*['NN - 1C and Entry01 20 times'.D320]" office:value-type="float" office:value="41" calcext:value-type="float">
            <text:p>41</text:p>
          </table:table-cell>
          <table:table-cell table:formula="of:=['NN - 1C and Entry01 20 times'.E319]*['NN - 1C and Entry01 20 times'.E320]" office:value-type="float" office:value="68" calcext:value-type="float">
            <text:p>68</text:p>
          </table:table-cell>
          <table:table-cell table:formula="of:=['NN - 1C and Entry01 20 times'.F319]*['NN - 1C and Entry01 20 times'.F320]" office:value-type="float" office:value="52" calcext:value-type="float">
            <text:p>52</text:p>
          </table:table-cell>
          <table:table-cell table:formula="of:=['NN - 1C and Entry01 20 times'.G319]*['NN - 1C and Entry01 20 times'.G320]" office:value-type="float" office:value="238" calcext:value-type="float">
            <text:p>238</text:p>
          </table:table-cell>
          <table:table-cell table:formula="of:=['NN - 1C and Entry01 20 times'.H319]*['NN - 1C and Entry01 20 times'.H320]" office:value-type="float" office:value="1305" calcext:value-type="float">
            <text:p>1305</text:p>
          </table:table-cell>
          <table:table-cell table:formula="of:=['NN - 1C and Entry01 20 times'.I319]*['NN - 1C and Entry01 20 times'.I320]" office:value-type="float" office:value="0" calcext:value-type="float">
            <text:p>0</text:p>
          </table:table-cell>
          <table:table-cell table:formula="of:=['NN - 1C and Entry01 20 times'.J319]*['NN - 1C and Entry01 20 times'.J320]" office:value-type="float" office:value="204" calcext:value-type="float">
            <text:p>204</text:p>
          </table:table-cell>
          <table:table-cell table:formula="of:=['NN - 1C and Entry01 20 times'.K319]*['NN - 1C and Entry01 20 times'.K320]" office:value-type="float" office:value="0" calcext:value-type="float">
            <text:p>0</text:p>
          </table:table-cell>
          <table:table-cell table:formula="of:=['NN - 1C and Entry01 20 times'.L319]*['NN - 1C and Entry01 20 times'.L320]" office:value-type="float" office:value="0" calcext:value-type="float">
            <text:p>0</text:p>
          </table:table-cell>
          <table:table-cell table:formula="of:=['NN - 1C and Entry01 20 times'.M319]*['NN - 1C and Entry01 20 times'.M320]" office:value-type="string" office:string-value="" calcext:value-type="error">
            <text:p>#DIV/0!</text:p>
          </table:table-cell>
          <table:table-cell table:number-columns-repeated="1011"/>
        </table:table-row>
      </table:table>
      <table:table table:name="NB + K - SingleDay" table:style-name="ta1"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CROSSVALIDATIO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11)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model: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econds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formula="of:===" office:value-type="string" office:string-value="" calcext:value-type="error">
            <text:p>Err:510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cross-validation</text:p>
          </table:table-cell>
          <table:table-cell table:formula="of:===" office:value-type="string" office:string-value="" calcext:value-type="error">
            <text:p>Err:510</text:p>
          </table:table-cell>
          <table:table-cell table:number-columns-repeated="13"/>
        </table:table-row>
        <table:table-row table:style-name="ro1">
          <table:table-cell table:formula="of:===" office:value-type="string" office:string-value="" calcext:value-type="error">
            <text:p>Err:510</text:p>
          </table:table-cell>
          <table:table-cell office:value-type="string" calcext:value-type="string">
            <text:p>Summary</text:p>
          </table:table-cell>
          <table:table-cell table:formula="of:===" office:value-type="string" office:string-value="" calcext:value-type="error">
            <text:p>Err:51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371152" calcext:value-type="float">
            <text:p>371152</text:p>
          </table:table-cell>
          <table:table-cell office:value-type="float" office:value="98.3116" calcext:value-type="float">
            <text:p>98.3116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6374" calcext:value-type="float">
            <text:p>6374</text:p>
          </table:table-cell>
          <table:table-cell office:value-type="float" office:value="1.6884" calcext:value-type="float">
            <text:p>1.6884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statistic</text:p>
          </table:table-cell>
          <table:table-cell office:value-type="float" office:value="0.9295" calcext:value-type="float">
            <text:p>0.9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0.0031" calcext:value-type="float">
            <text:p>0.00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0.0471" calcext:value-type="float">
            <text:p>0.04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7.9153" calcext:value-type="float">
            <text:p>7.9153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33.4364" calcext:value-type="float">
            <text:p>33.4364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ances</text:p>
          </table:table-cell>
          <table:table-cell office:value-type="float" office:value="377526" calcext:value-type="float">
            <text:p>37752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formula="of:===" office:value-type="string" office:string-value="" calcext:value-type="error">
            <text:p>Err:510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Class</text:p>
          </table:table-cell>
          <table:table-cell table:formula="of:===" office:value-type="string" office:string-value="" calcext:value-type="error">
            <text:p>Err:510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PRate</text:p>
          </table:table-cell>
          <table:table-cell office:value-type="string" calcext:value-type="string">
            <text:p>FPRa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las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94" calcext:value-type="float">
            <text:p>0.994</text:p>
          </table:table-cell>
          <table:table-cell office:value-type="float" office:value="0.028" calcext:value-type="float">
            <text:p>0.028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62" calcext:value-type="float">
            <text:p>0.962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WWW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966" calcext:value-type="float">
            <text:p>0.966</text:p>
          </table:table-cell>
          <table:table-cell office:value-type="float" office:value="0.99" calcext:value-type="float">
            <text:p>0.99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6" calcext:value-type="float">
            <text:p>0.976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string" calcext:value-type="string">
            <text:p>MAIL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3" calcext:value-type="float">
            <text:p>0.923</text:p>
          </table:table-cell>
          <table:table-cell office:value-type="float" office:value="0.78" calcext:value-type="float">
            <text:p>0.7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7" calcext:value-type="float">
            <text:p>0.84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FTP-CONTROL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22" calcext:value-type="float">
            <text:p>0.5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5" calcext:value-type="float">
            <text:p>0.875</text:p>
          </table:table-cell>
          <table:table-cell office:value-type="float" office:value="0.522" calcext:value-type="float">
            <text:p>0.52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4" calcext:value-type="float">
            <text:p>0.674</text:p>
          </table:table-cell>
          <table:table-cell office:value-type="float" office:value="0.998" calcext:value-type="float">
            <text:p>0.998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FTP-PASV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03" calcext:value-type="float">
            <text:p>0.7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531" calcext:value-type="float">
            <text:p>0.531</text:p>
          </table:table-cell>
          <table:table-cell office:value-type="float" office:value="0.703" calcext:value-type="float">
            <text:p>0.703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9" calcext:value-type="float">
            <text:p>0.609</text:p>
          </table:table-cell>
          <table:table-cell office:value-type="float" office:value="0.894" calcext:value-type="float">
            <text:p>0.894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ATTACK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62" calcext:value-type="float">
            <text:p>0.662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62" calcext:value-type="float">
            <text:p>0.662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P2P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88" calcext:value-type="float">
            <text:p>0.988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988" calcext:value-type="float">
            <text:p>0.988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7" calcext:value-type="float">
            <text:p>0.94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ATABAS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39" calcext:value-type="float">
            <text:p>0.939</text:p>
          </table:table-cell>
          <table:table-cell office:value-type="float" office:value="0.002" calcext:value-type="float">
            <text:p>0.002</text:p>
          </table:table-cell>
          <table:table-cell office:value-type="float" office:value="0.88" calcext:value-type="float">
            <text:p>0.88</text:p>
          </table:table-cell>
          <table:table-cell office:value-type="float" office:value="0.939" calcext:value-type="float">
            <text:p>0.939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7" calcext:value-type="float">
            <text:p>0.90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FTP-DATA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float" office:value="0.832" calcext:value-type="float">
            <text:p>0.832</text:p>
          </table:table-cell>
          <table:table-cell office:value-type="float" office:value="0.481" calcext:value-type="float">
            <text:p>0.481</text:p>
          </table:table-cell>
          <table:table-cell office:value-type="float" office:value="0.609" calcext:value-type="float">
            <text:p>0.609</text:p>
          </table:table-cell>
          <table:table-cell office:value-type="float" office:value="0.632" calcext:value-type="float">
            <text:p>0.632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MULTIMEDIA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05" calcext:value-type="float">
            <text:p>0.9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666" calcext:value-type="float">
            <text:p>0.666</text:p>
          </table:table-cell>
          <table:table-cell office:value-type="float" office:value="0.905" calcext:value-type="float">
            <text:p>0.905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5" calcext:value-type="float">
            <text:p>0.77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SERVICES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office:value-type="float" office:value="0.943" calcext:value-type="float">
            <text:p>0.943</text:p>
          </table:table-cell>
          <table:table-cell office:value-type="float" office:value="0.455" calcext:value-type="float">
            <text:p>0.455</text:p>
          </table:table-cell>
          <table:table-cell office:value-type="float" office:value="0.613" calcext:value-type="float">
            <text:p>0.613</text:p>
          </table:table-cell>
          <table:table-cell office:value-type="float" office:value="0.655" calcext:value-type="float">
            <text:p>0.655</text:p>
          </table:table-cell>
          <table:table-cell office:value-type="float" office:value="0.999" calcext:value-type="float">
            <text:p>0.999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INTERACTIV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office:value-type="float" office:value="0.707" calcext:value-type="float">
            <text:p>0.707</text:p>
          </table:table-cell>
          <table:table-cell office:value-type="float" office:value="0.88" calcext:value-type="float">
            <text:p>0.88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.</text:p>
          </table:table-cell>
          <table:table-cell office:value-type="float" office:value="0.983" calcext:value-type="float">
            <text:p>0.983</text:p>
          </table:table-cell>
          <table:table-cell office:value-type="float" office:value="0.025" calcext:value-type="float">
            <text:p>0.025</text:p>
          </table:table-cell>
          <table:table-cell office:value-type="float" office:value="0.984" calcext:value-type="float">
            <text:p>0.984</text:p>
          </table:table-cell>
          <table:table-cell table:number-columns-repeated="2" office:value-type="float" office:value="0.983" calcext:value-type="float">
            <text:p>0.983</text:p>
          </table:table-cell>
          <table:table-cell office:value-type="float" office:value="0.954" calcext:value-type="float">
            <text:p>0.954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2" calcext:value-type="float">
            <text:p>0.992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formula="of:===" office:value-type="string" office:string-value="" calcext:value-type="error">
            <text:p>Err:510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Matrix</text:p>
          </table:table-cell>
          <table:table-cell table:formula="of:===" office:value-type="string" office:string-value="" calcext:value-type="error">
            <text:p>Err:51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lt;--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/>
          <table:table-cell office:value-type="float" office:value="326153" calcext:value-type="float">
            <text:p>326153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84" calcext:value-type="float">
            <text:p>78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8277" calcext:value-type="float">
            <text:p>28277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51" calcext:value-type="float">
            <text:p>651</text:p>
          </table:table-cell>
          <table:table-cell office:value-type="float" office:value="2381" calcext:value-type="float">
            <text:p>23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CONTROL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PASV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61" calcext:value-type="float">
            <text:p>12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1387" calcext:value-type="float">
            <text:p>138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2P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ATABASE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445" calcext:value-type="float">
            <text:p>544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DATA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TERACTIVE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AMES</text:p>
          </table:table-cell>
        </table:table-row>
      </table:table>
      <table:table table:name="NB + K - Displaced" table:style-name="ta1"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TOTALAPPE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NTRY12</text:p>
          </table:table-cell>
          <table:table-cell office:value-type="string" calcext:value-type="string">
            <text:p>(NB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)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model: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econds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Evaluati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upplie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et:</text:p>
          </table:table-cell>
          <table:table-cell office:value-type="float" office:value="15.04" calcext:value-type="float">
            <text:p>15.04</text:p>
          </table:table-cell>
          <table:table-cell office:value-type="string" calcext:value-type="string">
            <text:p>seconds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Summary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18579" calcext:value-type="float">
            <text:p>18579</text:p>
          </table:table-cell>
          <table:table-cell office:value-type="float" office:value="94.6652" calcext:value-type="float">
            <text:p>94.6652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1047" calcext:value-type="float">
            <text:p>1047</text:p>
          </table:table-cell>
          <table:table-cell office:value-type="float" office:value="5.3348" calcext:value-type="float">
            <text:p>5.3348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statistic</text:p>
          </table:table-cell>
          <table:table-cell office:value-type="float" office:value="0.8452" calcext:value-type="float">
            <text:p>0.84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0.0864" calcext:value-type="float">
            <text:p>0.08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18.3856" calcext:value-type="float">
            <text:p>18.3856</text:p>
          </table:table-cell>
          <table:table-cell office:value-type="string" calcext:value-type="string">
            <text:p>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49.5682" calcext:value-type="float">
            <text:p>49.5682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ances</text:p>
          </table:table-cell>
          <table:table-cell office:value-type="float" office:value="19626" calcext:value-type="float">
            <text:p>196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etail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Class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P Rate</text:p>
          </table:table-cell>
          <table:table-cell office:value-type="string" calcext:value-type="string">
            <text:p>FP Ra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lass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4" calcext:value-type="float">
            <text:p>0.9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973" calcext:value-type="float">
            <text:p>0.973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4" calcext:value-type="float">
            <text:p>0.984</text:p>
          </table:table-cell>
          <table:table-cell office:value-type="float" office:value="0.918" calcext:value-type="float">
            <text:p>0.91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WWW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84" calcext:value-type="float">
            <text:p>0.884</text:p>
          </table:table-cell>
          <table:table-cell office:value-type="float" office:value="0.017" calcext:value-type="float">
            <text:p>0.017</text:p>
          </table:table-cell>
          <table:table-cell office:value-type="float" office:value="0.843" calcext:value-type="float">
            <text:p>0.843</text:p>
          </table:table-cell>
          <table:table-cell office:value-type="float" office:value="0.884" calcext:value-type="float">
            <text:p>0.884</text:p>
          </table:table-cell>
          <table:table-cell office:value-type="float" office:value="0.863" calcext:value-type="float">
            <text:p>0.863</text:p>
          </table:table-cell>
          <table:table-cell office:value-type="float" office:value="0.849" calcext:value-type="float">
            <text:p>0.84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74" calcext:value-type="float">
            <text:p>0.974</text:p>
          </table:table-cell>
          <table:table-cell office:value-type="string" calcext:value-type="string">
            <text:p>MAIL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933" calcext:value-type="float">
            <text:p>0.93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92" calcext:value-type="float">
            <text:p>0.092</text:p>
          </table:table-cell>
          <table:table-cell office:value-type="float" office:value="0.211" calcext:value-type="float">
            <text:p>0.21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FTP-CONTROL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26" calcext:value-type="float">
            <text:p>0.4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5" calcext:value-type="float">
            <text:p>0.955</text:p>
          </table:table-cell>
          <table:table-cell office:value-type="float" office:value="0.426" calcext:value-type="float">
            <text:p>0.426</text:p>
          </table:table-cell>
          <table:table-cell office:value-type="float" office:value="0.589" calcext:value-type="float">
            <text:p>0.589</text:p>
          </table:table-cell>
          <table:table-cell office:value-type="float" office:value="0.63" calcext:value-type="float">
            <text:p>0.6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28" calcext:value-type="float">
            <text:p>0.928</text:p>
          </table:table-cell>
          <table:table-cell office:value-type="string" calcext:value-type="string">
            <text:p>FTP-PASV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TTAC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59" calcext:value-type="float">
            <text:p>0.85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5" calcext:value-type="float">
            <text:p>0.955</text:p>
          </table:table-cell>
          <table:table-cell office:value-type="float" office:value="0.859" calcext:value-type="float">
            <text:p>0.859</text:p>
          </table:table-cell>
          <table:table-cell table:number-columns-repeated="2" office:value-type="float" office:value="0.904" calcext:value-type="float">
            <text:p>0.90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P2P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4" calcext:value-type="float">
            <text:p>0.964</text:p>
          </table:table-cell>
          <table:table-cell table:number-columns-repeated="2" office:value-type="float" office:value="0.974" calcext:value-type="float">
            <text:p>0.974</text:p>
          </table:table-cell>
          <table:table-cell office:value-type="float" office:value="1" calcext:value-type="float">
            <text:p>1</text:p>
          </table:table-cell>
          <table:table-cell office:value-type="float" office:value="0.984" calcext:value-type="float">
            <text:p>0.984</text:p>
          </table:table-cell>
          <table:table-cell office:value-type="string" calcext:value-type="string">
            <text:p>FTP-DATA</text:p>
          </table:table-cell>
          <table:table-cell table:number-columns-repeated="8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MULTIMEDIA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92" calcext:value-type="float">
            <text:p>0.992</text:p>
          </table:table-cell>
          <table:table-cell office:value-type="float" office:value="0.012" calcext:value-type="float">
            <text:p>0.012</text:p>
          </table:table-cell>
          <table:table-cell office:value-type="float" office:value="0.346" calcext:value-type="float">
            <text:p>0.346</text:p>
          </table:table-cell>
          <table:table-cell office:value-type="float" office:value="0.992" calcext:value-type="float">
            <text:p>0.992</text:p>
          </table:table-cell>
          <table:table-cell office:value-type="float" office:value="0.513" calcext:value-type="float">
            <text:p>0.513</text:p>
          </table:table-cell>
          <table:table-cell office:value-type="float" office:value="0.582" calcext:value-type="float">
            <text:p>0.582</text:p>
          </table:table-cell>
          <table:table-cell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SERVICES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6" calcext:value-type="float">
            <text:p>0.866</text:p>
          </table:table-cell>
          <table:table-cell office:value-type="float" office:value="0.991" calcext:value-type="float">
            <text:p>0.991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INTERACTIVE</text:p>
          </table:table-cell>
          <table:table-cell table:number-columns-repeated="8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GAM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.</text:p>
          </table:table-cell>
          <table:table-cell office:value-type="float" office:value="0.947" calcext:value-type="float">
            <text:p>0.947</text:p>
          </table:table-cell>
          <table:table-cell office:value-type="float" office:value="0.085" calcext:value-type="float">
            <text:p>0.085</text:p>
          </table:table-cell>
          <table:table-cell office:value-type="float" office:value="0.957" calcext:value-type="float">
            <text:p>0.957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1" calcext:value-type="float">
            <text:p>0.941</text:p>
          </table:table-cell>
          <table:table-cell office:value-type="float" office:value="0.891" calcext:value-type="float">
            <text:p>0.89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2" calcext:value-type="float">
            <text:p>0.992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Confusion</text:p>
          </table:table-cell>
          <table:table-cell office:value-type="string" calcext:value-type="string">
            <text:p>Matrix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lt;--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02" calcext:value-type="float">
            <text:p>155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WWW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MAI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TP-CONTROL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FTP-PASV</text:p>
          </table:table-cell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ATTACK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P2P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DATABASE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FTP-DATA</text:p>
          </table:table-cell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MULTIMEDIA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SERVIC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INTERACTIVE</text:p>
          </table:table-cell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GAMES</text:p>
          </table:table-cell>
        </table:table-row>
      </table:table>
      <table:table table:name="J48 - Single Day" table:style-name="ta1"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J4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(CONTR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OSSVALIDATION)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>
          <table:table-cell table:style-name="ce1"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model:</text:p>
          </table:table-cell>
          <table:table-cell office:value-type="float" office:value="609.2" calcext:value-type="float">
            <text:p>609.2</text:p>
          </table:table-cell>
          <table:table-cell office:value-type="string" calcext:value-type="string">
            <text:p>seconds</text:p>
          </table:table-cell>
          <table:table-cell table:number-columns-repeated="10"/>
        </table:table-row>
        <table:table-row table:style-name="ro2" table:number-rows-repeated="2">
          <table:table-cell table:style-name="ce1"/>
          <table:table-cell table:number-columns-repeated="16"/>
        </table:table-row>
        <table:table-row table:style-name="ro2">
          <table:table-cell table:style-name="ce1" office:value-type="string" calcext:value-type="string">
            <text:p>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376906" calcext:value-type="float">
            <text:p>376906</text:p>
          </table:table-cell>
          <table:table-cell office:value-type="float" office:value="99.8358" calcext:value-type="float">
            <text:p>99.8358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In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620" calcext:value-type="float">
            <text:p>620</text:p>
          </table:table-cell>
          <table:table-cell office:value-type="float" office:value="0.1642" calcext:value-type="float">
            <text:p>0.1642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Kappa</text:p>
          </table:table-cell>
          <table:table-cell office:value-type="string" calcext:value-type="string">
            <text:p>statistic</text:p>
          </table:table-cell>
          <table:table-cell office:value-type="float" office:value="0.9931" calcext:value-type="float">
            <text:p>0.993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ean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0.0004" calcext:value-type="float">
            <text:p>0.0004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Roo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0.0162" calcext:value-type="float">
            <text:p>0.0162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Relativ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1.0649" calcext:value-type="float">
            <text:p>1.0649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Root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11.5124" calcext:value-type="float">
            <text:p>11.5124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ances</text:p>
          </table:table-cell>
          <table:table-cell office:value-type="float" office:value="377526" calcext:value-type="float">
            <text:p>377526</text:p>
          </table:table-cell>
          <table:table-cell table:number-columns-repeated="12"/>
        </table:table-row>
        <table:table-row table:style-name="ro2">
          <table:table-cell table:style-name="ce1"/>
          <table:table-cell table:number-columns-repeated="16"/>
        </table:table-row>
        <table:table-row table:style-name="ro2">
          <table:table-cell table:style-name="ce1" office:value-type="string" calcext:value-type="string">
            <text:p>Err:510</text:p>
          </table:table-cell>
          <table:table-cell table:number-columns-repeated="16"/>
        </table:table-row>
        <table:table-row table:style-name="ro2">
          <table:table-cell table:style-name="ce1"/>
          <table:table-cell table:number-columns-repeated="16"/>
        </table:table-row>
        <table:table-row table:style-name="ro2">
          <table:table-cell table:style-name="ce1"/>
          <table:table-cell office:value-type="string" calcext:value-type="string">
            <text:p>TPRate</text:p>
          </table:table-cell>
          <table:table-cell office:value-type="string" calcext:value-type="string">
            <text:p>FPRa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lass</text:p>
          </table:table-cell>
          <table:table-cell table:number-columns-repeated="5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WWW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MAIL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FTP-CONTROL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float" office:value="0.985" calcext:value-type="float">
            <text:p>0.985</text:p>
          </table:table-cell>
          <table:table-cell office:value-type="float" office:value="0" calcext:value-type="float">
            <text:p>0</text:p>
          </table:table-cell>
          <table:table-cell office:value-type="float" office:value="0.974" calcext:value-type="float">
            <text:p>0.974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2" calcext:value-type="float">
            <text:p>0.992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FTP-PASV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office:value-type="float" office:value="0.958" calcext:value-type="float">
            <text:p>0.958</text:p>
          </table:table-cell>
          <table:table-cell office:value-type="float" office:value="0.811" calcext:value-type="float">
            <text:p>0.8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1" calcext:value-type="float">
            <text:p>0.881</text:p>
          </table:table-cell>
          <table:table-cell office:value-type="float" office:value="0.916" calcext:value-type="float">
            <text:p>0.916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ATTACK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7" calcext:value-type="float">
            <text:p>0.977</text:p>
          </table:table-cell>
          <table:table-cell table:number-columns-repeated="2" office:value-type="float" office:value="0.973" calcext:value-type="float">
            <text:p>0.97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9" calcext:value-type="float">
            <text:p>0.949</text:p>
          </table:table-cell>
          <table:table-cell office:value-type="string" calcext:value-type="string">
            <text:p>P2P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string" calcext:value-type="string">
            <text:p>DATABASE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TP-DATA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float" office:value="0.969" calcext:value-type="float">
            <text:p>0.969</text:p>
          </table:table-cell>
          <table:table-cell office:value-type="float" office:value="0" calcext:value-type="float">
            <text:p>0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9" calcext:value-type="float">
            <text:p>0.969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MULTIMEDIA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float" office:value="0.993" calcext:value-type="float">
            <text:p>0.993</text:p>
          </table:table-cell>
          <table:table-cell office:value-type="float" office:value="0" calcext:value-type="float">
            <text:p>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SERVICES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INTERACTIVE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.423" calcext:value-type="float">
            <text:p>0.423</text:p>
          </table:table-cell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Weighted</text:p>
          </table:table-cell>
          <table:table-cell office:value-type="string" calcext:value-type="string">
            <text:p>Avg.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.998" calcext:value-type="float">
            <text:p>0.998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7" calcext:value-type="float">
            <text:p>0.997</text:p>
          </table:table-cell>
          <table:table-cell table:number-columns-repeated="7"/>
        </table:table-row>
        <table:table-row table:style-name="ro2">
          <table:table-cell table:style-name="ce1"/>
          <table:table-cell table:number-columns-repeated="16"/>
        </table:table-row>
        <table:table-row table:style-name="ro2">
          <table:table-cell table:style-name="ce1" office:value-type="string" calcext:value-type="string">
            <text:p>Err:510</text:p>
          </table:table-cell>
          <table:table-cell table:number-columns-repeated="16"/>
        </table:table-row>
        <table:table-row table:style-name="ro2">
          <table:table-cell table:style-name="ce1"/>
          <table:table-cell table:number-columns-repeated="16"/>
        </table:table-row>
        <table:table-row table:style-name="ro2">
          <table:table-cell table:style-name="ce1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lt;--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2">
          <table:table-cell table:style-name="ce1"/>
          <table:table-cell office:value-type="float" office:value="327961" calcext:value-type="float">
            <text:p>3279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WW</text:p>
          </table:table-cell>
        </table:table-row>
        <table:table-row table:style-name="ro2"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28548" calcext:value-type="float">
            <text:p>28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IL</text:p>
          </table:table-cell>
        </table:table-row>
        <table:table-row table:style-name="ro2">
          <table:table-cell table:style-name="ce1"/>
          <table:table-cell table:number-columns-repeated="2" office:value-type="float" office:value="0" calcext:value-type="float">
            <text:p>0</text:p>
          </table:table-cell>
          <table:table-cell office:value-type="float" office:value="3051" calcext:value-type="float">
            <text:p>3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CONTROL</text:p>
          </table:table-cell>
        </table:table-row>
        <table:table-row table:style-name="ro2">
          <table:table-cell table:style-name="ce1"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PASV</text:p>
          </table:table-cell>
        </table:table-row>
        <table:table-row table:style-name="ro2">
          <table:table-cell table:style-name="ce1"/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TTACK</text:p>
          </table:table-cell>
        </table:table-row>
        <table:table-row table:style-name="ro2">
          <table:table-cell table:style-name="ce1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2P</text:p>
          </table:table-cell>
        </table:table-row>
        <table:table-row table:style-name="ro2">
          <table:table-cell table:style-name="ce1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43" calcext:value-type="float">
            <text:p>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ATABASE</text:p>
          </table:table-cell>
        </table:table-row>
        <table:table-row table:style-name="ro2">
          <table:table-cell table:style-name="ce1"/>
          <table:table-cell table:number-columns-repeated="7" office:value-type="float" office:value="0" calcext:value-type="float">
            <text:p>0</text:p>
          </table:table-cell>
          <table:table-cell office:value-type="float" office:value="5797" calcext:value-type="float">
            <text:p>57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DATA</text:p>
          </table:table-cell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ULTIMEDIA</text:p>
          </table:table-cell>
        </table:table-row>
        <table:table-row table:style-name="ro2">
          <table:table-cell table:style-name="ce1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RVICES</text:p>
          </table:table-cell>
        </table:table-row>
        <table:table-row table:style-name="ro2">
          <table:table-cell table:style-name="ce1"/>
          <table:table-cell table:number-columns-repeated="1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TERACTIVE</text:p>
          </table:table-cell>
        </table:table-row>
        <table:table-row table:style-name="ro2">
          <table:table-cell table:style-name="ce1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AMES</text:p>
          </table:table-cell>
        </table:table-row>
        <table:table-row table:style-name="ro2" table:number-rows-repeated="2">
          <table:table-cell table:style-name="ce1"/>
          <table:table-cell table:number-columns-repeated="16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J48</text:p>
          </table:table-cell>
          <table:table-cell office:value-type="string" calcext:value-type="string">
            <text:p>TOTALAPPEND</text:p>
          </table:table-cell>
          <table:table-cell office:value-type="string" calcext:value-type="string">
            <text:p>CROSSVALIDATION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U</text:p>
          </table:table-cell>
          <table:table-cell table:style-name="ce7" office:value-type="string" calcext:value-type="string">
            <text:p>(1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:51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376662" calcext:value-type="float">
            <text:p>376662</text:p>
          </table:table-cell>
          <table:table-cell office:value-type="float" office:value="99.7711" calcext:value-type="float">
            <text:p>99.7711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864" calcext:value-type="float">
            <text:p>864</text:p>
          </table:table-cell>
          <table:table-cell office:value-type="float" office:value="0.2289" calcext:value-type="float">
            <text:p>0.2289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statistic</text:p>
          </table:table-cell>
          <table:table-cell office:value-type="float" office:value="0.9904" calcext:value-type="float">
            <text:p>0.99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0.0007" calcext:value-type="float">
            <text:p>0.00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0.0191" calcext:value-type="float">
            <text:p>0.01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1.6663" calcext:value-type="float">
            <text:p>1.6663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13.5765" calcext:value-type="float">
            <text:p>13.5765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ances</text:p>
          </table:table-cell>
          <table:table-cell office:value-type="float" office:value="377526" calcext:value-type="float">
            <text:p>37752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rr:51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PRate</text:p>
          </table:table-cell>
          <table:table-cell office:value-type="string" calcext:value-type="string">
            <text:p>FPRa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las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WWW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L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FTP-CONTROL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953" calcext:value-type="float">
            <text:p>0.95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66" calcext:value-type="float">
            <text:p>0.966</text:p>
          </table:table-cell>
          <table:table-cell office:value-type="float" office:value="0.993" calcext:value-type="float">
            <text:p>0.993</text:p>
          </table:table-cell>
          <table:table-cell office:value-type="float" office:value="0.954" calcext:value-type="float">
            <text:p>0.954</text:p>
          </table:table-cell>
          <table:table-cell office:value-type="string" calcext:value-type="string">
            <text:p>FTP-PASV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13" calcext:value-type="float">
            <text:p>0.713</text:p>
          </table:table-cell>
          <table:table-cell office:value-type="float" office:value="0" calcext:value-type="float">
            <text:p>0</text:p>
          </table:table-cell>
          <table:table-cell office:value-type="float" office:value="0.973" calcext:value-type="float">
            <text:p>0.973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74" calcext:value-type="float">
            <text:p>0.874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ATTACK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73" calcext:value-type="float">
            <text:p>0.973</text:p>
          </table:table-cell>
          <table:table-cell office:value-type="float" office:value="0" calcext:value-type="float">
            <text:p>0</text:p>
          </table:table-cell>
          <table:table-cell office:value-type="float" office:value="0.962" calcext:value-type="float">
            <text:p>0.962</text:p>
          </table:table-cell>
          <table:table-cell office:value-type="float" office:value="0.973" calcext:value-type="float">
            <text:p>0.973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P2P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table:number-columns-repeated="3"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DATABAS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94" calcext:value-type="float">
            <text:p>0.994</text:p>
          </table:table-cell>
          <table:table-cell office:value-type="float" office:value="0" calcext:value-type="float">
            <text:p>0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.991" calcext:value-type="float">
            <text:p>0.99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FTP-DATA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 office:value-type="float" office:value="0.969" calcext:value-type="float">
            <text:p>0.969</text:p>
          </table:table-cell>
          <table:table-cell office:value-type="float" office:value="0.967" calcext:value-type="float">
            <text:p>0.967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.992" calcext:value-type="float">
            <text:p>0.992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MULTIMEDIA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94" calcext:value-type="float">
            <text:p>0.994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.997" calcext:value-type="float">
            <text:p>0.99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SERVICE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INTERACTIV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3" calcext:value-type="float">
            <text:p>0.783</text:p>
          </table:table-cell>
          <table:table-cell office:value-type="float" office:value="0.937" calcext:value-type="float">
            <text:p>0.937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.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9" calcext:value-type="float">
            <text:p>0.009</text:p>
          </table:table-cell>
          <table:table-cell table:number-columns-repeated="3" office:value-type="float" office:value="0.998" calcext:value-type="float">
            <text:p>0.998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6" calcext:value-type="float">
            <text:p>0.996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rr:51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lt;--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/>
          <table:table-cell office:value-type="float" office:value="327944" calcext:value-type="float">
            <text:p>327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554" calcext:value-type="float">
            <text:p>285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CONTROL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3" calcext:value-type="float">
            <text:p>2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PASV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38" calcext:value-type="float">
            <text:p>203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2P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43" calcext:value-type="float">
            <text:p>26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ATABAS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62" calcext:value-type="float">
            <text:p>57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DATA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7" calcext:value-type="float">
            <text:p>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TERACTIVE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AMES</text:p>
          </table:table-cell>
        </table:table-row>
      </table:table>
      <table:table table:name="J48 - Displaced" table:style-name="ta1"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NT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J48)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Summary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19548" calcext:value-type="float">
            <text:p>19548</text:p>
          </table:table-cell>
          <table:table-cell office:value-type="float" office:value="99.6026" calcext:value-type="float">
            <text:p>99.6026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78" calcext:value-type="float">
            <text:p>78</text:p>
          </table:table-cell>
          <table:table-cell office:value-type="float" office:value="0.3974" calcext:value-type="float">
            <text:p>0.3974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statistic</text:p>
          </table:table-cell>
          <table:table-cell office:value-type="float" office:value="0.9889" calcext:value-type="float">
            <text:p>0.98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0.0009" calcext:value-type="float">
            <text:p>0.0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0.0252" calcext:value-type="float">
            <text:p>0.02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1.8673" calcext:value-type="float">
            <text:p>1.8673</text:p>
          </table:table-cell>
          <table:table-cell office:value-type="string" calcext:value-type="string">
            <text:p>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14.4904" calcext:value-type="float">
            <text:p>14.4904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ances</text:p>
          </table:table-cell>
          <table:table-cell office:value-type="float" office:value="19626" calcext:value-type="float">
            <text:p>196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etail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Class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9" calcext:value-type="float">
            <text:p>0.999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WWW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MAIL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string" calcext:value-type="string">
            <text:p>FTP-CONTROL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65" calcext:value-type="float">
            <text:p>0.96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0.977" calcext:value-type="float">
            <text:p>0.977</text:p>
          </table:table-cell>
          <table:table-cell office:value-type="float" office:value="0.973" calcext:value-type="float">
            <text:p>0.973</text:p>
          </table:table-cell>
          <table:table-cell office:value-type="float" office:value="0.956" calcext:value-type="float">
            <text:p>0.956</text:p>
          </table:table-cell>
          <table:table-cell office:value-type="string" calcext:value-type="string">
            <text:p>FTP-PASV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TTAC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0.967" calcext:value-type="float">
            <text:p>0.967</text:p>
          </table:table-cell>
          <table:table-cell office:value-type="float" office:value="0.879" calcext:value-type="float">
            <text:p>0.879</text:p>
          </table:table-cell>
          <table:table-cell table:number-columns-repeated="2" office:value-type="float" office:value="0.921" calcext:value-type="float">
            <text:p>0.9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P2P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DATABASE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TP-DATA</text:p>
          </table:table-cell>
          <table:table-cell table:number-columns-repeated="8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MULTIMEDI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INTERACTIVE</text:p>
          </table:table-cell>
          <table:table-cell table:number-columns-repeated="8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GAM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.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6" calcext:value-type="float">
            <text:p>0.006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.996" calcext:value-type="float">
            <text:p>0.996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2" calcext:value-type="float">
            <text:p>0.992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Confusion</text:p>
          </table:table-cell>
          <table:table-cell office:value-type="string" calcext:value-type="string">
            <text:p>Matrix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lt;--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82" calcext:value-type="float">
            <text:p>155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WWW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MAIL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TP-CONTROL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FTP-PASV</text:p>
          </table:table-cell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ATTAC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P2P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DATABASE</text:p>
          </table:table-cell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FTP-DATA</text:p>
          </table:table-cell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MULTIMEDIA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SERVICES</text:p>
          </table:table-cell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INTERACTIVE</text:p>
          </table:table-cell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GAMES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U</text:p>
          </table:table-cell>
          <table:table-cell table:style-name="ce7" office:value-type="string" calcext:value-type="string">
            <text:p>(11)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rr:51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19399" calcext:value-type="float">
            <text:p>19399</text:p>
          </table:table-cell>
          <table:table-cell office:value-type="float" office:value="98.8434" calcext:value-type="float">
            <text:p>98.8434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correctly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Instances</text:p>
          </table:table-cell>
          <table:table-cell office:value-type="float" office:value="227" calcext:value-type="float">
            <text:p>227</text:p>
          </table:table-cell>
          <table:table-cell office:value-type="float" office:value="1.1566" calcext:value-type="float">
            <text:p>1.1566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statistic</text:p>
          </table:table-cell>
          <table:table-cell office:value-type="float" office:value="0.9676" calcext:value-type="float">
            <text:p>0.96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0.0026" calcext:value-type="float">
            <text:p>0.0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0.0441" calcext:value-type="float">
            <text:p>0.04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error</text:p>
          </table:table-cell>
          <table:table-cell office:value-type="float" office:value="5.076" calcext:value-type="float">
            <text:p>5.076</text:p>
          </table:table-cell>
          <table:table-cell office:value-type="string" calcext:value-type="string">
            <text:p>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rror</text:p>
          </table:table-cell>
          <table:table-cell office:value-type="float" office:value="25.3291" calcext:value-type="float">
            <text:p>25.3291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ances</text:p>
          </table:table-cell>
          <table:table-cell office:value-type="float" office:value="19626" calcext:value-type="float">
            <text:p>196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rr:51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9" calcext:value-type="float">
            <text:p>0.999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999" calcext:value-type="float">
            <text:p>0.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WWW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AIL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TP-CONTROL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86" calcext:value-type="float">
            <text:p>0.986</text:p>
          </table:table-cell>
          <table:table-cell office:value-type="float" office:value="0.009" calcext:value-type="float">
            <text:p>0.0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986" calcext:value-type="float">
            <text:p>0.986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" calcext:value-type="float">
            <text:p>0.88</text:p>
          </table:table-cell>
          <table:table-cell office:value-type="float" office:value="0.983" calcext:value-type="float">
            <text:p>0.983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FTP-PASV</text:p>
          </table:table-cell>
          <table:table-cell table:number-columns-repeated="8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TTAC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53" calcext:value-type="float">
            <text:p>0.9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53" calcext:value-type="float">
            <text:p>0.953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P2P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9" calcext:value-type="float">
            <text:p>0.99</text:p>
          </table:table-cell>
          <table:table-cell office:value-type="float" office:value="0.977" calcext:value-type="float">
            <text:p>0.977</text:p>
          </table:table-cell>
          <table:table-cell office:value-type="string" calcext:value-type="string">
            <text:p>DATABAS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58" calcext:value-type="float">
            <text:p>0.658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9" calcext:value-type="float">
            <text:p>0.969</text:p>
          </table:table-cell>
          <table:table-cell office:value-type="float" office:value="0.658" calcext:value-type="float">
            <text:p>0.658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4" calcext:value-type="float">
            <text:p>0.794</text:p>
          </table:table-cell>
          <table:table-cell office:value-type="float" office:value="0.832" calcext:value-type="float">
            <text:p>0.832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FTP-DATA</text:p>
          </table:table-cell>
          <table:table-cell table:number-columns-repeated="8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MULTIMEDI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4" calcext:value-type="float">
            <text:p>0.9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2" calcext:value-type="float">
            <text:p>0.992</text:p>
          </table:table-cell>
          <table:table-cell office:value-type="float" office:value="1" calcext:value-type="float">
            <text:p>1</text:p>
          </table:table-cell>
          <table:table-cell office:value-type="float" office:value="0.984" calcext:value-type="float">
            <text:p>0.984</text:p>
          </table:table-cell>
          <table:table-cell office:value-type="string" calcext:value-type="string">
            <text:p>SERVICES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INTERACTIVE</text:p>
          </table:table-cell>
          <table:table-cell table:number-columns-repeated="8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GAM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.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3" calcext:value-type="float">
            <text:p>0.993</text:p>
          </table:table-cell>
          <table:table-cell office:value-type="float" office:value="0.977" calcext:value-type="float">
            <text:p>0.977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rr:51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lt;--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81" calcext:value-type="float">
            <text:p>155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WW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IL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CONTROL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PASV</text:p>
          </table:table-cell>
          <table:table-cell/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TTAC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2P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ATABAS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P-DATA</text:p>
          </table:table-cell>
          <table:table-cell/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ULTIMEDIA</text:p>
          </table:table-cell>
          <table:table-cell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RVICES</text:p>
          </table:table-cell>
          <table:table-cell/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TERACTIVE</text:p>
          </table:table-cell>
          <table:table-cell/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AM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6:07:41.016986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09:51:51.962093313</meta:creation-date>
    <dc:date>2017-08-09T16:23:08.104898772</dc:date>
    <meta:editing-duration>PT4H51M44S</meta:editing-duration>
    <meta:editing-cycles>10</meta:editing-cycles>
    <meta:generator>LibreOffice/5.1.6.2$Linux_X86_64 LibreOffice_project/10m0$Build-2</meta:generator>
    <meta:document-statistic meta:table-count="8" meta:cell-count="12117" meta:object-count="0"/>
  </office:meta>
</office:document-meta>
</file>